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ea" table:style-name="ta1">
        <office:forms form:automatic-focus="false" form:apply-design-mode="false"/>
        <table:table-column table:style-name="co1" table:number-columns-repeated="23" table:default-cell-style-name="Default"/>
        <table:table-row table:style-name="ro1">
          <table:table-cell table:number-columns-repeated="2"/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Rear</text:p>
          </table:table-cell>
          <table:table-cell/>
          <table:table-cell office:value-type="string" calcext:value-type="string">
            <text:p>Total</text:p>
          </table:table-cell>
          <table:table-cell table:number-columns-repeated="4"/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Rear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tation Y</text:p>
          </table:table-cell>
          <table:table-cell office:value-type="string" calcext:value-type="string">
            <text:p>Rotation X</text:p>
          </table:table-cell>
          <table:table-cell office:value-type="string" calcext:value-type="string">
            <text:p>Projected Area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Projected Area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Projected Area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Rotation Y</text:p>
          </table:table-cell>
          <table:table-cell office:value-type="string" calcext:value-type="string">
            <text:p>Rotation X</text:p>
          </table:table-cell>
          <table:table-cell office:value-type="string" calcext:value-type="string">
            <text:p>Projected Area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Projected Area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Projected Area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rotationY</text:p>
          </table:table-cell>
          <table:table-cell office:value-type="string" calcext:value-type="string">
            <text:p>rotationX</text:p>
          </table:table-cell>
          <table:table-cell office:value-type="string" calcext:value-type="string">
            <text:p>areaRatioY</text:p>
          </table:table-cell>
          <table:table-cell office:value-type="string" calcext:value-type="string">
            <text:p>areaRatioX</text:p>
          </table:table-cell>
          <table:table-cell office:value-type="string" calcext:value-type="string">
            <text:p>areaRatio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185177.57" calcext:value-type="float">
            <text:p>185177.57</text:p>
          </table:table-cell>
          <table:table-cell table:formula="of:=[.C3]/[.$C$21]" office:value-type="float" office:value="0.059578794786372" calcext:value-type="float">
            <text:p>0.059578794786372</text:p>
          </table:table-cell>
          <table:table-cell office:value-type="float" office:value="0" calcext:value-type="float">
            <text:p>0</text:p>
          </table:table-cell>
          <table:table-cell table:formula="of:=[.E3]/[.$E$21]" office:value-type="float" office:value="0" calcext:value-type="float">
            <text:p>0</text:p>
          </table:table-cell>
          <table:table-cell table:formula="of:=[.C3]+[.E3]" office:value-type="float" office:value="185177.57" calcext:value-type="float">
            <text:p>185177.57</text:p>
          </table:table-cell>
          <table:table-cell table:formula="of:=[.G3]/[.$G$21]" office:value-type="float" office:value="0.0346010697214856" calcext:value-type="float">
            <text:p>0.03460106972148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C21]" office:value-type="float" office:value="3108112.05" calcext:value-type="float">
            <text:p>3108112.05</text:p>
          </table:table-cell>
          <table:table-cell table:formula="of:=[.D21]" office:value-type="float" office:value="1" calcext:value-type="float">
            <text:p>1</text:p>
          </table:table-cell>
          <table:table-cell table:formula="of:=[.E21]" office:value-type="float" office:value="2243675.38" calcext:value-type="float">
            <text:p>2243675.38</text:p>
          </table:table-cell>
          <table:table-cell table:formula="of:=[.F21]" office:value-type="float" office:value="1" calcext:value-type="float">
            <text:p>1</text:p>
          </table:table-cell>
          <table:table-cell table:formula="of:=[.G21]" office:value-type="float" office:value="5351787.43" calcext:value-type="float">
            <text:p>5351787.43</text:p>
          </table:table-cell>
          <table:table-cell table:formula="of:=[.H21]" office:value-type="float" office:value="1" calcext:value-type="float">
            <text:p>1</text:p>
          </table:table-cell>
          <table:table-cell/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table:formula="of:=VLOOKUP([.S3];[.$A$3:.$H$39];8;TRUE())" office:value-type="float" office:value="0.0346010697214856" calcext:value-type="float">
            <text:p>0.034601069721486</text:p>
          </table:table-cell>
          <table:table-cell table:formula="of:=VLOOKUP([.T3];[.$K$3:.$Q$21];7;TRUE())" office:value-type="float" office:value="1" calcext:value-type="float">
            <text:p>1</text:p>
          </table:table-cell>
          <table:table-cell table:formula="of:=[.U3]*[.V3]" office:value-type="float" office:value="0.0346010697214856" calcext:value-type="float">
            <text:p>0.034601069721486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0" calcext:value-type="float">
            <text:p>0</text:p>
          </table:table-cell>
          <table:table-cell office:value-type="float" office:value="362356.03" calcext:value-type="float">
            <text:p>362356.03</text:p>
          </table:table-cell>
          <table:table-cell table:formula="of:=[.C4]/[.$C$21]" office:value-type="float" office:value="0.116583966141118" calcext:value-type="float">
            <text:p>0.116583966141118</text:p>
          </table:table-cell>
          <table:table-cell office:value-type="float" office:value="0" calcext:value-type="float">
            <text:p>0</text:p>
          </table:table-cell>
          <table:table-cell table:formula="of:=[.E4]/[.$E$21]" office:value-type="float" office:value="0" calcext:value-type="float">
            <text:p>0</text:p>
          </table:table-cell>
          <table:table-cell table:formula="of:=[.C4]+[.E4]" office:value-type="float" office:value="362356.03" calcext:value-type="float">
            <text:p>362356.03</text:p>
          </table:table-cell>
          <table:table-cell table:formula="of:=[.G4]/[.$G$21]" office:value-type="float" office:value="0.0677074780602786" calcext:value-type="float">
            <text:p>0.0677074780602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96529.03" calcext:value-type="float">
            <text:p>3096529.03</text:p>
          </table:table-cell>
          <table:table-cell table:formula="of:=[.L4]/[.$C$21]" office:value-type="float" office:value="0.996273293943827" calcext:value-type="float">
            <text:p>0.996273293943827</text:p>
          </table:table-cell>
          <table:table-cell office:value-type="float" office:value="2235136.79" calcext:value-type="float">
            <text:p>2235136.79</text:p>
          </table:table-cell>
          <table:table-cell table:formula="of:=[.N4]/[.$E$21]" office:value-type="float" office:value="0.996194373715506" calcext:value-type="float">
            <text:p>0.996194373715506</text:p>
          </table:table-cell>
          <table:table-cell table:formula="of:=[.L4]+[.N4]" office:value-type="float" office:value="5331665.82" calcext:value-type="float">
            <text:p>5331665.82</text:p>
          </table:table-cell>
          <table:table-cell table:formula="of:=[.P4]/[.$G$21]" office:value-type="float" office:value="0.996240207545015" calcext:value-type="float">
            <text:p>0.996240207545015</text:p>
          </table:table-cell>
          <table:table-cell/>
          <table:table-cell office:value-type="float" office:value="-85" calcext:value-type="float">
            <text:p>-85</text:p>
          </table:table-cell>
          <table:table-cell office:value-type="float" office:value="0" calcext:value-type="float">
            <text:p>0</text:p>
          </table:table-cell>
          <table:table-cell table:formula="of:=VLOOKUP([.S4];[.$A$3:.$H$39];8;TRUE())" office:value-type="float" office:value="0.0677074780602786" calcext:value-type="float">
            <text:p>0.067707478060279</text:p>
          </table:table-cell>
          <table:table-cell table:formula="of:=VLOOKUP([.T4];[.$K$3:.$Q$21];7;TRUE())" office:value-type="float" office:value="1" calcext:value-type="float">
            <text:p>1</text:p>
          </table:table-cell>
          <table:table-cell table:formula="of:=[.U4]*[.V4]" office:value-type="float" office:value="0.0677074780602786" calcext:value-type="float">
            <text:p>0.067707478060279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0" calcext:value-type="float">
            <text:p>0</text:p>
          </table:table-cell>
          <table:table-cell office:value-type="float" office:value="601311.14" calcext:value-type="float">
            <text:p>601311.14</text:p>
          </table:table-cell>
          <table:table-cell table:formula="of:=[.C5]/[.$C$21]" office:value-type="float" office:value="0.19346507794016" calcext:value-type="float">
            <text:p>0.19346507794016</text:p>
          </table:table-cell>
          <table:table-cell office:value-type="float" office:value="0" calcext:value-type="float">
            <text:p>0</text:p>
          </table:table-cell>
          <table:table-cell table:formula="of:=[.E5]/[.$E$21]" office:value-type="float" office:value="0" calcext:value-type="float">
            <text:p>0</text:p>
          </table:table-cell>
          <table:table-cell table:formula="of:=[.C5]+[.E5]" office:value-type="float" office:value="601311.14" calcext:value-type="float">
            <text:p>601311.14</text:p>
          </table:table-cell>
          <table:table-cell table:formula="of:=[.G5]/[.$G$21]" office:value-type="float" office:value="0.112357067216326" calcext:value-type="float">
            <text:p>0.1123570672163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61198.2" calcext:value-type="float">
            <text:p>3061198.2</text:p>
          </table:table-cell>
          <table:table-cell table:formula="of:=[.L5]/[.$C$21]" office:value-type="float" office:value="0.984905997838785" calcext:value-type="float">
            <text:p>0.984905997838785</text:p>
          </table:table-cell>
          <table:table-cell office:value-type="float" office:value="2209587.54" calcext:value-type="float">
            <text:p>2209587.54</text:p>
          </table:table-cell>
          <table:table-cell table:formula="of:=[.N5]/[.$E$21]" office:value-type="float" office:value="0.984807142644673" calcext:value-type="float">
            <text:p>0.984807142644673</text:p>
          </table:table-cell>
          <table:table-cell table:formula="of:=[.L5]+[.N5]" office:value-type="float" office:value="5270785.74" calcext:value-type="float">
            <text:p>5270785.74</text:p>
          </table:table-cell>
          <table:table-cell table:formula="of:=[.P5]/[.$G$21]" office:value-type="float" office:value="0.984864553934647" calcext:value-type="float">
            <text:p>0.984864553934647</text:p>
          </table:table-cell>
          <table:table-cell/>
          <table:table-cell office:value-type="float" office:value="-80" calcext:value-type="float">
            <text:p>-80</text:p>
          </table:table-cell>
          <table:table-cell office:value-type="float" office:value="0" calcext:value-type="float">
            <text:p>0</text:p>
          </table:table-cell>
          <table:table-cell table:formula="of:=VLOOKUP([.S5];[.$A$3:.$H$39];8;TRUE())" office:value-type="float" office:value="0.112357067216326" calcext:value-type="float">
            <text:p>0.112357067216326</text:p>
          </table:table-cell>
          <table:table-cell table:formula="of:=VLOOKUP([.T5];[.$K$3:.$Q$21];7;TRUE())" office:value-type="float" office:value="1" calcext:value-type="float">
            <text:p>1</text:p>
          </table:table-cell>
          <table:table-cell table:formula="of:=[.U5]*[.V5]" office:value-type="float" office:value="0.112357067216326" calcext:value-type="float">
            <text:p>0.112357067216326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0" calcext:value-type="float">
            <text:p>0</text:p>
          </table:table-cell>
          <table:table-cell office:value-type="float" office:value="864767.27" calcext:value-type="float">
            <text:p>864767.27</text:p>
          </table:table-cell>
          <table:table-cell table:formula="of:=[.C6]/[.$C$21]" office:value-type="float" office:value="0.278229116611159" calcext:value-type="float">
            <text:p>0.278229116611159</text:p>
          </table:table-cell>
          <table:table-cell office:value-type="float" office:value="0" calcext:value-type="float">
            <text:p>0</text:p>
          </table:table-cell>
          <table:table-cell table:formula="of:=[.E6]/[.$E$21]" office:value-type="float" office:value="0" calcext:value-type="float">
            <text:p>0</text:p>
          </table:table-cell>
          <table:table-cell table:formula="of:=[.C6]+[.E6]" office:value-type="float" office:value="864767.27" calcext:value-type="float">
            <text:p>864767.27</text:p>
          </table:table-cell>
          <table:table-cell table:formula="of:=[.G6]/[.$G$21]" office:value-type="float" office:value="0.161584756739862" calcext:value-type="float">
            <text:p>0.1615847567398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02238.39" calcext:value-type="float">
            <text:p>3002238.39</text:p>
          </table:table-cell>
          <table:table-cell table:formula="of:=[.L6]/[.$C$21]" office:value-type="float" office:value="0.965936343897254" calcext:value-type="float">
            <text:p>0.965936343897254</text:p>
          </table:table-cell>
          <table:table-cell office:value-type="float" office:value="2167222.07" calcext:value-type="float">
            <text:p>2167222.07</text:p>
          </table:table-cell>
          <table:table-cell table:formula="of:=[.N6]/[.$E$21]" office:value-type="float" office:value="0.965924968165404" calcext:value-type="float">
            <text:p>0.965924968165404</text:p>
          </table:table-cell>
          <table:table-cell table:formula="of:=[.L6]+[.N6]" office:value-type="float" office:value="5169460.46" calcext:value-type="float">
            <text:p>5169460.46</text:p>
          </table:table-cell>
          <table:table-cell table:formula="of:=[.P6]/[.$G$21]" office:value-type="float" office:value="0.9659315747524" calcext:value-type="float">
            <text:p>0.9659315747524</text:p>
          </table:table-cell>
          <table:table-cell/>
          <table:table-cell office:value-type="float" office:value="-75" calcext:value-type="float">
            <text:p>-75</text:p>
          </table:table-cell>
          <table:table-cell office:value-type="float" office:value="0" calcext:value-type="float">
            <text:p>0</text:p>
          </table:table-cell>
          <table:table-cell table:formula="of:=VLOOKUP([.S6];[.$A$3:.$H$39];8;TRUE())" office:value-type="float" office:value="0.161584756739862" calcext:value-type="float">
            <text:p>0.161584756739862</text:p>
          </table:table-cell>
          <table:table-cell table:formula="of:=VLOOKUP([.T6];[.$K$3:.$Q$21];7;TRUE())" office:value-type="float" office:value="1" calcext:value-type="float">
            <text:p>1</text:p>
          </table:table-cell>
          <table:table-cell table:formula="of:=[.U6]*[.V6]" office:value-type="float" office:value="0.161584756739862" calcext:value-type="float">
            <text:p>0.161584756739862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0" calcext:value-type="float">
            <text:p>0</text:p>
          </table:table-cell>
          <table:table-cell office:value-type="float" office:value="1121802.63" calcext:value-type="float">
            <text:p>1121802.63</text:p>
          </table:table-cell>
          <table:table-cell table:formula="of:=[.C7]/[.$C$21]" office:value-type="float" office:value="0.360927344945624" calcext:value-type="float">
            <text:p>0.360927344945624</text:p>
          </table:table-cell>
          <table:table-cell office:value-type="float" office:value="82913.62" calcext:value-type="float">
            <text:p>82913.62</text:p>
          </table:table-cell>
          <table:table-cell table:formula="of:=[.E7]/[.$E$21]" office:value-type="float" office:value="0.0369543743890437" calcext:value-type="float">
            <text:p>0.036954374389044</text:p>
          </table:table-cell>
          <table:table-cell table:formula="of:=[.C7]+[.E7]" office:value-type="float" office:value="1204716.25" calcext:value-type="float">
            <text:p>1204716.25</text:p>
          </table:table-cell>
          <table:table-cell table:formula="of:=[.G7]/[.$G$21]" office:value-type="float" office:value="0.225105399972883" calcext:value-type="float">
            <text:p>0.2251053999728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921517.68" calcext:value-type="float">
            <text:p>2921517.68</text:p>
          </table:table-cell>
          <table:table-cell table:formula="of:=[.L7]/[.$C$21]" office:value-type="float" office:value="0.939965365791751" calcext:value-type="float">
            <text:p>0.939965365791751</text:p>
          </table:table-cell>
          <table:table-cell office:value-type="float" office:value="2108362.8" calcext:value-type="float">
            <text:p>2108362.8</text:p>
          </table:table-cell>
          <table:table-cell table:formula="of:=[.N7]/[.$E$21]" office:value-type="float" office:value="0.939691551992695" calcext:value-type="float">
            <text:p>0.939691551992695</text:p>
          </table:table-cell>
          <table:table-cell table:formula="of:=[.L7]+[.N7]" office:value-type="float" office:value="5029880.48" calcext:value-type="float">
            <text:p>5029880.48</text:p>
          </table:table-cell>
          <table:table-cell table:formula="of:=[.P7]/[.$G$21]" office:value-type="float" office:value="0.939850572503027" calcext:value-type="float">
            <text:p>0.939850572503027</text:p>
          </table:table-cell>
          <table:table-cell/>
          <table:table-cell office:value-type="float" office:value="-70" calcext:value-type="float">
            <text:p>-70</text:p>
          </table:table-cell>
          <table:table-cell office:value-type="float" office:value="0" calcext:value-type="float">
            <text:p>0</text:p>
          </table:table-cell>
          <table:table-cell table:formula="of:=VLOOKUP([.S7];[.$A$3:.$H$39];8;TRUE())" office:value-type="float" office:value="0.225105399972883" calcext:value-type="float">
            <text:p>0.225105399972883</text:p>
          </table:table-cell>
          <table:table-cell table:formula="of:=VLOOKUP([.T7];[.$K$3:.$Q$21];7;TRUE())" office:value-type="float" office:value="1" calcext:value-type="float">
            <text:p>1</text:p>
          </table:table-cell>
          <table:table-cell table:formula="of:=[.U7]*[.V7]" office:value-type="float" office:value="0.225105399972883" calcext:value-type="float">
            <text:p>0.225105399972883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0" calcext:value-type="float">
            <text:p>0</text:p>
          </table:table-cell>
          <table:table-cell office:value-type="float" office:value="1370211.8" calcext:value-type="float">
            <text:p>1370211.8</text:p>
          </table:table-cell>
          <table:table-cell table:formula="of:=[.C8]/[.$C$21]" office:value-type="float" office:value="0.440850193930428" calcext:value-type="float">
            <text:p>0.440850193930428</text:p>
          </table:table-cell>
          <table:table-cell office:value-type="float" office:value="258889.56" calcext:value-type="float">
            <text:p>258889.56</text:p>
          </table:table-cell>
          <table:table-cell table:formula="of:=[.E8]/[.$E$21]" office:value-type="float" office:value="0.11538637108903" calcext:value-type="float">
            <text:p>0.11538637108903</text:p>
          </table:table-cell>
          <table:table-cell table:formula="of:=[.C8]+[.E8]" office:value-type="float" office:value="1629101.36" calcext:value-type="float">
            <text:p>1629101.36</text:p>
          </table:table-cell>
          <table:table-cell table:formula="of:=[.G8]/[.$G$21]" office:value-type="float" office:value="0.304403226269396" calcext:value-type="float">
            <text:p>0.3044032262693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817930.25" calcext:value-type="float">
            <text:p>2817930.25</text:p>
          </table:table-cell>
          <table:table-cell table:formula="of:=[.L8]/[.$C$21]" office:value-type="float" office:value="0.906637278408287" calcext:value-type="float">
            <text:p>0.906637278408287</text:p>
          </table:table-cell>
          <table:table-cell office:value-type="float" office:value="2033857.66" calcext:value-type="float">
            <text:p>2033857.66</text:p>
          </table:table-cell>
          <table:table-cell table:formula="of:=[.N8]/[.$E$21]" office:value-type="float" office:value="0.90648481421586" calcext:value-type="float">
            <text:p>0.90648481421586</text:p>
          </table:table-cell>
          <table:table-cell table:formula="of:=[.L8]+[.N8]" office:value-type="float" office:value="4851787.91" calcext:value-type="float">
            <text:p>4851787.91</text:p>
          </table:table-cell>
          <table:table-cell table:formula="of:=[.P8]/[.$G$21]" office:value-type="float" office:value="0.906573359547653" calcext:value-type="float">
            <text:p>0.906573359547653</text:p>
          </table:table-cell>
          <table:table-cell/>
          <table:table-cell office:value-type="float" office:value="-65" calcext:value-type="float">
            <text:p>-65</text:p>
          </table:table-cell>
          <table:table-cell office:value-type="float" office:value="0" calcext:value-type="float">
            <text:p>0</text:p>
          </table:table-cell>
          <table:table-cell table:formula="of:=VLOOKUP([.S8];[.$A$3:.$H$39];8;TRUE())" office:value-type="float" office:value="0.304403226269396" calcext:value-type="float">
            <text:p>0.304403226269396</text:p>
          </table:table-cell>
          <table:table-cell table:formula="of:=VLOOKUP([.T8];[.$K$3:.$Q$21];7;TRUE())" office:value-type="float" office:value="1" calcext:value-type="float">
            <text:p>1</text:p>
          </table:table-cell>
          <table:table-cell table:formula="of:=[.U8]*[.V8]" office:value-type="float" office:value="0.304403226269396" calcext:value-type="float">
            <text:p>0.304403226269396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0" calcext:value-type="float">
            <text:p>0</text:p>
          </table:table-cell>
          <table:table-cell office:value-type="float" office:value="1608192.81" calcext:value-type="float">
            <text:p>1608192.81</text:p>
          </table:table-cell>
          <table:table-cell table:formula="of:=[.C9]/[.$C$21]" office:value-type="float" office:value="0.517417900039994" calcext:value-type="float">
            <text:p>0.517417900039994</text:p>
          </table:table-cell>
          <table:table-cell office:value-type="float" office:value="462463.65" calcext:value-type="float">
            <text:p>462463.65</text:p>
          </table:table-cell>
          <table:table-cell table:formula="of:=[.E9]/[.$E$21]" office:value-type="float" office:value="0.206118788003994" calcext:value-type="float">
            <text:p>0.206118788003994</text:p>
          </table:table-cell>
          <table:table-cell table:formula="of:=[.C9]+[.E9]" office:value-type="float" office:value="2070656.46" calcext:value-type="float">
            <text:p>2070656.46</text:p>
          </table:table-cell>
          <table:table-cell table:formula="of:=[.G9]/[.$G$21]" office:value-type="float" office:value="0.386909324610451" calcext:value-type="float">
            <text:p>0.3869093246104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692859.14" calcext:value-type="float">
            <text:p>2692859.14</text:p>
          </table:table-cell>
          <table:table-cell table:formula="of:=[.L9]/[.$C$21]" office:value-type="float" office:value="0.866397059269469" calcext:value-type="float">
            <text:p>0.866397059269469</text:p>
          </table:table-cell>
          <table:table-cell office:value-type="float" office:value="1943076.72" calcext:value-type="float">
            <text:p>1943076.72</text:p>
          </table:table-cell>
          <table:table-cell table:formula="of:=[.N9]/[.$E$21]" office:value-type="float" office:value="0.866023996751259" calcext:value-type="float">
            <text:p>0.866023996751259</text:p>
          </table:table-cell>
          <table:table-cell table:formula="of:=[.L9]+[.N9]" office:value-type="float" office:value="4635935.86" calcext:value-type="float">
            <text:p>4635935.86</text:p>
          </table:table-cell>
          <table:table-cell table:formula="of:=[.P9]/[.$G$21]" office:value-type="float" office:value="0.866240657095755" calcext:value-type="float">
            <text:p>0.866240657095755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0" calcext:value-type="float">
            <text:p>0</text:p>
          </table:table-cell>
          <table:table-cell table:formula="of:=VLOOKUP([.S9];[.$A$3:.$H$39];8;TRUE())" office:value-type="float" office:value="0.386909324610451" calcext:value-type="float">
            <text:p>0.386909324610451</text:p>
          </table:table-cell>
          <table:table-cell table:formula="of:=VLOOKUP([.T9];[.$K$3:.$Q$21];7;TRUE())" office:value-type="float" office:value="1" calcext:value-type="float">
            <text:p>1</text:p>
          </table:table-cell>
          <table:table-cell table:formula="of:=[.U9]*[.V9]" office:value-type="float" office:value="0.386909324610451" calcext:value-type="float">
            <text:p>0.386909324610451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0" calcext:value-type="float">
            <text:p>0</text:p>
          </table:table-cell>
          <table:table-cell office:value-type="float" office:value="1833954.83" calcext:value-type="float">
            <text:p>1833954.83</text:p>
          </table:table-cell>
          <table:table-cell table:formula="of:=[.C10]/[.$C$21]" office:value-type="float" office:value="0.59005428391811" calcext:value-type="float">
            <text:p>0.59005428391811</text:p>
          </table:table-cell>
          <table:table-cell office:value-type="float" office:value="663063.91" calcext:value-type="float">
            <text:p>663063.91</text:p>
          </table:table-cell>
          <table:table-cell table:formula="of:=[.E10]/[.$E$21]" office:value-type="float" office:value="0.295525776995423" calcext:value-type="float">
            <text:p>0.295525776995423</text:p>
          </table:table-cell>
          <table:table-cell table:formula="of:=[.C10]+[.E10]" office:value-type="float" office:value="2497018.74" calcext:value-type="float">
            <text:p>2497018.74</text:p>
          </table:table-cell>
          <table:table-cell table:formula="of:=[.G10]/[.$G$21]" office:value-type="float" office:value="0.466576591963033" calcext:value-type="float">
            <text:p>0.4665765919630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585742.95" calcext:value-type="float">
            <text:p>2585742.95</text:p>
          </table:table-cell>
          <table:table-cell table:formula="of:=[.L10]/[.$C$21]" office:value-type="float" office:value="0.831933633151997" calcext:value-type="float">
            <text:p>0.831933633151997</text:p>
          </table:table-cell>
          <table:table-cell office:value-type="float" office:value="1837907.81" calcext:value-type="float">
            <text:p>1837907.81</text:p>
          </table:table-cell>
          <table:table-cell table:formula="of:=[.N10]/[.$E$21]" office:value-type="float" office:value="0.819150500283156" calcext:value-type="float">
            <text:p>0.819150500283156</text:p>
          </table:table-cell>
          <table:table-cell table:formula="of:=[.L10]+[.N10]" office:value-type="float" office:value="4423650.76" calcext:value-type="float">
            <text:p>4423650.76</text:p>
          </table:table-cell>
          <table:table-cell table:formula="of:=[.P10]/[.$G$21]" office:value-type="float" office:value="0.826574451594016" calcext:value-type="float">
            <text:p>0.826574451594016</text:p>
          </table:table-cell>
          <table:table-cell/>
          <table:table-cell office:value-type="float" office:value="-55" calcext:value-type="float">
            <text:p>-55</text:p>
          </table:table-cell>
          <table:table-cell office:value-type="float" office:value="0" calcext:value-type="float">
            <text:p>0</text:p>
          </table:table-cell>
          <table:table-cell table:formula="of:=VLOOKUP([.S10];[.$A$3:.$H$39];8;TRUE())" office:value-type="float" office:value="0.466576591963033" calcext:value-type="float">
            <text:p>0.466576591963033</text:p>
          </table:table-cell>
          <table:table-cell table:formula="of:=VLOOKUP([.T10];[.$K$3:.$Q$21];7;TRUE())" office:value-type="float" office:value="1" calcext:value-type="float">
            <text:p>1</text:p>
          </table:table-cell>
          <table:table-cell table:formula="of:=[.U10]*[.V10]" office:value-type="float" office:value="0.466576591963033" calcext:value-type="float">
            <text:p>0.466576591963033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2085768.11" calcext:value-type="float">
            <text:p>2085768.11</text:p>
          </table:table-cell>
          <table:table-cell table:formula="of:=[.C11]/[.$C$21]" office:value-type="float" office:value="0.671072366905176" calcext:value-type="float">
            <text:p>0.671072366905176</text:p>
          </table:table-cell>
          <table:table-cell office:value-type="float" office:value="859270.82" calcext:value-type="float">
            <text:p>859270.82</text:p>
          </table:table-cell>
          <table:table-cell table:formula="of:=[.E11]/[.$E$21]" office:value-type="float" office:value="0.382974661869312" calcext:value-type="float">
            <text:p>0.382974661869312</text:p>
          </table:table-cell>
          <table:table-cell table:formula="of:=[.C11]+[.E11]" office:value-type="float" office:value="2945038.93" calcext:value-type="float">
            <text:p>2945038.93</text:p>
          </table:table-cell>
          <table:table-cell table:formula="of:=[.G11]/[.$G$21]" office:value-type="float" office:value="0.550290714741635" calcext:value-type="float">
            <text:p>0.5502907147416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380703.44" calcext:value-type="float">
            <text:p>2380703.44</text:p>
          </table:table-cell>
          <table:table-cell table:formula="of:=[.L11]/[.$C$21]" office:value-type="float" office:value="0.765964483165914" calcext:value-type="float">
            <text:p>0.765964483165914</text:p>
          </table:table-cell>
          <table:table-cell office:value-type="float" office:value="1718751.3" calcext:value-type="float">
            <text:p>1718751.3</text:p>
          </table:table-cell>
          <table:table-cell table:formula="of:=[.N11]/[.$E$21]" office:value-type="float" office:value="0.766042768629034" calcext:value-type="float">
            <text:p>0.766042768629034</text:p>
          </table:table-cell>
          <table:table-cell table:formula="of:=[.L11]+[.N11]" office:value-type="float" office:value="4099454.74" calcext:value-type="float">
            <text:p>4099454.74</text:p>
          </table:table-cell>
          <table:table-cell table:formula="of:=[.P11]/[.$G$21]" office:value-type="float" office:value="0.76599730344671" calcext:value-type="float">
            <text:p>0.76599730344671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formula="of:=VLOOKUP([.S11];[.$A$3:.$H$39];8;TRUE())" office:value-type="float" office:value="0.550290714741635" calcext:value-type="float">
            <text:p>0.550290714741635</text:p>
          </table:table-cell>
          <table:table-cell table:formula="of:=VLOOKUP([.T11];[.$K$3:.$Q$21];7;TRUE())" office:value-type="float" office:value="1" calcext:value-type="float">
            <text:p>1</text:p>
          </table:table-cell>
          <table:table-cell table:formula="of:=[.U11]*[.V11]" office:value-type="float" office:value="0.550290714741635" calcext:value-type="float">
            <text:p>0.550290714741635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0" calcext:value-type="float">
            <text:p>0</text:p>
          </table:table-cell>
          <table:table-cell office:value-type="float" office:value="2241449.84" calcext:value-type="float">
            <text:p>2241449.84</text:p>
          </table:table-cell>
          <table:table-cell table:formula="of:=[.C12]/[.$C$21]" office:value-type="float" office:value="0.721161207814242" calcext:value-type="float">
            <text:p>0.721161207814242</text:p>
          </table:table-cell>
          <table:table-cell office:value-type="float" office:value="1048431.7" calcext:value-type="float">
            <text:p>1048431.7</text:p>
          </table:table-cell>
          <table:table-cell table:formula="of:=[.E12]/[.$E$21]" office:value-type="float" office:value="0.467283150381585" calcext:value-type="float">
            <text:p>0.467283150381585</text:p>
          </table:table-cell>
          <table:table-cell table:formula="of:=[.C12]+[.E12]" office:value-type="float" office:value="3289881.54" calcext:value-type="float">
            <text:p>3289881.54</text:p>
          </table:table-cell>
          <table:table-cell table:formula="of:=[.G12]/[.$G$21]" office:value-type="float" office:value="0.614725749673507" calcext:value-type="float">
            <text:p>0.6147257496735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197544.9" calcext:value-type="float">
            <text:p>2197544.9</text:p>
          </table:table-cell>
          <table:table-cell table:formula="of:=[.L12]/[.$C$21]" office:value-type="float" office:value="0.707035288512202" calcext:value-type="float">
            <text:p>0.707035288512202</text:p>
          </table:table-cell>
          <table:table-cell office:value-type="float" office:value="1586514.03" calcext:value-type="float">
            <text:p>1586514.03</text:p>
          </table:table-cell>
          <table:table-cell table:formula="of:=[.N12]/[.$E$21]" office:value-type="float" office:value="0.707104977904602" calcext:value-type="float">
            <text:p>0.707104977904602</text:p>
          </table:table-cell>
          <table:table-cell table:formula="of:=[.L12]+[.N12]" office:value-type="float" office:value="3784058.93" calcext:value-type="float">
            <text:p>3784058.93</text:p>
          </table:table-cell>
          <table:table-cell table:formula="of:=[.P12]/[.$G$21]" office:value-type="float" office:value="0.70706450498913" calcext:value-type="float">
            <text:p>0.70706450498913</text:p>
          </table:table-cell>
          <table:table-cell/>
          <table:table-cell office:value-type="float" office:value="-85" calcext:value-type="float">
            <text:p>-85</text:p>
          </table:table-cell>
          <table:table-cell office:value-type="float" office:value="0" calcext:value-type="float">
            <text:p>0</text:p>
          </table:table-cell>
          <table:table-cell table:formula="of:=VLOOKUP([.S12];[.$A$3:.$H$39];8;TRUE())" office:value-type="float" office:value="0.0677074780602786" calcext:value-type="float">
            <text:p>0.067707478060279</text:p>
          </table:table-cell>
          <table:table-cell table:formula="of:=VLOOKUP([.T12];[.$K$3:.$Q$21];7;TRUE())" office:value-type="float" office:value="1" calcext:value-type="float">
            <text:p>1</text:p>
          </table:table-cell>
          <table:table-cell table:formula="of:=[.U12]*[.V12]" office:value-type="float" office:value="0.0677074780602786" calcext:value-type="float">
            <text:p>0.067707478060279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0" calcext:value-type="float">
            <text:p>0</text:p>
          </table:table-cell>
          <table:table-cell office:value-type="float" office:value="2420769.01" calcext:value-type="float">
            <text:p>2420769.01</text:p>
          </table:table-cell>
          <table:table-cell table:formula="of:=[.C13]/[.$C$21]" office:value-type="float" office:value="0.778855128469387" calcext:value-type="float">
            <text:p>0.778855128469387</text:p>
          </table:table-cell>
          <table:table-cell office:value-type="float" office:value="1229613.48" calcext:value-type="float">
            <text:p>1229613.48</text:p>
          </table:table-cell>
          <table:table-cell table:formula="of:=[.E13]/[.$E$21]" office:value-type="float" office:value="0.548035375777043" calcext:value-type="float">
            <text:p>0.548035375777043</text:p>
          </table:table-cell>
          <table:table-cell table:formula="of:=[.C13]+[.E13]" office:value-type="float" office:value="3650382.49" calcext:value-type="float">
            <text:p>3650382.49</text:p>
          </table:table-cell>
          <table:table-cell table:formula="of:=[.G13]/[.$G$21]" office:value-type="float" office:value="0.682086599616682" calcext:value-type="float">
            <text:p>0.6820865996166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997660.24" calcext:value-type="float">
            <text:p>1997660.24</text:p>
          </table:table-cell>
          <table:table-cell table:formula="of:=[.L13]/[.$C$21]" office:value-type="float" office:value="0.642724653379211" calcext:value-type="float">
            <text:p>0.642724653379211</text:p>
          </table:table-cell>
          <table:table-cell office:value-type="float" office:value="1442202.39" calcext:value-type="float">
            <text:p>1442202.39</text:p>
          </table:table-cell>
          <table:table-cell table:formula="of:=[.N13]/[.$E$21]" office:value-type="float" office:value="0.642785673389169" calcext:value-type="float">
            <text:p>0.642785673389169</text:p>
          </table:table-cell>
          <table:table-cell table:formula="of:=[.L13]+[.N13]" office:value-type="float" office:value="3439862.63" calcext:value-type="float">
            <text:p>3439862.63</text:p>
          </table:table-cell>
          <table:table-cell table:formula="of:=[.P13]/[.$G$21]" office:value-type="float" office:value="0.642750235317175" calcext:value-type="float">
            <text:p>0.642750235317175</text:p>
          </table:table-cell>
          <table:table-cell/>
          <table:table-cell office:value-type="float" office:value="-80" calcext:value-type="float">
            <text:p>-80</text:p>
          </table:table-cell>
          <table:table-cell office:value-type="float" office:value="0" calcext:value-type="float">
            <text:p>0</text:p>
          </table:table-cell>
          <table:table-cell table:formula="of:=VLOOKUP([.S13];[.$A$3:.$H$39];8;TRUE())" office:value-type="float" office:value="0.112357067216326" calcext:value-type="float">
            <text:p>0.112357067216326</text:p>
          </table:table-cell>
          <table:table-cell table:formula="of:=VLOOKUP([.T13];[.$K$3:.$Q$21];7;TRUE())" office:value-type="float" office:value="1" calcext:value-type="float">
            <text:p>1</text:p>
          </table:table-cell>
          <table:table-cell table:formula="of:=[.U13]*[.V13]" office:value-type="float" office:value="0.112357067216326" calcext:value-type="float">
            <text:p>0.112357067216326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office:value-type="float" office:value="2581673.37" calcext:value-type="float">
            <text:p>2581673.37</text:p>
          </table:table-cell>
          <table:table-cell table:formula="of:=[.C14]/[.$C$21]" office:value-type="float" office:value="0.830624291682148" calcext:value-type="float">
            <text:p>0.830624291682148</text:p>
          </table:table-cell>
          <table:table-cell office:value-type="float" office:value="1801437.22" calcext:value-type="float">
            <text:p>1801437.22</text:p>
          </table:table-cell>
          <table:table-cell table:formula="of:=[.E14]/[.$E$21]" office:value-type="float" office:value="0.80289565774885" calcext:value-type="float">
            <text:p>0.80289565774885</text:p>
          </table:table-cell>
          <table:table-cell table:formula="of:=[.C14]+[.E14]" office:value-type="float" office:value="4383110.59" calcext:value-type="float">
            <text:p>4383110.59</text:p>
          </table:table-cell>
          <table:table-cell table:formula="of:=[.G14]/[.$G$21]" office:value-type="float" office:value="0.818999380549014" calcext:value-type="float">
            <text:p>0.8189993805490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782577.65" calcext:value-type="float">
            <text:p>1782577.65</text:p>
          </table:table-cell>
          <table:table-cell table:formula="of:=[.L14]/[.$C$21]" office:value-type="float" office:value="0.573524255665107" calcext:value-type="float">
            <text:p>0.573524255665107</text:p>
          </table:table-cell>
          <table:table-cell office:value-type="float" office:value="1286914.65" calcext:value-type="float">
            <text:p>1286914.65</text:p>
          </table:table-cell>
          <table:table-cell table:formula="of:=[.N14]/[.$E$21]" office:value-type="float" office:value="0.573574351027554" calcext:value-type="float">
            <text:p>0.573574351027554</text:p>
          </table:table-cell>
          <table:table-cell table:formula="of:=[.L14]+[.N14]" office:value-type="float" office:value="3069492.3" calcext:value-type="float">
            <text:p>3069492.3</text:p>
          </table:table-cell>
          <table:table-cell table:formula="of:=[.P14]/[.$G$21]" office:value-type="float" office:value="0.573545257570142" calcext:value-type="float">
            <text:p>0.573545257570142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table:formula="of:=VLOOKUP([.S14];[.$A$3:.$H$39];8;TRUE())" office:value-type="float" office:value="0.818999380549014" calcext:value-type="float">
            <text:p>0.818999380549014</text:p>
          </table:table-cell>
          <table:table-cell table:formula="of:=VLOOKUP([.T14];[.$K$3:.$Q$21];7;TRUE())" office:value-type="float" office:value="1" calcext:value-type="float">
            <text:p>1</text:p>
          </table:table-cell>
          <table:table-cell table:formula="of:=[.U14]*[.V14]" office:value-type="float" office:value="0.818999380549014" calcext:value-type="float">
            <text:p>0.818999380549014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2722824.42" calcext:value-type="float">
            <text:p>2722824.42</text:p>
          </table:table-cell>
          <table:table-cell table:formula="of:=[.C15]/[.$C$21]" office:value-type="float" office:value="0.876038050172612" calcext:value-type="float">
            <text:p>0.876038050172612</text:p>
          </table:table-cell>
          <table:table-cell office:value-type="float" office:value="1562595.2" calcext:value-type="float">
            <text:p>1562595.2</text:p>
          </table:table-cell>
          <table:table-cell table:formula="of:=[.E15]/[.$E$21]" office:value-type="float" office:value="0.696444420582803" calcext:value-type="float">
            <text:p>0.696444420582803</text:p>
          </table:table-cell>
          <table:table-cell table:formula="of:=[.C15]+[.E15]" office:value-type="float" office:value="4285419.62" calcext:value-type="float">
            <text:p>4285419.62</text:p>
          </table:table-cell>
          <table:table-cell table:formula="of:=[.G15]/[.$G$21]" office:value-type="float" office:value="0.800745484766012" calcext:value-type="float">
            <text:p>0.8007454847660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553926.42" calcext:value-type="float">
            <text:p>1553926.42</text:p>
          </table:table-cell>
          <table:table-cell table:formula="of:=[.L15]/[.$C$21]" office:value-type="float" office:value="0.499958301052885" calcext:value-type="float">
            <text:p>0.499958301052885</text:p>
          </table:table-cell>
          <table:table-cell office:value-type="float" office:value="1121832.64" calcext:value-type="float">
            <text:p>1121832.64</text:p>
          </table:table-cell>
          <table:table-cell table:formula="of:=[.N15]/[.$E$21]" office:value-type="float" office:value="0.499997749228768" calcext:value-type="float">
            <text:p>0.499997749228768</text:p>
          </table:table-cell>
          <table:table-cell table:formula="of:=[.L15]+[.N15]" office:value-type="float" office:value="2675759.06" calcext:value-type="float">
            <text:p>2675759.06</text:p>
          </table:table-cell>
          <table:table-cell table:formula="of:=[.P15]/[.$G$21]" office:value-type="float" office:value="0.499974839247305" calcext:value-type="float">
            <text:p>0.499974839247305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formula="of:=VLOOKUP([.S15];[.$A$3:.$H$39];8;TRUE())" office:value-type="float" office:value="0.800745484766012" calcext:value-type="float">
            <text:p>0.800745484766012</text:p>
          </table:table-cell>
          <table:table-cell table:formula="of:=VLOOKUP([.T15];[.$K$3:.$Q$21];7;TRUE())" office:value-type="float" office:value="1" calcext:value-type="float">
            <text:p>1</text:p>
          </table:table-cell>
          <table:table-cell table:formula="of:=[.U15]*[.V15]" office:value-type="float" office:value="0.800745484766012" calcext:value-type="float">
            <text:p>0.800745484766012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2843360.87" calcext:value-type="float">
            <text:p>2843360.87</text:p>
          </table:table-cell>
          <table:table-cell table:formula="of:=[.C16]/[.$C$21]" office:value-type="float" office:value="0.914819293596574" calcext:value-type="float">
            <text:p>0.914819293596574</text:p>
          </table:table-cell>
          <table:table-cell office:value-type="float" office:value="1711860.91" calcext:value-type="float">
            <text:p>1711860.91</text:p>
          </table:table-cell>
          <table:table-cell table:formula="of:=[.E16]/[.$E$21]" office:value-type="float" office:value="0.762971740591101" calcext:value-type="float">
            <text:p>0.762971740591101</text:p>
          </table:table-cell>
          <table:table-cell table:formula="of:=[.C16]+[.E16]" office:value-type="float" office:value="4555221.78" calcext:value-type="float">
            <text:p>4555221.78</text:p>
          </table:table-cell>
          <table:table-cell table:formula="of:=[.G16]/[.$G$21]" office:value-type="float" office:value="0.851158951954114" calcext:value-type="float">
            <text:p>0.8511589519541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314157.62" calcext:value-type="float">
            <text:p>1314157.62</text:p>
          </table:table-cell>
          <table:table-cell table:formula="of:=[.L16]/[.$C$21]" office:value-type="float" office:value="0.422815393672825" calcext:value-type="float">
            <text:p>0.422815393672825</text:p>
          </table:table-cell>
          <table:table-cell office:value-type="float" office:value="948212.73" calcext:value-type="float">
            <text:p>948212.73</text:p>
          </table:table-cell>
          <table:table-cell table:formula="of:=[.N16]/[.$E$21]" office:value-type="float" office:value="0.422615828676607" calcext:value-type="float">
            <text:p>0.422615828676607</text:p>
          </table:table-cell>
          <table:table-cell table:formula="of:=[.L16]+[.N16]" office:value-type="float" office:value="2262370.35" calcext:value-type="float">
            <text:p>2262370.35</text:p>
          </table:table-cell>
          <table:table-cell table:formula="of:=[.P16]/[.$G$21]" office:value-type="float" office:value="0.42273172834146" calcext:value-type="float">
            <text:p>0.42273172834146</text:p>
          </table:table-cell>
          <table:table-cell/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table:formula="of:=VLOOKUP([.S16];[.$A$3:.$H$39];8;TRUE())" office:value-type="float" office:value="0.851158951954114" calcext:value-type="float">
            <text:p>0.851158951954114</text:p>
          </table:table-cell>
          <table:table-cell table:formula="of:=VLOOKUP([.T16];[.$K$3:.$Q$21];7;TRUE())" office:value-type="float" office:value="1" calcext:value-type="float">
            <text:p>1</text:p>
          </table:table-cell>
          <table:table-cell table:formula="of:=[.U16]*[.V16]" office:value-type="float" office:value="0.851158951954114" calcext:value-type="float">
            <text:p>0.851158951954114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941967.08" calcext:value-type="float">
            <text:p>2941967.08</text:p>
          </table:table-cell>
          <table:table-cell table:formula="of:=[.C17]/[.$C$21]" office:value-type="float" office:value="0.946544729621315" calcext:value-type="float">
            <text:p>0.946544729621315</text:p>
          </table:table-cell>
          <table:table-cell office:value-type="float" office:value="1848098.34" calcext:value-type="float">
            <text:p>1848098.34</text:p>
          </table:table-cell>
          <table:table-cell table:formula="of:=[.E17]/[.$E$21]" office:value-type="float" office:value="0.823692391722015" calcext:value-type="float">
            <text:p>0.823692391722015</text:p>
          </table:table-cell>
          <table:table-cell table:formula="of:=[.C17]+[.E17]" office:value-type="float" office:value="4790065.42" calcext:value-type="float">
            <text:p>4790065.42</text:p>
          </table:table-cell>
          <table:table-cell table:formula="of:=[.G17]/[.$G$21]" office:value-type="float" office:value="0.895040298713808" calcext:value-type="float">
            <text:p>0.8950402987138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63853.99" calcext:value-type="float">
            <text:p>1063853.99</text:p>
          </table:table-cell>
          <table:table-cell table:formula="of:=[.L17]/[.$C$21]" office:value-type="float" office:value="0.342283023548009" calcext:value-type="float">
            <text:p>0.342283023548009</text:p>
          </table:table-cell>
          <table:table-cell office:value-type="float" office:value="767226.65" calcext:value-type="float">
            <text:p>767226.65</text:p>
          </table:table-cell>
          <table:table-cell table:formula="of:=[.N17]/[.$E$21]" office:value-type="float" office:value="0.341950826237617" calcext:value-type="float">
            <text:p>0.341950826237617</text:p>
          </table:table-cell>
          <table:table-cell table:formula="of:=[.L17]+[.N17]" office:value-type="float" office:value="1831080.64" calcext:value-type="float">
            <text:p>1831080.64</text:p>
          </table:table-cell>
          <table:table-cell table:formula="of:=[.P17]/[.$G$21]" office:value-type="float" office:value="0.34214375364307" calcext:value-type="float">
            <text:p>0.34214375364307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formula="of:=VLOOKUP([.S17];[.$A$3:.$H$39];8;TRUE())" office:value-type="float" office:value="0.895040298713808" calcext:value-type="float">
            <text:p>0.895040298713808</text:p>
          </table:table-cell>
          <table:table-cell table:formula="of:=VLOOKUP([.T17];[.$K$3:.$Q$21];7;TRUE())" office:value-type="float" office:value="1" calcext:value-type="float">
            <text:p>1</text:p>
          </table:table-cell>
          <table:table-cell table:formula="of:=[.U17]*[.V17]" office:value-type="float" office:value="0.895040298713808" calcext:value-type="float">
            <text:p>0.89504029871380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3018311.02" calcext:value-type="float">
            <text:p>3018311.02</text:p>
          </table:table-cell>
          <table:table-cell table:formula="of:=[.C18]/[.$C$21]" office:value-type="float" office:value="0.97110753133884" calcext:value-type="float">
            <text:p>0.97110753133884</text:p>
          </table:table-cell>
          <table:table-cell office:value-type="float" office:value="1970270.62" calcext:value-type="float">
            <text:p>1970270.62</text:p>
          </table:table-cell>
          <table:table-cell table:formula="of:=[.E18]/[.$E$21]" office:value-type="float" office:value="0.878144243843332" calcext:value-type="float">
            <text:p>0.878144243843332</text:p>
          </table:table-cell>
          <table:table-cell table:formula="of:=[.C18]+[.E18]" office:value-type="float" office:value="4988581.64" calcext:value-type="float">
            <text:p>4988581.64</text:p>
          </table:table-cell>
          <table:table-cell table:formula="of:=[.G18]/[.$G$21]" office:value-type="float" office:value="0.932133741343311" calcext:value-type="float">
            <text:p>0.9321337413433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04679.5" calcext:value-type="float">
            <text:p>804679.5</text:p>
          </table:table-cell>
          <table:table-cell table:formula="of:=[.L18]/[.$C$21]" office:value-type="float" office:value="0.258896554260327" calcext:value-type="float">
            <text:p>0.258896554260327</text:p>
          </table:table-cell>
          <table:table-cell office:value-type="float" office:value="580486.4" calcext:value-type="float">
            <text:p>580486.4</text:p>
          </table:table-cell>
          <table:table-cell table:formula="of:=[.N18]/[.$E$21]" office:value-type="float" office:value="0.258721205917052" calcext:value-type="float">
            <text:p>0.258721205917052</text:p>
          </table:table-cell>
          <table:table-cell table:formula="of:=[.L18]+[.N18]" office:value-type="float" office:value="1385165.9" calcext:value-type="float">
            <text:p>1385165.9</text:p>
          </table:table-cell>
          <table:table-cell table:formula="of:=[.P18]/[.$G$21]" office:value-type="float" office:value="0.258823041482423" calcext:value-type="float">
            <text:p>0.258823041482423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table:formula="of:=VLOOKUP([.S18];[.$A$3:.$H$39];8;TRUE())" office:value-type="float" office:value="0.932133741343311" calcext:value-type="float">
            <text:p>0.932133741343311</text:p>
          </table:table-cell>
          <table:table-cell table:formula="of:=VLOOKUP([.T18];[.$K$3:.$Q$21];7;TRUE())" office:value-type="float" office:value="1" calcext:value-type="float">
            <text:p>1</text:p>
          </table:table-cell>
          <table:table-cell table:formula="of:=[.U18]*[.V18]" office:value-type="float" office:value="0.932133741343311" calcext:value-type="float">
            <text:p>0.93213374134331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3071785.16" calcext:value-type="float">
            <text:p>3071785.16</text:p>
          </table:table-cell>
          <table:table-cell table:formula="of:=[.C19]/[.$C$21]" office:value-type="float" office:value="0.988312232823138" calcext:value-type="float">
            <text:p>0.988312232823138</text:p>
          </table:table-cell>
          <table:table-cell office:value-type="float" office:value="2077447.96" calcext:value-type="float">
            <text:p>2077447.96</text:p>
          </table:table-cell>
          <table:table-cell table:formula="of:=[.E19]/[.$E$21]" office:value-type="float" office:value="0.925912892086911" calcext:value-type="float">
            <text:p>0.925912892086911</text:p>
          </table:table-cell>
          <table:table-cell table:formula="of:=[.C19]+[.E19]" office:value-type="float" office:value="5149233.12" calcext:value-type="float">
            <text:p>5149233.12</text:p>
          </table:table-cell>
          <table:table-cell table:formula="of:=[.G19]/[.$G$21]" office:value-type="float" office:value="0.962152026281059" calcext:value-type="float">
            <text:p>0.9621520262810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39821.1" calcext:value-type="float">
            <text:p>539821.1</text:p>
          </table:table-cell>
          <table:table-cell table:formula="of:=[.L19]/[.$C$21]" office:value-type="float" office:value="0.173681351031087" calcext:value-type="float">
            <text:p>0.173681351031087</text:p>
          </table:table-cell>
          <table:table-cell office:value-type="float" office:value="389611.53" calcext:value-type="float">
            <text:p>389611.53</text:p>
          </table:table-cell>
          <table:table-cell table:formula="of:=[.N19]/[.$E$21]" office:value-type="float" office:value="0.173648796734579" calcext:value-type="float">
            <text:p>0.173648796734579</text:p>
          </table:table-cell>
          <table:table-cell table:formula="of:=[.L19]+[.N19]" office:value-type="float" office:value="929432.63" calcext:value-type="float">
            <text:p>929432.63</text:p>
          </table:table-cell>
          <table:table-cell table:formula="of:=[.P19]/[.$G$21]" office:value-type="float" office:value="0.173667703016373" calcext:value-type="float">
            <text:p>0.173667703016373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VLOOKUP([.S19];[.$A$3:.$H$39];8;TRUE())" office:value-type="float" office:value="0.962152026281059" calcext:value-type="float">
            <text:p>0.962152026281059</text:p>
          </table:table-cell>
          <table:table-cell table:formula="of:=VLOOKUP([.T19];[.$K$3:.$Q$21];7;TRUE())" office:value-type="float" office:value="1" calcext:value-type="float">
            <text:p>1</text:p>
          </table:table-cell>
          <table:table-cell table:formula="of:=[.U19]*[.V19]" office:value-type="float" office:value="0.962152026281059" calcext:value-type="float">
            <text:p>0.96215202628105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3101732.29" calcext:value-type="float">
            <text:p>3101732.29</text:p>
          </table:table-cell>
          <table:table-cell table:formula="of:=[.C20]/[.$C$21]" office:value-type="float" office:value="0.99794738416847" calcext:value-type="float">
            <text:p>0.99794738416847</text:p>
          </table:table-cell>
          <table:table-cell office:value-type="float" office:value="2168814.67" calcext:value-type="float">
            <text:p>2168814.67</text:p>
          </table:table-cell>
          <table:table-cell table:formula="of:=[.E20]/[.$E$21]" office:value-type="float" office:value="0.966634785643545" calcext:value-type="float">
            <text:p>0.966634785643545</text:p>
          </table:table-cell>
          <table:table-cell table:formula="of:=[.C20]+[.E20]" office:value-type="float" office:value="5270546.96" calcext:value-type="float">
            <text:p>5270546.96</text:p>
          </table:table-cell>
          <table:table-cell table:formula="of:=[.G20]/[.$G$21]" office:value-type="float" office:value="0.9848199370654" calcext:value-type="float">
            <text:p>0.98481993706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70919.63" calcext:value-type="float">
            <text:p>270919.63</text:p>
          </table:table-cell>
          <table:table-cell table:formula="of:=[.L20]/[.$C$21]" office:value-type="float" office:value="0.0871653356255287" calcext:value-type="float">
            <text:p>0.087165335625529</text:p>
          </table:table-cell>
          <table:table-cell office:value-type="float" office:value="195550.26" calcext:value-type="float">
            <text:p>195550.26</text:p>
          </table:table-cell>
          <table:table-cell table:formula="of:=[.N20]/[.$E$21]" office:value-type="float" office:value="0.0871562177590949" calcext:value-type="float">
            <text:p>0.087156217759095</text:p>
          </table:table-cell>
          <table:table-cell table:formula="of:=[.L20]+[.N20]" office:value-type="float" office:value="466469.89" calcext:value-type="float">
            <text:p>466469.89</text:p>
          </table:table-cell>
          <table:table-cell table:formula="of:=[.P20]/[.$G$21]" office:value-type="float" office:value="0.0871615130648042" calcext:value-type="float">
            <text:p>0.087161513064804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VLOOKUP([.S20];[.$A$3:.$H$39];8;TRUE())" office:value-type="float" office:value="0.9848199370654" calcext:value-type="float">
            <text:p>0.9848199370654</text:p>
          </table:table-cell>
          <table:table-cell table:formula="of:=VLOOKUP([.T20];[.$K$3:.$Q$21];7;TRUE())" office:value-type="float" office:value="1" calcext:value-type="float">
            <text:p>1</text:p>
          </table:table-cell>
          <table:table-cell table:formula="of:=[.U20]*[.V20]" office:value-type="float" office:value="0.9848199370654" calcext:value-type="float">
            <text:p>0.984819937065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108112.05" calcext:value-type="float">
            <text:p>3108112.05</text:p>
          </table:table-cell>
          <table:table-cell table:formula="of:=[.C21]/[.$C$21]" office:value-type="float" office:value="1" calcext:value-type="float">
            <text:p>1</text:p>
          </table:table-cell>
          <table:table-cell office:value-type="float" office:value="2243675.38" calcext:value-type="float">
            <text:p>2243675.38</text:p>
          </table:table-cell>
          <table:table-cell table:formula="of:=[.E21]/[.$E$21]" office:value-type="float" office:value="1" calcext:value-type="float">
            <text:p>1</text:p>
          </table:table-cell>
          <table:table-cell table:formula="of:=[.C21]+[.E21]" office:value-type="float" office:value="5351787.43" calcext:value-type="float">
            <text:p>5351787.43</text:p>
          </table:table-cell>
          <table:table-cell table:formula="of:=[.G21]/[.$G$21]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L21]/[.$C$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N21]/[.$E$21]" office:value-type="float" office:value="0" calcext:value-type="float">
            <text:p>0</text:p>
          </table:table-cell>
          <table:table-cell table:formula="of:=[.L21]+[.N21]" office:value-type="float" office:value="0" calcext:value-type="float">
            <text:p>0</text:p>
          </table:table-cell>
          <table:table-cell table:formula="of:=[.P21]/[.$G$21]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VLOOKUP([.S21];[.$A$3:.$H$39];8;TRUE())" office:value-type="float" office:value="1" calcext:value-type="float">
            <text:p>1</text:p>
          </table:table-cell>
          <table:table-cell table:formula="of:=VLOOKUP([.T21];[.$K$3:.$Q$21];7;TRUE())" office:value-type="float" office:value="1" calcext:value-type="float">
            <text:p>1</text:p>
          </table:table-cell>
          <table:table-cell table:formula="of:=[.U21]*[.V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90709.85" calcext:value-type="float">
            <text:p>3090709.85</text:p>
          </table:table-cell>
          <table:table-cell table:formula="of:=[.C22]/[.$C$21]" office:value-type="float" office:value="0.994401038405292" calcext:value-type="float">
            <text:p>0.994401038405292</text:p>
          </table:table-cell>
          <table:table-cell office:value-type="float" office:value="2301460.37" calcext:value-type="float">
            <text:p>2301460.37</text:p>
          </table:table-cell>
          <table:table-cell table:formula="of:=[.E22]/[.$E$21]" office:value-type="float" office:value="1.02575461250549" calcext:value-type="float">
            <text:p>1.02575461250549</text:p>
          </table:table-cell>
          <table:table-cell table:formula="of:=[.C22]+[.E22]" office:value-type="float" office:value="5392170.22" calcext:value-type="float">
            <text:p>5392170.22</text:p>
          </table:table-cell>
          <table:table-cell table:formula="of:=[.G22]/[.$G$21]" office:value-type="float" office:value="1.00754566404742" calcext:value-type="float">
            <text:p>1.0075456640474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VLOOKUP([.S22];[.$A$3:.$H$39];8;TRUE())" office:value-type="float" office:value="1.00754566404742" calcext:value-type="float">
            <text:p>1.00754566404742</text:p>
          </table:table-cell>
          <table:table-cell table:formula="of:=VLOOKUP([.T22];[.$K$3:.$Q$21];7;TRUE())" office:value-type="float" office:value="1" calcext:value-type="float">
            <text:p>1</text:p>
          </table:table-cell>
          <table:table-cell table:formula="of:=[.U22]*[.V22]" office:value-type="float" office:value="1.00754566404742" calcext:value-type="float">
            <text:p>1.007545664047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49911.95" calcext:value-type="float">
            <text:p>3049911.95</text:p>
          </table:table-cell>
          <table:table-cell table:formula="of:=[.C23]/[.$C$21]" office:value-type="float" office:value="0.981274774183254" calcext:value-type="float">
            <text:p>0.981274774183254</text:p>
          </table:table-cell>
          <table:table-cell office:value-type="float" office:value="2341729.85" calcext:value-type="float">
            <text:p>2341729.85</text:p>
          </table:table-cell>
          <table:table-cell table:formula="of:=[.E23]/[.$E$21]" office:value-type="float" office:value="1.04370260995599" calcext:value-type="float">
            <text:p>1.04370260995599</text:p>
          </table:table-cell>
          <table:table-cell table:formula="of:=[.C23]+[.E23]" office:value-type="float" office:value="5391641.8" calcext:value-type="float">
            <text:p>5391641.8</text:p>
          </table:table-cell>
          <table:table-cell table:formula="of:=[.G23]/[.$G$21]" office:value-type="float" office:value="1.00744692694194" calcext:value-type="float">
            <text:p>1.00744692694194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VLOOKUP([.S23];[.$A$3:.$H$39];8;TRUE())" office:value-type="float" office:value="1.00744692694194" calcext:value-type="float">
            <text:p>1.00744692694194</text:p>
          </table:table-cell>
          <table:table-cell table:formula="of:=VLOOKUP([.T23];[.$K$3:.$Q$21];7;TRUE())" office:value-type="float" office:value="1" calcext:value-type="float">
            <text:p>1</text:p>
          </table:table-cell>
          <table:table-cell table:formula="of:=[.U23]*[.V23]" office:value-type="float" office:value="1.00744692694194" calcext:value-type="float">
            <text:p>1.007446926941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85896" calcext:value-type="float">
            <text:p>2985896</text:p>
          </table:table-cell>
          <table:table-cell table:formula="of:=[.C24]/[.$C$21]" office:value-type="float" office:value="0.960678364217918" calcext:value-type="float">
            <text:p>0.960678364217918</text:p>
          </table:table-cell>
          <table:table-cell office:value-type="float" office:value="2364177.35" calcext:value-type="float">
            <text:p>2364177.35</text:p>
          </table:table-cell>
          <table:table-cell table:formula="of:=[.E24]/[.$E$21]" office:value-type="float" office:value="1.05370739950803" calcext:value-type="float">
            <text:p>1.05370739950803</text:p>
          </table:table-cell>
          <table:table-cell table:formula="of:=[.C24]+[.E24]" office:value-type="float" office:value="5350073.35" calcext:value-type="float">
            <text:p>5350073.35</text:p>
          </table:table-cell>
          <table:table-cell table:formula="of:=[.G24]/[.$G$21]" office:value-type="float" office:value="0.999679718220796" calcext:value-type="float">
            <text:p>0.999679718220796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VLOOKUP([.S24];[.$A$3:.$H$39];8;TRUE())" office:value-type="float" office:value="0.999679718220796" calcext:value-type="float">
            <text:p>0.999679718220796</text:p>
          </table:table-cell>
          <table:table-cell table:formula="of:=VLOOKUP([.T24];[.$K$3:.$Q$21];7;TRUE())" office:value-type="float" office:value="1" calcext:value-type="float">
            <text:p>1</text:p>
          </table:table-cell>
          <table:table-cell table:formula="of:=[.U24]*[.V24]" office:value-type="float" office:value="0.999679718220796" calcext:value-type="float">
            <text:p>0.9996797182207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99380.59" calcext:value-type="float">
            <text:p>2899380.59</text:p>
          </table:table-cell>
          <table:table-cell table:formula="of:=[.C25]/[.$C$21]" office:value-type="float" office:value="0.932843006737804" calcext:value-type="float">
            <text:p>0.932843006737804</text:p>
          </table:table-cell>
          <table:table-cell office:value-type="float" office:value="2368632.03" calcext:value-type="float">
            <text:p>2368632.03</text:p>
          </table:table-cell>
          <table:table-cell table:formula="of:=[.E25]/[.$E$21]" office:value-type="float" office:value="1.05569283823937" calcext:value-type="float">
            <text:p>1.05569283823937</text:p>
          </table:table-cell>
          <table:table-cell table:formula="of:=[.C25]+[.E25]" office:value-type="float" office:value="5268012.62" calcext:value-type="float">
            <text:p>5268012.62</text:p>
          </table:table-cell>
          <table:table-cell table:formula="of:=[.G25]/[.$G$21]" office:value-type="float" office:value="0.984346386866864" calcext:value-type="float">
            <text:p>0.984346386866864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VLOOKUP([.S25];[.$A$3:.$H$39];8;TRUE())" office:value-type="float" office:value="0.984346386866864" calcext:value-type="float">
            <text:p>0.984346386866864</text:p>
          </table:table-cell>
          <table:table-cell table:formula="of:=VLOOKUP([.T25];[.$K$3:.$Q$21];7;TRUE())" office:value-type="float" office:value="1" calcext:value-type="float">
            <text:p>1</text:p>
          </table:table-cell>
          <table:table-cell table:formula="of:=[.U25]*[.V25]" office:value-type="float" office:value="0.984346386866864" calcext:value-type="float">
            <text:p>0.9843463868668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790556.27" calcext:value-type="float">
            <text:p>2790556.27</text:p>
          </table:table-cell>
          <table:table-cell table:formula="of:=[.C26]/[.$C$21]" office:value-type="float" office:value="0.897830009056463" calcext:value-type="float">
            <text:p>0.897830009056463</text:p>
          </table:table-cell>
          <table:table-cell office:value-type="float" office:value="2355059.98" calcext:value-type="float">
            <text:p>2355059.98</text:p>
          </table:table-cell>
          <table:table-cell table:formula="of:=[.E26]/[.$E$21]" office:value-type="float" office:value="1.04964381255545" calcext:value-type="float">
            <text:p>1.04964381255545</text:p>
          </table:table-cell>
          <table:table-cell table:formula="of:=[.C26]+[.E26]" office:value-type="float" office:value="5145616.25" calcext:value-type="float">
            <text:p>5145616.25</text:p>
          </table:table-cell>
          <table:table-cell table:formula="of:=[.G26]/[.$G$21]" office:value-type="float" office:value="0.961476201606161" calcext:value-type="float">
            <text:p>0.961476201606161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VLOOKUP([.S26];[.$A$3:.$H$39];8;TRUE())" office:value-type="float" office:value="0.961476201606161" calcext:value-type="float">
            <text:p>0.961476201606161</text:p>
          </table:table-cell>
          <table:table-cell table:formula="of:=VLOOKUP([.T26];[.$K$3:.$Q$21];7;TRUE())" office:value-type="float" office:value="1" calcext:value-type="float">
            <text:p>1</text:p>
          </table:table-cell>
          <table:table-cell table:formula="of:=[.U26]*[.V26]" office:value-type="float" office:value="0.961476201606161" calcext:value-type="float">
            <text:p>0.9614762016061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660483.81" calcext:value-type="float">
            <text:p>2660483.81</text:p>
          </table:table-cell>
          <table:table-cell table:formula="of:=[.C27]/[.$C$21]" office:value-type="float" office:value="0.855980661958439" calcext:value-type="float">
            <text:p>0.855980661958439</text:p>
          </table:table-cell>
          <table:table-cell office:value-type="float" office:value="2323564.49" calcext:value-type="float">
            <text:p>2323564.49</text:p>
          </table:table-cell>
          <table:table-cell table:formula="of:=[.E27]/[.$E$21]" office:value-type="float" office:value="1.03560635852768" calcext:value-type="float">
            <text:p>1.03560635852768</text:p>
          </table:table-cell>
          <table:table-cell table:formula="of:=[.C27]+[.E27]" office:value-type="float" office:value="4984048.3" calcext:value-type="float">
            <text:p>4984048.3</text:p>
          </table:table-cell>
          <table:table-cell table:formula="of:=[.G27]/[.$G$21]" office:value-type="float" office:value="0.931286671077667" calcext:value-type="float">
            <text:p>0.931286671077667</text:p>
          </table:table-cell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VLOOKUP([.S27];[.$A$3:.$H$39];8;TRUE())" office:value-type="float" office:value="0.931286671077667" calcext:value-type="float">
            <text:p>0.931286671077667</text:p>
          </table:table-cell>
          <table:table-cell table:formula="of:=VLOOKUP([.T27];[.$K$3:.$Q$21];7;TRUE())" office:value-type="float" office:value="1" calcext:value-type="float">
            <text:p>1</text:p>
          </table:table-cell>
          <table:table-cell table:formula="of:=[.U27]*[.V27]" office:value-type="float" office:value="0.931286671077667" calcext:value-type="float">
            <text:p>0.931286671077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509985.52" calcext:value-type="float">
            <text:p>2509985.52</text:p>
          </table:table-cell>
          <table:table-cell table:formula="of:=[.C28]/[.$C$21]" office:value-type="float" office:value="0.807559534412538" calcext:value-type="float">
            <text:p>0.807559534412538</text:p>
          </table:table-cell>
          <table:table-cell office:value-type="float" office:value="2274385.26" calcext:value-type="float">
            <text:p>2274385.26</text:p>
          </table:table-cell>
          <table:table-cell table:formula="of:=[.E28]/[.$E$21]" office:value-type="float" office:value="1.01368730979256" calcext:value-type="float">
            <text:p>1.01368730979256</text:p>
          </table:table-cell>
          <table:table-cell table:formula="of:=[.C28]+[.E28]" office:value-type="float" office:value="4784370.78" calcext:value-type="float">
            <text:p>4784370.78</text:p>
          </table:table-cell>
          <table:table-cell table:formula="of:=[.G28]/[.$G$21]" office:value-type="float" office:value="0.893976235524736" calcext:value-type="float">
            <text:p>0.893976235524736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VLOOKUP([.S28];[.$A$3:.$H$39];8;TRUE())" office:value-type="float" office:value="0.893976235524736" calcext:value-type="float">
            <text:p>0.893976235524736</text:p>
          </table:table-cell>
          <table:table-cell table:formula="of:=VLOOKUP([.T28];[.$K$3:.$Q$21];7;TRUE())" office:value-type="float" office:value="1" calcext:value-type="float">
            <text:p>1</text:p>
          </table:table-cell>
          <table:table-cell table:formula="of:=[.U28]*[.V28]" office:value-type="float" office:value="0.893976235524736" calcext:value-type="float">
            <text:p>0.8939762355247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380781" calcext:value-type="float">
            <text:p>2380781</text:p>
          </table:table-cell>
          <table:table-cell table:formula="of:=[.C29]/[.$C$21]" office:value-type="float" office:value="0.765989437221222" calcext:value-type="float">
            <text:p>0.765989437221222</text:p>
          </table:table-cell>
          <table:table-cell office:value-type="float" office:value="2207896.58" calcext:value-type="float">
            <text:p>2207896.58</text:p>
          </table:table-cell>
          <table:table-cell table:formula="of:=[.E29]/[.$E$21]" office:value-type="float" office:value="0.984053486382687" calcext:value-type="float">
            <text:p>0.984053486382687</text:p>
          </table:table-cell>
          <table:table-cell table:formula="of:=[.C29]+[.E29]" office:value-type="float" office:value="4588677.58" calcext:value-type="float">
            <text:p>4588677.58</text:p>
          </table:table-cell>
          <table:table-cell table:formula="of:=[.G29]/[.$G$21]" office:value-type="float" office:value="0.857410283950684" calcext:value-type="float">
            <text:p>0.857410283950684</text:p>
          </table:table-cell>
          <table:table-cell table:number-columns-repeated="10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VLOOKUP([.S29];[.$A$3:.$H$39];8;TRUE())" office:value-type="float" office:value="0.857410283950684" calcext:value-type="float">
            <text:p>0.857410283950684</text:p>
          </table:table-cell>
          <table:table-cell table:formula="of:=VLOOKUP([.T29];[.$K$3:.$Q$21];7;TRUE())" office:value-type="float" office:value="1" calcext:value-type="float">
            <text:p>1</text:p>
          </table:table-cell>
          <table:table-cell table:formula="of:=[.U29]*[.V29]" office:value-type="float" office:value="0.857410283950684" calcext:value-type="float">
            <text:p>0.8574102839506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153313.11" calcext:value-type="float">
            <text:p>2153313.11</text:p>
          </table:table-cell>
          <table:table-cell table:formula="of:=[.C30]/[.$C$21]" office:value-type="float" office:value="0.692804208908749" calcext:value-type="float">
            <text:p>0.692804208908749</text:p>
          </table:table-cell>
          <table:table-cell office:value-type="float" office:value="2124604.46" calcext:value-type="float">
            <text:p>2124604.46</text:p>
          </table:table-cell>
          <table:table-cell table:formula="of:=[.E30]/[.$E$21]" office:value-type="float" office:value="0.946930415575537" calcext:value-type="float">
            <text:p>0.946930415575537</text:p>
          </table:table-cell>
          <table:table-cell table:formula="of:=[.C30]+[.E30]" office:value-type="float" office:value="4277917.57" calcext:value-type="float">
            <text:p>4277917.57</text:p>
          </table:table-cell>
          <table:table-cell table:formula="of:=[.G30]/[.$G$21]" office:value-type="float" office:value="0.799343700764289" calcext:value-type="float">
            <text:p>0.799343700764289</text:p>
          </table:table-cell>
          <table:table-cell table:number-columns-repeated="10"/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VLOOKUP([.S30];[.$A$3:.$H$39];8;TRUE())" office:value-type="float" office:value="0.799343700764289" calcext:value-type="float">
            <text:p>0.799343700764289</text:p>
          </table:table-cell>
          <table:table-cell table:formula="of:=VLOOKUP([.T30];[.$K$3:.$Q$21];7;TRUE())" office:value-type="float" office:value="1" calcext:value-type="float">
            <text:p>1</text:p>
          </table:table-cell>
          <table:table-cell table:formula="of:=[.U30]*[.V30]" office:value-type="float" office:value="0.799343700764289" calcext:value-type="float">
            <text:p>0.7993437007642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49950.12" calcext:value-type="float">
            <text:p>1949950.12</text:p>
          </table:table-cell>
          <table:table-cell table:formula="of:=[.C31]/[.$C$21]" office:value-type="float" office:value="0.627374460325521" calcext:value-type="float">
            <text:p>0.627374460325521</text:p>
          </table:table-cell>
          <table:table-cell office:value-type="float" office:value="202514.79" calcext:value-type="float">
            <text:p>202514.79</text:p>
          </table:table-cell>
          <table:table-cell table:formula="of:=[.E31]/[.$E$21]" office:value-type="float" office:value="0.0902602897929022" calcext:value-type="float">
            <text:p>0.090260289792902</text:p>
          </table:table-cell>
          <table:table-cell table:formula="of:=[.C31]+[.E31]" office:value-type="float" office:value="2152464.91" calcext:value-type="float">
            <text:p>2152464.91</text:p>
          </table:table-cell>
          <table:table-cell table:formula="of:=[.G31]/[.$G$21]" office:value-type="float" office:value="0.402195516573423" calcext:value-type="float">
            <text:p>0.402195516573423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VLOOKUP([.S31];[.$A$3:.$H$39];8;TRUE())" office:value-type="float" office:value="0.893976235524736" calcext:value-type="float">
            <text:p>0.893976235524736</text:p>
          </table:table-cell>
          <table:table-cell table:formula="of:=VLOOKUP([.T31];[.$K$3:.$Q$21];7;TRUE())" office:value-type="float" office:value="1" calcext:value-type="float">
            <text:p>1</text:p>
          </table:table-cell>
          <table:table-cell table:formula="of:=[.U31]*[.V31]" office:value-type="float" office:value="0.893976235524736" calcext:value-type="float">
            <text:p>0.89397623552473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731436.16" calcext:value-type="float">
            <text:p>1731436.16</text:p>
          </table:table-cell>
          <table:table-cell table:formula="of:=[.C32]/[.$C$21]" office:value-type="float" office:value="0.557070058011583" calcext:value-type="float">
            <text:p>0.557070058011583</text:p>
          </table:table-cell>
          <table:table-cell office:value-type="float" office:value="1910268.55" calcext:value-type="float">
            <text:p>1910268.55</text:p>
          </table:table-cell>
          <table:table-cell table:formula="of:=[.E32]/[.$E$21]" office:value-type="float" office:value="0.851401484826205" calcext:value-type="float">
            <text:p>0.851401484826205</text:p>
          </table:table-cell>
          <table:table-cell table:formula="of:=[.C32]+[.E32]" office:value-type="float" office:value="3641704.71" calcext:value-type="float">
            <text:p>3641704.71</text:p>
          </table:table-cell>
          <table:table-cell table:formula="of:=[.G32]/[.$G$21]" office:value-type="float" office:value="0.680465126396098" calcext:value-type="float">
            <text:p>0.680465126396098</text:p>
          </table:table-cell>
          <table:table-cell table:number-columns-repeated="10"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VLOOKUP([.S32];[.$A$3:.$H$39];8;TRUE())" office:value-type="float" office:value="0.893976235524736" calcext:value-type="float">
            <text:p>0.893976235524736</text:p>
          </table:table-cell>
          <table:table-cell table:formula="of:=VLOOKUP([.T32];[.$K$3:.$Q$21];7;TRUE())" office:value-type="float" office:value="1" calcext:value-type="float">
            <text:p>1</text:p>
          </table:table-cell>
          <table:table-cell table:formula="of:=[.U32]*[.V32]" office:value-type="float" office:value="0.893976235524736" calcext:value-type="float">
            <text:p>0.8939762355247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99983.27" calcext:value-type="float">
            <text:p>1499983.27</text:p>
          </table:table-cell>
          <table:table-cell table:formula="of:=[.C33]/[.$C$21]" office:value-type="float" office:value="0.482602700890401" calcext:value-type="float">
            <text:p>0.482602700890401</text:p>
          </table:table-cell>
          <table:table-cell office:value-type="float" office:value="1780855.97" calcext:value-type="float">
            <text:p>1780855.97</text:p>
          </table:table-cell>
          <table:table-cell table:formula="of:=[.E33]/[.$E$21]" office:value-type="float" office:value="0.793722650733904" calcext:value-type="float">
            <text:p>0.793722650733904</text:p>
          </table:table-cell>
          <table:table-cell table:formula="of:=[.C33]+[.E33]" office:value-type="float" office:value="3280839.24" calcext:value-type="float">
            <text:p>3280839.24</text:p>
          </table:table-cell>
          <table:table-cell table:formula="of:=[.G33]/[.$G$21]" office:value-type="float" office:value="0.613036164629581" calcext:value-type="float">
            <text:p>0.613036164629581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VLOOKUP([.S33];[.$A$3:.$H$39];8;TRUE())" office:value-type="float" office:value="0.893976235524736" calcext:value-type="float">
            <text:p>0.893976235524736</text:p>
          </table:table-cell>
          <table:table-cell table:formula="of:=VLOOKUP([.T33];[.$K$3:.$Q$21];7;TRUE())" office:value-type="float" office:value="1" calcext:value-type="float">
            <text:p>1</text:p>
          </table:table-cell>
          <table:table-cell table:formula="of:=[.U33]*[.V33]" office:value-type="float" office:value="0.893976235524736" calcext:value-type="float">
            <text:p>0.8939762355247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256776.4" calcext:value-type="float">
            <text:p>1256776.4</text:p>
          </table:table-cell>
          <table:table-cell table:formula="of:=[.C34]/[.$C$21]" office:value-type="float" office:value="0.404353633261066" calcext:value-type="float">
            <text:p>0.404353633261066</text:p>
          </table:table-cell>
          <table:table-cell office:value-type="float" office:value="1637889.96" calcext:value-type="float">
            <text:p>1637889.96</text:p>
          </table:table-cell>
          <table:table-cell table:formula="of:=[.E34]/[.$E$21]" office:value-type="float" office:value="0.73000308984092" calcext:value-type="float">
            <text:p>0.73000308984092</text:p>
          </table:table-cell>
          <table:table-cell table:formula="of:=[.C34]+[.E34]" office:value-type="float" office:value="2894666.36" calcext:value-type="float">
            <text:p>2894666.36</text:p>
          </table:table-cell>
          <table:table-cell table:formula="of:=[.G34]/[.$G$21]" office:value-type="float" office:value="0.540878425733737" calcext:value-type="float">
            <text:p>0.540878425733737</text:p>
          </table:table-cell>
          <table:table-cell table:number-columns-repeated="10"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VLOOKUP([.S34];[.$A$3:.$H$39];8;TRUE())" office:value-type="float" office:value="0.893976235524736" calcext:value-type="float">
            <text:p>0.893976235524736</text:p>
          </table:table-cell>
          <table:table-cell table:formula="of:=VLOOKUP([.T34];[.$K$3:.$Q$21];7;TRUE())" office:value-type="float" office:value="1" calcext:value-type="float">
            <text:p>1</text:p>
          </table:table-cell>
          <table:table-cell table:formula="of:=[.U34]*[.V34]" office:value-type="float" office:value="0.893976235524736" calcext:value-type="float">
            <text:p>0.8939762355247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04149.58" calcext:value-type="float">
            <text:p>1004149.58</text:p>
          </table:table-cell>
          <table:table-cell table:formula="of:=[.C35]/[.$C$21]" office:value-type="float" office:value="0.32307380295379" calcext:value-type="float">
            <text:p>0.32307380295379</text:p>
          </table:table-cell>
          <table:table-cell office:value-type="float" office:value="1482858.55" calcext:value-type="float">
            <text:p>1482858.55</text:p>
          </table:table-cell>
          <table:table-cell table:formula="of:=[.E35]/[.$E$21]" office:value-type="float" office:value="0.66090601306148" calcext:value-type="float">
            <text:p>0.66090601306148</text:p>
          </table:table-cell>
          <table:table-cell table:formula="of:=[.C35]+[.E35]" office:value-type="float" office:value="2487008.13" calcext:value-type="float">
            <text:p>2487008.13</text:p>
          </table:table-cell>
          <table:table-cell table:formula="of:=[.G35]/[.$G$21]" office:value-type="float" office:value="0.464706074844979" calcext:value-type="float">
            <text:p>0.464706074844979</text:p>
          </table:table-cell>
          <table:table-cell table:number-columns-repeated="10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VLOOKUP([.S35];[.$A$3:.$H$39];8;TRUE())" office:value-type="float" office:value="0.893976235524736" calcext:value-type="float">
            <text:p>0.893976235524736</text:p>
          </table:table-cell>
          <table:table-cell table:formula="of:=VLOOKUP([.T35];[.$K$3:.$Q$21];7;TRUE())" office:value-type="float" office:value="1" calcext:value-type="float">
            <text:p>1</text:p>
          </table:table-cell>
          <table:table-cell table:formula="of:=[.U35]*[.V35]" office:value-type="float" office:value="0.893976235524736" calcext:value-type="float">
            <text:p>0.8939762355247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43899.77" calcext:value-type="float">
            <text:p>743899.77</text:p>
          </table:table-cell>
          <table:table-cell table:formula="of:=[.C36]/[.$C$21]" office:value-type="float" office:value="0.239341361583151" calcext:value-type="float">
            <text:p>0.239341361583151</text:p>
          </table:table-cell>
          <table:table-cell office:value-type="float" office:value="1315744.64" calcext:value-type="float">
            <text:p>1315744.64</text:p>
          </table:table-cell>
          <table:table-cell table:formula="of:=[.E36]/[.$E$21]" office:value-type="float" office:value="0.586423798972202" calcext:value-type="float">
            <text:p>0.586423798972202</text:p>
          </table:table-cell>
          <table:table-cell table:formula="of:=[.C36]+[.E36]" office:value-type="float" office:value="2059644.41" calcext:value-type="float">
            <text:p>2059644.41</text:p>
          </table:table-cell>
          <table:table-cell table:formula="of:=[.G36]/[.$G$21]" office:value-type="float" office:value="0.38485168496313" calcext:value-type="float">
            <text:p>0.38485168496313</text:p>
          </table:table-cell>
          <table:table-cell table:number-columns-repeated="10"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VLOOKUP([.S36];[.$A$3:.$H$39];8;TRUE())" office:value-type="float" office:value="0.893976235524736" calcext:value-type="float">
            <text:p>0.893976235524736</text:p>
          </table:table-cell>
          <table:table-cell table:formula="of:=VLOOKUP([.T36];[.$K$3:.$Q$21];7;TRUE())" office:value-type="float" office:value="1" calcext:value-type="float">
            <text:p>1</text:p>
          </table:table-cell>
          <table:table-cell table:formula="of:=[.U36]*[.V36]" office:value-type="float" office:value="0.893976235524736" calcext:value-type="float">
            <text:p>0.8939762355247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97674.43" calcext:value-type="float">
            <text:p>497674.43</text:p>
          </table:table-cell>
          <table:table-cell table:formula="of:=[.C37]/[.$C$21]" office:value-type="float" office:value="0.160121135272456" calcext:value-type="float">
            <text:p>0.160121135272456</text:p>
          </table:table-cell>
          <table:table-cell office:value-type="float" office:value="1138169.99" calcext:value-type="float">
            <text:p>1138169.99</text:p>
          </table:table-cell>
          <table:table-cell table:formula="of:=[.E37]/[.$E$21]" office:value-type="float" office:value="0.507279261583732" calcext:value-type="float">
            <text:p>0.507279261583732</text:p>
          </table:table-cell>
          <table:table-cell table:formula="of:=[.C37]+[.E37]" office:value-type="float" office:value="1635844.42" calcext:value-type="float">
            <text:p>1635844.42</text:p>
          </table:table-cell>
          <table:table-cell table:formula="of:=[.G37]/[.$G$21]" office:value-type="float" office:value="0.305663190363299" calcext:value-type="float">
            <text:p>0.305663190363299</text:p>
          </table:table-cell>
          <table:table-cell table:number-columns-repeated="10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VLOOKUP([.S37];[.$A$3:.$H$39];8;TRUE())" office:value-type="float" office:value="0.857410283950684" calcext:value-type="float">
            <text:p>0.857410283950684</text:p>
          </table:table-cell>
          <table:table-cell table:formula="of:=VLOOKUP([.T37];[.$K$3:.$Q$21];7;TRUE())" office:value-type="float" office:value="1" calcext:value-type="float">
            <text:p>1</text:p>
          </table:table-cell>
          <table:table-cell table:formula="of:=[.U37]*[.V37]" office:value-type="float" office:value="0.857410283950684" calcext:value-type="float">
            <text:p>0.8574102839506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85549.66" calcext:value-type="float">
            <text:p>285549.66</text:p>
          </table:table-cell>
          <table:table-cell table:formula="of:=[.C38]/[.$C$21]" office:value-type="float" office:value="0.0918723827861997" calcext:value-type="float">
            <text:p>0.0918723827862</text:p>
          </table:table-cell>
          <table:table-cell office:value-type="float" office:value="953610.4" calcext:value-type="float">
            <text:p>953610.4</text:p>
          </table:table-cell>
          <table:table-cell table:formula="of:=[.E38]/[.$E$21]" office:value-type="float" office:value="0.425021555480098" calcext:value-type="float">
            <text:p>0.425021555480098</text:p>
          </table:table-cell>
          <table:table-cell table:formula="of:=[.C38]+[.E38]" office:value-type="float" office:value="1239160.06" calcext:value-type="float">
            <text:p>1239160.06</text:p>
          </table:table-cell>
          <table:table-cell table:formula="of:=[.G38]/[.$G$21]" office:value-type="float" office:value="0.231541345056749" calcext:value-type="float">
            <text:p>0.231541345056749</text:p>
          </table:table-cell>
          <table:table-cell table:number-columns-repeated="10"/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VLOOKUP([.S38];[.$A$3:.$H$39];8;TRUE())" office:value-type="float" office:value="0.799343700764289" calcext:value-type="float">
            <text:p>0.799343700764289</text:p>
          </table:table-cell>
          <table:table-cell table:formula="of:=VLOOKUP([.T38];[.$K$3:.$Q$21];7;TRUE())" office:value-type="float" office:value="1" calcext:value-type="float">
            <text:p>1</text:p>
          </table:table-cell>
          <table:table-cell table:formula="of:=[.U38]*[.V38]" office:value-type="float" office:value="0.799343700764289" calcext:value-type="float">
            <text:p>0.7993437007642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22672.9" calcext:value-type="float">
            <text:p>122672.9</text:p>
          </table:table-cell>
          <table:table-cell table:formula="of:=[.C39]/[.$C$21]" office:value-type="float" office:value="0.039468622117404" calcext:value-type="float">
            <text:p>0.039468622117404</text:p>
          </table:table-cell>
          <table:table-cell office:value-type="float" office:value="760962.93" calcext:value-type="float">
            <text:p>760962.93</text:p>
          </table:table-cell>
          <table:table-cell table:formula="of:=[.E39]/[.$E$21]" office:value-type="float" office:value="0.339159103310212" calcext:value-type="float">
            <text:p>0.339159103310212</text:p>
          </table:table-cell>
          <table:table-cell table:formula="of:=[.C39]+[.E39]" office:value-type="float" office:value="883635.83" calcext:value-type="float">
            <text:p>883635.83</text:p>
          </table:table-cell>
          <table:table-cell table:formula="of:=[.G39]/[.$G$21]" office:value-type="float" office:value="0.165110412466438" calcext:value-type="float">
            <text:p>0.165110412466438</text:p>
          </table:table-cell>
          <table:table-cell table:number-columns-repeated="10"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VLOOKUP([.S39];[.$A$3:.$H$39];8;TRUE())" office:value-type="float" office:value="0.165110412466438" calcext:value-type="float">
            <text:p>0.165110412466438</text:p>
          </table:table-cell>
          <table:table-cell table:formula="of:=VLOOKUP([.T39];[.$K$3:.$Q$21];7;TRUE())" office:value-type="float" office:value="1" calcext:value-type="float">
            <text:p>1</text:p>
          </table:table-cell>
          <table:table-cell table:formula="of:=[.U39]*[.V39]" office:value-type="float" office:value="0.165110412466438" calcext:value-type="float">
            <text:p>0.165110412466438</text:p>
          </table:table-cell>
        </table:table-row>
        <table:table-row table:style-name="ro1">
          <table:table-cell table:number-columns-repeated="18"/>
          <table:table-cell office:value-type="float" office:value="-90" calcext:value-type="float">
            <text:p>-90</text:p>
          </table:table-cell>
          <table:table-cell office:value-type="float" office:value="5" calcext:value-type="float">
            <text:p>5</text:p>
          </table:table-cell>
          <table:table-cell table:formula="of:=VLOOKUP([.S80];[.$A$3:.$H$39];8;TRUE())" office:value-type="float" office:value="0.161584756739862" calcext:value-type="float">
            <text:p>0.161584756739862</text:p>
          </table:table-cell>
          <table:table-cell table:formula="of:=VLOOKUP([.T80];[.$K$3:.$Q$21];7;TRUE())" office:value-type="float" office:value="0.984864553934647" calcext:value-type="float">
            <text:p>0.984864553934647</text:p>
          </table:table-cell>
          <table:table-cell table:formula="of:=[.U80]*[.V80]" office:value-type="float" office:value="0.159139099369242" calcext:value-type="float">
            <text:p>0.159139099369242</text:p>
          </table:table-cell>
        </table:table-row>
        <table:table-row table:style-name="ro1">
          <table:table-cell table:number-columns-repeated="18"/>
          <table:table-cell office:value-type="float" office:value="-85" calcext:value-type="float">
            <text:p>-85</text:p>
          </table:table-cell>
          <table:table-cell office:value-type="float" office:value="5" calcext:value-type="float">
            <text:p>5</text:p>
          </table:table-cell>
          <table:table-cell table:formula="of:=VLOOKUP([.S41];[.$A$3:.$H$39];8;TRUE())" office:value-type="float" office:value="0.0677074780602786" calcext:value-type="float">
            <text:p>0.067707478060279</text:p>
          </table:table-cell>
          <table:table-cell table:formula="of:=VLOOKUP([.T41];[.$K$3:.$Q$21];7;TRUE())" office:value-type="float" office:value="0.996240207545015" calcext:value-type="float">
            <text:p>0.996240207545015</text:p>
          </table:table-cell>
          <table:table-cell table:formula="of:=[.U41]*[.V41]" office:value-type="float" office:value="0.0674529119951215" calcext:value-type="float">
            <text:p>0.067452911995122</text:p>
          </table:table-cell>
        </table:table-row>
        <table:table-row table:style-name="ro1">
          <table:table-cell office:value-type="string" calcext:value-type="string">
            <text:p>Projected</text:p>
          </table:table-cell>
          <table:table-cell/>
          <table:table-cell table:formula="of:=[.C21]" office:value-type="float" office:value="3108112.05" calcext:value-type="float">
            <text:p>3108112.05</text:p>
          </table:table-cell>
          <table:table-cell/>
          <table:table-cell table:formula="of:=[.E21]" office:value-type="float" office:value="2243675.38" calcext:value-type="float">
            <text:p>2243675.38</text:p>
          </table:table-cell>
          <table:table-cell/>
          <table:table-cell table:formula="of:=[.C42]+[.E42]" office:value-type="float" office:value="5351787.43" calcext:value-type="float">
            <text:p>5351787.43</text:p>
          </table:table-cell>
          <table:table-cell table:number-columns-repeated="11"/>
          <table:table-cell office:value-type="float" office:value="-80" calcext:value-type="float">
            <text:p>-80</text:p>
          </table:table-cell>
          <table:table-cell office:value-type="float" office:value="5" calcext:value-type="float">
            <text:p>5</text:p>
          </table:table-cell>
          <table:table-cell table:formula="of:=VLOOKUP([.S42];[.$A$3:.$H$39];8;TRUE())" office:value-type="float" office:value="0.112357067216326" calcext:value-type="float">
            <text:p>0.112357067216326</text:p>
          </table:table-cell>
          <table:table-cell table:formula="of:=VLOOKUP([.T42];[.$K$3:.$Q$21];7;TRUE())" office:value-type="float" office:value="0.996240207545015" calcext:value-type="float">
            <text:p>0.996240207545015</text:p>
          </table:table-cell>
          <table:table-cell table:formula="of:=[.U42]*[.V42]" office:value-type="float" office:value="0.111934627962742" calcext:value-type="float">
            <text:p>0.111934627962742</text:p>
          </table:table-cell>
        </table:table-row>
        <table:table-row table:style-name="ro1">
          <table:table-cell office:value-type="string" calcext:value-type="string">
            <text:p>Flattened</text:p>
          </table:table-cell>
          <table:table-cell/>
          <table:table-cell office:value-type="float" office:value="3130316.61" calcext:value-type="float">
            <text:p>3130316.61</text:p>
          </table:table-cell>
          <table:table-cell/>
          <table:table-cell office:value-type="float" office:value="2373554.8" calcext:value-type="float">
            <text:p>2373554.8</text:p>
          </table:table-cell>
          <table:table-cell/>
          <table:table-cell table:formula="of:=[.C43]+[.E43]" office:value-type="float" office:value="5503871.41" calcext:value-type="float">
            <text:p>5503871.41</text:p>
          </table:table-cell>
          <table:table-cell table:number-columns-repeated="11"/>
          <table:table-cell office:value-type="float" office:value="-75" calcext:value-type="float">
            <text:p>-75</text:p>
          </table:table-cell>
          <table:table-cell office:value-type="float" office:value="5" calcext:value-type="float">
            <text:p>5</text:p>
          </table:table-cell>
          <table:table-cell table:formula="of:=VLOOKUP([.S43];[.$A$3:.$H$39];8;TRUE())" office:value-type="float" office:value="0.161584756739862" calcext:value-type="float">
            <text:p>0.161584756739862</text:p>
          </table:table-cell>
          <table:table-cell table:formula="of:=VLOOKUP([.T43];[.$K$3:.$Q$21];7;TRUE())" office:value-type="float" office:value="0.996240207545015" calcext:value-type="float">
            <text:p>0.996240207545015</text:p>
          </table:table-cell>
          <table:table-cell table:formula="of:=[.U43]*[.V43]" office:value-type="float" office:value="0.160977231590631" calcext:value-type="float">
            <text:p>0.160977231590631</text:p>
          </table:table-cell>
        </table:table-row>
        <table:table-row table:style-name="ro1">
          <table:table-cell table:number-columns-repeated="2"/>
          <table:table-cell table:formula="of:=[.C42]/[.C43]" office:value-type="float" office:value="0.992906608894108" calcext:value-type="float">
            <text:p>0.992906608894108</text:p>
          </table:table-cell>
          <table:table-cell/>
          <table:table-cell table:formula="of:=[.E42]/[.E43]" office:value-type="float" office:value="0.945280631397261" calcext:value-type="float">
            <text:p>0.945280631397261</text:p>
          </table:table-cell>
          <table:table-cell/>
          <table:table-cell table:formula="of:=[.G42]/[.G43]" office:value-type="float" office:value="0.972367817365122" calcext:value-type="float">
            <text:p>0.972367817365122</text:p>
          </table:table-cell>
          <table:table-cell table:number-columns-repeated="11"/>
          <table:table-cell office:value-type="float" office:value="-70" calcext:value-type="float">
            <text:p>-70</text:p>
          </table:table-cell>
          <table:table-cell office:value-type="float" office:value="5" calcext:value-type="float">
            <text:p>5</text:p>
          </table:table-cell>
          <table:table-cell table:formula="of:=VLOOKUP([.S44];[.$A$3:.$H$39];8;TRUE())" office:value-type="float" office:value="0.225105399972883" calcext:value-type="float">
            <text:p>0.225105399972883</text:p>
          </table:table-cell>
          <table:table-cell table:formula="of:=VLOOKUP([.T44];[.$K$3:.$Q$21];7;TRUE())" office:value-type="float" office:value="0.996240207545015" calcext:value-type="float">
            <text:p>0.996240207545015</text:p>
          </table:table-cell>
          <table:table-cell table:formula="of:=[.U44]*[.V44]" office:value-type="float" office:value="0.224259050388489" calcext:value-type="float">
            <text:p>0.224259050388489</text:p>
          </table:table-cell>
        </table:table-row>
        <table:table-row table:style-name="ro1">
          <table:table-cell table:number-columns-repeated="18"/>
          <table:table-cell office:value-type="float" office:value="-65" calcext:value-type="float">
            <text:p>-65</text:p>
          </table:table-cell>
          <table:table-cell office:value-type="float" office:value="5" calcext:value-type="float">
            <text:p>5</text:p>
          </table:table-cell>
          <table:table-cell table:formula="of:=VLOOKUP([.S85];[.$A$3:.$H$39];8;TRUE())" office:value-type="float" office:value="0.550290714741635" calcext:value-type="float">
            <text:p>0.550290714741635</text:p>
          </table:table-cell>
          <table:table-cell table:formula="of:=VLOOKUP([.T85];[.$K$3:.$Q$21];7;TRUE())" office:value-type="float" office:value="0.984864553934647" calcext:value-type="float">
            <text:p>0.984864553934647</text:p>
          </table:table-cell>
          <table:table-cell table:formula="of:=[.U85]*[.V85]" office:value-type="float" office:value="0.541961819308399" calcext:value-type="float">
            <text:p>0.541961819308399</text:p>
          </table:table-cell>
        </table:table-row>
        <table:table-row table:style-name="ro1">
          <table:table-cell table:number-columns-repeated="18"/>
          <table:table-cell office:value-type="float" office:value="-60" calcext:value-type="float">
            <text:p>-60</text:p>
          </table:table-cell>
          <table:table-cell office:value-type="float" office:value="5" calcext:value-type="float">
            <text:p>5</text:p>
          </table:table-cell>
          <table:table-cell table:formula="of:=VLOOKUP([.S46];[.$A$3:.$H$39];8;TRUE())" office:value-type="float" office:value="0.386909324610451" calcext:value-type="float">
            <text:p>0.386909324610451</text:p>
          </table:table-cell>
          <table:table-cell table:formula="of:=VLOOKUP([.T46];[.$K$3:.$Q$21];7;TRUE())" office:value-type="float" office:value="0.996240207545015" calcext:value-type="float">
            <text:p>0.996240207545015</text:p>
          </table:table-cell>
          <table:table-cell table:formula="of:=[.U46]*[.V46]" office:value-type="float" office:value="0.385454625851017" calcext:value-type="float">
            <text:p>0.385454625851017</text:p>
          </table:table-cell>
        </table:table-row>
        <table:table-row table:style-name="ro1">
          <table:table-cell table:number-columns-repeated="18"/>
          <table:table-cell office:value-type="float" office:value="-55" calcext:value-type="float">
            <text:p>-55</text:p>
          </table:table-cell>
          <table:table-cell office:value-type="float" office:value="5" calcext:value-type="float">
            <text:p>5</text:p>
          </table:table-cell>
          <table:table-cell table:formula="of:=VLOOKUP([.S47];[.$A$3:.$H$39];8;TRUE())" office:value-type="float" office:value="0.466576591963033" calcext:value-type="float">
            <text:p>0.466576591963033</text:p>
          </table:table-cell>
          <table:table-cell table:formula="of:=VLOOKUP([.T47];[.$K$3:.$Q$21];7;TRUE())" office:value-type="float" office:value="0.996240207545015" calcext:value-type="float">
            <text:p>0.996240207545015</text:p>
          </table:table-cell>
          <table:table-cell table:formula="of:=[.U47]*[.V47]" office:value-type="float" office:value="0.464822360812898" calcext:value-type="float">
            <text:p>0.464822360812898</text:p>
          </table:table-cell>
        </table:table-row>
        <table:table-row table:style-name="ro1">
          <table:table-cell table:number-columns-repeated="18"/>
          <table:table-cell office:value-type="float" office:value="-50" calcext:value-type="float">
            <text:p>-50</text:p>
          </table:table-cell>
          <table:table-cell office:value-type="float" office:value="5" calcext:value-type="float">
            <text:p>5</text:p>
          </table:table-cell>
          <table:table-cell table:formula="of:=VLOOKUP([.S48];[.$A$3:.$H$39];8;TRUE())" office:value-type="float" office:value="0.550290714741635" calcext:value-type="float">
            <text:p>0.550290714741635</text:p>
          </table:table-cell>
          <table:table-cell table:formula="of:=VLOOKUP([.T48];[.$K$3:.$Q$21];7;TRUE())" office:value-type="float" office:value="0.996240207545015" calcext:value-type="float">
            <text:p>0.996240207545015</text:p>
          </table:table-cell>
          <table:table-cell table:formula="of:=[.U48]*[.V48]" office:value-type="float" office:value="0.548221735864301" calcext:value-type="float">
            <text:p>0.548221735864301</text:p>
          </table:table-cell>
        </table:table-row>
        <table:table-row table:style-name="ro1">
          <table:table-cell table:number-columns-repeated="18"/>
          <table:table-cell office:value-type="float" office:value="-85" calcext:value-type="float">
            <text:p>-85</text:p>
          </table:table-cell>
          <table:table-cell office:value-type="float" office:value="5" calcext:value-type="float">
            <text:p>5</text:p>
          </table:table-cell>
          <table:table-cell table:formula="of:=VLOOKUP([.S49];[.$A$3:.$H$39];8;TRUE())" office:value-type="float" office:value="0.0677074780602786" calcext:value-type="float">
            <text:p>0.067707478060279</text:p>
          </table:table-cell>
          <table:table-cell table:formula="of:=VLOOKUP([.T49];[.$K$3:.$Q$21];7;TRUE())" office:value-type="float" office:value="0.996240207545015" calcext:value-type="float">
            <text:p>0.996240207545015</text:p>
          </table:table-cell>
          <table:table-cell table:formula="of:=[.U49]*[.V49]" office:value-type="float" office:value="0.0674529119951215" calcext:value-type="float">
            <text:p>0.067452911995122</text:p>
          </table:table-cell>
        </table:table-row>
        <table:table-row table:style-name="ro1">
          <table:table-cell table:number-columns-repeated="18"/>
          <table:table-cell office:value-type="float" office:value="-80" calcext:value-type="float">
            <text:p>-80</text:p>
          </table:table-cell>
          <table:table-cell office:value-type="float" office:value="5" calcext:value-type="float">
            <text:p>5</text:p>
          </table:table-cell>
          <table:table-cell table:formula="of:=VLOOKUP([.S50];[.$A$3:.$H$39];8;TRUE())" office:value-type="float" office:value="0.112357067216326" calcext:value-type="float">
            <text:p>0.112357067216326</text:p>
          </table:table-cell>
          <table:table-cell table:formula="of:=VLOOKUP([.T50];[.$K$3:.$Q$21];7;TRUE())" office:value-type="float" office:value="0.996240207545015" calcext:value-type="float">
            <text:p>0.996240207545015</text:p>
          </table:table-cell>
          <table:table-cell table:formula="of:=[.U50]*[.V50]" office:value-type="float" office:value="0.111934627962742" calcext:value-type="float">
            <text:p>0.111934627962742</text:p>
          </table:table-cell>
        </table:table-row>
        <table:table-row table:style-name="ro1">
          <table:table-cell table:number-columns-repeated="18"/>
          <table:table-cell office:value-type="float" office:value="-35" calcext:value-type="float">
            <text:p>-35</text:p>
          </table:table-cell>
          <table:table-cell office:value-type="float" office:value="5" calcext:value-type="float">
            <text:p>5</text:p>
          </table:table-cell>
          <table:table-cell table:formula="of:=VLOOKUP([.S51];[.$A$3:.$H$39];8;TRUE())" office:value-type="float" office:value="0.818999380549014" calcext:value-type="float">
            <text:p>0.818999380549014</text:p>
          </table:table-cell>
          <table:table-cell table:formula="of:=VLOOKUP([.T51];[.$K$3:.$Q$21];7;TRUE())" office:value-type="float" office:value="0.996240207545015" calcext:value-type="float">
            <text:p>0.996240207545015</text:p>
          </table:table-cell>
          <table:table-cell table:formula="of:=[.U51]*[.V51]" office:value-type="float" office:value="0.815920112857388" calcext:value-type="float">
            <text:p>0.815920112857388</text:p>
          </table:table-cell>
        </table:table-row>
        <table:table-row table:style-name="ro1">
          <table:table-cell table:number-columns-repeated="18"/>
          <table:table-cell office:value-type="float" office:value="-30" calcext:value-type="float">
            <text:p>-30</text:p>
          </table:table-cell>
          <table:table-cell office:value-type="float" office:value="5" calcext:value-type="float">
            <text:p>5</text:p>
          </table:table-cell>
          <table:table-cell table:formula="of:=VLOOKUP([.S52];[.$A$3:.$H$39];8;TRUE())" office:value-type="float" office:value="0.800745484766012" calcext:value-type="float">
            <text:p>0.800745484766012</text:p>
          </table:table-cell>
          <table:table-cell table:formula="of:=VLOOKUP([.T52];[.$K$3:.$Q$21];7;TRUE())" office:value-type="float" office:value="0.996240207545015" calcext:value-type="float">
            <text:p>0.996240207545015</text:p>
          </table:table-cell>
          <table:table-cell table:formula="of:=[.U52]*[.V52]" office:value-type="float" office:value="0.797734847934025" calcext:value-type="float">
            <text:p>0.797734847934025</text:p>
          </table:table-cell>
        </table:table-row>
        <table:table-row table:style-name="ro1">
          <table:table-cell table:number-columns-repeated="18"/>
          <table:table-cell office:value-type="float" office:value="-25" calcext:value-type="float">
            <text:p>-25</text:p>
          </table:table-cell>
          <table:table-cell office:value-type="float" office:value="5" calcext:value-type="float">
            <text:p>5</text:p>
          </table:table-cell>
          <table:table-cell table:formula="of:=VLOOKUP([.S53];[.$A$3:.$H$39];8;TRUE())" office:value-type="float" office:value="0.851158951954114" calcext:value-type="float">
            <text:p>0.851158951954114</text:p>
          </table:table-cell>
          <table:table-cell table:formula="of:=VLOOKUP([.T53];[.$K$3:.$Q$21];7;TRUE())" office:value-type="float" office:value="0.996240207545015" calcext:value-type="float">
            <text:p>0.996240207545015</text:p>
          </table:table-cell>
          <table:table-cell table:formula="of:=[.U53]*[.V53]" office:value-type="float" office:value="0.847958770948564" calcext:value-type="float">
            <text:p>0.847958770948564</text:p>
          </table:table-cell>
        </table:table-row>
        <table:table-row table:style-name="ro1">
          <table:table-cell table:number-columns-repeated="18"/>
          <table:table-cell office:value-type="float" office:value="-20" calcext:value-type="float">
            <text:p>-20</text:p>
          </table:table-cell>
          <table:table-cell office:value-type="float" office:value="5" calcext:value-type="float">
            <text:p>5</text:p>
          </table:table-cell>
          <table:table-cell table:formula="of:=VLOOKUP([.S54];[.$A$3:.$H$39];8;TRUE())" office:value-type="float" office:value="0.895040298713808" calcext:value-type="float">
            <text:p>0.895040298713808</text:p>
          </table:table-cell>
          <table:table-cell table:formula="of:=VLOOKUP([.T54];[.$K$3:.$Q$21];7;TRUE())" office:value-type="float" office:value="0.996240207545015" calcext:value-type="float">
            <text:p>0.996240207545015</text:p>
          </table:table-cell>
          <table:table-cell table:formula="of:=[.U54]*[.V54]" office:value-type="float" office:value="0.891675132951795" calcext:value-type="float">
            <text:p>0.891675132951795</text:p>
          </table:table-cell>
        </table:table-row>
        <table:table-row table:style-name="ro1">
          <table:table-cell table:number-columns-repeated="18"/>
          <table:table-cell office:value-type="float" office:value="-15" calcext:value-type="float">
            <text:p>-15</text:p>
          </table:table-cell>
          <table:table-cell office:value-type="float" office:value="5" calcext:value-type="float">
            <text:p>5</text:p>
          </table:table-cell>
          <table:table-cell table:formula="of:=VLOOKUP([.S55];[.$A$3:.$H$39];8;TRUE())" office:value-type="float" office:value="0.932133741343311" calcext:value-type="float">
            <text:p>0.932133741343311</text:p>
          </table:table-cell>
          <table:table-cell table:formula="of:=VLOOKUP([.T55];[.$K$3:.$Q$21];7;TRUE())" office:value-type="float" office:value="0.996240207545015" calcext:value-type="float">
            <text:p>0.996240207545015</text:p>
          </table:table-cell>
          <table:table-cell table:formula="of:=[.U55]*[.V55]" office:value-type="float" office:value="0.928629111935571" calcext:value-type="float">
            <text:p>0.928629111935571</text:p>
          </table:table-cell>
        </table:table-row>
        <table:table-row table:style-name="ro1">
          <table:table-cell table:number-columns-repeated="18"/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table:formula="of:=VLOOKUP([.S56];[.$A$3:.$H$39];8;TRUE())" office:value-type="float" office:value="0.962152026281059" calcext:value-type="float">
            <text:p>0.962152026281059</text:p>
          </table:table-cell>
          <table:table-cell table:formula="of:=VLOOKUP([.T56];[.$K$3:.$Q$21];7;TRUE())" office:value-type="float" office:value="0.996240207545015" calcext:value-type="float">
            <text:p>0.996240207545015</text:p>
          </table:table-cell>
          <table:table-cell table:formula="of:=[.U56]*[.V56]" office:value-type="float" office:value="0.958534534352098" calcext:value-type="float">
            <text:p>0.958534534352098</text:p>
          </table:table-cell>
        </table:table-row>
        <table:table-row table:style-name="ro1">
          <table:table-cell table:number-columns-repeated="18"/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formula="of:=VLOOKUP([.S57];[.$A$3:.$H$39];8;TRUE())" office:value-type="float" office:value="0.9848199370654" calcext:value-type="float">
            <text:p>0.9848199370654</text:p>
          </table:table-cell>
          <table:table-cell table:formula="of:=VLOOKUP([.T57];[.$K$3:.$Q$21];7;TRUE())" office:value-type="float" office:value="0.996240207545015" calcext:value-type="float">
            <text:p>0.996240207545015</text:p>
          </table:table-cell>
          <table:table-cell table:formula="of:=[.U57]*[.V57]" office:value-type="float" office:value="0.981117218496503" calcext:value-type="float">
            <text:p>0.981117218496503</text:p>
          </table:table-cell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VLOOKUP([.S58];[.$A$3:.$H$39];8;TRUE())" office:value-type="float" office:value="1" calcext:value-type="float">
            <text:p>1</text:p>
          </table:table-cell>
          <table:table-cell table:formula="of:=VLOOKUP([.T58];[.$K$3:.$Q$21];7;TRUE())" office:value-type="float" office:value="0.996240207545015" calcext:value-type="float">
            <text:p>0.996240207545015</text:p>
          </table:table-cell>
          <table:table-cell table:formula="of:=[.U58]*[.V58]" office:value-type="float" office:value="0.996240207545015" calcext:value-type="float">
            <text:p>0.996240207545015</text:p>
          </table:table-cell>
        </table:table-row>
        <table:table-row table:style-name="ro1">
          <table:table-cell table:number-columns-repeated="18"/>
          <table:table-cell table:number-columns-repeated="2" office:value-type="float" office:value="5" calcext:value-type="float">
            <text:p>5</text:p>
          </table:table-cell>
          <table:table-cell table:formula="of:=VLOOKUP([.S59];[.$A$3:.$H$39];8;TRUE())" office:value-type="float" office:value="1.00754566404742" calcext:value-type="float">
            <text:p>1.00754566404742</text:p>
          </table:table-cell>
          <table:table-cell table:formula="of:=VLOOKUP([.T59];[.$K$3:.$Q$21];7;TRUE())" office:value-type="float" office:value="0.996240207545015" calcext:value-type="float">
            <text:p>0.996240207545015</text:p>
          </table:table-cell>
          <table:table-cell table:formula="of:=[.U59]*[.V59]" office:value-type="float" office:value="1.00375750146168" calcext:value-type="float">
            <text:p>1.00375750146168</text:p>
          </table:table-cell>
        </table:table-row>
        <table:table-row table:style-name="ro1">
          <table:table-cell table:number-columns-repeated="18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VLOOKUP([.S60];[.$A$3:.$H$39];8;TRUE())" office:value-type="float" office:value="1.00744692694194" calcext:value-type="float">
            <text:p>1.00744692694194</text:p>
          </table:table-cell>
          <table:table-cell table:formula="of:=VLOOKUP([.T60];[.$K$3:.$Q$21];7;TRUE())" office:value-type="float" office:value="0.996240207545015" calcext:value-type="float">
            <text:p>0.996240207545015</text:p>
          </table:table-cell>
          <table:table-cell table:formula="of:=[.U60]*[.V60]" office:value-type="float" office:value="1.00365913558723" calcext:value-type="float">
            <text:p>1.00365913558723</text:p>
          </table:table-cell>
        </table:table-row>
        <table:table-row table:style-name="ro1">
          <table:table-cell table:number-columns-repeated="18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VLOOKUP([.S61];[.$A$3:.$H$39];8;TRUE())" office:value-type="float" office:value="0.999679718220796" calcext:value-type="float">
            <text:p>0.999679718220796</text:p>
          </table:table-cell>
          <table:table-cell table:formula="of:=VLOOKUP([.T61];[.$K$3:.$Q$21];7;TRUE())" office:value-type="float" office:value="0.996240207545015" calcext:value-type="float">
            <text:p>0.996240207545015</text:p>
          </table:table-cell>
          <table:table-cell table:formula="of:=[.U61]*[.V61]" office:value-type="float" office:value="0.995921129958828" calcext:value-type="float">
            <text:p>0.995921129958828</text:p>
          </table:table-cell>
        </table:table-row>
        <table:table-row table:style-name="ro1">
          <table:table-cell table:number-columns-repeated="18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VLOOKUP([.S62];[.$A$3:.$H$39];8;TRUE())" office:value-type="float" office:value="0.984346386866864" calcext:value-type="float">
            <text:p>0.984346386866864</text:p>
          </table:table-cell>
          <table:table-cell table:formula="of:=VLOOKUP([.T62];[.$K$3:.$Q$21];7;TRUE())" office:value-type="float" office:value="0.996240207545015" calcext:value-type="float">
            <text:p>0.996240207545015</text:p>
          </table:table-cell>
          <table:table-cell table:formula="of:=[.U62]*[.V62]" office:value-type="float" office:value="0.98064544874843" calcext:value-type="float">
            <text:p>0.98064544874843</text:p>
          </table:table-cell>
        </table:table-row>
        <table:table-row table:style-name="ro1">
          <table:table-cell table:number-columns-repeated="18"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VLOOKUP([.S63];[.$A$3:.$H$39];8;TRUE())" office:value-type="float" office:value="0.961476201606161" calcext:value-type="float">
            <text:p>0.961476201606161</text:p>
          </table:table-cell>
          <table:table-cell table:formula="of:=VLOOKUP([.T63];[.$K$3:.$Q$21];7;TRUE())" office:value-type="float" office:value="0.996240207545015" calcext:value-type="float">
            <text:p>0.996240207545015</text:p>
          </table:table-cell>
          <table:table-cell table:formula="of:=[.U63]*[.V63]" office:value-type="float" office:value="0.957861250637714" calcext:value-type="float">
            <text:p>0.957861250637714</text:p>
          </table:table-cell>
        </table:table-row>
        <table:table-row table:style-name="ro1">
          <table:table-cell table:number-columns-repeated="18"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VLOOKUP([.S64];[.$A$3:.$H$39];8;TRUE())" office:value-type="float" office:value="0.931286671077667" calcext:value-type="float">
            <text:p>0.931286671077667</text:p>
          </table:table-cell>
          <table:table-cell table:formula="of:=VLOOKUP([.T64];[.$K$3:.$Q$21];7;TRUE())" office:value-type="float" office:value="0.996240207545015" calcext:value-type="float">
            <text:p>0.996240207545015</text:p>
          </table:table-cell>
          <table:table-cell table:formula="of:=[.U64]*[.V64]" office:value-type="float" office:value="0.92778522647832" calcext:value-type="float">
            <text:p>0.92778522647832</text:p>
          </table:table-cell>
        </table:table-row>
        <table:table-row table:style-name="ro1">
          <table:table-cell table:number-columns-repeated="18"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VLOOKUP([.S65];[.$A$3:.$H$39];8;TRUE())" office:value-type="float" office:value="0.893976235524736" calcext:value-type="float">
            <text:p>0.893976235524736</text:p>
          </table:table-cell>
          <table:table-cell table:formula="of:=VLOOKUP([.T65];[.$K$3:.$Q$21];7;TRUE())" office:value-type="float" office:value="0.996240207545015" calcext:value-type="float">
            <text:p>0.996240207545015</text:p>
          </table:table-cell>
          <table:table-cell table:formula="of:=[.U65]*[.V65]" office:value-type="float" office:value="0.890615070419474" calcext:value-type="float">
            <text:p>0.890615070419474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formula="of:=VLOOKUP([.S66];[.$A$3:.$H$39];8;TRUE())" office:value-type="float" office:value="0.857410283950684" calcext:value-type="float">
            <text:p>0.857410283950684</text:p>
          </table:table-cell>
          <table:table-cell table:formula="of:=VLOOKUP([.T66];[.$K$3:.$Q$21];7;TRUE())" office:value-type="float" office:value="0.996240207545015" calcext:value-type="float">
            <text:p>0.996240207545015</text:p>
          </table:table-cell>
          <table:table-cell table:formula="of:=[.U66]*[.V66]" office:value-type="float" office:value="0.854186599234259" calcext:value-type="float">
            <text:p>0.854186599234259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formula="of:=VLOOKUP([.S67];[.$A$3:.$H$39];8;TRUE())" office:value-type="float" office:value="0.799343700764289" calcext:value-type="float">
            <text:p>0.799343700764289</text:p>
          </table:table-cell>
          <table:table-cell table:formula="of:=VLOOKUP([.T67];[.$K$3:.$Q$21];7;TRUE())" office:value-type="float" office:value="0.996240207545015" calcext:value-type="float">
            <text:p>0.996240207545015</text:p>
          </table:table-cell>
          <table:table-cell table:formula="of:=[.U67]*[.V67]" office:value-type="float" office:value="0.796338334349215" calcext:value-type="float">
            <text:p>0.796338334349215</text:p>
          </table:table-cell>
        </table:table-row>
        <table:table-row table:style-name="ro1">
          <table:table-cell table:number-columns-repeated="18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VLOOKUP([.S68];[.$A$3:.$H$39];8;TRUE())" office:value-type="float" office:value="0.893976235524736" calcext:value-type="float">
            <text:p>0.893976235524736</text:p>
          </table:table-cell>
          <table:table-cell table:formula="of:=VLOOKUP([.T68];[.$K$3:.$Q$21];7;TRUE())" office:value-type="float" office:value="0.996240207545015" calcext:value-type="float">
            <text:p>0.996240207545015</text:p>
          </table:table-cell>
          <table:table-cell table:formula="of:=[.U68]*[.V68]" office:value-type="float" office:value="0.890615070419474" calcext:value-type="float">
            <text:p>0.890615070419474</text:p>
          </table:table-cell>
        </table:table-row>
        <table:table-row table:style-name="ro1">
          <table:table-cell table:number-columns-repeated="18"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VLOOKUP([.S69];[.$A$3:.$H$39];8;TRUE())" office:value-type="float" office:value="0.893976235524736" calcext:value-type="float">
            <text:p>0.893976235524736</text:p>
          </table:table-cell>
          <table:table-cell table:formula="of:=VLOOKUP([.T69];[.$K$3:.$Q$21];7;TRUE())" office:value-type="float" office:value="0.996240207545015" calcext:value-type="float">
            <text:p>0.996240207545015</text:p>
          </table:table-cell>
          <table:table-cell table:formula="of:=[.U69]*[.V69]" office:value-type="float" office:value="0.890615070419474" calcext:value-type="float">
            <text:p>0.890615070419474</text:p>
          </table:table-cell>
        </table:table-row>
        <table:table-row table:style-name="ro1">
          <table:table-cell table:number-columns-repeated="18"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VLOOKUP([.S70];[.$A$3:.$H$39];8;TRUE())" office:value-type="float" office:value="0.893976235524736" calcext:value-type="float">
            <text:p>0.893976235524736</text:p>
          </table:table-cell>
          <table:table-cell table:formula="of:=VLOOKUP([.T70];[.$K$3:.$Q$21];7;TRUE())" office:value-type="float" office:value="0.996240207545015" calcext:value-type="float">
            <text:p>0.996240207545015</text:p>
          </table:table-cell>
          <table:table-cell table:formula="of:=[.U70]*[.V70]" office:value-type="float" office:value="0.890615070419474" calcext:value-type="float">
            <text:p>0.890615070419474</text:p>
          </table:table-cell>
        </table:table-row>
        <table:table-row table:style-name="ro1">
          <table:table-cell table:number-columns-repeated="18"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VLOOKUP([.S71];[.$A$3:.$H$39];8;TRUE())" office:value-type="float" office:value="0.893976235524736" calcext:value-type="float">
            <text:p>0.893976235524736</text:p>
          </table:table-cell>
          <table:table-cell table:formula="of:=VLOOKUP([.T71];[.$K$3:.$Q$21];7;TRUE())" office:value-type="float" office:value="0.996240207545015" calcext:value-type="float">
            <text:p>0.996240207545015</text:p>
          </table:table-cell>
          <table:table-cell table:formula="of:=[.U71]*[.V71]" office:value-type="float" office:value="0.890615070419474" calcext:value-type="float">
            <text:p>0.890615070419474</text:p>
          </table:table-cell>
        </table:table-row>
        <table:table-row table:style-name="ro1">
          <table:table-cell table:number-columns-repeated="18"/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formula="of:=VLOOKUP([.S72];[.$A$3:.$H$39];8;TRUE())" office:value-type="float" office:value="0.893976235524736" calcext:value-type="float">
            <text:p>0.893976235524736</text:p>
          </table:table-cell>
          <table:table-cell table:formula="of:=VLOOKUP([.T72];[.$K$3:.$Q$21];7;TRUE())" office:value-type="float" office:value="0.996240207545015" calcext:value-type="float">
            <text:p>0.996240207545015</text:p>
          </table:table-cell>
          <table:table-cell table:formula="of:=[.U72]*[.V72]" office:value-type="float" office:value="0.890615070419474" calcext:value-type="float">
            <text:p>0.890615070419474</text:p>
          </table:table-cell>
        </table:table-row>
        <table:table-row table:style-name="ro1">
          <table:table-cell table:number-columns-repeated="18"/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VLOOKUP([.S73];[.$A$3:.$H$39];8;TRUE())" office:value-type="float" office:value="0.893976235524736" calcext:value-type="float">
            <text:p>0.893976235524736</text:p>
          </table:table-cell>
          <table:table-cell table:formula="of:=VLOOKUP([.T73];[.$K$3:.$Q$21];7;TRUE())" office:value-type="float" office:value="0.996240207545015" calcext:value-type="float">
            <text:p>0.996240207545015</text:p>
          </table:table-cell>
          <table:table-cell table:formula="of:=[.U73]*[.V73]" office:value-type="float" office:value="0.890615070419474" calcext:value-type="float">
            <text:p>0.890615070419474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formula="of:=VLOOKUP([.S74];[.$A$3:.$H$39];8;TRUE())" office:value-type="float" office:value="0.857410283950684" calcext:value-type="float">
            <text:p>0.857410283950684</text:p>
          </table:table-cell>
          <table:table-cell table:formula="of:=VLOOKUP([.T74];[.$K$3:.$Q$21];7;TRUE())" office:value-type="float" office:value="0.996240207545015" calcext:value-type="float">
            <text:p>0.996240207545015</text:p>
          </table:table-cell>
          <table:table-cell table:formula="of:=[.U74]*[.V74]" office:value-type="float" office:value="0.854186599234259" calcext:value-type="float">
            <text:p>0.854186599234259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formula="of:=VLOOKUP([.S75];[.$A$3:.$H$39];8;TRUE())" office:value-type="float" office:value="0.799343700764289" calcext:value-type="float">
            <text:p>0.799343700764289</text:p>
          </table:table-cell>
          <table:table-cell table:formula="of:=VLOOKUP([.T75];[.$K$3:.$Q$21];7;TRUE())" office:value-type="float" office:value="0.996240207545015" calcext:value-type="float">
            <text:p>0.996240207545015</text:p>
          </table:table-cell>
          <table:table-cell table:formula="of:=[.U75]*[.V75]" office:value-type="float" office:value="0.796338334349215" calcext:value-type="float">
            <text:p>0.796338334349215</text:p>
          </table:table-cell>
        </table:table-row>
        <table:table-row table:style-name="ro1">
          <table:table-cell table:number-columns-repeated="18"/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VLOOKUP([.S76];[.$A$3:.$H$39];8;TRUE())" office:value-type="float" office:value="0.165110412466438" calcext:value-type="float">
            <text:p>0.165110412466438</text:p>
          </table:table-cell>
          <table:table-cell table:formula="of:=VLOOKUP([.T76];[.$K$3:.$Q$21];7;TRUE())" office:value-type="float" office:value="0.996240207545015" calcext:value-type="float">
            <text:p>0.996240207545015</text:p>
          </table:table-cell>
          <table:table-cell table:formula="of:=[.U76]*[.V76]" office:value-type="float" office:value="0.164489631583408" calcext:value-type="float">
            <text:p>0.164489631583408</text:p>
          </table:table-cell>
        </table:table-row>
        <table:table-row table:style-name="ro1">
          <table:table-cell table:number-columns-repeated="18"/>
          <table:table-cell office:value-type="float" office:value="-90" calcext:value-type="float">
            <text:p>-90</text:p>
          </table:table-cell>
          <table:table-cell office:value-type="float" office:value="10" calcext:value-type="float">
            <text:p>10</text:p>
          </table:table-cell>
          <table:table-cell table:formula="of:=VLOOKUP([.S77];[.$A$3:.$H$39];8;TRUE())" office:value-type="float" office:value="0.0346010697214856" calcext:value-type="float">
            <text:p>0.034601069721486</text:p>
          </table:table-cell>
          <table:table-cell table:formula="of:=VLOOKUP([.T77];[.$K$3:.$Q$21];7;TRUE())" office:value-type="float" office:value="0.984864553934647" calcext:value-type="float">
            <text:p>0.984864553934647</text:p>
          </table:table-cell>
          <table:table-cell table:formula="of:=[.U77]*[.V77]" office:value-type="float" office:value="0.0340773670969125" calcext:value-type="float">
            <text:p>0.034077367096913</text:p>
          </table:table-cell>
        </table:table-row>
        <table:table-row table:style-name="ro1">
          <table:table-cell table:number-columns-repeated="18"/>
          <table:table-cell office:value-type="float" office:value="-85" calcext:value-type="float">
            <text:p>-85</text:p>
          </table:table-cell>
          <table:table-cell office:value-type="float" office:value="10" calcext:value-type="float">
            <text:p>10</text:p>
          </table:table-cell>
          <table:table-cell table:formula="of:=VLOOKUP([.S78];[.$A$3:.$H$39];8;TRUE())" office:value-type="float" office:value="0.0677074780602786" calcext:value-type="float">
            <text:p>0.067707478060279</text:p>
          </table:table-cell>
          <table:table-cell table:formula="of:=VLOOKUP([.T78];[.$K$3:.$Q$21];7;TRUE())" office:value-type="float" office:value="0.984864553934647" calcext:value-type="float">
            <text:p>0.984864553934647</text:p>
          </table:table-cell>
          <table:table-cell table:formula="of:=[.U78]*[.V78]" office:value-type="float" office:value="0.0666826951778762" calcext:value-type="float">
            <text:p>0.066682695177876</text:p>
          </table:table-cell>
        </table:table-row>
        <table:table-row table:style-name="ro1">
          <table:table-cell table:number-columns-repeated="18"/>
          <table:table-cell office:value-type="float" office:value="-80" calcext:value-type="float">
            <text:p>-80</text:p>
          </table:table-cell>
          <table:table-cell office:value-type="float" office:value="10" calcext:value-type="float">
            <text:p>10</text:p>
          </table:table-cell>
          <table:table-cell table:formula="of:=VLOOKUP([.S79];[.$A$3:.$H$39];8;TRUE())" office:value-type="float" office:value="0.112357067216326" calcext:value-type="float">
            <text:p>0.112357067216326</text:p>
          </table:table-cell>
          <table:table-cell table:formula="of:=VLOOKUP([.T79];[.$K$3:.$Q$21];7;TRUE())" office:value-type="float" office:value="0.984864553934647" calcext:value-type="float">
            <text:p>0.984864553934647</text:p>
          </table:table-cell>
          <table:table-cell table:formula="of:=[.U79]*[.V79]" office:value-type="float" office:value="0.110656492885412" calcext:value-type="float">
            <text:p>0.110656492885412</text:p>
          </table:table-cell>
        </table:table-row>
        <table:table-row table:style-name="ro1">
          <table:table-cell table:number-columns-repeated="18"/>
          <table:table-cell office:value-type="float" office:value="-75" calcext:value-type="float">
            <text:p>-75</text:p>
          </table:table-cell>
          <table:table-cell office:value-type="float" office:value="10" calcext:value-type="float">
            <text:p>10</text:p>
          </table:table-cell>
          <table:table-cell table:formula="of:=VLOOKUP([.S80];[.$A$3:.$H$39];8;TRUE())" office:value-type="float" office:value="0.161584756739862" calcext:value-type="float">
            <text:p>0.161584756739862</text:p>
          </table:table-cell>
          <table:table-cell table:formula="of:=VLOOKUP([.T80];[.$K$3:.$Q$21];7;TRUE())" office:value-type="float" office:value="0.984864553934647" calcext:value-type="float">
            <text:p>0.984864553934647</text:p>
          </table:table-cell>
          <table:table-cell table:formula="of:=[.U80]*[.V80]" office:value-type="float" office:value="0.159139099369242" calcext:value-type="float">
            <text:p>0.159139099369242</text:p>
          </table:table-cell>
        </table:table-row>
        <table:table-row table:style-name="ro1">
          <table:table-cell table:number-columns-repeated="18"/>
          <table:table-cell office:value-type="float" office:value="-70" calcext:value-type="float">
            <text:p>-70</text:p>
          </table:table-cell>
          <table:table-cell office:value-type="float" office:value="10" calcext:value-type="float">
            <text:p>10</text:p>
          </table:table-cell>
          <table:table-cell table:formula="of:=VLOOKUP([.S81];[.$A$3:.$H$39];8;TRUE())" office:value-type="float" office:value="0.225105399972883" calcext:value-type="float">
            <text:p>0.225105399972883</text:p>
          </table:table-cell>
          <table:table-cell table:formula="of:=VLOOKUP([.T81];[.$K$3:.$Q$21];7;TRUE())" office:value-type="float" office:value="0.984864553934647" calcext:value-type="float">
            <text:p>0.984864553934647</text:p>
          </table:table-cell>
          <table:table-cell table:formula="of:=[.U81]*[.V81]" office:value-type="float" office:value="0.221698329332574" calcext:value-type="float">
            <text:p>0.221698329332574</text:p>
          </table:table-cell>
        </table:table-row>
        <table:table-row table:style-name="ro1">
          <table:table-cell table:number-columns-repeated="18"/>
          <table:table-cell office:value-type="float" office:value="-65" calcext:value-type="float">
            <text:p>-65</text:p>
          </table:table-cell>
          <table:table-cell office:value-type="float" office:value="10" calcext:value-type="float">
            <text:p>10</text:p>
          </table:table-cell>
          <table:table-cell table:formula="of:=VLOOKUP([.S82];[.$A$3:.$H$39];8;TRUE())" office:value-type="float" office:value="0.304403226269396" calcext:value-type="float">
            <text:p>0.304403226269396</text:p>
          </table:table-cell>
          <table:table-cell table:formula="of:=VLOOKUP([.T82];[.$K$3:.$Q$21];7;TRUE())" office:value-type="float" office:value="0.984864553934647" calcext:value-type="float">
            <text:p>0.984864553934647</text:p>
          </table:table-cell>
          <table:table-cell table:formula="of:=[.U82]*[.V82]" office:value-type="float" office:value="0.299795947656076" calcext:value-type="float">
            <text:p>0.299795947656076</text:p>
          </table:table-cell>
        </table:table-row>
        <table:table-row table:style-name="ro1">
          <table:table-cell table:number-columns-repeated="18"/>
          <table:table-cell office:value-type="float" office:value="-60" calcext:value-type="float">
            <text:p>-60</text:p>
          </table:table-cell>
          <table:table-cell office:value-type="float" office:value="10" calcext:value-type="float">
            <text:p>10</text:p>
          </table:table-cell>
          <table:table-cell table:formula="of:=VLOOKUP([.S83];[.$A$3:.$H$39];8;TRUE())" office:value-type="float" office:value="0.386909324610451" calcext:value-type="float">
            <text:p>0.386909324610451</text:p>
          </table:table-cell>
          <table:table-cell table:formula="of:=VLOOKUP([.T83];[.$K$3:.$Q$21];7;TRUE())" office:value-type="float" office:value="0.984864553934647" calcext:value-type="float">
            <text:p>0.984864553934647</text:p>
          </table:table-cell>
          <table:table-cell table:formula="of:=[.U83]*[.V83]" office:value-type="float" office:value="0.381053279395627" calcext:value-type="float">
            <text:p>0.381053279395627</text:p>
          </table:table-cell>
        </table:table-row>
        <table:table-row table:style-name="ro1">
          <table:table-cell table:number-columns-repeated="18"/>
          <table:table-cell office:value-type="float" office:value="-55" calcext:value-type="float">
            <text:p>-55</text:p>
          </table:table-cell>
          <table:table-cell office:value-type="float" office:value="10" calcext:value-type="float">
            <text:p>10</text:p>
          </table:table-cell>
          <table:table-cell table:formula="of:=VLOOKUP([.S84];[.$A$3:.$H$39];8;TRUE())" office:value-type="float" office:value="0.466576591963033" calcext:value-type="float">
            <text:p>0.466576591963033</text:p>
          </table:table-cell>
          <table:table-cell table:formula="of:=VLOOKUP([.T84];[.$K$3:.$Q$21];7;TRUE())" office:value-type="float" office:value="0.984864553934647" calcext:value-type="float">
            <text:p>0.984864553934647</text:p>
          </table:table-cell>
          <table:table-cell table:formula="of:=[.U84]*[.V84]" office:value-type="float" office:value="0.459514747120021" calcext:value-type="float">
            <text:p>0.459514747120021</text:p>
          </table:table-cell>
        </table:table-row>
        <table:table-row table:style-name="ro1">
          <table:table-cell table:number-columns-repeated="18"/>
          <table:table-cell office:value-type="float" office:value="-50" calcext:value-type="float">
            <text:p>-50</text:p>
          </table:table-cell>
          <table:table-cell office:value-type="float" office:value="10" calcext:value-type="float">
            <text:p>10</text:p>
          </table:table-cell>
          <table:table-cell table:formula="of:=VLOOKUP([.S85];[.$A$3:.$H$39];8;TRUE())" office:value-type="float" office:value="0.550290714741635" calcext:value-type="float">
            <text:p>0.550290714741635</text:p>
          </table:table-cell>
          <table:table-cell table:formula="of:=VLOOKUP([.T85];[.$K$3:.$Q$21];7;TRUE())" office:value-type="float" office:value="0.984864553934647" calcext:value-type="float">
            <text:p>0.984864553934647</text:p>
          </table:table-cell>
          <table:table-cell table:formula="of:=[.U85]*[.V85]" office:value-type="float" office:value="0.541961819308399" calcext:value-type="float">
            <text:p>0.541961819308399</text:p>
          </table:table-cell>
        </table:table-row>
        <table:table-row table:style-name="ro1">
          <table:table-cell table:number-columns-repeated="18"/>
          <table:table-cell office:value-type="float" office:value="-85" calcext:value-type="float">
            <text:p>-85</text:p>
          </table:table-cell>
          <table:table-cell office:value-type="float" office:value="10" calcext:value-type="float">
            <text:p>10</text:p>
          </table:table-cell>
          <table:table-cell table:formula="of:=VLOOKUP([.S86];[.$A$3:.$H$39];8;TRUE())" office:value-type="float" office:value="0.0677074780602786" calcext:value-type="float">
            <text:p>0.067707478060279</text:p>
          </table:table-cell>
          <table:table-cell table:formula="of:=VLOOKUP([.T86];[.$K$3:.$Q$21];7;TRUE())" office:value-type="float" office:value="0.984864553934647" calcext:value-type="float">
            <text:p>0.984864553934647</text:p>
          </table:table-cell>
          <table:table-cell table:formula="of:=[.U86]*[.V86]" office:value-type="float" office:value="0.0666826951778762" calcext:value-type="float">
            <text:p>0.066682695177876</text:p>
          </table:table-cell>
        </table:table-row>
        <table:table-row table:style-name="ro1">
          <table:table-cell table:number-columns-repeated="18"/>
          <table:table-cell office:value-type="float" office:value="-80" calcext:value-type="float">
            <text:p>-80</text:p>
          </table:table-cell>
          <table:table-cell office:value-type="float" office:value="10" calcext:value-type="float">
            <text:p>10</text:p>
          </table:table-cell>
          <table:table-cell table:formula="of:=VLOOKUP([.S87];[.$A$3:.$H$39];8;TRUE())" office:value-type="float" office:value="0.112357067216326" calcext:value-type="float">
            <text:p>0.112357067216326</text:p>
          </table:table-cell>
          <table:table-cell table:formula="of:=VLOOKUP([.T87];[.$K$3:.$Q$21];7;TRUE())" office:value-type="float" office:value="0.984864553934647" calcext:value-type="float">
            <text:p>0.984864553934647</text:p>
          </table:table-cell>
          <table:table-cell table:formula="of:=[.U87]*[.V87]" office:value-type="float" office:value="0.110656492885412" calcext:value-type="float">
            <text:p>0.110656492885412</text:p>
          </table:table-cell>
        </table:table-row>
        <table:table-row table:style-name="ro1">
          <table:table-cell table:number-columns-repeated="18"/>
          <table:table-cell office:value-type="float" office:value="-35" calcext:value-type="float">
            <text:p>-35</text:p>
          </table:table-cell>
          <table:table-cell office:value-type="float" office:value="10" calcext:value-type="float">
            <text:p>10</text:p>
          </table:table-cell>
          <table:table-cell table:formula="of:=VLOOKUP([.S88];[.$A$3:.$H$39];8;TRUE())" office:value-type="float" office:value="0.818999380549014" calcext:value-type="float">
            <text:p>0.818999380549014</text:p>
          </table:table-cell>
          <table:table-cell table:formula="of:=VLOOKUP([.T88];[.$K$3:.$Q$21];7;TRUE())" office:value-type="float" office:value="0.984864553934647" calcext:value-type="float">
            <text:p>0.984864553934647</text:p>
          </table:table-cell>
          <table:table-cell table:formula="of:=[.U88]*[.V88]" office:value-type="float" office:value="0.806603459597157" calcext:value-type="float">
            <text:p>0.806603459597157</text:p>
          </table:table-cell>
        </table:table-row>
        <table:table-row table:style-name="ro1">
          <table:table-cell table:number-columns-repeated="18"/>
          <table:table-cell office:value-type="float" office:value="-30" calcext:value-type="float">
            <text:p>-30</text:p>
          </table:table-cell>
          <table:table-cell office:value-type="float" office:value="10" calcext:value-type="float">
            <text:p>10</text:p>
          </table:table-cell>
          <table:table-cell table:formula="of:=VLOOKUP([.S89];[.$A$3:.$H$39];8;TRUE())" office:value-type="float" office:value="0.800745484766012" calcext:value-type="float">
            <text:p>0.800745484766012</text:p>
          </table:table-cell>
          <table:table-cell table:formula="of:=VLOOKUP([.T89];[.$K$3:.$Q$21];7;TRUE())" office:value-type="float" office:value="0.984864553934647" calcext:value-type="float">
            <text:p>0.984864553934647</text:p>
          </table:table-cell>
          <table:table-cell table:formula="of:=[.U89]*[.V89]" office:value-type="float" office:value="0.788625844669261" calcext:value-type="float">
            <text:p>0.788625844669261</text:p>
          </table:table-cell>
        </table:table-row>
        <table:table-row table:style-name="ro1">
          <table:table-cell table:number-columns-repeated="18"/>
          <table:table-cell office:value-type="float" office:value="-25" calcext:value-type="float">
            <text:p>-25</text:p>
          </table:table-cell>
          <table:table-cell office:value-type="float" office:value="10" calcext:value-type="float">
            <text:p>10</text:p>
          </table:table-cell>
          <table:table-cell table:formula="of:=VLOOKUP([.S90];[.$A$3:.$H$39];8;TRUE())" office:value-type="float" office:value="0.851158951954114" calcext:value-type="float">
            <text:p>0.851158951954114</text:p>
          </table:table-cell>
          <table:table-cell table:formula="of:=VLOOKUP([.T90];[.$K$3:.$Q$21];7;TRUE())" office:value-type="float" office:value="0.984864553934647" calcext:value-type="float">
            <text:p>0.984864553934647</text:p>
          </table:table-cell>
          <table:table-cell table:formula="of:=[.U90]*[.V90]" office:value-type="float" office:value="0.83827628154377" calcext:value-type="float">
            <text:p>0.83827628154377</text:p>
          </table:table-cell>
        </table:table-row>
        <table:table-row table:style-name="ro1">
          <table:table-cell table:number-columns-repeated="18"/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table:formula="of:=VLOOKUP([.S91];[.$A$3:.$H$39];8;TRUE())" office:value-type="float" office:value="0.895040298713808" calcext:value-type="float">
            <text:p>0.895040298713808</text:p>
          </table:table-cell>
          <table:table-cell table:formula="of:=VLOOKUP([.T91];[.$K$3:.$Q$21];7;TRUE())" office:value-type="float" office:value="0.984864553934647" calcext:value-type="float">
            <text:p>0.984864553934647</text:p>
          </table:table-cell>
          <table:table-cell table:formula="of:=[.U91]*[.V91]" office:value-type="float" office:value="0.881493464546307" calcext:value-type="float">
            <text:p>0.881493464546307</text:p>
          </table:table-cell>
        </table:table-row>
        <table:table-row table:style-name="ro1">
          <table:table-cell table:number-columns-repeated="18"/>
          <table:table-cell office:value-type="float" office:value="-15" calcext:value-type="float">
            <text:p>-15</text:p>
          </table:table-cell>
          <table:table-cell office:value-type="float" office:value="10" calcext:value-type="float">
            <text:p>10</text:p>
          </table:table-cell>
          <table:table-cell table:formula="of:=VLOOKUP([.S92];[.$A$3:.$H$39];8;TRUE())" office:value-type="float" office:value="0.932133741343311" calcext:value-type="float">
            <text:p>0.932133741343311</text:p>
          </table:table-cell>
          <table:table-cell table:formula="of:=VLOOKUP([.T92];[.$K$3:.$Q$21];7;TRUE())" office:value-type="float" office:value="0.984864553934647" calcext:value-type="float">
            <text:p>0.984864553934647</text:p>
          </table:table-cell>
          <table:table-cell table:formula="of:=[.U92]*[.V92]" office:value-type="float" office:value="0.918025481375513" calcext:value-type="float">
            <text:p>0.918025481375513</text:p>
          </table:table-cell>
        </table:table-row>
        <table:table-row table:style-name="ro1">
          <table:table-cell table:number-columns-repeated="18"/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formula="of:=VLOOKUP([.S93];[.$A$3:.$H$39];8;TRUE())" office:value-type="float" office:value="0.962152026281059" calcext:value-type="float">
            <text:p>0.962152026281059</text:p>
          </table:table-cell>
          <table:table-cell table:formula="of:=VLOOKUP([.T93];[.$K$3:.$Q$21];7;TRUE())" office:value-type="float" office:value="0.984864553934647" calcext:value-type="float">
            <text:p>0.984864553934647</text:p>
          </table:table-cell>
          <table:table-cell table:formula="of:=[.U93]*[.V93]" office:value-type="float" office:value="0.947589426180612" calcext:value-type="float">
            <text:p>0.947589426180612</text:p>
          </table:table-cell>
        </table:table-row>
        <table:table-row table:style-name="ro1">
          <table:table-cell table:number-columns-repeated="18"/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table:formula="of:=VLOOKUP([.S94];[.$A$3:.$H$39];8;TRUE())" office:value-type="float" office:value="0.9848199370654" calcext:value-type="float">
            <text:p>0.9848199370654</text:p>
          </table:table-cell>
          <table:table-cell table:formula="of:=VLOOKUP([.T94];[.$K$3:.$Q$21];7;TRUE())" office:value-type="float" office:value="0.984864553934647" calcext:value-type="float">
            <text:p>0.984864553934647</text:p>
          </table:table-cell>
          <table:table-cell table:formula="of:=[.U94]*[.V94]" office:value-type="float" office:value="0.969914248023862" calcext:value-type="float">
            <text:p>0.969914248023862</text:p>
          </table:table-cell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VLOOKUP([.S95];[.$A$3:.$H$39];8;TRUE())" office:value-type="float" office:value="1" calcext:value-type="float">
            <text:p>1</text:p>
          </table:table-cell>
          <table:table-cell table:formula="of:=VLOOKUP([.T95];[.$K$3:.$Q$21];7;TRUE())" office:value-type="float" office:value="0.984864553934647" calcext:value-type="float">
            <text:p>0.984864553934647</text:p>
          </table:table-cell>
          <table:table-cell table:formula="of:=[.U95]*[.V95]" office:value-type="float" office:value="0.984864553934647" calcext:value-type="float">
            <text:p>0.984864553934647</text:p>
          </table:table-cell>
        </table:table-row>
        <table:table-row table:style-name="ro1">
          <table:table-cell table:number-columns-repeated="18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VLOOKUP([.S96];[.$A$3:.$H$39];8;TRUE())" office:value-type="float" office:value="1.00754566404742" calcext:value-type="float">
            <text:p>1.00754566404742</text:p>
          </table:table-cell>
          <table:table-cell table:formula="of:=VLOOKUP([.T96];[.$K$3:.$Q$21];7;TRUE())" office:value-type="float" office:value="0.984864553934647" calcext:value-type="float">
            <text:p>0.984864553934647</text:p>
          </table:table-cell>
          <table:table-cell table:formula="of:=[.U96]*[.V96]" office:value-type="float" office:value="0.992296010990853" calcext:value-type="float">
            <text:p>0.992296010990853</text:p>
          </table:table-cell>
        </table:table-row>
        <table:table-row table:style-name="ro1">
          <table:table-cell table:number-columns-repeated="18"/>
          <table:table-cell table:number-columns-repeated="2" office:value-type="float" office:value="10" calcext:value-type="float">
            <text:p>10</text:p>
          </table:table-cell>
          <table:table-cell table:formula="of:=VLOOKUP([.S97];[.$A$3:.$H$39];8;TRUE())" office:value-type="float" office:value="1.00744692694194" calcext:value-type="float">
            <text:p>1.00744692694194</text:p>
          </table:table-cell>
          <table:table-cell table:formula="of:=VLOOKUP([.T97];[.$K$3:.$Q$21];7;TRUE())" office:value-type="float" office:value="0.984864553934647" calcext:value-type="float">
            <text:p>0.984864553934647</text:p>
          </table:table-cell>
          <table:table-cell table:formula="of:=[.U97]*[.V97]" office:value-type="float" office:value="0.992198768315504" calcext:value-type="float">
            <text:p>0.992198768315504</text:p>
          </table:table-cell>
        </table:table-row>
        <table:table-row table:style-name="ro1">
          <table:table-cell table:number-columns-repeated="18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VLOOKUP([.S98];[.$A$3:.$H$39];8;TRUE())" office:value-type="float" office:value="0.999679718220796" calcext:value-type="float">
            <text:p>0.999679718220796</text:p>
          </table:table-cell>
          <table:table-cell table:formula="of:=VLOOKUP([.T98];[.$K$3:.$Q$21];7;TRUE())" office:value-type="float" office:value="0.984864553934647" calcext:value-type="float">
            <text:p>0.984864553934647</text:p>
          </table:table-cell>
          <table:table-cell table:formula="of:=[.U98]*[.V98]" office:value-type="float" office:value="0.984549119763038" calcext:value-type="float">
            <text:p>0.984549119763038</text:p>
          </table:table-cell>
        </table:table-row>
        <table:table-row table:style-name="ro1">
          <table:table-cell table:number-columns-repeated="18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VLOOKUP([.S99];[.$A$3:.$H$39];8;TRUE())" office:value-type="float" office:value="0.984346386866864" calcext:value-type="float">
            <text:p>0.984346386866864</text:p>
          </table:table-cell>
          <table:table-cell table:formula="of:=VLOOKUP([.T99];[.$K$3:.$Q$21];7;TRUE())" office:value-type="float" office:value="0.984864553934647" calcext:value-type="float">
            <text:p>0.984864553934647</text:p>
          </table:table-cell>
          <table:table-cell table:formula="of:=[.U99]*[.V99]" office:value-type="float" office:value="0.969447865218815" calcext:value-type="float">
            <text:p>0.969447865218815</text:p>
          </table:table-cell>
        </table:table-row>
        <table:table-row table:style-name="ro1">
          <table:table-cell table:number-columns-repeated="18"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VLOOKUP([.S100];[.$A$3:.$H$39];8;TRUE())" office:value-type="float" office:value="0.961476201606161" calcext:value-type="float">
            <text:p>0.961476201606161</text:p>
          </table:table-cell>
          <table:table-cell table:formula="of:=VLOOKUP([.T100];[.$K$3:.$Q$21];7;TRUE())" office:value-type="float" office:value="0.984864553934647" calcext:value-type="float">
            <text:p>0.984864553934647</text:p>
          </table:table-cell>
          <table:table-cell table:formula="of:=[.U100]*[.V100]" office:value-type="float" office:value="0.946923830413631" calcext:value-type="float">
            <text:p>0.946923830413631</text:p>
          </table:table-cell>
        </table:table-row>
        <table:table-row table:style-name="ro1">
          <table:table-cell table:number-columns-repeated="18"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VLOOKUP([.S101];[.$A$3:.$H$39];8;TRUE())" office:value-type="float" office:value="0.931286671077667" calcext:value-type="float">
            <text:p>0.931286671077667</text:p>
          </table:table-cell>
          <table:table-cell table:formula="of:=VLOOKUP([.T101];[.$K$3:.$Q$21];7;TRUE())" office:value-type="float" office:value="0.984864553934647" calcext:value-type="float">
            <text:p>0.984864553934647</text:p>
          </table:table-cell>
          <table:table-cell table:formula="of:=[.U101]*[.V101]" office:value-type="float" office:value="0.917191231896188" calcext:value-type="float">
            <text:p>0.917191231896188</text:p>
          </table:table-cell>
        </table:table-row>
        <table:table-row table:style-name="ro1">
          <table:table-cell table:number-columns-repeated="18"/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VLOOKUP([.S102];[.$A$3:.$H$39];8;TRUE())" office:value-type="float" office:value="0.893976235524736" calcext:value-type="float">
            <text:p>0.893976235524736</text:p>
          </table:table-cell>
          <table:table-cell table:formula="of:=VLOOKUP([.T102];[.$K$3:.$Q$21];7;TRUE())" office:value-type="float" office:value="0.984864553934647" calcext:value-type="float">
            <text:p>0.984864553934647</text:p>
          </table:table-cell>
          <table:table-cell table:formula="of:=[.U102]*[.V102]" office:value-type="float" office:value="0.880445506428244" calcext:value-type="float">
            <text:p>0.880445506428244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formula="of:=VLOOKUP([.S103];[.$A$3:.$H$39];8;TRUE())" office:value-type="float" office:value="0.857410283950684" calcext:value-type="float">
            <text:p>0.857410283950684</text:p>
          </table:table-cell>
          <table:table-cell table:formula="of:=VLOOKUP([.T103];[.$K$3:.$Q$21];7;TRUE())" office:value-type="float" office:value="0.984864553934647" calcext:value-type="float">
            <text:p>0.984864553934647</text:p>
          </table:table-cell>
          <table:table-cell table:formula="of:=[.U103]*[.V103]" office:value-type="float" office:value="0.844432996842069" calcext:value-type="float">
            <text:p>0.844432996842069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formula="of:=VLOOKUP([.S104];[.$A$3:.$H$39];8;TRUE())" office:value-type="float" office:value="0.799343700764289" calcext:value-type="float">
            <text:p>0.799343700764289</text:p>
          </table:table-cell>
          <table:table-cell table:formula="of:=VLOOKUP([.T104];[.$K$3:.$Q$21];7;TRUE())" office:value-type="float" office:value="0.984864553934647" calcext:value-type="float">
            <text:p>0.984864553934647</text:p>
          </table:table-cell>
          <table:table-cell table:formula="of:=[.U104]*[.V104]" office:value-type="float" office:value="0.787245277293691" calcext:value-type="float">
            <text:p>0.787245277293691</text:p>
          </table:table-cell>
        </table:table-row>
        <table:table-row table:style-name="ro1">
          <table:table-cell table:number-columns-repeated="18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VLOOKUP([.S105];[.$A$3:.$H$39];8;TRUE())" office:value-type="float" office:value="0.893976235524736" calcext:value-type="float">
            <text:p>0.893976235524736</text:p>
          </table:table-cell>
          <table:table-cell table:formula="of:=VLOOKUP([.T105];[.$K$3:.$Q$21];7;TRUE())" office:value-type="float" office:value="0.984864553934647" calcext:value-type="float">
            <text:p>0.984864553934647</text:p>
          </table:table-cell>
          <table:table-cell table:formula="of:=[.U105]*[.V105]" office:value-type="float" office:value="0.880445506428244" calcext:value-type="float">
            <text:p>0.880445506428244</text:p>
          </table:table-cell>
        </table:table-row>
        <table:table-row table:style-name="ro1">
          <table:table-cell table:number-columns-repeated="18"/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formula="of:=VLOOKUP([.S106];[.$A$3:.$H$39];8;TRUE())" office:value-type="float" office:value="0.893976235524736" calcext:value-type="float">
            <text:p>0.893976235524736</text:p>
          </table:table-cell>
          <table:table-cell table:formula="of:=VLOOKUP([.T106];[.$K$3:.$Q$21];7;TRUE())" office:value-type="float" office:value="0.984864553934647" calcext:value-type="float">
            <text:p>0.984864553934647</text:p>
          </table:table-cell>
          <table:table-cell table:formula="of:=[.U106]*[.V106]" office:value-type="float" office:value="0.880445506428244" calcext:value-type="float">
            <text:p>0.880445506428244</text:p>
          </table:table-cell>
        </table:table-row>
        <table:table-row table:style-name="ro1">
          <table:table-cell table:number-columns-repeated="18"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VLOOKUP([.S107];[.$A$3:.$H$39];8;TRUE())" office:value-type="float" office:value="0.893976235524736" calcext:value-type="float">
            <text:p>0.893976235524736</text:p>
          </table:table-cell>
          <table:table-cell table:formula="of:=VLOOKUP([.T107];[.$K$3:.$Q$21];7;TRUE())" office:value-type="float" office:value="0.984864553934647" calcext:value-type="float">
            <text:p>0.984864553934647</text:p>
          </table:table-cell>
          <table:table-cell table:formula="of:=[.U107]*[.V107]" office:value-type="float" office:value="0.880445506428244" calcext:value-type="float">
            <text:p>0.880445506428244</text:p>
          </table:table-cell>
        </table:table-row>
        <table:table-row table:style-name="ro1">
          <table:table-cell table:number-columns-repeated="18"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formula="of:=VLOOKUP([.S108];[.$A$3:.$H$39];8;TRUE())" office:value-type="float" office:value="0.893976235524736" calcext:value-type="float">
            <text:p>0.893976235524736</text:p>
          </table:table-cell>
          <table:table-cell table:formula="of:=VLOOKUP([.T108];[.$K$3:.$Q$21];7;TRUE())" office:value-type="float" office:value="0.984864553934647" calcext:value-type="float">
            <text:p>0.984864553934647</text:p>
          </table:table-cell>
          <table:table-cell table:formula="of:=[.U108]*[.V108]" office:value-type="float" office:value="0.880445506428244" calcext:value-type="float">
            <text:p>0.880445506428244</text:p>
          </table:table-cell>
        </table:table-row>
        <table:table-row table:style-name="ro1">
          <table:table-cell table:number-columns-repeated="18"/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formula="of:=VLOOKUP([.S109];[.$A$3:.$H$39];8;TRUE())" office:value-type="float" office:value="0.893976235524736" calcext:value-type="float">
            <text:p>0.893976235524736</text:p>
          </table:table-cell>
          <table:table-cell table:formula="of:=VLOOKUP([.T109];[.$K$3:.$Q$21];7;TRUE())" office:value-type="float" office:value="0.984864553934647" calcext:value-type="float">
            <text:p>0.984864553934647</text:p>
          </table:table-cell>
          <table:table-cell table:formula="of:=[.U109]*[.V109]" office:value-type="float" office:value="0.880445506428244" calcext:value-type="float">
            <text:p>0.880445506428244</text:p>
          </table:table-cell>
        </table:table-row>
        <table:table-row table:style-name="ro1">
          <table:table-cell table:number-columns-repeated="18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formula="of:=VLOOKUP([.S110];[.$A$3:.$H$39];8;TRUE())" office:value-type="float" office:value="0.893976235524736" calcext:value-type="float">
            <text:p>0.893976235524736</text:p>
          </table:table-cell>
          <table:table-cell table:formula="of:=VLOOKUP([.T110];[.$K$3:.$Q$21];7;TRUE())" office:value-type="float" office:value="0.984864553934647" calcext:value-type="float">
            <text:p>0.984864553934647</text:p>
          </table:table-cell>
          <table:table-cell table:formula="of:=[.U110]*[.V110]" office:value-type="float" office:value="0.880445506428244" calcext:value-type="float">
            <text:p>0.880445506428244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formula="of:=VLOOKUP([.S111];[.$A$3:.$H$39];8;TRUE())" office:value-type="float" office:value="0.857410283950684" calcext:value-type="float">
            <text:p>0.857410283950684</text:p>
          </table:table-cell>
          <table:table-cell table:formula="of:=VLOOKUP([.T111];[.$K$3:.$Q$21];7;TRUE())" office:value-type="float" office:value="0.984864553934647" calcext:value-type="float">
            <text:p>0.984864553934647</text:p>
          </table:table-cell>
          <table:table-cell table:formula="of:=[.U111]*[.V111]" office:value-type="float" office:value="0.844432996842069" calcext:value-type="float">
            <text:p>0.844432996842069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formula="of:=VLOOKUP([.S112];[.$A$3:.$H$39];8;TRUE())" office:value-type="float" office:value="0.799343700764289" calcext:value-type="float">
            <text:p>0.799343700764289</text:p>
          </table:table-cell>
          <table:table-cell table:formula="of:=VLOOKUP([.T112];[.$K$3:.$Q$21];7;TRUE())" office:value-type="float" office:value="0.984864553934647" calcext:value-type="float">
            <text:p>0.984864553934647</text:p>
          </table:table-cell>
          <table:table-cell table:formula="of:=[.U112]*[.V112]" office:value-type="float" office:value="0.787245277293691" calcext:value-type="float">
            <text:p>0.787245277293691</text:p>
          </table:table-cell>
        </table:table-row>
        <table:table-row table:style-name="ro1">
          <table:table-cell table:number-columns-repeated="18"/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VLOOKUP([.S113];[.$A$3:.$H$39];8;TRUE())" office:value-type="float" office:value="0.165110412466438" calcext:value-type="float">
            <text:p>0.165110412466438</text:p>
          </table:table-cell>
          <table:table-cell table:formula="of:=VLOOKUP([.T113];[.$K$3:.$Q$21];7;TRUE())" office:value-type="float" office:value="0.984864553934647" calcext:value-type="float">
            <text:p>0.984864553934647</text:p>
          </table:table-cell>
          <table:table-cell table:formula="of:=[.U113]*[.V113]" office:value-type="float" office:value="0.162611392723724" calcext:value-type="float">
            <text:p>0.162611392723724</text:p>
          </table:table-cell>
        </table:table-row>
        <table:table-row table:style-name="ro1">
          <table:table-cell table:number-columns-repeated="18"/>
          <table:table-cell office:value-type="float" office:value="-90" calcext:value-type="float">
            <text:p>-90</text:p>
          </table:table-cell>
          <table:table-cell office:value-type="float" office:value="15" calcext:value-type="float">
            <text:p>15</text:p>
          </table:table-cell>
          <table:table-cell table:formula="of:=VLOOKUP([.S114];[.$A$3:.$H$39];8;TRUE())" office:value-type="float" office:value="0.0346010697214856" calcext:value-type="float">
            <text:p>0.034601069721486</text:p>
          </table:table-cell>
          <table:table-cell table:formula="of:=VLOOKUP([.T114];[.$K$3:.$Q$21];7;TRUE())" office:value-type="float" office:value="0.9659315747524" calcext:value-type="float">
            <text:p>0.9659315747524</text:p>
          </table:table-cell>
          <table:table-cell table:formula="of:=[.U114]*[.V114]" office:value-type="float" office:value="0.0334222657641921" calcext:value-type="float">
            <text:p>0.033422265764192</text:p>
          </table:table-cell>
        </table:table-row>
        <table:table-row table:style-name="ro1">
          <table:table-cell table:number-columns-repeated="18"/>
          <table:table-cell office:value-type="float" office:value="-85" calcext:value-type="float">
            <text:p>-85</text:p>
          </table:table-cell>
          <table:table-cell office:value-type="float" office:value="15" calcext:value-type="float">
            <text:p>15</text:p>
          </table:table-cell>
          <table:table-cell table:formula="of:=VLOOKUP([.S115];[.$A$3:.$H$39];8;TRUE())" office:value-type="float" office:value="0.0677074780602786" calcext:value-type="float">
            <text:p>0.067707478060279</text:p>
          </table:table-cell>
          <table:table-cell table:formula="of:=VLOOKUP([.T115];[.$K$3:.$Q$21];7;TRUE())" office:value-type="float" office:value="0.9659315747524" calcext:value-type="float">
            <text:p>0.9659315747524</text:p>
          </table:table-cell>
          <table:table-cell table:formula="of:=[.U115]*[.V115]" office:value-type="float" office:value="0.0654007909052785" calcext:value-type="float">
            <text:p>0.065400790905279</text:p>
          </table:table-cell>
        </table:table-row>
        <table:table-row table:style-name="ro1">
          <table:table-cell table:number-columns-repeated="18"/>
          <table:table-cell office:value-type="float" office:value="-80" calcext:value-type="float">
            <text:p>-80</text:p>
          </table:table-cell>
          <table:table-cell office:value-type="float" office:value="15" calcext:value-type="float">
            <text:p>15</text:p>
          </table:table-cell>
          <table:table-cell table:formula="of:=VLOOKUP([.S116];[.$A$3:.$H$39];8;TRUE())" office:value-type="float" office:value="0.112357067216326" calcext:value-type="float">
            <text:p>0.112357067216326</text:p>
          </table:table-cell>
          <table:table-cell table:formula="of:=VLOOKUP([.T116];[.$K$3:.$Q$21];7;TRUE())" office:value-type="float" office:value="0.9659315747524" calcext:value-type="float">
            <text:p>0.9659315747524</text:p>
          </table:table-cell>
          <table:table-cell table:formula="of:=[.U116]*[.V116]" office:value-type="float" office:value="0.108529238870827" calcext:value-type="float">
            <text:p>0.108529238870827</text:p>
          </table:table-cell>
        </table:table-row>
        <table:table-row table:style-name="ro1">
          <table:table-cell table:number-columns-repeated="18"/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table:formula="of:=VLOOKUP([.S117];[.$A$3:.$H$39];8;TRUE())" office:value-type="float" office:value="0.161584756739862" calcext:value-type="float">
            <text:p>0.161584756739862</text:p>
          </table:table-cell>
          <table:table-cell table:formula="of:=VLOOKUP([.T117];[.$K$3:.$Q$21];7;TRUE())" office:value-type="float" office:value="0.9659315747524" calcext:value-type="float">
            <text:p>0.9659315747524</text:p>
          </table:table-cell>
          <table:table-cell table:formula="of:=[.U117]*[.V117]" office:value-type="float" office:value="0.156079818533718" calcext:value-type="float">
            <text:p>0.156079818533718</text:p>
          </table:table-cell>
        </table:table-row>
        <table:table-row table:style-name="ro1">
          <table:table-cell table:number-columns-repeated="18"/>
          <table:table-cell office:value-type="float" office:value="-70" calcext:value-type="float">
            <text:p>-70</text:p>
          </table:table-cell>
          <table:table-cell office:value-type="float" office:value="15" calcext:value-type="float">
            <text:p>15</text:p>
          </table:table-cell>
          <table:table-cell table:formula="of:=VLOOKUP([.S118];[.$A$3:.$H$39];8;TRUE())" office:value-type="float" office:value="0.225105399972883" calcext:value-type="float">
            <text:p>0.225105399972883</text:p>
          </table:table-cell>
          <table:table-cell table:formula="of:=VLOOKUP([.T118];[.$K$3:.$Q$21];7;TRUE())" office:value-type="float" office:value="0.9659315747524" calcext:value-type="float">
            <text:p>0.9659315747524</text:p>
          </table:table-cell>
          <table:table-cell table:formula="of:=[.U118]*[.V118]" office:value-type="float" office:value="0.217436413481076" calcext:value-type="float">
            <text:p>0.217436413481076</text:p>
          </table:table-cell>
        </table:table-row>
        <table:table-row table:style-name="ro1">
          <table:table-cell table:number-columns-repeated="18"/>
          <table:table-cell office:value-type="float" office:value="-65" calcext:value-type="float">
            <text:p>-65</text:p>
          </table:table-cell>
          <table:table-cell office:value-type="float" office:value="15" calcext:value-type="float">
            <text:p>15</text:p>
          </table:table-cell>
          <table:table-cell table:formula="of:=VLOOKUP([.S119];[.$A$3:.$H$39];8;TRUE())" office:value-type="float" office:value="0.304403226269396" calcext:value-type="float">
            <text:p>0.304403226269396</text:p>
          </table:table-cell>
          <table:table-cell table:formula="of:=VLOOKUP([.T119];[.$K$3:.$Q$21];7;TRUE())" office:value-type="float" office:value="0.9659315747524" calcext:value-type="float">
            <text:p>0.9659315747524</text:p>
          </table:table-cell>
          <table:table-cell table:formula="of:=[.U119]*[.V119]" office:value-type="float" office:value="0.294032687710109" calcext:value-type="float">
            <text:p>0.294032687710109</text:p>
          </table:table-cell>
        </table:table-row>
        <table:table-row table:style-name="ro1">
          <table:table-cell table:number-columns-repeated="18"/>
          <table:table-cell office:value-type="float" office:value="-60" calcext:value-type="float">
            <text:p>-60</text:p>
          </table:table-cell>
          <table:table-cell office:value-type="float" office:value="15" calcext:value-type="float">
            <text:p>15</text:p>
          </table:table-cell>
          <table:table-cell table:formula="of:=VLOOKUP([.S120];[.$A$3:.$H$39];8;TRUE())" office:value-type="float" office:value="0.386909324610451" calcext:value-type="float">
            <text:p>0.386909324610451</text:p>
          </table:table-cell>
          <table:table-cell table:formula="of:=VLOOKUP([.T120];[.$K$3:.$Q$21];7;TRUE())" office:value-type="float" office:value="0.9659315747524" calcext:value-type="float">
            <text:p>0.9659315747524</text:p>
          </table:table-cell>
          <table:table-cell table:formula="of:=[.U120]*[.V120]" office:value-type="float" office:value="0.37372793320736" calcext:value-type="float">
            <text:p>0.37372793320736</text:p>
          </table:table-cell>
        </table:table-row>
        <table:table-row table:style-name="ro1">
          <table:table-cell table:number-columns-repeated="18"/>
          <table:table-cell office:value-type="float" office:value="-55" calcext:value-type="float">
            <text:p>-55</text:p>
          </table:table-cell>
          <table:table-cell office:value-type="float" office:value="15" calcext:value-type="float">
            <text:p>15</text:p>
          </table:table-cell>
          <table:table-cell table:formula="of:=VLOOKUP([.S121];[.$A$3:.$H$39];8;TRUE())" office:value-type="float" office:value="0.466576591963033" calcext:value-type="float">
            <text:p>0.466576591963033</text:p>
          </table:table-cell>
          <table:table-cell table:formula="of:=VLOOKUP([.T121];[.$K$3:.$Q$21];7;TRUE())" office:value-type="float" office:value="0.9659315747524" calcext:value-type="float">
            <text:p>0.9659315747524</text:p>
          </table:table-cell>
          <table:table-cell table:formula="of:=[.U121]*[.V121]" office:value-type="float" office:value="0.450681062217461" calcext:value-type="float">
            <text:p>0.450681062217461</text:p>
          </table:table-cell>
        </table:table-row>
        <table:table-row table:style-name="ro1">
          <table:table-cell table:number-columns-repeated="18"/>
          <table:table-cell office:value-type="float" office:value="-50" calcext:value-type="float">
            <text:p>-50</text:p>
          </table:table-cell>
          <table:table-cell office:value-type="float" office:value="15" calcext:value-type="float">
            <text:p>15</text:p>
          </table:table-cell>
          <table:table-cell table:formula="of:=VLOOKUP([.S122];[.$A$3:.$H$39];8;TRUE())" office:value-type="float" office:value="0.550290714741635" calcext:value-type="float">
            <text:p>0.550290714741635</text:p>
          </table:table-cell>
          <table:table-cell table:formula="of:=VLOOKUP([.T122];[.$K$3:.$Q$21];7;TRUE())" office:value-type="float" office:value="0.9659315747524" calcext:value-type="float">
            <text:p>0.9659315747524</text:p>
          </table:table-cell>
          <table:table-cell table:formula="of:=[.U122]*[.V122]" office:value-type="float" office:value="0.531543176662012" calcext:value-type="float">
            <text:p>0.531543176662012</text:p>
          </table:table-cell>
        </table:table-row>
        <table:table-row table:style-name="ro1">
          <table:table-cell table:number-columns-repeated="18"/>
          <table:table-cell office:value-type="float" office:value="-85" calcext:value-type="float">
            <text:p>-85</text:p>
          </table:table-cell>
          <table:table-cell office:value-type="float" office:value="15" calcext:value-type="float">
            <text:p>15</text:p>
          </table:table-cell>
          <table:table-cell table:formula="of:=VLOOKUP([.S123];[.$A$3:.$H$39];8;TRUE())" office:value-type="float" office:value="0.0677074780602786" calcext:value-type="float">
            <text:p>0.067707478060279</text:p>
          </table:table-cell>
          <table:table-cell table:formula="of:=VLOOKUP([.T123];[.$K$3:.$Q$21];7;TRUE())" office:value-type="float" office:value="0.9659315747524" calcext:value-type="float">
            <text:p>0.9659315747524</text:p>
          </table:table-cell>
          <table:table-cell table:formula="of:=[.U123]*[.V123]" office:value-type="float" office:value="0.0654007909052785" calcext:value-type="float">
            <text:p>0.065400790905279</text:p>
          </table:table-cell>
        </table:table-row>
        <table:table-row table:style-name="ro1">
          <table:table-cell table:number-columns-repeated="18"/>
          <table:table-cell office:value-type="float" office:value="-80" calcext:value-type="float">
            <text:p>-80</text:p>
          </table:table-cell>
          <table:table-cell office:value-type="float" office:value="15" calcext:value-type="float">
            <text:p>15</text:p>
          </table:table-cell>
          <table:table-cell table:formula="of:=VLOOKUP([.S124];[.$A$3:.$H$39];8;TRUE())" office:value-type="float" office:value="0.112357067216326" calcext:value-type="float">
            <text:p>0.112357067216326</text:p>
          </table:table-cell>
          <table:table-cell table:formula="of:=VLOOKUP([.T124];[.$K$3:.$Q$21];7;TRUE())" office:value-type="float" office:value="0.9659315747524" calcext:value-type="float">
            <text:p>0.9659315747524</text:p>
          </table:table-cell>
          <table:table-cell table:formula="of:=[.U124]*[.V124]" office:value-type="float" office:value="0.108529238870827" calcext:value-type="float">
            <text:p>0.108529238870827</text:p>
          </table:table-cell>
        </table:table-row>
        <table:table-row table:style-name="ro1">
          <table:table-cell table:number-columns-repeated="18"/>
          <table:table-cell office:value-type="float" office:value="-35" calcext:value-type="float">
            <text:p>-35</text:p>
          </table:table-cell>
          <table:table-cell office:value-type="float" office:value="15" calcext:value-type="float">
            <text:p>15</text:p>
          </table:table-cell>
          <table:table-cell table:formula="of:=VLOOKUP([.S125];[.$A$3:.$H$39];8;TRUE())" office:value-type="float" office:value="0.818999380549014" calcext:value-type="float">
            <text:p>0.818999380549014</text:p>
          </table:table-cell>
          <table:table-cell table:formula="of:=VLOOKUP([.T125];[.$K$3:.$Q$21];7;TRUE())" office:value-type="float" office:value="0.9659315747524" calcext:value-type="float">
            <text:p>0.9659315747524</text:p>
          </table:table-cell>
          <table:table-cell table:formula="of:=[.U125]*[.V125]" office:value-type="float" office:value="0.791097361374949" calcext:value-type="float">
            <text:p>0.791097361374949</text:p>
          </table:table-cell>
        </table:table-row>
        <table:table-row table:style-name="ro1">
          <table:table-cell table:number-columns-repeated="18"/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formula="of:=VLOOKUP([.S126];[.$A$3:.$H$39];8;TRUE())" office:value-type="float" office:value="0.800745484766012" calcext:value-type="float">
            <text:p>0.800745484766012</text:p>
          </table:table-cell>
          <table:table-cell table:formula="of:=VLOOKUP([.T126];[.$K$3:.$Q$21];7;TRUE())" office:value-type="float" office:value="0.9659315747524" calcext:value-type="float">
            <text:p>0.9659315747524</text:p>
          </table:table-cell>
          <table:table-cell table:formula="of:=[.U126]*[.V126]" office:value-type="float" office:value="0.773465347075908" calcext:value-type="float">
            <text:p>0.773465347075908</text:p>
          </table:table-cell>
        </table:table-row>
        <table:table-row table:style-name="ro1">
          <table:table-cell table:number-columns-repeated="18"/>
          <table:table-cell office:value-type="float" office:value="-25" calcext:value-type="float">
            <text:p>-25</text:p>
          </table:table-cell>
          <table:table-cell office:value-type="float" office:value="15" calcext:value-type="float">
            <text:p>15</text:p>
          </table:table-cell>
          <table:table-cell table:formula="of:=VLOOKUP([.S127];[.$A$3:.$H$39];8;TRUE())" office:value-type="float" office:value="0.851158951954114" calcext:value-type="float">
            <text:p>0.851158951954114</text:p>
          </table:table-cell>
          <table:table-cell table:formula="of:=VLOOKUP([.T127];[.$K$3:.$Q$21];7;TRUE())" office:value-type="float" office:value="0.9659315747524" calcext:value-type="float">
            <text:p>0.9659315747524</text:p>
          </table:table-cell>
          <table:table-cell table:formula="of:=[.U127]*[.V127]" office:value-type="float" office:value="0.82216130682564" calcext:value-type="float">
            <text:p>0.82216130682564</text:p>
          </table:table-cell>
        </table:table-row>
        <table:table-row table:style-name="ro1">
          <table:table-cell table:number-columns-repeated="18"/>
          <table:table-cell office:value-type="float" office:value="-20" calcext:value-type="float">
            <text:p>-20</text:p>
          </table:table-cell>
          <table:table-cell office:value-type="float" office:value="15" calcext:value-type="float">
            <text:p>15</text:p>
          </table:table-cell>
          <table:table-cell table:formula="of:=VLOOKUP([.S128];[.$A$3:.$H$39];8;TRUE())" office:value-type="float" office:value="0.895040298713808" calcext:value-type="float">
            <text:p>0.895040298713808</text:p>
          </table:table-cell>
          <table:table-cell table:formula="of:=VLOOKUP([.T128];[.$K$3:.$Q$21];7;TRUE())" office:value-type="float" office:value="0.9659315747524" calcext:value-type="float">
            <text:p>0.9659315747524</text:p>
          </table:table-cell>
          <table:table-cell table:formula="of:=[.U128]*[.V128]" office:value-type="float" office:value="0.864547685203487" calcext:value-type="float">
            <text:p>0.864547685203487</text:p>
          </table:table-cell>
        </table:table-row>
        <table:table-row table:style-name="ro1">
          <table:table-cell table:number-columns-repeated="18"/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formula="of:=VLOOKUP([.S129];[.$A$3:.$H$39];8;TRUE())" office:value-type="float" office:value="0.932133741343311" calcext:value-type="float">
            <text:p>0.932133741343311</text:p>
          </table:table-cell>
          <table:table-cell table:formula="of:=VLOOKUP([.T129];[.$K$3:.$Q$21];7;TRUE())" office:value-type="float" office:value="0.9659315747524" calcext:value-type="float">
            <text:p>0.9659315747524</text:p>
          </table:table-cell>
          <table:table-cell table:formula="of:=[.U129]*[.V129]" office:value-type="float" office:value="0.90037741265559" calcext:value-type="float">
            <text:p>0.90037741265559</text:p>
          </table:table-cell>
        </table:table-row>
        <table:table-row table:style-name="ro1">
          <table:table-cell table:number-columns-repeated="18"/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table:formula="of:=VLOOKUP([.S130];[.$A$3:.$H$39];8;TRUE())" office:value-type="float" office:value="0.962152026281059" calcext:value-type="float">
            <text:p>0.962152026281059</text:p>
          </table:table-cell>
          <table:table-cell table:formula="of:=VLOOKUP([.T130];[.$K$3:.$Q$21];7;TRUE())" office:value-type="float" office:value="0.9659315747524" calcext:value-type="float">
            <text:p>0.9659315747524</text:p>
          </table:table-cell>
          <table:table-cell table:formula="of:=[.U130]*[.V130]" office:value-type="float" office:value="0.929373021896876" calcext:value-type="float">
            <text:p>0.929373021896876</text:p>
          </table:table-cell>
        </table:table-row>
        <table:table-row table:style-name="ro1">
          <table:table-cell table:number-columns-repeated="18"/>
          <table:table-cell office:value-type="float" office:value="-5" calcext:value-type="float">
            <text:p>-5</text:p>
          </table:table-cell>
          <table:table-cell office:value-type="float" office:value="15" calcext:value-type="float">
            <text:p>15</text:p>
          </table:table-cell>
          <table:table-cell table:formula="of:=VLOOKUP([.S131];[.$A$3:.$H$39];8;TRUE())" office:value-type="float" office:value="0.9848199370654" calcext:value-type="float">
            <text:p>0.9848199370654</text:p>
          </table:table-cell>
          <table:table-cell table:formula="of:=VLOOKUP([.T131];[.$K$3:.$Q$21];7;TRUE())" office:value-type="float" office:value="0.9659315747524" calcext:value-type="float">
            <text:p>0.9659315747524</text:p>
          </table:table-cell>
          <table:table-cell table:formula="of:=[.U131]*[.V131]" office:value-type="float" office:value="0.951268672657142" calcext:value-type="float">
            <text:p>0.951268672657142</text:p>
          </table:table-cell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VLOOKUP([.S132];[.$A$3:.$H$39];8;TRUE())" office:value-type="float" office:value="1" calcext:value-type="float">
            <text:p>1</text:p>
          </table:table-cell>
          <table:table-cell table:formula="of:=VLOOKUP([.T132];[.$K$3:.$Q$21];7;TRUE())" office:value-type="float" office:value="0.9659315747524" calcext:value-type="float">
            <text:p>0.9659315747524</text:p>
          </table:table-cell>
          <table:table-cell table:formula="of:=[.U132]*[.V132]" office:value-type="float" office:value="0.9659315747524" calcext:value-type="float">
            <text:p>0.9659315747524</text:p>
          </table:table-cell>
        </table:table-row>
        <table:table-row table:style-name="ro1">
          <table:table-cell table:number-columns-repeated="18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VLOOKUP([.S133];[.$A$3:.$H$39];8;TRUE())" office:value-type="float" office:value="1.00754566404742" calcext:value-type="float">
            <text:p>1.00754566404742</text:p>
          </table:table-cell>
          <table:table-cell table:formula="of:=VLOOKUP([.T133];[.$K$3:.$Q$21];7;TRUE())" office:value-type="float" office:value="0.9659315747524" calcext:value-type="float">
            <text:p>0.9659315747524</text:p>
          </table:table-cell>
          <table:table-cell table:formula="of:=[.U133]*[.V133]" office:value-type="float" office:value="0.97322016990828" calcext:value-type="float">
            <text:p>0.97322016990828</text:p>
          </table:table-cell>
        </table:table-row>
        <table:table-row table:style-name="ro1">
          <table:table-cell table:number-columns-repeated="18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VLOOKUP([.S134];[.$A$3:.$H$39];8;TRUE())" office:value-type="float" office:value="1.00744692694194" calcext:value-type="float">
            <text:p>1.00744692694194</text:p>
          </table:table-cell>
          <table:table-cell table:formula="of:=VLOOKUP([.T134];[.$K$3:.$Q$21];7;TRUE())" office:value-type="float" office:value="0.9659315747524" calcext:value-type="float">
            <text:p>0.9659315747524</text:p>
          </table:table-cell>
          <table:table-cell table:formula="of:=[.U134]*[.V134]" office:value-type="float" office:value="0.973124796620494" calcext:value-type="float">
            <text:p>0.973124796620494</text:p>
          </table:table-cell>
        </table:table-row>
        <table:table-row table:style-name="ro1">
          <table:table-cell table:number-columns-repeated="18"/>
          <table:table-cell table:number-columns-repeated="2" office:value-type="float" office:value="15" calcext:value-type="float">
            <text:p>15</text:p>
          </table:table-cell>
          <table:table-cell table:formula="of:=VLOOKUP([.S135];[.$A$3:.$H$39];8;TRUE())" office:value-type="float" office:value="0.999679718220796" calcext:value-type="float">
            <text:p>0.999679718220796</text:p>
          </table:table-cell>
          <table:table-cell table:formula="of:=VLOOKUP([.T135];[.$K$3:.$Q$21];7;TRUE())" office:value-type="float" office:value="0.9659315747524" calcext:value-type="float">
            <text:p>0.9659315747524</text:p>
          </table:table-cell>
          <table:table-cell table:formula="of:=[.U135]*[.V135]" office:value-type="float" office:value="0.965622204469049" calcext:value-type="float">
            <text:p>0.965622204469049</text:p>
          </table:table-cell>
        </table:table-row>
        <table:table-row table:style-name="ro1">
          <table:table-cell table:number-columns-repeated="18"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VLOOKUP([.S136];[.$A$3:.$H$39];8;TRUE())" office:value-type="float" office:value="0.984346386866864" calcext:value-type="float">
            <text:p>0.984346386866864</text:p>
          </table:table-cell>
          <table:table-cell table:formula="of:=VLOOKUP([.T136];[.$K$3:.$Q$21];7;TRUE())" office:value-type="float" office:value="0.9659315747524" calcext:value-type="float">
            <text:p>0.9659315747524</text:p>
          </table:table-cell>
          <table:table-cell table:formula="of:=[.U136]*[.V136]" office:value-type="float" office:value="0.950811255568145" calcext:value-type="float">
            <text:p>0.950811255568145</text:p>
          </table:table-cell>
        </table:table-row>
        <table:table-row table:style-name="ro1">
          <table:table-cell table:number-columns-repeated="18"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VLOOKUP([.S137];[.$A$3:.$H$39];8;TRUE())" office:value-type="float" office:value="0.961476201606161" calcext:value-type="float">
            <text:p>0.961476201606161</text:p>
          </table:table-cell>
          <table:table-cell table:formula="of:=VLOOKUP([.T137];[.$K$3:.$Q$21];7;TRUE())" office:value-type="float" office:value="0.9659315747524" calcext:value-type="float">
            <text:p>0.9659315747524</text:p>
          </table:table-cell>
          <table:table-cell table:formula="of:=[.U137]*[.V137]" office:value-type="float" office:value="0.928720221504396" calcext:value-type="float">
            <text:p>0.928720221504396</text:p>
          </table:table-cell>
        </table:table-row>
        <table:table-row table:style-name="ro1">
          <table:table-cell table:number-columns-repeated="18"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VLOOKUP([.S138];[.$A$3:.$H$39];8;TRUE())" office:value-type="float" office:value="0.931286671077667" calcext:value-type="float">
            <text:p>0.931286671077667</text:p>
          </table:table-cell>
          <table:table-cell table:formula="of:=VLOOKUP([.T138];[.$K$3:.$Q$21];7;TRUE())" office:value-type="float" office:value="0.9659315747524" calcext:value-type="float">
            <text:p>0.9659315747524</text:p>
          </table:table-cell>
          <table:table-cell table:formula="of:=[.U138]*[.V138]" office:value-type="float" office:value="0.899559200739971" calcext:value-type="float">
            <text:p>0.899559200739971</text:p>
          </table:table-cell>
        </table:table-row>
        <table:table-row table:style-name="ro1">
          <table:table-cell table:number-columns-repeated="18"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formula="of:=VLOOKUP([.S139];[.$A$3:.$H$39];8;TRUE())" office:value-type="float" office:value="0.893976235524736" calcext:value-type="float">
            <text:p>0.893976235524736</text:p>
          </table:table-cell>
          <table:table-cell table:formula="of:=VLOOKUP([.T139];[.$K$3:.$Q$21];7;TRUE())" office:value-type="float" office:value="0.9659315747524" calcext:value-type="float">
            <text:p>0.9659315747524</text:p>
          </table:table-cell>
          <table:table-cell table:formula="of:=[.U139]*[.V139]" office:value-type="float" office:value="0.86351987297163" calcext:value-type="float">
            <text:p>0.86351987297163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formula="of:=VLOOKUP([.S140];[.$A$3:.$H$39];8;TRUE())" office:value-type="float" office:value="0.857410283950684" calcext:value-type="float">
            <text:p>0.857410283950684</text:p>
          </table:table-cell>
          <table:table-cell table:formula="of:=VLOOKUP([.T140];[.$K$3:.$Q$21];7;TRUE())" office:value-type="float" office:value="0.9659315747524" calcext:value-type="float">
            <text:p>0.9659315747524</text:p>
          </table:table-cell>
          <table:table-cell table:formula="of:=[.U140]*[.V140]" office:value-type="float" office:value="0.828199665785387" calcext:value-type="float">
            <text:p>0.828199665785387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VLOOKUP([.S141];[.$A$3:.$H$39];8;TRUE())" office:value-type="float" office:value="0.799343700764289" calcext:value-type="float">
            <text:p>0.799343700764289</text:p>
          </table:table-cell>
          <table:table-cell table:formula="of:=VLOOKUP([.T141];[.$K$3:.$Q$21];7;TRUE())" office:value-type="float" office:value="0.9659315747524" calcext:value-type="float">
            <text:p>0.9659315747524</text:p>
          </table:table-cell>
          <table:table-cell table:formula="of:=[.U141]*[.V141]" office:value-type="float" office:value="0.77211131964766" calcext:value-type="float">
            <text:p>0.77211131964766</text:p>
          </table:table-cell>
        </table:table-row>
        <table:table-row table:style-name="ro1">
          <table:table-cell table:number-columns-repeated="18"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VLOOKUP([.S142];[.$A$3:.$H$39];8;TRUE())" office:value-type="float" office:value="0.893976235524736" calcext:value-type="float">
            <text:p>0.893976235524736</text:p>
          </table:table-cell>
          <table:table-cell table:formula="of:=VLOOKUP([.T142];[.$K$3:.$Q$21];7;TRUE())" office:value-type="float" office:value="0.9659315747524" calcext:value-type="float">
            <text:p>0.9659315747524</text:p>
          </table:table-cell>
          <table:table-cell table:formula="of:=[.U142]*[.V142]" office:value-type="float" office:value="0.86351987297163" calcext:value-type="float">
            <text:p>0.86351987297163</text:p>
          </table:table-cell>
        </table:table-row>
        <table:table-row table:style-name="ro1">
          <table:table-cell table:number-columns-repeated="18"/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formula="of:=VLOOKUP([.S143];[.$A$3:.$H$39];8;TRUE())" office:value-type="float" office:value="0.893976235524736" calcext:value-type="float">
            <text:p>0.893976235524736</text:p>
          </table:table-cell>
          <table:table-cell table:formula="of:=VLOOKUP([.T143];[.$K$3:.$Q$21];7;TRUE())" office:value-type="float" office:value="0.9659315747524" calcext:value-type="float">
            <text:p>0.9659315747524</text:p>
          </table:table-cell>
          <table:table-cell table:formula="of:=[.U143]*[.V143]" office:value-type="float" office:value="0.86351987297163" calcext:value-type="float">
            <text:p>0.86351987297163</text:p>
          </table:table-cell>
        </table:table-row>
        <table:table-row table:style-name="ro1">
          <table:table-cell table:number-columns-repeated="18"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VLOOKUP([.S144];[.$A$3:.$H$39];8;TRUE())" office:value-type="float" office:value="0.893976235524736" calcext:value-type="float">
            <text:p>0.893976235524736</text:p>
          </table:table-cell>
          <table:table-cell table:formula="of:=VLOOKUP([.T144];[.$K$3:.$Q$21];7;TRUE())" office:value-type="float" office:value="0.9659315747524" calcext:value-type="float">
            <text:p>0.9659315747524</text:p>
          </table:table-cell>
          <table:table-cell table:formula="of:=[.U144]*[.V144]" office:value-type="float" office:value="0.86351987297163" calcext:value-type="float">
            <text:p>0.86351987297163</text:p>
          </table:table-cell>
        </table:table-row>
        <table:table-row table:style-name="ro1">
          <table:table-cell table:number-columns-repeated="18"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formula="of:=VLOOKUP([.S145];[.$A$3:.$H$39];8;TRUE())" office:value-type="float" office:value="0.893976235524736" calcext:value-type="float">
            <text:p>0.893976235524736</text:p>
          </table:table-cell>
          <table:table-cell table:formula="of:=VLOOKUP([.T145];[.$K$3:.$Q$21];7;TRUE())" office:value-type="float" office:value="0.9659315747524" calcext:value-type="float">
            <text:p>0.9659315747524</text:p>
          </table:table-cell>
          <table:table-cell table:formula="of:=[.U145]*[.V145]" office:value-type="float" office:value="0.86351987297163" calcext:value-type="float">
            <text:p>0.86351987297163</text:p>
          </table:table-cell>
        </table:table-row>
        <table:table-row table:style-name="ro1">
          <table:table-cell table:number-columns-repeated="18"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formula="of:=VLOOKUP([.S146];[.$A$3:.$H$39];8;TRUE())" office:value-type="float" office:value="0.893976235524736" calcext:value-type="float">
            <text:p>0.893976235524736</text:p>
          </table:table-cell>
          <table:table-cell table:formula="of:=VLOOKUP([.T146];[.$K$3:.$Q$21];7;TRUE())" office:value-type="float" office:value="0.9659315747524" calcext:value-type="float">
            <text:p>0.9659315747524</text:p>
          </table:table-cell>
          <table:table-cell table:formula="of:=[.U146]*[.V146]" office:value-type="float" office:value="0.86351987297163" calcext:value-type="float">
            <text:p>0.86351987297163</text:p>
          </table:table-cell>
        </table:table-row>
        <table:table-row table:style-name="ro1">
          <table:table-cell table:number-columns-repeated="18"/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VLOOKUP([.S147];[.$A$3:.$H$39];8;TRUE())" office:value-type="float" office:value="0.893976235524736" calcext:value-type="float">
            <text:p>0.893976235524736</text:p>
          </table:table-cell>
          <table:table-cell table:formula="of:=VLOOKUP([.T147];[.$K$3:.$Q$21];7;TRUE())" office:value-type="float" office:value="0.9659315747524" calcext:value-type="float">
            <text:p>0.9659315747524</text:p>
          </table:table-cell>
          <table:table-cell table:formula="of:=[.U147]*[.V147]" office:value-type="float" office:value="0.86351987297163" calcext:value-type="float">
            <text:p>0.86351987297163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formula="of:=VLOOKUP([.S148];[.$A$3:.$H$39];8;TRUE())" office:value-type="float" office:value="0.857410283950684" calcext:value-type="float">
            <text:p>0.857410283950684</text:p>
          </table:table-cell>
          <table:table-cell table:formula="of:=VLOOKUP([.T148];[.$K$3:.$Q$21];7;TRUE())" office:value-type="float" office:value="0.9659315747524" calcext:value-type="float">
            <text:p>0.9659315747524</text:p>
          </table:table-cell>
          <table:table-cell table:formula="of:=[.U148]*[.V148]" office:value-type="float" office:value="0.828199665785387" calcext:value-type="float">
            <text:p>0.828199665785387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VLOOKUP([.S149];[.$A$3:.$H$39];8;TRUE())" office:value-type="float" office:value="0.799343700764289" calcext:value-type="float">
            <text:p>0.799343700764289</text:p>
          </table:table-cell>
          <table:table-cell table:formula="of:=VLOOKUP([.T149];[.$K$3:.$Q$21];7;TRUE())" office:value-type="float" office:value="0.9659315747524" calcext:value-type="float">
            <text:p>0.9659315747524</text:p>
          </table:table-cell>
          <table:table-cell table:formula="of:=[.U149]*[.V149]" office:value-type="float" office:value="0.77211131964766" calcext:value-type="float">
            <text:p>0.77211131964766</text:p>
          </table:table-cell>
        </table:table-row>
        <table:table-row table:style-name="ro1">
          <table:table-cell table:number-columns-repeated="18"/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formula="of:=VLOOKUP([.S150];[.$A$3:.$H$39];8;TRUE())" office:value-type="float" office:value="0.165110412466438" calcext:value-type="float">
            <text:p>0.165110412466438</text:p>
          </table:table-cell>
          <table:table-cell table:formula="of:=VLOOKUP([.T150];[.$K$3:.$Q$21];7;TRUE())" office:value-type="float" office:value="0.9659315747524" calcext:value-type="float">
            <text:p>0.9659315747524</text:p>
          </table:table-cell>
          <table:table-cell table:formula="of:=[.U150]*[.V150]" office:value-type="float" office:value="0.159485360721725" calcext:value-type="float">
            <text:p>0.159485360721725</text:p>
          </table:table-cell>
        </table:table-row>
        <table:table-row table:style-name="ro1">
          <table:table-cell table:number-columns-repeated="18"/>
          <table:table-cell office:value-type="float" office:value="-90" calcext:value-type="float">
            <text:p>-90</text:p>
          </table:table-cell>
          <table:table-cell office:value-type="float" office:value="20" calcext:value-type="float">
            <text:p>20</text:p>
          </table:table-cell>
          <table:table-cell table:formula="of:=VLOOKUP([.S151];[.$A$3:.$H$39];8;TRUE())" office:value-type="float" office:value="0.0346010697214856" calcext:value-type="float">
            <text:p>0.034601069721486</text:p>
          </table:table-cell>
          <table:table-cell table:formula="of:=VLOOKUP([.T151];[.$K$3:.$Q$21];7;TRUE())" office:value-type="float" office:value="0.939850572503027" calcext:value-type="float">
            <text:p>0.939850572503027</text:p>
          </table:table-cell>
          <table:table-cell table:formula="of:=[.U151]*[.V151]" office:value-type="float" office:value="0.0325198351869553" calcext:value-type="float">
            <text:p>0.032519835186955</text:p>
          </table:table-cell>
        </table:table-row>
        <table:table-row table:style-name="ro1">
          <table:table-cell table:number-columns-repeated="18"/>
          <table:table-cell office:value-type="float" office:value="-85" calcext:value-type="float">
            <text:p>-85</text:p>
          </table:table-cell>
          <table:table-cell office:value-type="float" office:value="20" calcext:value-type="float">
            <text:p>20</text:p>
          </table:table-cell>
          <table:table-cell table:formula="of:=VLOOKUP([.S152];[.$A$3:.$H$39];8;TRUE())" office:value-type="float" office:value="0.0677074780602786" calcext:value-type="float">
            <text:p>0.067707478060279</text:p>
          </table:table-cell>
          <table:table-cell table:formula="of:=VLOOKUP([.T152];[.$K$3:.$Q$21];7;TRUE())" office:value-type="float" office:value="0.939850572503027" calcext:value-type="float">
            <text:p>0.939850572503027</text:p>
          </table:table-cell>
          <table:table-cell table:formula="of:=[.U152]*[.V152]" office:value-type="float" office:value="0.063634912017689" calcext:value-type="float">
            <text:p>0.063634912017689</text:p>
          </table:table-cell>
        </table:table-row>
        <table:table-row table:style-name="ro1">
          <table:table-cell table:number-columns-repeated="18"/>
          <table:table-cell office:value-type="float" office:value="-80" calcext:value-type="float">
            <text:p>-80</text:p>
          </table:table-cell>
          <table:table-cell office:value-type="float" office:value="20" calcext:value-type="float">
            <text:p>20</text:p>
          </table:table-cell>
          <table:table-cell table:formula="of:=VLOOKUP([.S153];[.$A$3:.$H$39];8;TRUE())" office:value-type="float" office:value="0.112357067216326" calcext:value-type="float">
            <text:p>0.112357067216326</text:p>
          </table:table-cell>
          <table:table-cell table:formula="of:=VLOOKUP([.T153];[.$K$3:.$Q$21];7;TRUE())" office:value-type="float" office:value="0.939850572503027" calcext:value-type="float">
            <text:p>0.939850572503027</text:p>
          </table:table-cell>
          <table:table-cell table:formula="of:=[.U153]*[.V153]" office:value-type="float" office:value="0.105598853948025" calcext:value-type="float">
            <text:p>0.105598853948025</text:p>
          </table:table-cell>
        </table:table-row>
        <table:table-row table:style-name="ro1">
          <table:table-cell table:number-columns-repeated="18"/>
          <table:table-cell office:value-type="float" office:value="-75" calcext:value-type="float">
            <text:p>-75</text:p>
          </table:table-cell>
          <table:table-cell office:value-type="float" office:value="20" calcext:value-type="float">
            <text:p>20</text:p>
          </table:table-cell>
          <table:table-cell table:formula="of:=VLOOKUP([.S154];[.$A$3:.$H$39];8;TRUE())" office:value-type="float" office:value="0.161584756739862" calcext:value-type="float">
            <text:p>0.161584756739862</text:p>
          </table:table-cell>
          <table:table-cell table:formula="of:=VLOOKUP([.T154];[.$K$3:.$Q$21];7;TRUE())" office:value-type="float" office:value="0.939850572503027" calcext:value-type="float">
            <text:p>0.939850572503027</text:p>
          </table:table-cell>
          <table:table-cell table:formula="of:=[.U154]*[.V154]" office:value-type="float" office:value="0.151865526129721" calcext:value-type="float">
            <text:p>0.151865526129721</text:p>
          </table:table-cell>
        </table:table-row>
        <table:table-row table:style-name="ro1">
          <table:table-cell table:number-columns-repeated="18"/>
          <table:table-cell office:value-type="float" office:value="-70" calcext:value-type="float">
            <text:p>-70</text:p>
          </table:table-cell>
          <table:table-cell office:value-type="float" office:value="20" calcext:value-type="float">
            <text:p>20</text:p>
          </table:table-cell>
          <table:table-cell table:formula="of:=VLOOKUP([.S155];[.$A$3:.$H$39];8;TRUE())" office:value-type="float" office:value="0.225105399972883" calcext:value-type="float">
            <text:p>0.225105399972883</text:p>
          </table:table-cell>
          <table:table-cell table:formula="of:=VLOOKUP([.T155];[.$K$3:.$Q$21];7;TRUE())" office:value-type="float" office:value="0.939850572503027" calcext:value-type="float">
            <text:p>0.939850572503027</text:p>
          </table:table-cell>
          <table:table-cell table:formula="of:=[.U155]*[.V155]" office:value-type="float" office:value="0.211565439038037" calcext:value-type="float">
            <text:p>0.211565439038037</text:p>
          </table:table-cell>
        </table:table-row>
        <table:table-row table:style-name="ro1">
          <table:table-cell table:number-columns-repeated="18"/>
          <table:table-cell office:value-type="float" office:value="-65" calcext:value-type="float">
            <text:p>-65</text:p>
          </table:table-cell>
          <table:table-cell office:value-type="float" office:value="20" calcext:value-type="float">
            <text:p>20</text:p>
          </table:table-cell>
          <table:table-cell table:formula="of:=VLOOKUP([.S156];[.$A$3:.$H$39];8;TRUE())" office:value-type="float" office:value="0.304403226269396" calcext:value-type="float">
            <text:p>0.304403226269396</text:p>
          </table:table-cell>
          <table:table-cell table:formula="of:=VLOOKUP([.T156];[.$K$3:.$Q$21];7;TRUE())" office:value-type="float" office:value="0.939850572503027" calcext:value-type="float">
            <text:p>0.939850572503027</text:p>
          </table:table-cell>
          <table:table-cell table:formula="of:=[.U156]*[.V156]" office:value-type="float" office:value="0.28609354648106" calcext:value-type="float">
            <text:p>0.28609354648106</text:p>
          </table:table-cell>
        </table:table-row>
        <table:table-row table:style-name="ro1">
          <table:table-cell table:number-columns-repeated="18"/>
          <table:table-cell office:value-type="float" office:value="-60" calcext:value-type="float">
            <text:p>-60</text:p>
          </table:table-cell>
          <table:table-cell office:value-type="float" office:value="20" calcext:value-type="float">
            <text:p>20</text:p>
          </table:table-cell>
          <table:table-cell table:formula="of:=VLOOKUP([.S157];[.$A$3:.$H$39];8;TRUE())" office:value-type="float" office:value="0.386909324610451" calcext:value-type="float">
            <text:p>0.386909324610451</text:p>
          </table:table-cell>
          <table:table-cell table:formula="of:=VLOOKUP([.T157];[.$K$3:.$Q$21];7;TRUE())" office:value-type="float" office:value="0.939850572503027" calcext:value-type="float">
            <text:p>0.939850572503027</text:p>
          </table:table-cell>
          <table:table-cell table:formula="of:=[.U157]*[.V157]" office:value-type="float" office:value="0.363636950241891" calcext:value-type="float">
            <text:p>0.363636950241891</text:p>
          </table:table-cell>
        </table:table-row>
        <table:table-row table:style-name="ro1">
          <table:table-cell table:number-columns-repeated="18"/>
          <table:table-cell office:value-type="float" office:value="-55" calcext:value-type="float">
            <text:p>-55</text:p>
          </table:table-cell>
          <table:table-cell office:value-type="float" office:value="20" calcext:value-type="float">
            <text:p>20</text:p>
          </table:table-cell>
          <table:table-cell table:formula="of:=VLOOKUP([.S158];[.$A$3:.$H$39];8;TRUE())" office:value-type="float" office:value="0.466576591963033" calcext:value-type="float">
            <text:p>0.466576591963033</text:p>
          </table:table-cell>
          <table:table-cell table:formula="of:=VLOOKUP([.T158];[.$K$3:.$Q$21];7;TRUE())" office:value-type="float" office:value="0.939850572503027" calcext:value-type="float">
            <text:p>0.939850572503027</text:p>
          </table:table-cell>
          <table:table-cell table:formula="of:=[.U158]*[.V158]" office:value-type="float" office:value="0.438512277072968" calcext:value-type="float">
            <text:p>0.438512277072968</text:p>
          </table:table-cell>
        </table:table-row>
        <table:table-row table:style-name="ro1">
          <table:table-cell table:number-columns-repeated="18"/>
          <table:table-cell office:value-type="float" office:value="-50" calcext:value-type="float">
            <text:p>-50</text:p>
          </table:table-cell>
          <table:table-cell office:value-type="float" office:value="20" calcext:value-type="float">
            <text:p>20</text:p>
          </table:table-cell>
          <table:table-cell table:formula="of:=VLOOKUP([.S159];[.$A$3:.$H$39];8;TRUE())" office:value-type="float" office:value="0.550290714741635" calcext:value-type="float">
            <text:p>0.550290714741635</text:p>
          </table:table-cell>
          <table:table-cell table:formula="of:=VLOOKUP([.T159];[.$K$3:.$Q$21];7;TRUE())" office:value-type="float" office:value="0.939850572503027" calcext:value-type="float">
            <text:p>0.939850572503027</text:p>
          </table:table-cell>
          <table:table-cell table:formula="of:=[.U159]*[.V159]" office:value-type="float" office:value="0.517191043293026" calcext:value-type="float">
            <text:p>0.517191043293026</text:p>
          </table:table-cell>
        </table:table-row>
        <table:table-row table:style-name="ro1">
          <table:table-cell table:number-columns-repeated="18"/>
          <table:table-cell office:value-type="float" office:value="-85" calcext:value-type="float">
            <text:p>-85</text:p>
          </table:table-cell>
          <table:table-cell office:value-type="float" office:value="20" calcext:value-type="float">
            <text:p>20</text:p>
          </table:table-cell>
          <table:table-cell table:formula="of:=VLOOKUP([.S160];[.$A$3:.$H$39];8;TRUE())" office:value-type="float" office:value="0.0677074780602786" calcext:value-type="float">
            <text:p>0.067707478060279</text:p>
          </table:table-cell>
          <table:table-cell table:formula="of:=VLOOKUP([.T160];[.$K$3:.$Q$21];7;TRUE())" office:value-type="float" office:value="0.939850572503027" calcext:value-type="float">
            <text:p>0.939850572503027</text:p>
          </table:table-cell>
          <table:table-cell table:formula="of:=[.U160]*[.V160]" office:value-type="float" office:value="0.063634912017689" calcext:value-type="float">
            <text:p>0.063634912017689</text:p>
          </table:table-cell>
        </table:table-row>
        <table:table-row table:style-name="ro1">
          <table:table-cell table:number-columns-repeated="18"/>
          <table:table-cell office:value-type="float" office:value="-80" calcext:value-type="float">
            <text:p>-80</text:p>
          </table:table-cell>
          <table:table-cell office:value-type="float" office:value="20" calcext:value-type="float">
            <text:p>20</text:p>
          </table:table-cell>
          <table:table-cell table:formula="of:=VLOOKUP([.S161];[.$A$3:.$H$39];8;TRUE())" office:value-type="float" office:value="0.112357067216326" calcext:value-type="float">
            <text:p>0.112357067216326</text:p>
          </table:table-cell>
          <table:table-cell table:formula="of:=VLOOKUP([.T161];[.$K$3:.$Q$21];7;TRUE())" office:value-type="float" office:value="0.939850572503027" calcext:value-type="float">
            <text:p>0.939850572503027</text:p>
          </table:table-cell>
          <table:table-cell table:formula="of:=[.U161]*[.V161]" office:value-type="float" office:value="0.105598853948025" calcext:value-type="float">
            <text:p>0.105598853948025</text:p>
          </table:table-cell>
        </table:table-row>
        <table:table-row table:style-name="ro1">
          <table:table-cell table:number-columns-repeated="18"/>
          <table:table-cell office:value-type="float" office:value="-35" calcext:value-type="float">
            <text:p>-35</text:p>
          </table:table-cell>
          <table:table-cell office:value-type="float" office:value="20" calcext:value-type="float">
            <text:p>20</text:p>
          </table:table-cell>
          <table:table-cell table:formula="of:=VLOOKUP([.S162];[.$A$3:.$H$39];8;TRUE())" office:value-type="float" office:value="0.818999380549014" calcext:value-type="float">
            <text:p>0.818999380549014</text:p>
          </table:table-cell>
          <table:table-cell table:formula="of:=VLOOKUP([.T162];[.$K$3:.$Q$21];7;TRUE())" office:value-type="float" office:value="0.939850572503027" calcext:value-type="float">
            <text:p>0.939850572503027</text:p>
          </table:table-cell>
          <table:table-cell table:formula="of:=[.U162]*[.V162]" office:value-type="float" office:value="0.769737036688615" calcext:value-type="float">
            <text:p>0.769737036688615</text:p>
          </table:table-cell>
        </table:table-row>
        <table:table-row table:style-name="ro1">
          <table:table-cell table:number-columns-repeated="18"/>
          <table:table-cell office:value-type="float" office:value="-30" calcext:value-type="float">
            <text:p>-30</text:p>
          </table:table-cell>
          <table:table-cell office:value-type="float" office:value="20" calcext:value-type="float">
            <text:p>20</text:p>
          </table:table-cell>
          <table:table-cell table:formula="of:=VLOOKUP([.S163];[.$A$3:.$H$39];8;TRUE())" office:value-type="float" office:value="0.800745484766012" calcext:value-type="float">
            <text:p>0.800745484766012</text:p>
          </table:table-cell>
          <table:table-cell table:formula="of:=VLOOKUP([.T163];[.$K$3:.$Q$21];7;TRUE())" office:value-type="float" office:value="0.939850572503027" calcext:value-type="float">
            <text:p>0.939850572503027</text:p>
          </table:table-cell>
          <table:table-cell table:formula="of:=[.U163]*[.V163]" office:value-type="float" office:value="0.75258110228655" calcext:value-type="float">
            <text:p>0.75258110228655</text:p>
          </table:table-cell>
        </table:table-row>
        <table:table-row table:style-name="ro1">
          <table:table-cell table:number-columns-repeated="18"/>
          <table:table-cell office:value-type="float" office:value="-25" calcext:value-type="float">
            <text:p>-25</text:p>
          </table:table-cell>
          <table:table-cell office:value-type="float" office:value="20" calcext:value-type="float">
            <text:p>20</text:p>
          </table:table-cell>
          <table:table-cell table:formula="of:=VLOOKUP([.S164];[.$A$3:.$H$39];8;TRUE())" office:value-type="float" office:value="0.851158951954114" calcext:value-type="float">
            <text:p>0.851158951954114</text:p>
          </table:table-cell>
          <table:table-cell table:formula="of:=VLOOKUP([.T164];[.$K$3:.$Q$21];7;TRUE())" office:value-type="float" office:value="0.939850572503027" calcext:value-type="float">
            <text:p>0.939850572503027</text:p>
          </table:table-cell>
          <table:table-cell table:formula="of:=[.U164]*[.V164]" office:value-type="float" office:value="0.79996222828515" calcext:value-type="float">
            <text:p>0.79996222828515</text:p>
          </table:table-cell>
        </table:table-row>
        <table:table-row table:style-name="ro1">
          <table:table-cell table:number-columns-repeated="18"/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table:formula="of:=VLOOKUP([.S165];[.$A$3:.$H$39];8;TRUE())" office:value-type="float" office:value="0.895040298713808" calcext:value-type="float">
            <text:p>0.895040298713808</text:p>
          </table:table-cell>
          <table:table-cell table:formula="of:=VLOOKUP([.T165];[.$K$3:.$Q$21];7;TRUE())" office:value-type="float" office:value="0.939850572503027" calcext:value-type="float">
            <text:p>0.939850572503027</text:p>
          </table:table-cell>
          <table:table-cell table:formula="of:=[.U165]*[.V165]" office:value-type="float" office:value="0.841204137159452" calcext:value-type="float">
            <text:p>0.841204137159452</text:p>
          </table:table-cell>
        </table:table-row>
        <table:table-row table:style-name="ro1">
          <table:table-cell table:number-columns-repeated="18"/>
          <table:table-cell office:value-type="float" office:value="-15" calcext:value-type="float">
            <text:p>-15</text:p>
          </table:table-cell>
          <table:table-cell office:value-type="float" office:value="20" calcext:value-type="float">
            <text:p>20</text:p>
          </table:table-cell>
          <table:table-cell table:formula="of:=VLOOKUP([.S166];[.$A$3:.$H$39];8;TRUE())" office:value-type="float" office:value="0.932133741343311" calcext:value-type="float">
            <text:p>0.932133741343311</text:p>
          </table:table-cell>
          <table:table-cell table:formula="of:=VLOOKUP([.T166];[.$K$3:.$Q$21];7;TRUE())" office:value-type="float" office:value="0.939850572503027" calcext:value-type="float">
            <text:p>0.939850572503027</text:p>
          </table:table-cell>
          <table:table-cell table:formula="of:=[.U166]*[.V166]" office:value-type="float" office:value="0.876066430450898" calcext:value-type="float">
            <text:p>0.876066430450898</text:p>
          </table:table-cell>
        </table:table-row>
        <table:table-row table:style-name="ro1">
          <table:table-cell table:number-columns-repeated="18"/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formula="of:=VLOOKUP([.S167];[.$A$3:.$H$39];8;TRUE())" office:value-type="float" office:value="0.962152026281059" calcext:value-type="float">
            <text:p>0.962152026281059</text:p>
          </table:table-cell>
          <table:table-cell table:formula="of:=VLOOKUP([.T167];[.$K$3:.$Q$21];7;TRUE())" office:value-type="float" office:value="0.939850572503027" calcext:value-type="float">
            <text:p>0.939850572503027</text:p>
          </table:table-cell>
          <table:table-cell table:formula="of:=[.U167]*[.V167]" office:value-type="float" office:value="0.9042791327352" calcext:value-type="float">
            <text:p>0.9042791327352</text:p>
          </table:table-cell>
        </table:table-row>
        <table:table-row table:style-name="ro1">
          <table:table-cell table:number-columns-repeated="18"/>
          <table:table-cell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  <table:table-cell table:formula="of:=VLOOKUP([.S168];[.$A$3:.$H$39];8;TRUE())" office:value-type="float" office:value="0.9848199370654" calcext:value-type="float">
            <text:p>0.9848199370654</text:p>
          </table:table-cell>
          <table:table-cell table:formula="of:=VLOOKUP([.T168];[.$K$3:.$Q$21];7;TRUE())" office:value-type="float" office:value="0.939850572503027" calcext:value-type="float">
            <text:p>0.939850572503027</text:p>
          </table:table-cell>
          <table:table-cell table:formula="of:=[.U168]*[.V168]" office:value-type="float" office:value="0.925583581663311" calcext:value-type="float">
            <text:p>0.925583581663311</text:p>
          </table:table-cell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VLOOKUP([.S169];[.$A$3:.$H$39];8;TRUE())" office:value-type="float" office:value="1" calcext:value-type="float">
            <text:p>1</text:p>
          </table:table-cell>
          <table:table-cell table:formula="of:=VLOOKUP([.T169];[.$K$3:.$Q$21];7;TRUE())" office:value-type="float" office:value="0.939850572503027" calcext:value-type="float">
            <text:p>0.939850572503027</text:p>
          </table:table-cell>
          <table:table-cell table:formula="of:=[.U169]*[.V169]" office:value-type="float" office:value="0.939850572503027" calcext:value-type="float">
            <text:p>0.939850572503027</text:p>
          </table:table-cell>
        </table:table-row>
        <table:table-row table:style-name="ro1">
          <table:table-cell table:number-columns-repeated="18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VLOOKUP([.S170];[.$A$3:.$H$39];8;TRUE())" office:value-type="float" office:value="1.00754566404742" calcext:value-type="float">
            <text:p>1.00754566404742</text:p>
          </table:table-cell>
          <table:table-cell table:formula="of:=VLOOKUP([.T170];[.$K$3:.$Q$21];7;TRUE())" office:value-type="float" office:value="0.939850572503027" calcext:value-type="float">
            <text:p>0.939850572503027</text:p>
          </table:table-cell>
          <table:table-cell table:formula="of:=[.U170]*[.V170]" office:value-type="float" office:value="0.946942369177913" calcext:value-type="float">
            <text:p>0.946942369177913</text:p>
          </table:table-cell>
        </table:table-row>
        <table:table-row table:style-name="ro1">
          <table:table-cell table:number-columns-repeated="18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VLOOKUP([.S171];[.$A$3:.$H$39];8;TRUE())" office:value-type="float" office:value="1.00744692694194" calcext:value-type="float">
            <text:p>1.00744692694194</text:p>
          </table:table-cell>
          <table:table-cell table:formula="of:=VLOOKUP([.T171];[.$K$3:.$Q$21];7;TRUE())" office:value-type="float" office:value="0.939850572503027" calcext:value-type="float">
            <text:p>0.939850572503027</text:p>
          </table:table-cell>
          <table:table-cell table:formula="of:=[.U171]*[.V171]" office:value-type="float" office:value="0.946849571052797" calcext:value-type="float">
            <text:p>0.946849571052797</text:p>
          </table:table-cell>
        </table:table-row>
        <table:table-row table:style-name="ro1">
          <table:table-cell table:number-columns-repeated="18"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VLOOKUP([.S172];[.$A$3:.$H$39];8;TRUE())" office:value-type="float" office:value="0.999679718220796" calcext:value-type="float">
            <text:p>0.999679718220796</text:p>
          </table:table-cell>
          <table:table-cell table:formula="of:=VLOOKUP([.T172];[.$K$3:.$Q$21];7;TRUE())" office:value-type="float" office:value="0.939850572503027" calcext:value-type="float">
            <text:p>0.939850572503027</text:p>
          </table:table-cell>
          <table:table-cell table:formula="of:=[.U172]*[.V172]" office:value-type="float" office:value="0.93954955548948" calcext:value-type="float">
            <text:p>0.93954955548948</text:p>
          </table:table-cell>
        </table:table-row>
        <table:table-row table:style-name="ro1">
          <table:table-cell table:number-columns-repeated="18"/>
          <table:table-cell table:number-columns-repeated="2" office:value-type="float" office:value="20" calcext:value-type="float">
            <text:p>20</text:p>
          </table:table-cell>
          <table:table-cell table:formula="of:=VLOOKUP([.S173];[.$A$3:.$H$39];8;TRUE())" office:value-type="float" office:value="0.984346386866864" calcext:value-type="float">
            <text:p>0.984346386866864</text:p>
          </table:table-cell>
          <table:table-cell table:formula="of:=VLOOKUP([.T173];[.$K$3:.$Q$21];7;TRUE())" office:value-type="float" office:value="0.939850572503027" calcext:value-type="float">
            <text:p>0.939850572503027</text:p>
          </table:table-cell>
          <table:table-cell table:formula="of:=[.U173]*[.V173]" office:value-type="float" office:value="0.925138515238108" calcext:value-type="float">
            <text:p>0.925138515238108</text:p>
          </table:table-cell>
        </table:table-row>
        <table:table-row table:style-name="ro1">
          <table:table-cell table:number-columns-repeated="18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VLOOKUP([.S174];[.$A$3:.$H$39];8;TRUE())" office:value-type="float" office:value="0.961476201606161" calcext:value-type="float">
            <text:p>0.961476201606161</text:p>
          </table:table-cell>
          <table:table-cell table:formula="of:=VLOOKUP([.T174];[.$K$3:.$Q$21];7;TRUE())" office:value-type="float" office:value="0.939850572503027" calcext:value-type="float">
            <text:p>0.939850572503027</text:p>
          </table:table-cell>
          <table:table-cell table:formula="of:=[.U174]*[.V174]" office:value-type="float" office:value="0.903643958527586" calcext:value-type="float">
            <text:p>0.903643958527586</text:p>
          </table:table-cell>
        </table:table-row>
        <table:table-row table:style-name="ro1">
          <table:table-cell table:number-columns-repeated="18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VLOOKUP([.S175];[.$A$3:.$H$39];8;TRUE())" office:value-type="float" office:value="0.931286671077667" calcext:value-type="float">
            <text:p>0.931286671077667</text:p>
          </table:table-cell>
          <table:table-cell table:formula="of:=VLOOKUP([.T175];[.$K$3:.$Q$21];7;TRUE())" office:value-type="float" office:value="0.939850572503027" calcext:value-type="float">
            <text:p>0.939850572503027</text:p>
          </table:table-cell>
          <table:table-cell table:formula="of:=[.U175]*[.V175]" office:value-type="float" office:value="0.875270310976783" calcext:value-type="float">
            <text:p>0.875270310976783</text:p>
          </table:table-cell>
        </table:table-row>
        <table:table-row table:style-name="ro1">
          <table:table-cell table:number-columns-repeated="18"/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VLOOKUP([.S176];[.$A$3:.$H$39];8;TRUE())" office:value-type="float" office:value="0.893976235524736" calcext:value-type="float">
            <text:p>0.893976235524736</text:p>
          </table:table-cell>
          <table:table-cell table:formula="of:=VLOOKUP([.T176];[.$K$3:.$Q$21];7;TRUE())" office:value-type="float" office:value="0.939850572503027" calcext:value-type="float">
            <text:p>0.939850572503027</text:p>
          </table:table-cell>
          <table:table-cell table:formula="of:=[.U176]*[.V176]" office:value-type="float" office:value="0.840204076762023" calcext:value-type="float">
            <text:p>0.840204076762023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formula="of:=VLOOKUP([.S177];[.$A$3:.$H$39];8;TRUE())" office:value-type="float" office:value="0.857410283950684" calcext:value-type="float">
            <text:p>0.857410283950684</text:p>
          </table:table-cell>
          <table:table-cell table:formula="of:=VLOOKUP([.T177];[.$K$3:.$Q$21];7;TRUE())" office:value-type="float" office:value="0.939850572503027" calcext:value-type="float">
            <text:p>0.939850572503027</text:p>
          </table:table-cell>
          <table:table-cell table:formula="of:=[.U177]*[.V177]" office:value-type="float" office:value="0.805837546241033" calcext:value-type="float">
            <text:p>0.805837546241033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table:formula="of:=VLOOKUP([.S178];[.$A$3:.$H$39];8;TRUE())" office:value-type="float" office:value="0.799343700764289" calcext:value-type="float">
            <text:p>0.799343700764289</text:p>
          </table:table-cell>
          <table:table-cell table:formula="of:=VLOOKUP([.T178];[.$K$3:.$Q$21];7;TRUE())" office:value-type="float" office:value="0.939850572503027" calcext:value-type="float">
            <text:p>0.939850572503027</text:p>
          </table:table-cell>
          <table:table-cell table:formula="of:=[.U178]*[.V178]" office:value-type="float" office:value="0.751263634790004" calcext:value-type="float">
            <text:p>0.751263634790004</text:p>
          </table:table-cell>
        </table:table-row>
        <table:table-row table:style-name="ro1">
          <table:table-cell table:number-columns-repeated="18"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VLOOKUP([.S179];[.$A$3:.$H$39];8;TRUE())" office:value-type="float" office:value="0.893976235524736" calcext:value-type="float">
            <text:p>0.893976235524736</text:p>
          </table:table-cell>
          <table:table-cell table:formula="of:=VLOOKUP([.T179];[.$K$3:.$Q$21];7;TRUE())" office:value-type="float" office:value="0.939850572503027" calcext:value-type="float">
            <text:p>0.939850572503027</text:p>
          </table:table-cell>
          <table:table-cell table:formula="of:=[.U179]*[.V179]" office:value-type="float" office:value="0.840204076762023" calcext:value-type="float">
            <text:p>0.840204076762023</text:p>
          </table:table-cell>
        </table:table-row>
        <table:table-row table:style-name="ro1">
          <table:table-cell table:number-columns-repeated="18"/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table:formula="of:=VLOOKUP([.S180];[.$A$3:.$H$39];8;TRUE())" office:value-type="float" office:value="0.893976235524736" calcext:value-type="float">
            <text:p>0.893976235524736</text:p>
          </table:table-cell>
          <table:table-cell table:formula="of:=VLOOKUP([.T180];[.$K$3:.$Q$21];7;TRUE())" office:value-type="float" office:value="0.939850572503027" calcext:value-type="float">
            <text:p>0.939850572503027</text:p>
          </table:table-cell>
          <table:table-cell table:formula="of:=[.U180]*[.V180]" office:value-type="float" office:value="0.840204076762023" calcext:value-type="float">
            <text:p>0.840204076762023</text:p>
          </table:table-cell>
        </table:table-row>
        <table:table-row table:style-name="ro1">
          <table:table-cell table:number-columns-repeated="18"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VLOOKUP([.S181];[.$A$3:.$H$39];8;TRUE())" office:value-type="float" office:value="0.893976235524736" calcext:value-type="float">
            <text:p>0.893976235524736</text:p>
          </table:table-cell>
          <table:table-cell table:formula="of:=VLOOKUP([.T181];[.$K$3:.$Q$21];7;TRUE())" office:value-type="float" office:value="0.939850572503027" calcext:value-type="float">
            <text:p>0.939850572503027</text:p>
          </table:table-cell>
          <table:table-cell table:formula="of:=[.U181]*[.V181]" office:value-type="float" office:value="0.840204076762023" calcext:value-type="float">
            <text:p>0.840204076762023</text:p>
          </table:table-cell>
        </table:table-row>
        <table:table-row table:style-name="ro1">
          <table:table-cell table:number-columns-repeated="18"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formula="of:=VLOOKUP([.S182];[.$A$3:.$H$39];8;TRUE())" office:value-type="float" office:value="0.893976235524736" calcext:value-type="float">
            <text:p>0.893976235524736</text:p>
          </table:table-cell>
          <table:table-cell table:formula="of:=VLOOKUP([.T182];[.$K$3:.$Q$21];7;TRUE())" office:value-type="float" office:value="0.939850572503027" calcext:value-type="float">
            <text:p>0.939850572503027</text:p>
          </table:table-cell>
          <table:table-cell table:formula="of:=[.U182]*[.V182]" office:value-type="float" office:value="0.840204076762023" calcext:value-type="float">
            <text:p>0.840204076762023</text:p>
          </table:table-cell>
        </table:table-row>
        <table:table-row table:style-name="ro1">
          <table:table-cell table:number-columns-repeated="18"/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formula="of:=VLOOKUP([.S183];[.$A$3:.$H$39];8;TRUE())" office:value-type="float" office:value="0.893976235524736" calcext:value-type="float">
            <text:p>0.893976235524736</text:p>
          </table:table-cell>
          <table:table-cell table:formula="of:=VLOOKUP([.T183];[.$K$3:.$Q$21];7;TRUE())" office:value-type="float" office:value="0.939850572503027" calcext:value-type="float">
            <text:p>0.939850572503027</text:p>
          </table:table-cell>
          <table:table-cell table:formula="of:=[.U183]*[.V183]" office:value-type="float" office:value="0.840204076762023" calcext:value-type="float">
            <text:p>0.840204076762023</text:p>
          </table:table-cell>
        </table:table-row>
        <table:table-row table:style-name="ro1">
          <table:table-cell table:number-columns-repeated="18"/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table:formula="of:=VLOOKUP([.S184];[.$A$3:.$H$39];8;TRUE())" office:value-type="float" office:value="0.893976235524736" calcext:value-type="float">
            <text:p>0.893976235524736</text:p>
          </table:table-cell>
          <table:table-cell table:formula="of:=VLOOKUP([.T184];[.$K$3:.$Q$21];7;TRUE())" office:value-type="float" office:value="0.939850572503027" calcext:value-type="float">
            <text:p>0.939850572503027</text:p>
          </table:table-cell>
          <table:table-cell table:formula="of:=[.U184]*[.V184]" office:value-type="float" office:value="0.840204076762023" calcext:value-type="float">
            <text:p>0.840204076762023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formula="of:=VLOOKUP([.S185];[.$A$3:.$H$39];8;TRUE())" office:value-type="float" office:value="0.857410283950684" calcext:value-type="float">
            <text:p>0.857410283950684</text:p>
          </table:table-cell>
          <table:table-cell table:formula="of:=VLOOKUP([.T185];[.$K$3:.$Q$21];7;TRUE())" office:value-type="float" office:value="0.939850572503027" calcext:value-type="float">
            <text:p>0.939850572503027</text:p>
          </table:table-cell>
          <table:table-cell table:formula="of:=[.U185]*[.V185]" office:value-type="float" office:value="0.805837546241033" calcext:value-type="float">
            <text:p>0.805837546241033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table:formula="of:=VLOOKUP([.S186];[.$A$3:.$H$39];8;TRUE())" office:value-type="float" office:value="0.799343700764289" calcext:value-type="float">
            <text:p>0.799343700764289</text:p>
          </table:table-cell>
          <table:table-cell table:formula="of:=VLOOKUP([.T186];[.$K$3:.$Q$21];7;TRUE())" office:value-type="float" office:value="0.939850572503027" calcext:value-type="float">
            <text:p>0.939850572503027</text:p>
          </table:table-cell>
          <table:table-cell table:formula="of:=[.U186]*[.V186]" office:value-type="float" office:value="0.751263634790004" calcext:value-type="float">
            <text:p>0.751263634790004</text:p>
          </table:table-cell>
        </table:table-row>
        <table:table-row table:style-name="ro1">
          <table:table-cell table:number-columns-repeated="18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formula="of:=VLOOKUP([.S187];[.$A$3:.$H$39];8;TRUE())" office:value-type="float" office:value="0.165110412466438" calcext:value-type="float">
            <text:p>0.165110412466438</text:p>
          </table:table-cell>
          <table:table-cell table:formula="of:=VLOOKUP([.T187];[.$K$3:.$Q$21];7;TRUE())" office:value-type="float" office:value="0.939850572503027" calcext:value-type="float">
            <text:p>0.939850572503027</text:p>
          </table:table-cell>
          <table:table-cell table:formula="of:=[.U187]*[.V187]" office:value-type="float" office:value="0.155179115682793" calcext:value-type="float">
            <text:p>0.155179115682793</text:p>
          </table:table-cell>
        </table:table-row>
        <table:table-row table:style-name="ro1">
          <table:table-cell table:number-columns-repeated="18"/>
          <table:table-cell office:value-type="float" office:value="-90" calcext:value-type="float">
            <text:p>-90</text:p>
          </table:table-cell>
          <table:table-cell office:value-type="float" office:value="25" calcext:value-type="float">
            <text:p>25</text:p>
          </table:table-cell>
          <table:table-cell table:formula="of:=VLOOKUP([.S188];[.$A$3:.$H$39];8;TRUE())" office:value-type="float" office:value="0.0346010697214856" calcext:value-type="float">
            <text:p>0.034601069721486</text:p>
          </table:table-cell>
          <table:table-cell table:formula="of:=VLOOKUP([.T188];[.$K$3:.$Q$21];7;TRUE())" office:value-type="float" office:value="0.906573359547653" calcext:value-type="float">
            <text:p>0.906573359547653</text:p>
          </table:table-cell>
          <table:table-cell table:formula="of:=[.U188]*[.V188]" office:value-type="float" office:value="0.0313684080213497" calcext:value-type="float">
            <text:p>0.03136840802135</text:p>
          </table:table-cell>
        </table:table-row>
        <table:table-row table:style-name="ro1">
          <table:table-cell table:number-columns-repeated="18"/>
          <table:table-cell office:value-type="float" office:value="-85" calcext:value-type="float">
            <text:p>-85</text:p>
          </table:table-cell>
          <table:table-cell office:value-type="float" office:value="25" calcext:value-type="float">
            <text:p>25</text:p>
          </table:table-cell>
          <table:table-cell table:formula="of:=VLOOKUP([.S189];[.$A$3:.$H$39];8;TRUE())" office:value-type="float" office:value="0.0677074780602786" calcext:value-type="float">
            <text:p>0.067707478060279</text:p>
          </table:table-cell>
          <table:table-cell table:formula="of:=VLOOKUP([.T189];[.$K$3:.$Q$21];7;TRUE())" office:value-type="float" office:value="0.906573359547653" calcext:value-type="float">
            <text:p>0.906573359547653</text:p>
          </table:table-cell>
          <table:table-cell table:formula="of:=[.U189]*[.V189]" office:value-type="float" office:value="0.0613817958516058" calcext:value-type="float">
            <text:p>0.061381795851606</text:p>
          </table:table-cell>
        </table:table-row>
        <table:table-row table:style-name="ro1">
          <table:table-cell table:number-columns-repeated="18"/>
          <table:table-cell office:value-type="float" office:value="-80" calcext:value-type="float">
            <text:p>-80</text:p>
          </table:table-cell>
          <table:table-cell office:value-type="float" office:value="25" calcext:value-type="float">
            <text:p>25</text:p>
          </table:table-cell>
          <table:table-cell table:formula="of:=VLOOKUP([.S190];[.$A$3:.$H$39];8;TRUE())" office:value-type="float" office:value="0.112357067216326" calcext:value-type="float">
            <text:p>0.112357067216326</text:p>
          </table:table-cell>
          <table:table-cell table:formula="of:=VLOOKUP([.T190];[.$K$3:.$Q$21];7;TRUE())" office:value-type="float" office:value="0.906573359547653" calcext:value-type="float">
            <text:p>0.906573359547653</text:p>
          </table:table-cell>
          <table:table-cell table:formula="of:=[.U190]*[.V190]" office:value-type="float" office:value="0.101859923895226" calcext:value-type="float">
            <text:p>0.101859923895226</text:p>
          </table:table-cell>
        </table:table-row>
        <table:table-row table:style-name="ro1">
          <table:table-cell table:number-columns-repeated="18"/>
          <table:table-cell office:value-type="float" office:value="-75" calcext:value-type="float">
            <text:p>-75</text:p>
          </table:table-cell>
          <table:table-cell office:value-type="float" office:value="25" calcext:value-type="float">
            <text:p>25</text:p>
          </table:table-cell>
          <table:table-cell table:formula="of:=VLOOKUP([.S191];[.$A$3:.$H$39];8;TRUE())" office:value-type="float" office:value="0.161584756739862" calcext:value-type="float">
            <text:p>0.161584756739862</text:p>
          </table:table-cell>
          <table:table-cell table:formula="of:=VLOOKUP([.T191];[.$K$3:.$Q$21];7;TRUE())" office:value-type="float" office:value="0.906573359547653" calcext:value-type="float">
            <text:p>0.906573359547653</text:p>
          </table:table-cell>
          <table:table-cell table:formula="of:=[.U191]*[.V191]" office:value-type="float" office:value="0.146488435769347" calcext:value-type="float">
            <text:p>0.146488435769347</text:p>
          </table:table-cell>
        </table:table-row>
        <table:table-row table:style-name="ro1">
          <table:table-cell table:number-columns-repeated="18"/>
          <table:table-cell office:value-type="float" office:value="-70" calcext:value-type="float">
            <text:p>-70</text:p>
          </table:table-cell>
          <table:table-cell office:value-type="float" office:value="25" calcext:value-type="float">
            <text:p>25</text:p>
          </table:table-cell>
          <table:table-cell table:formula="of:=VLOOKUP([.S192];[.$A$3:.$H$39];8;TRUE())" office:value-type="float" office:value="0.225105399972883" calcext:value-type="float">
            <text:p>0.225105399972883</text:p>
          </table:table-cell>
          <table:table-cell table:formula="of:=VLOOKUP([.T192];[.$K$3:.$Q$21];7;TRUE())" office:value-type="float" office:value="0.906573359547653" calcext:value-type="float">
            <text:p>0.906573359547653</text:p>
          </table:table-cell>
          <table:table-cell table:formula="of:=[.U192]*[.V192]" office:value-type="float" office:value="0.204074558705735" calcext:value-type="float">
            <text:p>0.204074558705735</text:p>
          </table:table-cell>
        </table:table-row>
        <table:table-row table:style-name="ro1">
          <table:table-cell table:number-columns-repeated="18"/>
          <table:table-cell office:value-type="float" office:value="-65" calcext:value-type="float">
            <text:p>-65</text:p>
          </table:table-cell>
          <table:table-cell office:value-type="float" office:value="25" calcext:value-type="float">
            <text:p>25</text:p>
          </table:table-cell>
          <table:table-cell table:formula="of:=VLOOKUP([.S193];[.$A$3:.$H$39];8;TRUE())" office:value-type="float" office:value="0.304403226269396" calcext:value-type="float">
            <text:p>0.304403226269396</text:p>
          </table:table-cell>
          <table:table-cell table:formula="of:=VLOOKUP([.T193];[.$K$3:.$Q$21];7;TRUE())" office:value-type="float" office:value="0.906573359547653" calcext:value-type="float">
            <text:p>0.906573359547653</text:p>
          </table:table-cell>
          <table:table-cell table:formula="of:=[.U193]*[.V193]" office:value-type="float" office:value="0.275963855496191" calcext:value-type="float">
            <text:p>0.275963855496191</text:p>
          </table:table-cell>
        </table:table-row>
        <table:table-row table:style-name="ro1">
          <table:table-cell table:number-columns-repeated="18"/>
          <table:table-cell office:value-type="float" office:value="-60" calcext:value-type="float">
            <text:p>-60</text:p>
          </table:table-cell>
          <table:table-cell office:value-type="float" office:value="25" calcext:value-type="float">
            <text:p>25</text:p>
          </table:table-cell>
          <table:table-cell table:formula="of:=VLOOKUP([.S194];[.$A$3:.$H$39];8;TRUE())" office:value-type="float" office:value="0.386909324610451" calcext:value-type="float">
            <text:p>0.386909324610451</text:p>
          </table:table-cell>
          <table:table-cell table:formula="of:=VLOOKUP([.T194];[.$K$3:.$Q$21];7;TRUE())" office:value-type="float" office:value="0.906573359547653" calcext:value-type="float">
            <text:p>0.906573359547653</text:p>
          </table:table-cell>
          <table:table-cell table:formula="of:=[.U194]*[.V194]" office:value-type="float" office:value="0.35076168625241" calcext:value-type="float">
            <text:p>0.35076168625241</text:p>
          </table:table-cell>
        </table:table-row>
        <table:table-row table:style-name="ro1">
          <table:table-cell table:number-columns-repeated="18"/>
          <table:table-cell office:value-type="float" office:value="-55" calcext:value-type="float">
            <text:p>-55</text:p>
          </table:table-cell>
          <table:table-cell office:value-type="float" office:value="25" calcext:value-type="float">
            <text:p>25</text:p>
          </table:table-cell>
          <table:table-cell table:formula="of:=VLOOKUP([.S195];[.$A$3:.$H$39];8;TRUE())" office:value-type="float" office:value="0.466576591963033" calcext:value-type="float">
            <text:p>0.466576591963033</text:p>
          </table:table-cell>
          <table:table-cell table:formula="of:=VLOOKUP([.T195];[.$K$3:.$Q$21];7;TRUE())" office:value-type="float" office:value="0.906573359547653" calcext:value-type="float">
            <text:p>0.906573359547653</text:p>
          </table:table-cell>
          <table:table-cell table:formula="of:=[.U195]*[.V195]" office:value-type="float" office:value="0.422985908462222" calcext:value-type="float">
            <text:p>0.422985908462222</text:p>
          </table:table-cell>
        </table:table-row>
        <table:table-row table:style-name="ro1">
          <table:table-cell table:number-columns-repeated="18"/>
          <table:table-cell office:value-type="float" office:value="-50" calcext:value-type="float">
            <text:p>-50</text:p>
          </table:table-cell>
          <table:table-cell office:value-type="float" office:value="25" calcext:value-type="float">
            <text:p>25</text:p>
          </table:table-cell>
          <table:table-cell table:formula="of:=VLOOKUP([.S196];[.$A$3:.$H$39];8;TRUE())" office:value-type="float" office:value="0.550290714741635" calcext:value-type="float">
            <text:p>0.550290714741635</text:p>
          </table:table-cell>
          <table:table-cell table:formula="of:=VLOOKUP([.T196];[.$K$3:.$Q$21];7;TRUE())" office:value-type="float" office:value="0.906573359547653" calcext:value-type="float">
            <text:p>0.906573359547653</text:p>
          </table:table-cell>
          <table:table-cell table:formula="of:=[.U196]*[.V196]" office:value-type="float" office:value="0.498878901991204" calcext:value-type="float">
            <text:p>0.498878901991204</text:p>
          </table:table-cell>
        </table:table-row>
        <table:table-row table:style-name="ro1">
          <table:table-cell table:number-columns-repeated="18"/>
          <table:table-cell office:value-type="float" office:value="-85" calcext:value-type="float">
            <text:p>-85</text:p>
          </table:table-cell>
          <table:table-cell office:value-type="float" office:value="25" calcext:value-type="float">
            <text:p>25</text:p>
          </table:table-cell>
          <table:table-cell table:formula="of:=VLOOKUP([.S197];[.$A$3:.$H$39];8;TRUE())" office:value-type="float" office:value="0.0677074780602786" calcext:value-type="float">
            <text:p>0.067707478060279</text:p>
          </table:table-cell>
          <table:table-cell table:formula="of:=VLOOKUP([.T197];[.$K$3:.$Q$21];7;TRUE())" office:value-type="float" office:value="0.906573359547653" calcext:value-type="float">
            <text:p>0.906573359547653</text:p>
          </table:table-cell>
          <table:table-cell table:formula="of:=[.U197]*[.V197]" office:value-type="float" office:value="0.0613817958516058" calcext:value-type="float">
            <text:p>0.061381795851606</text:p>
          </table:table-cell>
        </table:table-row>
        <table:table-row table:style-name="ro1">
          <table:table-cell table:number-columns-repeated="18"/>
          <table:table-cell office:value-type="float" office:value="-80" calcext:value-type="float">
            <text:p>-80</text:p>
          </table:table-cell>
          <table:table-cell office:value-type="float" office:value="25" calcext:value-type="float">
            <text:p>25</text:p>
          </table:table-cell>
          <table:table-cell table:formula="of:=VLOOKUP([.S198];[.$A$3:.$H$39];8;TRUE())" office:value-type="float" office:value="0.112357067216326" calcext:value-type="float">
            <text:p>0.112357067216326</text:p>
          </table:table-cell>
          <table:table-cell table:formula="of:=VLOOKUP([.T198];[.$K$3:.$Q$21];7;TRUE())" office:value-type="float" office:value="0.906573359547653" calcext:value-type="float">
            <text:p>0.906573359547653</text:p>
          </table:table-cell>
          <table:table-cell table:formula="of:=[.U198]*[.V198]" office:value-type="float" office:value="0.101859923895226" calcext:value-type="float">
            <text:p>0.101859923895226</text:p>
          </table:table-cell>
        </table:table-row>
        <table:table-row table:style-name="ro1">
          <table:table-cell table:number-columns-repeated="18"/>
          <table:table-cell office:value-type="float" office:value="-35" calcext:value-type="float">
            <text:p>-35</text:p>
          </table:table-cell>
          <table:table-cell office:value-type="float" office:value="25" calcext:value-type="float">
            <text:p>25</text:p>
          </table:table-cell>
          <table:table-cell table:formula="of:=VLOOKUP([.S199];[.$A$3:.$H$39];8;TRUE())" office:value-type="float" office:value="0.818999380549014" calcext:value-type="float">
            <text:p>0.818999380549014</text:p>
          </table:table-cell>
          <table:table-cell table:formula="of:=VLOOKUP([.T199];[.$K$3:.$Q$21];7;TRUE())" office:value-type="float" office:value="0.906573359547653" calcext:value-type="float">
            <text:p>0.906573359547653</text:p>
          </table:table-cell>
          <table:table-cell table:formula="of:=[.U199]*[.V199]" office:value-type="float" office:value="0.742483019891767" calcext:value-type="float">
            <text:p>0.742483019891767</text:p>
          </table:table-cell>
        </table:table-row>
        <table:table-row table:style-name="ro1">
          <table:table-cell table:number-columns-repeated="18"/>
          <table:table-cell office:value-type="float" office:value="-30" calcext:value-type="float">
            <text:p>-30</text:p>
          </table:table-cell>
          <table:table-cell office:value-type="float" office:value="25" calcext:value-type="float">
            <text:p>25</text:p>
          </table:table-cell>
          <table:table-cell table:formula="of:=VLOOKUP([.S200];[.$A$3:.$H$39];8;TRUE())" office:value-type="float" office:value="0.800745484766012" calcext:value-type="float">
            <text:p>0.800745484766012</text:p>
          </table:table-cell>
          <table:table-cell table:formula="of:=VLOOKUP([.T200];[.$K$3:.$Q$21];7;TRUE())" office:value-type="float" office:value="0.906573359547653" calcext:value-type="float">
            <text:p>0.906573359547653</text:p>
          </table:table-cell>
          <table:table-cell table:formula="of:=[.U200]*[.V200]" office:value-type="float" office:value="0.725934524266938" calcext:value-type="float">
            <text:p>0.725934524266938</text:p>
          </table:table-cell>
        </table:table-row>
        <table:table-row table:style-name="ro1">
          <table:table-cell table:number-columns-repeated="18"/>
          <table:table-cell office:value-type="float" office:value="-25" calcext:value-type="float">
            <text:p>-25</text:p>
          </table:table-cell>
          <table:table-cell office:value-type="float" office:value="25" calcext:value-type="float">
            <text:p>25</text:p>
          </table:table-cell>
          <table:table-cell table:formula="of:=VLOOKUP([.S201];[.$A$3:.$H$39];8;TRUE())" office:value-type="float" office:value="0.851158951954114" calcext:value-type="float">
            <text:p>0.851158951954114</text:p>
          </table:table-cell>
          <table:table-cell table:formula="of:=VLOOKUP([.T201];[.$K$3:.$Q$21];7;TRUE())" office:value-type="float" office:value="0.906573359547653" calcext:value-type="float">
            <text:p>0.906573359547653</text:p>
          </table:table-cell>
          <table:table-cell table:formula="of:=[.U201]*[.V201]" office:value-type="float" office:value="0.7716380305821" calcext:value-type="float">
            <text:p>0.7716380305821</text:p>
          </table:table-cell>
        </table:table-row>
        <table:table-row table:style-name="ro1">
          <table:table-cell table:number-columns-repeated="18"/>
          <table:table-cell office:value-type="float" office:value="-20" calcext:value-type="float">
            <text:p>-20</text:p>
          </table:table-cell>
          <table:table-cell office:value-type="float" office:value="25" calcext:value-type="float">
            <text:p>25</text:p>
          </table:table-cell>
          <table:table-cell table:formula="of:=VLOOKUP([.S202];[.$A$3:.$H$39];8;TRUE())" office:value-type="float" office:value="0.895040298713808" calcext:value-type="float">
            <text:p>0.895040298713808</text:p>
          </table:table-cell>
          <table:table-cell table:formula="of:=VLOOKUP([.T202];[.$K$3:.$Q$21];7;TRUE())" office:value-type="float" office:value="0.906573359547653" calcext:value-type="float">
            <text:p>0.906573359547653</text:p>
          </table:table-cell>
          <table:table-cell table:formula="of:=[.U202]*[.V202]" office:value-type="float" office:value="0.811419690535512" calcext:value-type="float">
            <text:p>0.811419690535512</text:p>
          </table:table-cell>
        </table:table-row>
        <table:table-row table:style-name="ro1">
          <table:table-cell table:number-columns-repeated="18"/>
          <table:table-cell office:value-type="float" office:value="-15" calcext:value-type="float">
            <text:p>-15</text:p>
          </table:table-cell>
          <table:table-cell office:value-type="float" office:value="25" calcext:value-type="float">
            <text:p>25</text:p>
          </table:table-cell>
          <table:table-cell table:formula="of:=VLOOKUP([.S203];[.$A$3:.$H$39];8;TRUE())" office:value-type="float" office:value="0.932133741343311" calcext:value-type="float">
            <text:p>0.932133741343311</text:p>
          </table:table-cell>
          <table:table-cell table:formula="of:=VLOOKUP([.T203];[.$K$3:.$Q$21];7;TRUE())" office:value-type="float" office:value="0.906573359547653" calcext:value-type="float">
            <text:p>0.906573359547653</text:p>
          </table:table-cell>
          <table:table-cell table:formula="of:=[.U203]*[.V203]" office:value-type="float" office:value="0.845047617437328" calcext:value-type="float">
            <text:p>0.845047617437328</text:p>
          </table:table-cell>
        </table:table-row>
        <table:table-row table:style-name="ro1">
          <table:table-cell table:number-columns-repeated="18"/>
          <table:table-cell office:value-type="float" office:value="-10" calcext:value-type="float">
            <text:p>-10</text:p>
          </table:table-cell>
          <table:table-cell office:value-type="float" office:value="25" calcext:value-type="float">
            <text:p>25</text:p>
          </table:table-cell>
          <table:table-cell table:formula="of:=VLOOKUP([.S204];[.$A$3:.$H$39];8;TRUE())" office:value-type="float" office:value="0.962152026281059" calcext:value-type="float">
            <text:p>0.962152026281059</text:p>
          </table:table-cell>
          <table:table-cell table:formula="of:=VLOOKUP([.T204];[.$K$3:.$Q$21];7;TRUE())" office:value-type="float" office:value="0.906573359547653" calcext:value-type="float">
            <text:p>0.906573359547653</text:p>
          </table:table-cell>
          <table:table-cell table:formula="of:=[.U204]*[.V204]" office:value-type="float" office:value="0.872261394861201" calcext:value-type="float">
            <text:p>0.872261394861201</text:p>
          </table:table-cell>
        </table:table-row>
        <table:table-row table:style-name="ro1">
          <table:table-cell table:number-columns-repeated="18"/>
          <table:table-cell office:value-type="float" office:value="-5" calcext:value-type="float">
            <text:p>-5</text:p>
          </table:table-cell>
          <table:table-cell office:value-type="float" office:value="25" calcext:value-type="float">
            <text:p>25</text:p>
          </table:table-cell>
          <table:table-cell table:formula="of:=VLOOKUP([.S205];[.$A$3:.$H$39];8;TRUE())" office:value-type="float" office:value="0.9848199370654" calcext:value-type="float">
            <text:p>0.9848199370654</text:p>
          </table:table-cell>
          <table:table-cell table:formula="of:=VLOOKUP([.T205];[.$K$3:.$Q$21];7;TRUE())" office:value-type="float" office:value="0.906573359547653" calcext:value-type="float">
            <text:p>0.906573359547653</text:p>
          </table:table-cell>
          <table:table-cell table:formula="of:=[.U205]*[.V205]" office:value-type="float" office:value="0.892811518894888" calcext:value-type="float">
            <text:p>0.892811518894888</text:p>
          </table:table-cell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VLOOKUP([.S206];[.$A$3:.$H$39];8;TRUE())" office:value-type="float" office:value="1" calcext:value-type="float">
            <text:p>1</text:p>
          </table:table-cell>
          <table:table-cell table:formula="of:=VLOOKUP([.T206];[.$K$3:.$Q$21];7;TRUE())" office:value-type="float" office:value="0.906573359547653" calcext:value-type="float">
            <text:p>0.906573359547653</text:p>
          </table:table-cell>
          <table:table-cell table:formula="of:=[.U206]*[.V206]" office:value-type="float" office:value="0.906573359547653" calcext:value-type="float">
            <text:p>0.906573359547653</text:p>
          </table:table-cell>
        </table:table-row>
        <table:table-row table:style-name="ro1">
          <table:table-cell table:number-columns-repeated="18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VLOOKUP([.S207];[.$A$3:.$H$39];8;TRUE())" office:value-type="float" office:value="1.00754566404742" calcext:value-type="float">
            <text:p>1.00754566404742</text:p>
          </table:table-cell>
          <table:table-cell table:formula="of:=VLOOKUP([.T207];[.$K$3:.$Q$21];7;TRUE())" office:value-type="float" office:value="0.906573359547653" calcext:value-type="float">
            <text:p>0.906573359547653</text:p>
          </table:table-cell>
          <table:table-cell table:formula="of:=[.U207]*[.V207]" office:value-type="float" office:value="0.913414057553143" calcext:value-type="float">
            <text:p>0.913414057553143</text:p>
          </table:table-cell>
        </table:table-row>
        <table:table-row table:style-name="ro1">
          <table:table-cell table:number-columns-repeated="18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VLOOKUP([.S208];[.$A$3:.$H$39];8;TRUE())" office:value-type="float" office:value="1.00744692694194" calcext:value-type="float">
            <text:p>1.00744692694194</text:p>
          </table:table-cell>
          <table:table-cell table:formula="of:=VLOOKUP([.T208];[.$K$3:.$Q$21];7;TRUE())" office:value-type="float" office:value="0.906573359547653" calcext:value-type="float">
            <text:p>0.906573359547653</text:p>
          </table:table-cell>
          <table:table-cell table:formula="of:=[.U208]*[.V208]" office:value-type="float" office:value="0.913324545123713" calcext:value-type="float">
            <text:p>0.913324545123713</text:p>
          </table:table-cell>
        </table:table-row>
        <table:table-row table:style-name="ro1">
          <table:table-cell table:number-columns-repeated="18"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VLOOKUP([.S209];[.$A$3:.$H$39];8;TRUE())" office:value-type="float" office:value="0.999679718220796" calcext:value-type="float">
            <text:p>0.999679718220796</text:p>
          </table:table-cell>
          <table:table-cell table:formula="of:=VLOOKUP([.T209];[.$K$3:.$Q$21];7;TRUE())" office:value-type="float" office:value="0.906573359547653" calcext:value-type="float">
            <text:p>0.906573359547653</text:p>
          </table:table-cell>
          <table:table-cell table:formula="of:=[.U209]*[.V209]" office:value-type="float" office:value="0.906283000619079" calcext:value-type="float">
            <text:p>0.906283000619079</text:p>
          </table:table-cell>
        </table:table-row>
        <table:table-row table:style-name="ro1">
          <table:table-cell table:number-columns-repeated="18"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VLOOKUP([.S210];[.$A$3:.$H$39];8;TRUE())" office:value-type="float" office:value="0.984346386866864" calcext:value-type="float">
            <text:p>0.984346386866864</text:p>
          </table:table-cell>
          <table:table-cell table:formula="of:=VLOOKUP([.T210];[.$K$3:.$Q$21];7;TRUE())" office:value-type="float" office:value="0.906573359547653" calcext:value-type="float">
            <text:p>0.906573359547653</text:p>
          </table:table-cell>
          <table:table-cell table:formula="of:=[.U210]*[.V210]" office:value-type="float" office:value="0.892382210900487" calcext:value-type="float">
            <text:p>0.892382210900487</text:p>
          </table:table-cell>
        </table:table-row>
        <table:table-row table:style-name="ro1">
          <table:table-cell table:number-columns-repeated="18"/>
          <table:table-cell table:number-columns-repeated="2" office:value-type="float" office:value="25" calcext:value-type="float">
            <text:p>25</text:p>
          </table:table-cell>
          <table:table-cell table:formula="of:=VLOOKUP([.S211];[.$A$3:.$H$39];8;TRUE())" office:value-type="float" office:value="0.961476201606161" calcext:value-type="float">
            <text:p>0.961476201606161</text:p>
          </table:table-cell>
          <table:table-cell table:formula="of:=VLOOKUP([.T211];[.$K$3:.$Q$21];7;TRUE())" office:value-type="float" office:value="0.906573359547653" calcext:value-type="float">
            <text:p>0.906573359547653</text:p>
          </table:table-cell>
          <table:table-cell table:formula="of:=[.U211]*[.V211]" office:value-type="float" office:value="0.871648710215214" calcext:value-type="float">
            <text:p>0.871648710215214</text:p>
          </table:table-cell>
        </table:table-row>
        <table:table-row table:style-name="ro1">
          <table:table-cell table:number-columns-repeated="18"/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VLOOKUP([.S212];[.$A$3:.$H$39];8;TRUE())" office:value-type="float" office:value="0.931286671077667" calcext:value-type="float">
            <text:p>0.931286671077667</text:p>
          </table:table-cell>
          <table:table-cell table:formula="of:=VLOOKUP([.T212];[.$K$3:.$Q$21];7;TRUE())" office:value-type="float" office:value="0.906573359547653" calcext:value-type="float">
            <text:p>0.906573359547653</text:p>
          </table:table-cell>
          <table:table-cell table:formula="of:=[.U212]*[.V212]" office:value-type="float" office:value="0.844279686100831" calcext:value-type="float">
            <text:p>0.844279686100831</text:p>
          </table:table-cell>
        </table:table-row>
        <table:table-row table:style-name="ro1">
          <table:table-cell table:number-columns-repeated="18"/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formula="of:=VLOOKUP([.S213];[.$A$3:.$H$39];8;TRUE())" office:value-type="float" office:value="0.893976235524736" calcext:value-type="float">
            <text:p>0.893976235524736</text:p>
          </table:table-cell>
          <table:table-cell table:formula="of:=VLOOKUP([.T213];[.$K$3:.$Q$21];7;TRUE())" office:value-type="float" office:value="0.906573359547653" calcext:value-type="float">
            <text:p>0.906573359547653</text:p>
          </table:table-cell>
          <table:table-cell table:formula="of:=[.U213]*[.V213]" office:value-type="float" office:value="0.810455039195424" calcext:value-type="float">
            <text:p>0.810455039195424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formula="of:=VLOOKUP([.S214];[.$A$3:.$H$39];8;TRUE())" office:value-type="float" office:value="0.857410283950684" calcext:value-type="float">
            <text:p>0.857410283950684</text:p>
          </table:table-cell>
          <table:table-cell table:formula="of:=VLOOKUP([.T214];[.$K$3:.$Q$21];7;TRUE())" office:value-type="float" office:value="0.906573359547653" calcext:value-type="float">
            <text:p>0.906573359547653</text:p>
          </table:table-cell>
          <table:table-cell table:formula="of:=[.U214]*[.V214]" office:value-type="float" office:value="0.777305321631879" calcext:value-type="float">
            <text:p>0.777305321631879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table:formula="of:=VLOOKUP([.S215];[.$A$3:.$H$39];8;TRUE())" office:value-type="float" office:value="0.799343700764289" calcext:value-type="float">
            <text:p>0.799343700764289</text:p>
          </table:table-cell>
          <table:table-cell table:formula="of:=VLOOKUP([.T215];[.$K$3:.$Q$21];7;TRUE())" office:value-type="float" office:value="0.906573359547653" calcext:value-type="float">
            <text:p>0.906573359547653</text:p>
          </table:table-cell>
          <table:table-cell table:formula="of:=[.U215]*[.V215]" office:value-type="float" office:value="0.724663704235135" calcext:value-type="float">
            <text:p>0.724663704235135</text:p>
          </table:table-cell>
        </table:table-row>
        <table:table-row table:style-name="ro1">
          <table:table-cell table:number-columns-repeated="18"/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VLOOKUP([.S216];[.$A$3:.$H$39];8;TRUE())" office:value-type="float" office:value="0.893976235524736" calcext:value-type="float">
            <text:p>0.893976235524736</text:p>
          </table:table-cell>
          <table:table-cell table:formula="of:=VLOOKUP([.T216];[.$K$3:.$Q$21];7;TRUE())" office:value-type="float" office:value="0.906573359547653" calcext:value-type="float">
            <text:p>0.906573359547653</text:p>
          </table:table-cell>
          <table:table-cell table:formula="of:=[.U216]*[.V216]" office:value-type="float" office:value="0.810455039195424" calcext:value-type="float">
            <text:p>0.810455039195424</text:p>
          </table:table-cell>
        </table:table-row>
        <table:table-row table:style-name="ro1">
          <table:table-cell table:number-columns-repeated="18"/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formula="of:=VLOOKUP([.S217];[.$A$3:.$H$39];8;TRUE())" office:value-type="float" office:value="0.893976235524736" calcext:value-type="float">
            <text:p>0.893976235524736</text:p>
          </table:table-cell>
          <table:table-cell table:formula="of:=VLOOKUP([.T217];[.$K$3:.$Q$21];7;TRUE())" office:value-type="float" office:value="0.906573359547653" calcext:value-type="float">
            <text:p>0.906573359547653</text:p>
          </table:table-cell>
          <table:table-cell table:formula="of:=[.U217]*[.V217]" office:value-type="float" office:value="0.810455039195424" calcext:value-type="float">
            <text:p>0.810455039195424</text:p>
          </table:table-cell>
        </table:table-row>
        <table:table-row table:style-name="ro1">
          <table:table-cell table:number-columns-repeated="18"/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formula="of:=VLOOKUP([.S218];[.$A$3:.$H$39];8;TRUE())" office:value-type="float" office:value="0.893976235524736" calcext:value-type="float">
            <text:p>0.893976235524736</text:p>
          </table:table-cell>
          <table:table-cell table:formula="of:=VLOOKUP([.T218];[.$K$3:.$Q$21];7;TRUE())" office:value-type="float" office:value="0.906573359547653" calcext:value-type="float">
            <text:p>0.906573359547653</text:p>
          </table:table-cell>
          <table:table-cell table:formula="of:=[.U218]*[.V218]" office:value-type="float" office:value="0.810455039195424" calcext:value-type="float">
            <text:p>0.810455039195424</text:p>
          </table:table-cell>
        </table:table-row>
        <table:table-row table:style-name="ro1">
          <table:table-cell table:number-columns-repeated="18"/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formula="of:=VLOOKUP([.S219];[.$A$3:.$H$39];8;TRUE())" office:value-type="float" office:value="0.893976235524736" calcext:value-type="float">
            <text:p>0.893976235524736</text:p>
          </table:table-cell>
          <table:table-cell table:formula="of:=VLOOKUP([.T219];[.$K$3:.$Q$21];7;TRUE())" office:value-type="float" office:value="0.906573359547653" calcext:value-type="float">
            <text:p>0.906573359547653</text:p>
          </table:table-cell>
          <table:table-cell table:formula="of:=[.U219]*[.V219]" office:value-type="float" office:value="0.810455039195424" calcext:value-type="float">
            <text:p>0.810455039195424</text:p>
          </table:table-cell>
        </table:table-row>
        <table:table-row table:style-name="ro1">
          <table:table-cell table:number-columns-repeated="18"/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formula="of:=VLOOKUP([.S220];[.$A$3:.$H$39];8;TRUE())" office:value-type="float" office:value="0.893976235524736" calcext:value-type="float">
            <text:p>0.893976235524736</text:p>
          </table:table-cell>
          <table:table-cell table:formula="of:=VLOOKUP([.T220];[.$K$3:.$Q$21];7;TRUE())" office:value-type="float" office:value="0.906573359547653" calcext:value-type="float">
            <text:p>0.906573359547653</text:p>
          </table:table-cell>
          <table:table-cell table:formula="of:=[.U220]*[.V220]" office:value-type="float" office:value="0.810455039195424" calcext:value-type="float">
            <text:p>0.810455039195424</text:p>
          </table:table-cell>
        </table:table-row>
        <table:table-row table:style-name="ro1">
          <table:table-cell table:number-columns-repeated="18"/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formula="of:=VLOOKUP([.S221];[.$A$3:.$H$39];8;TRUE())" office:value-type="float" office:value="0.893976235524736" calcext:value-type="float">
            <text:p>0.893976235524736</text:p>
          </table:table-cell>
          <table:table-cell table:formula="of:=VLOOKUP([.T221];[.$K$3:.$Q$21];7;TRUE())" office:value-type="float" office:value="0.906573359547653" calcext:value-type="float">
            <text:p>0.906573359547653</text:p>
          </table:table-cell>
          <table:table-cell table:formula="of:=[.U221]*[.V221]" office:value-type="float" office:value="0.810455039195424" calcext:value-type="float">
            <text:p>0.810455039195424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formula="of:=VLOOKUP([.S222];[.$A$3:.$H$39];8;TRUE())" office:value-type="float" office:value="0.857410283950684" calcext:value-type="float">
            <text:p>0.857410283950684</text:p>
          </table:table-cell>
          <table:table-cell table:formula="of:=VLOOKUP([.T222];[.$K$3:.$Q$21];7;TRUE())" office:value-type="float" office:value="0.906573359547653" calcext:value-type="float">
            <text:p>0.906573359547653</text:p>
          </table:table-cell>
          <table:table-cell table:formula="of:=[.U222]*[.V222]" office:value-type="float" office:value="0.777305321631879" calcext:value-type="float">
            <text:p>0.777305321631879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table:formula="of:=VLOOKUP([.S223];[.$A$3:.$H$39];8;TRUE())" office:value-type="float" office:value="0.799343700764289" calcext:value-type="float">
            <text:p>0.799343700764289</text:p>
          </table:table-cell>
          <table:table-cell table:formula="of:=VLOOKUP([.T223];[.$K$3:.$Q$21];7;TRUE())" office:value-type="float" office:value="0.906573359547653" calcext:value-type="float">
            <text:p>0.906573359547653</text:p>
          </table:table-cell>
          <table:table-cell table:formula="of:=[.U223]*[.V223]" office:value-type="float" office:value="0.724663704235135" calcext:value-type="float">
            <text:p>0.724663704235135</text:p>
          </table:table-cell>
        </table:table-row>
        <table:table-row table:style-name="ro1">
          <table:table-cell table:number-columns-repeated="18"/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table:formula="of:=VLOOKUP([.S224];[.$A$3:.$H$39];8;TRUE())" office:value-type="float" office:value="0.165110412466438" calcext:value-type="float">
            <text:p>0.165110412466438</text:p>
          </table:table-cell>
          <table:table-cell table:formula="of:=VLOOKUP([.T224];[.$K$3:.$Q$21];7;TRUE())" office:value-type="float" office:value="0.906573359547653" calcext:value-type="float">
            <text:p>0.906573359547653</text:p>
          </table:table-cell>
          <table:table-cell table:formula="of:=[.U224]*[.V224]" office:value-type="float" office:value="0.149684701325998" calcext:value-type="float">
            <text:p>0.149684701325998</text:p>
          </table:table-cell>
        </table:table-row>
        <table:table-row table:style-name="ro1">
          <table:table-cell table:number-columns-repeated="18"/>
          <table:table-cell office:value-type="float" office:value="-90" calcext:value-type="float">
            <text:p>-90</text:p>
          </table:table-cell>
          <table:table-cell office:value-type="float" office:value="30" calcext:value-type="float">
            <text:p>30</text:p>
          </table:table-cell>
          <table:table-cell table:formula="of:=VLOOKUP([.S225];[.$A$3:.$H$39];8;TRUE())" office:value-type="float" office:value="0.0346010697214856" calcext:value-type="float">
            <text:p>0.034601069721486</text:p>
          </table:table-cell>
          <table:table-cell table:formula="of:=VLOOKUP([.T225];[.$K$3:.$Q$21];7;TRUE())" office:value-type="float" office:value="0.866240657095755" calcext:value-type="float">
            <text:p>0.866240657095755</text:p>
          </table:table-cell>
          <table:table-cell table:formula="of:=[.U225]*[.V225]" office:value-type="float" office:value="0.0299728533717557" calcext:value-type="float">
            <text:p>0.029972853371756</text:p>
          </table:table-cell>
        </table:table-row>
        <table:table-row table:style-name="ro1">
          <table:table-cell table:number-columns-repeated="18"/>
          <table:table-cell office:value-type="float" office:value="-85" calcext:value-type="float">
            <text:p>-85</text:p>
          </table:table-cell>
          <table:table-cell office:value-type="float" office:value="30" calcext:value-type="float">
            <text:p>30</text:p>
          </table:table-cell>
          <table:table-cell table:formula="of:=VLOOKUP([.S226];[.$A$3:.$H$39];8;TRUE())" office:value-type="float" office:value="0.0677074780602786" calcext:value-type="float">
            <text:p>0.067707478060279</text:p>
          </table:table-cell>
          <table:table-cell table:formula="of:=VLOOKUP([.T226];[.$K$3:.$Q$21];7;TRUE())" office:value-type="float" office:value="0.866240657095755" calcext:value-type="float">
            <text:p>0.866240657095755</text:p>
          </table:table-cell>
          <table:table-cell table:formula="of:=[.U226]*[.V226]" office:value-type="float" office:value="0.0586509702852322" calcext:value-type="float">
            <text:p>0.058650970285232</text:p>
          </table:table-cell>
        </table:table-row>
        <table:table-row table:style-name="ro1">
          <table:table-cell table:number-columns-repeated="18"/>
          <table:table-cell office:value-type="float" office:value="-80" calcext:value-type="float">
            <text:p>-80</text:p>
          </table:table-cell>
          <table:table-cell office:value-type="float" office:value="30" calcext:value-type="float">
            <text:p>30</text:p>
          </table:table-cell>
          <table:table-cell table:formula="of:=VLOOKUP([.S227];[.$A$3:.$H$39];8;TRUE())" office:value-type="float" office:value="0.112357067216326" calcext:value-type="float">
            <text:p>0.112357067216326</text:p>
          </table:table-cell>
          <table:table-cell table:formula="of:=VLOOKUP([.T227];[.$K$3:.$Q$21];7;TRUE())" office:value-type="float" office:value="0.866240657095755" calcext:value-type="float">
            <text:p>0.866240657095755</text:p>
          </table:table-cell>
          <table:table-cell table:formula="of:=[.U227]*[.V227]" office:value-type="float" office:value="0.0973282597348224" calcext:value-type="float">
            <text:p>0.097328259734822</text:p>
          </table:table-cell>
        </table:table-row>
        <table:table-row table:style-name="ro1">
          <table:table-cell table:number-columns-repeated="18"/>
          <table:table-cell office:value-type="float" office:value="-75" calcext:value-type="float">
            <text:p>-75</text:p>
          </table:table-cell>
          <table:table-cell office:value-type="float" office:value="30" calcext:value-type="float">
            <text:p>30</text:p>
          </table:table-cell>
          <table:table-cell table:formula="of:=VLOOKUP([.S228];[.$A$3:.$H$39];8;TRUE())" office:value-type="float" office:value="0.161584756739862" calcext:value-type="float">
            <text:p>0.161584756739862</text:p>
          </table:table-cell>
          <table:table-cell table:formula="of:=VLOOKUP([.T228];[.$K$3:.$Q$21];7;TRUE())" office:value-type="float" office:value="0.866240657095755" calcext:value-type="float">
            <text:p>0.866240657095755</text:p>
          </table:table-cell>
          <table:table-cell table:formula="of:=[.U228]*[.V228]" office:value-type="float" office:value="0.139971285854996" calcext:value-type="float">
            <text:p>0.139971285854996</text:p>
          </table:table-cell>
        </table:table-row>
        <table:table-row table:style-name="ro1">
          <table:table-cell table:number-columns-repeated="18"/>
          <table:table-cell office:value-type="float" office:value="-70" calcext:value-type="float">
            <text:p>-70</text:p>
          </table:table-cell>
          <table:table-cell office:value-type="float" office:value="30" calcext:value-type="float">
            <text:p>30</text:p>
          </table:table-cell>
          <table:table-cell table:formula="of:=VLOOKUP([.S229];[.$A$3:.$H$39];8;TRUE())" office:value-type="float" office:value="0.225105399972883" calcext:value-type="float">
            <text:p>0.225105399972883</text:p>
          </table:table-cell>
          <table:table-cell table:formula="of:=VLOOKUP([.T229];[.$K$3:.$Q$21];7;TRUE())" office:value-type="float" office:value="0.866240657095755" calcext:value-type="float">
            <text:p>0.866240657095755</text:p>
          </table:table-cell>
          <table:table-cell table:formula="of:=[.U229]*[.V229]" office:value-type="float" office:value="0.194995449588313" calcext:value-type="float">
            <text:p>0.194995449588313</text:p>
          </table:table-cell>
        </table:table-row>
        <table:table-row table:style-name="ro1">
          <table:table-cell table:number-columns-repeated="18"/>
          <table:table-cell office:value-type="float" office:value="-65" calcext:value-type="float">
            <text:p>-65</text:p>
          </table:table-cell>
          <table:table-cell office:value-type="float" office:value="30" calcext:value-type="float">
            <text:p>30</text:p>
          </table:table-cell>
          <table:table-cell table:formula="of:=VLOOKUP([.S230];[.$A$3:.$H$39];8;TRUE())" office:value-type="float" office:value="0.304403226269396" calcext:value-type="float">
            <text:p>0.304403226269396</text:p>
          </table:table-cell>
          <table:table-cell table:formula="of:=VLOOKUP([.T230];[.$K$3:.$Q$21];7;TRUE())" office:value-type="float" office:value="0.866240657095755" calcext:value-type="float">
            <text:p>0.866240657095755</text:p>
          </table:table-cell>
          <table:table-cell table:formula="of:=[.U230]*[.V230]" office:value-type="float" office:value="0.263686450745669" calcext:value-type="float">
            <text:p>0.263686450745669</text:p>
          </table:table-cell>
        </table:table-row>
        <table:table-row table:style-name="ro1">
          <table:table-cell table:number-columns-repeated="18"/>
          <table:table-cell office:value-type="float" office:value="-60" calcext:value-type="float">
            <text:p>-60</text:p>
          </table:table-cell>
          <table:table-cell office:value-type="float" office:value="30" calcext:value-type="float">
            <text:p>30</text:p>
          </table:table-cell>
          <table:table-cell table:formula="of:=VLOOKUP([.S231];[.$A$3:.$H$39];8;TRUE())" office:value-type="float" office:value="0.386909324610451" calcext:value-type="float">
            <text:p>0.386909324610451</text:p>
          </table:table-cell>
          <table:table-cell table:formula="of:=VLOOKUP([.T231];[.$K$3:.$Q$21];7;TRUE())" office:value-type="float" office:value="0.866240657095755" calcext:value-type="float">
            <text:p>0.866240657095755</text:p>
          </table:table-cell>
          <table:table-cell table:formula="of:=[.U231]*[.V231]" office:value-type="float" office:value="0.335156587587031" calcext:value-type="float">
            <text:p>0.335156587587031</text:p>
          </table:table-cell>
        </table:table-row>
        <table:table-row table:style-name="ro1">
          <table:table-cell table:number-columns-repeated="18"/>
          <table:table-cell office:value-type="float" office:value="-55" calcext:value-type="float">
            <text:p>-55</text:p>
          </table:table-cell>
          <table:table-cell office:value-type="float" office:value="30" calcext:value-type="float">
            <text:p>30</text:p>
          </table:table-cell>
          <table:table-cell table:formula="of:=VLOOKUP([.S232];[.$A$3:.$H$39];8;TRUE())" office:value-type="float" office:value="0.466576591963033" calcext:value-type="float">
            <text:p>0.466576591963033</text:p>
          </table:table-cell>
          <table:table-cell table:formula="of:=VLOOKUP([.T232];[.$K$3:.$Q$21];7;TRUE())" office:value-type="float" office:value="0.866240657095755" calcext:value-type="float">
            <text:p>0.866240657095755</text:p>
          </table:table-cell>
          <table:table-cell table:formula="of:=[.U232]*[.V232]" office:value-type="float" office:value="0.404167613607556" calcext:value-type="float">
            <text:p>0.404167613607556</text:p>
          </table:table-cell>
        </table:table-row>
        <table:table-row table:style-name="ro1">
          <table:table-cell table:number-columns-repeated="18"/>
          <table:table-cell office:value-type="float" office:value="-50" calcext:value-type="float">
            <text:p>-50</text:p>
          </table:table-cell>
          <table:table-cell office:value-type="float" office:value="30" calcext:value-type="float">
            <text:p>30</text:p>
          </table:table-cell>
          <table:table-cell table:formula="of:=VLOOKUP([.S233];[.$A$3:.$H$39];8;TRUE())" office:value-type="float" office:value="0.550290714741635" calcext:value-type="float">
            <text:p>0.550290714741635</text:p>
          </table:table-cell>
          <table:table-cell table:formula="of:=VLOOKUP([.T233];[.$K$3:.$Q$21];7;TRUE())" office:value-type="float" office:value="0.866240657095755" calcext:value-type="float">
            <text:p>0.866240657095755</text:p>
          </table:table-cell>
          <table:table-cell table:formula="of:=[.U233]*[.V233]" office:value-type="float" office:value="0.476684190331487" calcext:value-type="float">
            <text:p>0.476684190331487</text:p>
          </table:table-cell>
        </table:table-row>
        <table:table-row table:style-name="ro1">
          <table:table-cell table:number-columns-repeated="18"/>
          <table:table-cell office:value-type="float" office:value="-85" calcext:value-type="float">
            <text:p>-85</text:p>
          </table:table-cell>
          <table:table-cell office:value-type="float" office:value="30" calcext:value-type="float">
            <text:p>30</text:p>
          </table:table-cell>
          <table:table-cell table:formula="of:=VLOOKUP([.S234];[.$A$3:.$H$39];8;TRUE())" office:value-type="float" office:value="0.0677074780602786" calcext:value-type="float">
            <text:p>0.067707478060279</text:p>
          </table:table-cell>
          <table:table-cell table:formula="of:=VLOOKUP([.T234];[.$K$3:.$Q$21];7;TRUE())" office:value-type="float" office:value="0.866240657095755" calcext:value-type="float">
            <text:p>0.866240657095755</text:p>
          </table:table-cell>
          <table:table-cell table:formula="of:=[.U234]*[.V234]" office:value-type="float" office:value="0.0586509702852322" calcext:value-type="float">
            <text:p>0.058650970285232</text:p>
          </table:table-cell>
        </table:table-row>
        <table:table-row table:style-name="ro1">
          <table:table-cell table:number-columns-repeated="18"/>
          <table:table-cell office:value-type="float" office:value="-80" calcext:value-type="float">
            <text:p>-80</text:p>
          </table:table-cell>
          <table:table-cell office:value-type="float" office:value="30" calcext:value-type="float">
            <text:p>30</text:p>
          </table:table-cell>
          <table:table-cell table:formula="of:=VLOOKUP([.S235];[.$A$3:.$H$39];8;TRUE())" office:value-type="float" office:value="0.112357067216326" calcext:value-type="float">
            <text:p>0.112357067216326</text:p>
          </table:table-cell>
          <table:table-cell table:formula="of:=VLOOKUP([.T235];[.$K$3:.$Q$21];7;TRUE())" office:value-type="float" office:value="0.866240657095755" calcext:value-type="float">
            <text:p>0.866240657095755</text:p>
          </table:table-cell>
          <table:table-cell table:formula="of:=[.U235]*[.V235]" office:value-type="float" office:value="0.0973282597348224" calcext:value-type="float">
            <text:p>0.097328259734822</text:p>
          </table:table-cell>
        </table:table-row>
        <table:table-row table:style-name="ro1">
          <table:table-cell table:number-columns-repeated="18"/>
          <table:table-cell office:value-type="float" office:value="-35" calcext:value-type="float">
            <text:p>-35</text:p>
          </table:table-cell>
          <table:table-cell office:value-type="float" office:value="30" calcext:value-type="float">
            <text:p>30</text:p>
          </table:table-cell>
          <table:table-cell table:formula="of:=VLOOKUP([.S236];[.$A$3:.$H$39];8;TRUE())" office:value-type="float" office:value="0.818999380549014" calcext:value-type="float">
            <text:p>0.818999380549014</text:p>
          </table:table-cell>
          <table:table-cell table:formula="of:=VLOOKUP([.T236];[.$K$3:.$Q$21];7;TRUE())" office:value-type="float" office:value="0.866240657095755" calcext:value-type="float">
            <text:p>0.866240657095755</text:p>
          </table:table-cell>
          <table:table-cell table:formula="of:=[.U236]*[.V236]" office:value-type="float" office:value="0.709450561567794" calcext:value-type="float">
            <text:p>0.709450561567794</text:p>
          </table:table-cell>
        </table:table-row>
        <table:table-row table:style-name="ro1">
          <table:table-cell table:number-columns-repeated="18"/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table:formula="of:=VLOOKUP([.S237];[.$A$3:.$H$39];8;TRUE())" office:value-type="float" office:value="0.800745484766012" calcext:value-type="float">
            <text:p>0.800745484766012</text:p>
          </table:table-cell>
          <table:table-cell table:formula="of:=VLOOKUP([.T237];[.$K$3:.$Q$21];7;TRUE())" office:value-type="float" office:value="0.866240657095755" calcext:value-type="float">
            <text:p>0.866240657095755</text:p>
          </table:table-cell>
          <table:table-cell table:formula="of:=[.U237]*[.V237]" office:value-type="float" office:value="0.693638294890169" calcext:value-type="float">
            <text:p>0.693638294890169</text:p>
          </table:table-cell>
        </table:table-row>
        <table:table-row table:style-name="ro1">
          <table:table-cell table:number-columns-repeated="18"/>
          <table:table-cell office:value-type="float" office:value="-25" calcext:value-type="float">
            <text:p>-25</text:p>
          </table:table-cell>
          <table:table-cell office:value-type="float" office:value="30" calcext:value-type="float">
            <text:p>30</text:p>
          </table:table-cell>
          <table:table-cell table:formula="of:=VLOOKUP([.S238];[.$A$3:.$H$39];8;TRUE())" office:value-type="float" office:value="0.851158951954114" calcext:value-type="float">
            <text:p>0.851158951954114</text:p>
          </table:table-cell>
          <table:table-cell table:formula="of:=VLOOKUP([.T238];[.$K$3:.$Q$21];7;TRUE())" office:value-type="float" office:value="0.866240657095755" calcext:value-type="float">
            <text:p>0.866240657095755</text:p>
          </table:table-cell>
          <table:table-cell table:formula="of:=[.U238]*[.V238]" office:value-type="float" office:value="0.737308489833665" calcext:value-type="float">
            <text:p>0.737308489833665</text:p>
          </table:table-cell>
        </table:table-row>
        <table:table-row table:style-name="ro1">
          <table:table-cell table:number-columns-repeated="18"/>
          <table:table-cell office:value-type="float" office:value="-20" calcext:value-type="float">
            <text:p>-20</text:p>
          </table:table-cell>
          <table:table-cell office:value-type="float" office:value="30" calcext:value-type="float">
            <text:p>30</text:p>
          </table:table-cell>
          <table:table-cell table:formula="of:=VLOOKUP([.S239];[.$A$3:.$H$39];8;TRUE())" office:value-type="float" office:value="0.895040298713808" calcext:value-type="float">
            <text:p>0.895040298713808</text:p>
          </table:table-cell>
          <table:table-cell table:formula="of:=VLOOKUP([.T239];[.$K$3:.$Q$21];7;TRUE())" office:value-type="float" office:value="0.866240657095755" calcext:value-type="float">
            <text:p>0.866240657095755</text:p>
          </table:table-cell>
          <table:table-cell table:formula="of:=[.U239]*[.V239]" office:value-type="float" office:value="0.775320296485029" calcext:value-type="float">
            <text:p>0.775320296485029</text:p>
          </table:table-cell>
        </table:table-row>
        <table:table-row table:style-name="ro1">
          <table:table-cell table:number-columns-repeated="18"/>
          <table:table-cell office:value-type="float" office:value="-15" calcext:value-type="float">
            <text:p>-15</text:p>
          </table:table-cell>
          <table:table-cell office:value-type="float" office:value="30" calcext:value-type="float">
            <text:p>30</text:p>
          </table:table-cell>
          <table:table-cell table:formula="of:=VLOOKUP([.S240];[.$A$3:.$H$39];8;TRUE())" office:value-type="float" office:value="0.932133741343311" calcext:value-type="float">
            <text:p>0.932133741343311</text:p>
          </table:table-cell>
          <table:table-cell table:formula="of:=VLOOKUP([.T240];[.$K$3:.$Q$21];7;TRUE())" office:value-type="float" office:value="0.866240657095755" calcext:value-type="float">
            <text:p>0.866240657095755</text:p>
          </table:table-cell>
          <table:table-cell table:formula="of:=[.U240]*[.V240]" office:value-type="float" office:value="0.807452144602354" calcext:value-type="float">
            <text:p>0.807452144602354</text:p>
          </table:table-cell>
        </table:table-row>
        <table:table-row table:style-name="ro1">
          <table:table-cell table:number-columns-repeated="18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table:formula="of:=VLOOKUP([.S241];[.$A$3:.$H$39];8;TRUE())" office:value-type="float" office:value="0.962152026281059" calcext:value-type="float">
            <text:p>0.962152026281059</text:p>
          </table:table-cell>
          <table:table-cell table:formula="of:=VLOOKUP([.T241];[.$K$3:.$Q$21];7;TRUE())" office:value-type="float" office:value="0.866240657095755" calcext:value-type="float">
            <text:p>0.866240657095755</text:p>
          </table:table-cell>
          <table:table-cell table:formula="of:=[.U241]*[.V241]" office:value-type="float" office:value="0.833455203471716" calcext:value-type="float">
            <text:p>0.833455203471716</text:p>
          </table:table-cell>
        </table:table-row>
        <table:table-row table:style-name="ro1">
          <table:table-cell table:number-columns-repeated="18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table:formula="of:=VLOOKUP([.S242];[.$A$3:.$H$39];8;TRUE())" office:value-type="float" office:value="0.9848199370654" calcext:value-type="float">
            <text:p>0.9848199370654</text:p>
          </table:table-cell>
          <table:table-cell table:formula="of:=VLOOKUP([.T242];[.$K$3:.$Q$21];7;TRUE())" office:value-type="float" office:value="0.866240657095755" calcext:value-type="float">
            <text:p>0.866240657095755</text:p>
          </table:table-cell>
          <table:table-cell table:formula="of:=[.U242]*[.V242]" office:value-type="float" office:value="0.853091069404532" calcext:value-type="float">
            <text:p>0.853091069404532</text:p>
          </table:table-cell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VLOOKUP([.S243];[.$A$3:.$H$39];8;TRUE())" office:value-type="float" office:value="1" calcext:value-type="float">
            <text:p>1</text:p>
          </table:table-cell>
          <table:table-cell table:formula="of:=VLOOKUP([.T243];[.$K$3:.$Q$21];7;TRUE())" office:value-type="float" office:value="0.866240657095755" calcext:value-type="float">
            <text:p>0.866240657095755</text:p>
          </table:table-cell>
          <table:table-cell table:formula="of:=[.U243]*[.V243]" office:value-type="float" office:value="0.866240657095755" calcext:value-type="float">
            <text:p>0.866240657095755</text:p>
          </table:table-cell>
        </table:table-row>
        <table:table-row table:style-name="ro1">
          <table:table-cell table:number-columns-repeated="18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VLOOKUP([.S244];[.$A$3:.$H$39];8;TRUE())" office:value-type="float" office:value="1.00754566404742" calcext:value-type="float">
            <text:p>1.00754566404742</text:p>
          </table:table-cell>
          <table:table-cell table:formula="of:=VLOOKUP([.T244];[.$K$3:.$Q$21];7;TRUE())" office:value-type="float" office:value="0.866240657095755" calcext:value-type="float">
            <text:p>0.866240657095755</text:p>
          </table:table-cell>
          <table:table-cell table:formula="of:=[.U244]*[.V244]" office:value-type="float" office:value="0.872777018078418" calcext:value-type="float">
            <text:p>0.872777018078418</text:p>
          </table:table-cell>
        </table:table-row>
        <table:table-row table:style-name="ro1">
          <table:table-cell table:number-columns-repeated="18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VLOOKUP([.S245];[.$A$3:.$H$39];8;TRUE())" office:value-type="float" office:value="1.00744692694194" calcext:value-type="float">
            <text:p>1.00744692694194</text:p>
          </table:table-cell>
          <table:table-cell table:formula="of:=VLOOKUP([.T245];[.$K$3:.$Q$21];7;TRUE())" office:value-type="float" office:value="0.866240657095755" calcext:value-type="float">
            <text:p>0.866240657095755</text:p>
          </table:table-cell>
          <table:table-cell table:formula="of:=[.U245]*[.V245]" office:value-type="float" office:value="0.872691487983285" calcext:value-type="float">
            <text:p>0.872691487983285</text:p>
          </table:table-cell>
        </table:table-row>
        <table:table-row table:style-name="ro1">
          <table:table-cell table:number-columns-repeated="18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VLOOKUP([.S246];[.$A$3:.$H$39];8;TRUE())" office:value-type="float" office:value="0.999679718220796" calcext:value-type="float">
            <text:p>0.999679718220796</text:p>
          </table:table-cell>
          <table:table-cell table:formula="of:=VLOOKUP([.T246];[.$K$3:.$Q$21];7;TRUE())" office:value-type="float" office:value="0.866240657095755" calcext:value-type="float">
            <text:p>0.866240657095755</text:p>
          </table:table-cell>
          <table:table-cell table:formula="of:=[.U246]*[.V246]" office:value-type="float" office:value="0.865963215996882" calcext:value-type="float">
            <text:p>0.865963215996882</text:p>
          </table:table-cell>
        </table:table-row>
        <table:table-row table:style-name="ro1">
          <table:table-cell table:number-columns-repeated="18"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VLOOKUP([.S247];[.$A$3:.$H$39];8;TRUE())" office:value-type="float" office:value="0.984346386866864" calcext:value-type="float">
            <text:p>0.984346386866864</text:p>
          </table:table-cell>
          <table:table-cell table:formula="of:=VLOOKUP([.T247];[.$K$3:.$Q$21];7;TRUE())" office:value-type="float" office:value="0.866240657095755" calcext:value-type="float">
            <text:p>0.866240657095755</text:p>
          </table:table-cell>
          <table:table-cell table:formula="of:=[.U247]*[.V247]" office:value-type="float" office:value="0.852680860969384" calcext:value-type="float">
            <text:p>0.852680860969384</text:p>
          </table:table-cell>
        </table:table-row>
        <table:table-row table:style-name="ro1">
          <table:table-cell table:number-columns-repeated="18"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VLOOKUP([.S248];[.$A$3:.$H$39];8;TRUE())" office:value-type="float" office:value="0.961476201606161" calcext:value-type="float">
            <text:p>0.961476201606161</text:p>
          </table:table-cell>
          <table:table-cell table:formula="of:=VLOOKUP([.T248];[.$K$3:.$Q$21];7;TRUE())" office:value-type="float" office:value="0.866240657095755" calcext:value-type="float">
            <text:p>0.866240657095755</text:p>
          </table:table-cell>
          <table:table-cell table:formula="of:=[.U248]*[.V248]" office:value-type="float" office:value="0.832869776661252" calcext:value-type="float">
            <text:p>0.832869776661252</text:p>
          </table:table-cell>
        </table:table-row>
        <table:table-row table:style-name="ro1">
          <table:table-cell table:number-columns-repeated="18"/>
          <table:table-cell table:number-columns-repeated="2" office:value-type="float" office:value="30" calcext:value-type="float">
            <text:p>30</text:p>
          </table:table-cell>
          <table:table-cell table:formula="of:=VLOOKUP([.S249];[.$A$3:.$H$39];8;TRUE())" office:value-type="float" office:value="0.931286671077667" calcext:value-type="float">
            <text:p>0.931286671077667</text:p>
          </table:table-cell>
          <table:table-cell table:formula="of:=VLOOKUP([.T249];[.$K$3:.$Q$21];7;TRUE())" office:value-type="float" office:value="0.866240657095755" calcext:value-type="float">
            <text:p>0.866240657095755</text:p>
          </table:table-cell>
          <table:table-cell table:formula="of:=[.U249]*[.V249]" office:value-type="float" office:value="0.806718377898836" calcext:value-type="float">
            <text:p>0.806718377898836</text:p>
          </table:table-cell>
        </table:table-row>
        <table:table-row table:style-name="ro1">
          <table:table-cell table:number-columns-repeated="18"/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formula="of:=VLOOKUP([.S250];[.$A$3:.$H$39];8;TRUE())" office:value-type="float" office:value="0.893976235524736" calcext:value-type="float">
            <text:p>0.893976235524736</text:p>
          </table:table-cell>
          <table:table-cell table:formula="of:=VLOOKUP([.T250];[.$K$3:.$Q$21];7;TRUE())" office:value-type="float" office:value="0.866240657095755" calcext:value-type="float">
            <text:p>0.866240657095755</text:p>
          </table:table-cell>
          <table:table-cell table:formula="of:=[.U250]*[.V250]" office:value-type="float" office:value="0.774398561688936" calcext:value-type="float">
            <text:p>0.774398561688936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VLOOKUP([.S251];[.$A$3:.$H$39];8;TRUE())" office:value-type="float" office:value="0.857410283950684" calcext:value-type="float">
            <text:p>0.857410283950684</text:p>
          </table:table-cell>
          <table:table-cell table:formula="of:=VLOOKUP([.T251];[.$K$3:.$Q$21];7;TRUE())" office:value-type="float" office:value="0.866240657095755" calcext:value-type="float">
            <text:p>0.866240657095755</text:p>
          </table:table-cell>
          <table:table-cell table:formula="of:=[.U251]*[.V251]" office:value-type="float" office:value="0.742723647770098" calcext:value-type="float">
            <text:p>0.742723647770098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formula="of:=VLOOKUP([.S252];[.$A$3:.$H$39];8;TRUE())" office:value-type="float" office:value="0.799343700764289" calcext:value-type="float">
            <text:p>0.799343700764289</text:p>
          </table:table-cell>
          <table:table-cell table:formula="of:=VLOOKUP([.T252];[.$K$3:.$Q$21];7;TRUE())" office:value-type="float" office:value="0.866240657095755" calcext:value-type="float">
            <text:p>0.866240657095755</text:p>
          </table:table-cell>
          <table:table-cell table:formula="of:=[.U252]*[.V252]" office:value-type="float" office:value="0.69242401259541" calcext:value-type="float">
            <text:p>0.69242401259541</text:p>
          </table:table-cell>
        </table:table-row>
        <table:table-row table:style-name="ro1">
          <table:table-cell table:number-columns-repeated="18"/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VLOOKUP([.S253];[.$A$3:.$H$39];8;TRUE())" office:value-type="float" office:value="0.893976235524736" calcext:value-type="float">
            <text:p>0.893976235524736</text:p>
          </table:table-cell>
          <table:table-cell table:formula="of:=VLOOKUP([.T253];[.$K$3:.$Q$21];7;TRUE())" office:value-type="float" office:value="0.866240657095755" calcext:value-type="float">
            <text:p>0.866240657095755</text:p>
          </table:table-cell>
          <table:table-cell table:formula="of:=[.U253]*[.V253]" office:value-type="float" office:value="0.774398561688936" calcext:value-type="float">
            <text:p>0.774398561688936</text:p>
          </table:table-cell>
        </table:table-row>
        <table:table-row table:style-name="ro1">
          <table:table-cell table:number-columns-repeated="18"/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formula="of:=VLOOKUP([.S254];[.$A$3:.$H$39];8;TRUE())" office:value-type="float" office:value="0.893976235524736" calcext:value-type="float">
            <text:p>0.893976235524736</text:p>
          </table:table-cell>
          <table:table-cell table:formula="of:=VLOOKUP([.T254];[.$K$3:.$Q$21];7;TRUE())" office:value-type="float" office:value="0.866240657095755" calcext:value-type="float">
            <text:p>0.866240657095755</text:p>
          </table:table-cell>
          <table:table-cell table:formula="of:=[.U254]*[.V254]" office:value-type="float" office:value="0.774398561688936" calcext:value-type="float">
            <text:p>0.774398561688936</text:p>
          </table:table-cell>
        </table:table-row>
        <table:table-row table:style-name="ro1">
          <table:table-cell table:number-columns-repeated="18"/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VLOOKUP([.S255];[.$A$3:.$H$39];8;TRUE())" office:value-type="float" office:value="0.893976235524736" calcext:value-type="float">
            <text:p>0.893976235524736</text:p>
          </table:table-cell>
          <table:table-cell table:formula="of:=VLOOKUP([.T255];[.$K$3:.$Q$21];7;TRUE())" office:value-type="float" office:value="0.866240657095755" calcext:value-type="float">
            <text:p>0.866240657095755</text:p>
          </table:table-cell>
          <table:table-cell table:formula="of:=[.U255]*[.V255]" office:value-type="float" office:value="0.774398561688936" calcext:value-type="float">
            <text:p>0.774398561688936</text:p>
          </table:table-cell>
        </table:table-row>
        <table:table-row table:style-name="ro1">
          <table:table-cell table:number-columns-repeated="18"/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VLOOKUP([.S256];[.$A$3:.$H$39];8;TRUE())" office:value-type="float" office:value="0.893976235524736" calcext:value-type="float">
            <text:p>0.893976235524736</text:p>
          </table:table-cell>
          <table:table-cell table:formula="of:=VLOOKUP([.T256];[.$K$3:.$Q$21];7;TRUE())" office:value-type="float" office:value="0.866240657095755" calcext:value-type="float">
            <text:p>0.866240657095755</text:p>
          </table:table-cell>
          <table:table-cell table:formula="of:=[.U256]*[.V256]" office:value-type="float" office:value="0.774398561688936" calcext:value-type="float">
            <text:p>0.774398561688936</text:p>
          </table:table-cell>
        </table:table-row>
        <table:table-row table:style-name="ro1">
          <table:table-cell table:number-columns-repeated="18"/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VLOOKUP([.S257];[.$A$3:.$H$39];8;TRUE())" office:value-type="float" office:value="0.893976235524736" calcext:value-type="float">
            <text:p>0.893976235524736</text:p>
          </table:table-cell>
          <table:table-cell table:formula="of:=VLOOKUP([.T257];[.$K$3:.$Q$21];7;TRUE())" office:value-type="float" office:value="0.866240657095755" calcext:value-type="float">
            <text:p>0.866240657095755</text:p>
          </table:table-cell>
          <table:table-cell table:formula="of:=[.U257]*[.V257]" office:value-type="float" office:value="0.774398561688936" calcext:value-type="float">
            <text:p>0.774398561688936</text:p>
          </table:table-cell>
        </table:table-row>
        <table:table-row table:style-name="ro1">
          <table:table-cell table:number-columns-repeated="18"/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formula="of:=VLOOKUP([.S258];[.$A$3:.$H$39];8;TRUE())" office:value-type="float" office:value="0.893976235524736" calcext:value-type="float">
            <text:p>0.893976235524736</text:p>
          </table:table-cell>
          <table:table-cell table:formula="of:=VLOOKUP([.T258];[.$K$3:.$Q$21];7;TRUE())" office:value-type="float" office:value="0.866240657095755" calcext:value-type="float">
            <text:p>0.866240657095755</text:p>
          </table:table-cell>
          <table:table-cell table:formula="of:=[.U258]*[.V258]" office:value-type="float" office:value="0.774398561688936" calcext:value-type="float">
            <text:p>0.774398561688936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VLOOKUP([.S259];[.$A$3:.$H$39];8;TRUE())" office:value-type="float" office:value="0.857410283950684" calcext:value-type="float">
            <text:p>0.857410283950684</text:p>
          </table:table-cell>
          <table:table-cell table:formula="of:=VLOOKUP([.T259];[.$K$3:.$Q$21];7;TRUE())" office:value-type="float" office:value="0.866240657095755" calcext:value-type="float">
            <text:p>0.866240657095755</text:p>
          </table:table-cell>
          <table:table-cell table:formula="of:=[.U259]*[.V259]" office:value-type="float" office:value="0.742723647770098" calcext:value-type="float">
            <text:p>0.742723647770098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formula="of:=VLOOKUP([.S260];[.$A$3:.$H$39];8;TRUE())" office:value-type="float" office:value="0.799343700764289" calcext:value-type="float">
            <text:p>0.799343700764289</text:p>
          </table:table-cell>
          <table:table-cell table:formula="of:=VLOOKUP([.T260];[.$K$3:.$Q$21];7;TRUE())" office:value-type="float" office:value="0.866240657095755" calcext:value-type="float">
            <text:p>0.866240657095755</text:p>
          </table:table-cell>
          <table:table-cell table:formula="of:=[.U260]*[.V260]" office:value-type="float" office:value="0.69242401259541" calcext:value-type="float">
            <text:p>0.69242401259541</text:p>
          </table:table-cell>
        </table:table-row>
        <table:table-row table:style-name="ro1">
          <table:table-cell table:number-columns-repeated="18"/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formula="of:=VLOOKUP([.S261];[.$A$3:.$H$39];8;TRUE())" office:value-type="float" office:value="0.165110412466438" calcext:value-type="float">
            <text:p>0.165110412466438</text:p>
          </table:table-cell>
          <table:table-cell table:formula="of:=VLOOKUP([.T261];[.$K$3:.$Q$21];7;TRUE())" office:value-type="float" office:value="0.866240657095755" calcext:value-type="float">
            <text:p>0.866240657095755</text:p>
          </table:table-cell>
          <table:table-cell table:formula="of:=[.U261]*[.V261]" office:value-type="float" office:value="0.143025352188279" calcext:value-type="float">
            <text:p>0.143025352188279</text:p>
          </table:table-cell>
        </table:table-row>
        <table:table-row table:style-name="ro1">
          <table:table-cell table:number-columns-repeated="18"/>
          <table:table-cell office:value-type="float" office:value="-90" calcext:value-type="float">
            <text:p>-90</text:p>
          </table:table-cell>
          <table:table-cell office:value-type="float" office:value="35" calcext:value-type="float">
            <text:p>35</text:p>
          </table:table-cell>
          <table:table-cell table:formula="of:=VLOOKUP([.S262];[.$A$3:.$H$39];8;TRUE())" office:value-type="float" office:value="0.0346010697214856" calcext:value-type="float">
            <text:p>0.034601069721486</text:p>
          </table:table-cell>
          <table:table-cell table:formula="of:=VLOOKUP([.T262];[.$K$3:.$Q$21];7;TRUE())" office:value-type="float" office:value="0.826574451594016" calcext:value-type="float">
            <text:p>0.826574451594016</text:p>
          </table:table-cell>
          <table:table-cell table:formula="of:=[.U262]*[.V262]" office:value-type="float" office:value="0.0286003602296032" calcext:value-type="float">
            <text:p>0.028600360229603</text:p>
          </table:table-cell>
        </table:table-row>
        <table:table-row table:style-name="ro1">
          <table:table-cell table:number-columns-repeated="18"/>
          <table:table-cell office:value-type="float" office:value="-85" calcext:value-type="float">
            <text:p>-85</text:p>
          </table:table-cell>
          <table:table-cell office:value-type="float" office:value="35" calcext:value-type="float">
            <text:p>35</text:p>
          </table:table-cell>
          <table:table-cell table:formula="of:=VLOOKUP([.S263];[.$A$3:.$H$39];8;TRUE())" office:value-type="float" office:value="0.0677074780602786" calcext:value-type="float">
            <text:p>0.067707478060279</text:p>
          </table:table-cell>
          <table:table-cell table:formula="of:=VLOOKUP([.T263];[.$K$3:.$Q$21];7;TRUE())" office:value-type="float" office:value="0.826574451594016" calcext:value-type="float">
            <text:p>0.826574451594016</text:p>
          </table:table-cell>
          <table:table-cell table:formula="of:=[.U263]*[.V263]" office:value-type="float" office:value="0.0559652715464887" calcext:value-type="float">
            <text:p>0.055965271546489</text:p>
          </table:table-cell>
        </table:table-row>
        <table:table-row table:style-name="ro1">
          <table:table-cell table:number-columns-repeated="18"/>
          <table:table-cell office:value-type="float" office:value="-80" calcext:value-type="float">
            <text:p>-80</text:p>
          </table:table-cell>
          <table:table-cell office:value-type="float" office:value="35" calcext:value-type="float">
            <text:p>35</text:p>
          </table:table-cell>
          <table:table-cell table:formula="of:=VLOOKUP([.S264];[.$A$3:.$H$39];8;TRUE())" office:value-type="float" office:value="0.112357067216326" calcext:value-type="float">
            <text:p>0.112357067216326</text:p>
          </table:table-cell>
          <table:table-cell table:formula="of:=VLOOKUP([.T264];[.$K$3:.$Q$21];7;TRUE())" office:value-type="float" office:value="0.826574451594016" calcext:value-type="float">
            <text:p>0.826574451594016</text:p>
          </table:table-cell>
          <table:table-cell table:formula="of:=[.U264]*[.V264]" office:value-type="float" office:value="0.0928714812170469" calcext:value-type="float">
            <text:p>0.092871481217047</text:p>
          </table:table-cell>
        </table:table-row>
        <table:table-row table:style-name="ro1">
          <table:table-cell table:number-columns-repeated="18"/>
          <table:table-cell office:value-type="float" office:value="-75" calcext:value-type="float">
            <text:p>-75</text:p>
          </table:table-cell>
          <table:table-cell office:value-type="float" office:value="35" calcext:value-type="float">
            <text:p>35</text:p>
          </table:table-cell>
          <table:table-cell table:formula="of:=VLOOKUP([.S265];[.$A$3:.$H$39];8;TRUE())" office:value-type="float" office:value="0.161584756739862" calcext:value-type="float">
            <text:p>0.161584756739862</text:p>
          </table:table-cell>
          <table:table-cell table:formula="of:=VLOOKUP([.T265];[.$K$3:.$Q$21];7;TRUE())" office:value-type="float" office:value="0.826574451594016" calcext:value-type="float">
            <text:p>0.826574451594016</text:p>
          </table:table-cell>
          <table:table-cell table:formula="of:=[.U265]*[.V265]" office:value-type="float" office:value="0.133561831688204" calcext:value-type="float">
            <text:p>0.133561831688204</text:p>
          </table:table-cell>
        </table:table-row>
        <table:table-row table:style-name="ro1">
          <table:table-cell table:number-columns-repeated="18"/>
          <table:table-cell office:value-type="float" office:value="-70" calcext:value-type="float">
            <text:p>-70</text:p>
          </table:table-cell>
          <table:table-cell office:value-type="float" office:value="35" calcext:value-type="float">
            <text:p>35</text:p>
          </table:table-cell>
          <table:table-cell table:formula="of:=VLOOKUP([.S266];[.$A$3:.$H$39];8;TRUE())" office:value-type="float" office:value="0.225105399972883" calcext:value-type="float">
            <text:p>0.225105399972883</text:p>
          </table:table-cell>
          <table:table-cell table:formula="of:=VLOOKUP([.T266];[.$K$3:.$Q$21];7;TRUE())" office:value-type="float" office:value="0.826574451594016" calcext:value-type="float">
            <text:p>0.826574451594016</text:p>
          </table:table-cell>
          <table:table-cell table:formula="of:=[.U266]*[.V266]" office:value-type="float" office:value="0.186066372533438" calcext:value-type="float">
            <text:p>0.186066372533438</text:p>
          </table:table-cell>
        </table:table-row>
        <table:table-row table:style-name="ro1">
          <table:table-cell table:number-columns-repeated="18"/>
          <table:table-cell office:value-type="float" office:value="-65" calcext:value-type="float">
            <text:p>-65</text:p>
          </table:table-cell>
          <table:table-cell office:value-type="float" office:value="35" calcext:value-type="float">
            <text:p>35</text:p>
          </table:table-cell>
          <table:table-cell table:formula="of:=VLOOKUP([.S267];[.$A$3:.$H$39];8;TRUE())" office:value-type="float" office:value="0.304403226269396" calcext:value-type="float">
            <text:p>0.304403226269396</text:p>
          </table:table-cell>
          <table:table-cell table:formula="of:=VLOOKUP([.T267];[.$K$3:.$Q$21];7;TRUE())" office:value-type="float" office:value="0.826574451594016" calcext:value-type="float">
            <text:p>0.826574451594016</text:p>
          </table:table-cell>
          <table:table-cell table:formula="of:=[.U267]*[.V267]" office:value-type="float" office:value="0.251611929817075" calcext:value-type="float">
            <text:p>0.251611929817075</text:p>
          </table:table-cell>
        </table:table-row>
        <table:table-row table:style-name="ro1">
          <table:table-cell table:number-columns-repeated="18"/>
          <table:table-cell office:value-type="float" office:value="-60" calcext:value-type="float">
            <text:p>-60</text:p>
          </table:table-cell>
          <table:table-cell office:value-type="float" office:value="35" calcext:value-type="float">
            <text:p>35</text:p>
          </table:table-cell>
          <table:table-cell table:formula="of:=VLOOKUP([.S268];[.$A$3:.$H$39];8;TRUE())" office:value-type="float" office:value="0.386909324610451" calcext:value-type="float">
            <text:p>0.386909324610451</text:p>
          </table:table-cell>
          <table:table-cell table:formula="of:=VLOOKUP([.T268];[.$K$3:.$Q$21];7;TRUE())" office:value-type="float" office:value="0.826574451594016" calcext:value-type="float">
            <text:p>0.826574451594016</text:p>
          </table:table-cell>
          <table:table-cell table:formula="of:=[.U268]*[.V268]" office:value-type="float" office:value="0.319809362806495" calcext:value-type="float">
            <text:p>0.319809362806495</text:p>
          </table:table-cell>
        </table:table-row>
        <table:table-row table:style-name="ro1">
          <table:table-cell table:number-columns-repeated="18"/>
          <table:table-cell office:value-type="float" office:value="-55" calcext:value-type="float">
            <text:p>-55</text:p>
          </table:table-cell>
          <table:table-cell office:value-type="float" office:value="35" calcext:value-type="float">
            <text:p>35</text:p>
          </table:table-cell>
          <table:table-cell table:formula="of:=VLOOKUP([.S269];[.$A$3:.$H$39];8;TRUE())" office:value-type="float" office:value="0.466576591963033" calcext:value-type="float">
            <text:p>0.466576591963033</text:p>
          </table:table-cell>
          <table:table-cell table:formula="of:=VLOOKUP([.T269];[.$K$3:.$Q$21];7;TRUE())" office:value-type="float" office:value="0.826574451594016" calcext:value-type="float">
            <text:p>0.826574451594016</text:p>
          </table:table-cell>
          <table:table-cell table:formula="of:=[.U269]*[.V269]" office:value-type="float" office:value="0.385660290628449" calcext:value-type="float">
            <text:p>0.385660290628449</text:p>
          </table:table-cell>
        </table:table-row>
        <table:table-row table:style-name="ro1">
          <table:table-cell table:number-columns-repeated="18"/>
          <table:table-cell office:value-type="float" office:value="-50" calcext:value-type="float">
            <text:p>-50</text:p>
          </table:table-cell>
          <table:table-cell office:value-type="float" office:value="35" calcext:value-type="float">
            <text:p>35</text:p>
          </table:table-cell>
          <table:table-cell table:formula="of:=VLOOKUP([.S270];[.$A$3:.$H$39];8;TRUE())" office:value-type="float" office:value="0.550290714741635" calcext:value-type="float">
            <text:p>0.550290714741635</text:p>
          </table:table-cell>
          <table:table-cell table:formula="of:=VLOOKUP([.T270];[.$K$3:.$Q$21];7;TRUE())" office:value-type="float" office:value="0.826574451594016" calcext:value-type="float">
            <text:p>0.826574451594016</text:p>
          </table:table-cell>
          <table:table-cell table:formula="of:=[.U270]*[.V270]" office:value-type="float" office:value="0.454856245754847" calcext:value-type="float">
            <text:p>0.454856245754847</text:p>
          </table:table-cell>
        </table:table-row>
        <table:table-row table:style-name="ro1">
          <table:table-cell table:number-columns-repeated="18"/>
          <table:table-cell office:value-type="float" office:value="-85" calcext:value-type="float">
            <text:p>-85</text:p>
          </table:table-cell>
          <table:table-cell office:value-type="float" office:value="35" calcext:value-type="float">
            <text:p>35</text:p>
          </table:table-cell>
          <table:table-cell table:formula="of:=VLOOKUP([.S271];[.$A$3:.$H$39];8;TRUE())" office:value-type="float" office:value="0.0677074780602786" calcext:value-type="float">
            <text:p>0.067707478060279</text:p>
          </table:table-cell>
          <table:table-cell table:formula="of:=VLOOKUP([.T271];[.$K$3:.$Q$21];7;TRUE())" office:value-type="float" office:value="0.826574451594016" calcext:value-type="float">
            <text:p>0.826574451594016</text:p>
          </table:table-cell>
          <table:table-cell table:formula="of:=[.U271]*[.V271]" office:value-type="float" office:value="0.0559652715464887" calcext:value-type="float">
            <text:p>0.055965271546489</text:p>
          </table:table-cell>
        </table:table-row>
        <table:table-row table:style-name="ro1">
          <table:table-cell table:number-columns-repeated="18"/>
          <table:table-cell office:value-type="float" office:value="-80" calcext:value-type="float">
            <text:p>-80</text:p>
          </table:table-cell>
          <table:table-cell office:value-type="float" office:value="35" calcext:value-type="float">
            <text:p>35</text:p>
          </table:table-cell>
          <table:table-cell table:formula="of:=VLOOKUP([.S272];[.$A$3:.$H$39];8;TRUE())" office:value-type="float" office:value="0.112357067216326" calcext:value-type="float">
            <text:p>0.112357067216326</text:p>
          </table:table-cell>
          <table:table-cell table:formula="of:=VLOOKUP([.T272];[.$K$3:.$Q$21];7;TRUE())" office:value-type="float" office:value="0.826574451594016" calcext:value-type="float">
            <text:p>0.826574451594016</text:p>
          </table:table-cell>
          <table:table-cell table:formula="of:=[.U272]*[.V272]" office:value-type="float" office:value="0.0928714812170469" calcext:value-type="float">
            <text:p>0.092871481217047</text:p>
          </table:table-cell>
        </table:table-row>
        <table:table-row table:style-name="ro1">
          <table:table-cell table:number-columns-repeated="18"/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table:formula="of:=VLOOKUP([.S273];[.$A$3:.$H$39];8;TRUE())" office:value-type="float" office:value="0.818999380549014" calcext:value-type="float">
            <text:p>0.818999380549014</text:p>
          </table:table-cell>
          <table:table-cell table:formula="of:=VLOOKUP([.T273];[.$K$3:.$Q$21];7;TRUE())" office:value-type="float" office:value="0.826574451594016" calcext:value-type="float">
            <text:p>0.826574451594016</text:p>
          </table:table-cell>
          <table:table-cell table:formula="of:=[.U273]*[.V273]" office:value-type="float" office:value="0.67696396383314" calcext:value-type="float">
            <text:p>0.67696396383314</text:p>
          </table:table-cell>
        </table:table-row>
        <table:table-row table:style-name="ro1">
          <table:table-cell table:number-columns-repeated="18"/>
          <table:table-cell office:value-type="float" office:value="-30" calcext:value-type="float">
            <text:p>-30</text:p>
          </table:table-cell>
          <table:table-cell office:value-type="float" office:value="35" calcext:value-type="float">
            <text:p>35</text:p>
          </table:table-cell>
          <table:table-cell table:formula="of:=VLOOKUP([.S274];[.$A$3:.$H$39];8;TRUE())" office:value-type="float" office:value="0.800745484766012" calcext:value-type="float">
            <text:p>0.800745484766012</text:p>
          </table:table-cell>
          <table:table-cell table:formula="of:=VLOOKUP([.T274];[.$K$3:.$Q$21];7;TRUE())" office:value-type="float" office:value="0.826574451594016" calcext:value-type="float">
            <text:p>0.826574451594016</text:p>
          </table:table-cell>
          <table:table-cell table:formula="of:=[.U274]*[.V274]" office:value-type="float" office:value="0.661875759936851" calcext:value-type="float">
            <text:p>0.661875759936851</text:p>
          </table:table-cell>
        </table:table-row>
        <table:table-row table:style-name="ro1">
          <table:table-cell table:number-columns-repeated="18"/>
          <table:table-cell office:value-type="float" office:value="-25" calcext:value-type="float">
            <text:p>-25</text:p>
          </table:table-cell>
          <table:table-cell office:value-type="float" office:value="35" calcext:value-type="float">
            <text:p>35</text:p>
          </table:table-cell>
          <table:table-cell table:formula="of:=VLOOKUP([.S275];[.$A$3:.$H$39];8;TRUE())" office:value-type="float" office:value="0.851158951954114" calcext:value-type="float">
            <text:p>0.851158951954114</text:p>
          </table:table-cell>
          <table:table-cell table:formula="of:=VLOOKUP([.T275];[.$K$3:.$Q$21];7;TRUE())" office:value-type="float" office:value="0.826574451594016" calcext:value-type="float">
            <text:p>0.826574451594016</text:p>
          </table:table-cell>
          <table:table-cell table:formula="of:=[.U275]*[.V275]" office:value-type="float" office:value="0.703546243930809" calcext:value-type="float">
            <text:p>0.703546243930809</text:p>
          </table:table-cell>
        </table:table-row>
        <table:table-row table:style-name="ro1">
          <table:table-cell table:number-columns-repeated="18"/>
          <table:table-cell office:value-type="float" office:value="-20" calcext:value-type="float">
            <text:p>-20</text:p>
          </table:table-cell>
          <table:table-cell office:value-type="float" office:value="35" calcext:value-type="float">
            <text:p>35</text:p>
          </table:table-cell>
          <table:table-cell table:formula="of:=VLOOKUP([.S276];[.$A$3:.$H$39];8;TRUE())" office:value-type="float" office:value="0.895040298713808" calcext:value-type="float">
            <text:p>0.895040298713808</text:p>
          </table:table-cell>
          <table:table-cell table:formula="of:=VLOOKUP([.T276];[.$K$3:.$Q$21];7;TRUE())" office:value-type="float" office:value="0.826574451594016" calcext:value-type="float">
            <text:p>0.826574451594016</text:p>
          </table:table-cell>
          <table:table-cell table:formula="of:=[.U276]*[.V276]" office:value-type="float" office:value="0.73981744406391" calcext:value-type="float">
            <text:p>0.73981744406391</text:p>
          </table:table-cell>
        </table:table-row>
        <table:table-row table:style-name="ro1">
          <table:table-cell table:number-columns-repeated="18"/>
          <table:table-cell office:value-type="float" office:value="-15" calcext:value-type="float">
            <text:p>-15</text:p>
          </table:table-cell>
          <table:table-cell office:value-type="float" office:value="35" calcext:value-type="float">
            <text:p>35</text:p>
          </table:table-cell>
          <table:table-cell table:formula="of:=VLOOKUP([.S277];[.$A$3:.$H$39];8;TRUE())" office:value-type="float" office:value="0.932133741343311" calcext:value-type="float">
            <text:p>0.932133741343311</text:p>
          </table:table-cell>
          <table:table-cell table:formula="of:=VLOOKUP([.T277];[.$K$3:.$Q$21];7;TRUE())" office:value-type="float" office:value="0.826574451594016" calcext:value-type="float">
            <text:p>0.826574451594016</text:p>
          </table:table-cell>
          <table:table-cell table:formula="of:=[.U277]*[.V277]" office:value-type="float" office:value="0.770477936063126" calcext:value-type="float">
            <text:p>0.770477936063126</text:p>
          </table:table-cell>
        </table:table-row>
        <table:table-row table:style-name="ro1">
          <table:table-cell table:number-columns-repeated="18"/>
          <table:table-cell office:value-type="float" office:value="-10" calcext:value-type="float">
            <text:p>-10</text:p>
          </table:table-cell>
          <table:table-cell office:value-type="float" office:value="35" calcext:value-type="float">
            <text:p>35</text:p>
          </table:table-cell>
          <table:table-cell table:formula="of:=VLOOKUP([.S278];[.$A$3:.$H$39];8;TRUE())" office:value-type="float" office:value="0.962152026281059" calcext:value-type="float">
            <text:p>0.962152026281059</text:p>
          </table:table-cell>
          <table:table-cell table:formula="of:=VLOOKUP([.T278];[.$K$3:.$Q$21];7;TRUE())" office:value-type="float" office:value="0.826574451594016" calcext:value-type="float">
            <text:p>0.826574451594016</text:p>
          </table:table-cell>
          <table:table-cell table:formula="of:=[.U278]*[.V278]" office:value-type="float" office:value="0.795290283473338" calcext:value-type="float">
            <text:p>0.795290283473338</text:p>
          </table:table-cell>
        </table:table-row>
        <table:table-row table:style-name="ro1">
          <table:table-cell table:number-columns-repeated="18"/>
          <table:table-cell office:value-type="float" office:value="-5" calcext:value-type="float">
            <text:p>-5</text:p>
          </table:table-cell>
          <table:table-cell office:value-type="float" office:value="35" calcext:value-type="float">
            <text:p>35</text:p>
          </table:table-cell>
          <table:table-cell table:formula="of:=VLOOKUP([.S279];[.$A$3:.$H$39];8;TRUE())" office:value-type="float" office:value="0.9848199370654" calcext:value-type="float">
            <text:p>0.9848199370654</text:p>
          </table:table-cell>
          <table:table-cell table:formula="of:=VLOOKUP([.T279];[.$K$3:.$Q$21];7;TRUE())" office:value-type="float" office:value="0.826574451594016" calcext:value-type="float">
            <text:p>0.826574451594016</text:p>
          </table:table-cell>
          <table:table-cell table:formula="of:=[.U279]*[.V279]" office:value-type="float" office:value="0.814026999398687" calcext:value-type="float">
            <text:p>0.814026999398687</text:p>
          </table:table-cell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VLOOKUP([.S280];[.$A$3:.$H$39];8;TRUE())" office:value-type="float" office:value="1" calcext:value-type="float">
            <text:p>1</text:p>
          </table:table-cell>
          <table:table-cell table:formula="of:=VLOOKUP([.T280];[.$K$3:.$Q$21];7;TRUE())" office:value-type="float" office:value="0.826574451594016" calcext:value-type="float">
            <text:p>0.826574451594016</text:p>
          </table:table-cell>
          <table:table-cell table:formula="of:=[.U280]*[.V280]" office:value-type="float" office:value="0.826574451594016" calcext:value-type="float">
            <text:p>0.826574451594016</text:p>
          </table:table-cell>
        </table:table-row>
        <table:table-row table:style-name="ro1">
          <table:table-cell table:number-columns-repeated="18"/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VLOOKUP([.S281];[.$A$3:.$H$39];8;TRUE())" office:value-type="float" office:value="1.00754566404742" calcext:value-type="float">
            <text:p>1.00754566404742</text:p>
          </table:table-cell>
          <table:table-cell table:formula="of:=VLOOKUP([.T281];[.$K$3:.$Q$21];7;TRUE())" office:value-type="float" office:value="0.826574451594016" calcext:value-type="float">
            <text:p>0.826574451594016</text:p>
          </table:table-cell>
          <table:table-cell table:formula="of:=[.U281]*[.V281]" office:value-type="float" office:value="0.832811504715928" calcext:value-type="float">
            <text:p>0.832811504715928</text:p>
          </table:table-cell>
        </table:table-row>
        <table:table-row table:style-name="ro1">
          <table:table-cell table:number-columns-repeated="18"/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formula="of:=VLOOKUP([.S282];[.$A$3:.$H$39];8;TRUE())" office:value-type="float" office:value="1.00744692694194" calcext:value-type="float">
            <text:p>1.00744692694194</text:p>
          </table:table-cell>
          <table:table-cell table:formula="of:=VLOOKUP([.T282];[.$K$3:.$Q$21];7;TRUE())" office:value-type="float" office:value="0.826574451594016" calcext:value-type="float">
            <text:p>0.826574451594016</text:p>
          </table:table-cell>
          <table:table-cell table:formula="of:=[.U282]*[.V282]" office:value-type="float" office:value="0.832729891147111" calcext:value-type="float">
            <text:p>0.832729891147111</text:p>
          </table:table-cell>
        </table:table-row>
        <table:table-row table:style-name="ro1">
          <table:table-cell table:number-columns-repeated="18"/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formula="of:=VLOOKUP([.S283];[.$A$3:.$H$39];8;TRUE())" office:value-type="float" office:value="0.999679718220796" calcext:value-type="float">
            <text:p>0.999679718220796</text:p>
          </table:table-cell>
          <table:table-cell table:formula="of:=VLOOKUP([.T283];[.$K$3:.$Q$21];7;TRUE())" office:value-type="float" office:value="0.826574451594016" calcext:value-type="float">
            <text:p>0.826574451594016</text:p>
          </table:table-cell>
          <table:table-cell table:formula="of:=[.U283]*[.V283]" office:value-type="float" office:value="0.826309714858015" calcext:value-type="float">
            <text:p>0.826309714858015</text:p>
          </table:table-cell>
        </table:table-row>
        <table:table-row table:style-name="ro1">
          <table:table-cell table:number-columns-repeated="18"/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VLOOKUP([.S284];[.$A$3:.$H$39];8;TRUE())" office:value-type="float" office:value="0.984346386866864" calcext:value-type="float">
            <text:p>0.984346386866864</text:p>
          </table:table-cell>
          <table:table-cell table:formula="of:=VLOOKUP([.T284];[.$K$3:.$Q$21];7;TRUE())" office:value-type="float" office:value="0.826574451594016" calcext:value-type="float">
            <text:p>0.826574451594016</text:p>
          </table:table-cell>
          <table:table-cell table:formula="of:=[.U284]*[.V284]" office:value-type="float" office:value="0.813635574903029" calcext:value-type="float">
            <text:p>0.813635574903029</text:p>
          </table:table-cell>
        </table:table-row>
        <table:table-row table:style-name="ro1">
          <table:table-cell table:number-columns-repeated="18"/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VLOOKUP([.S285];[.$A$3:.$H$39];8;TRUE())" office:value-type="float" office:value="0.961476201606161" calcext:value-type="float">
            <text:p>0.961476201606161</text:p>
          </table:table-cell>
          <table:table-cell table:formula="of:=VLOOKUP([.T285];[.$K$3:.$Q$21];7;TRUE())" office:value-type="float" office:value="0.826574451594016" calcext:value-type="float">
            <text:p>0.826574451594016</text:p>
          </table:table-cell>
          <table:table-cell table:formula="of:=[.U285]*[.V285]" office:value-type="float" office:value="0.794731664063311" calcext:value-type="float">
            <text:p>0.794731664063311</text:p>
          </table:table-cell>
        </table:table-row>
        <table:table-row table:style-name="ro1">
          <table:table-cell table:number-columns-repeated="18"/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VLOOKUP([.S286];[.$A$3:.$H$39];8;TRUE())" office:value-type="float" office:value="0.931286671077667" calcext:value-type="float">
            <text:p>0.931286671077667</text:p>
          </table:table-cell>
          <table:table-cell table:formula="of:=VLOOKUP([.T286];[.$K$3:.$Q$21];7;TRUE())" office:value-type="float" office:value="0.826574451594016" calcext:value-type="float">
            <text:p>0.826574451594016</text:p>
          </table:table-cell>
          <table:table-cell table:formula="of:=[.U286]*[.V286]" office:value-type="float" office:value="0.769777769422839" calcext:value-type="float">
            <text:p>0.769777769422839</text:p>
          </table:table-cell>
        </table:table-row>
        <table:table-row table:style-name="ro1">
          <table:table-cell table:number-columns-repeated="18"/>
          <table:table-cell table:number-columns-repeated="2" office:value-type="float" office:value="35" calcext:value-type="float">
            <text:p>35</text:p>
          </table:table-cell>
          <table:table-cell table:formula="of:=VLOOKUP([.S287];[.$A$3:.$H$39];8;TRUE())" office:value-type="float" office:value="0.893976235524736" calcext:value-type="float">
            <text:p>0.893976235524736</text:p>
          </table:table-cell>
          <table:table-cell table:formula="of:=VLOOKUP([.T287];[.$K$3:.$Q$21];7;TRUE())" office:value-type="float" office:value="0.826574451594016" calcext:value-type="float">
            <text:p>0.826574451594016</text:p>
          </table:table-cell>
          <table:table-cell table:formula="of:=[.U287]*[.V287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table:formula="of:=VLOOKUP([.S288];[.$A$3:.$H$39];8;TRUE())" office:value-type="float" office:value="0.857410283950684" calcext:value-type="float">
            <text:p>0.857410283950684</text:p>
          </table:table-cell>
          <table:table-cell table:formula="of:=VLOOKUP([.T288];[.$K$3:.$Q$21];7;TRUE())" office:value-type="float" office:value="0.826574451594016" calcext:value-type="float">
            <text:p>0.826574451594016</text:p>
          </table:table-cell>
          <table:table-cell table:formula="of:=[.U288]*[.V288]" office:value-type="float" office:value="0.708713435247606" calcext:value-type="float">
            <text:p>0.708713435247606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formula="of:=VLOOKUP([.S289];[.$A$3:.$H$39];8;TRUE())" office:value-type="float" office:value="0.799343700764289" calcext:value-type="float">
            <text:p>0.799343700764289</text:p>
          </table:table-cell>
          <table:table-cell table:formula="of:=VLOOKUP([.T289];[.$K$3:.$Q$21];7;TRUE())" office:value-type="float" office:value="0.826574451594016" calcext:value-type="float">
            <text:p>0.826574451594016</text:p>
          </table:table-cell>
          <table:table-cell table:formula="of:=[.U289]*[.V289]" office:value-type="float" office:value="0.660717081094373" calcext:value-type="float">
            <text:p>0.660717081094373</text:p>
          </table:table-cell>
        </table:table-row>
        <table:table-row table:style-name="ro1">
          <table:table-cell table:number-columns-repeated="18"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VLOOKUP([.S290];[.$A$3:.$H$39];8;TRUE())" office:value-type="float" office:value="0.893976235524736" calcext:value-type="float">
            <text:p>0.893976235524736</text:p>
          </table:table-cell>
          <table:table-cell table:formula="of:=VLOOKUP([.T290];[.$K$3:.$Q$21];7;TRUE())" office:value-type="float" office:value="0.826574451594016" calcext:value-type="float">
            <text:p>0.826574451594016</text:p>
          </table:table-cell>
          <table:table-cell table:formula="of:=[.U290]*[.V290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formula="of:=VLOOKUP([.S291];[.$A$3:.$H$39];8;TRUE())" office:value-type="float" office:value="0.893976235524736" calcext:value-type="float">
            <text:p>0.893976235524736</text:p>
          </table:table-cell>
          <table:table-cell table:formula="of:=VLOOKUP([.T291];[.$K$3:.$Q$21];7;TRUE())" office:value-type="float" office:value="0.826574451594016" calcext:value-type="float">
            <text:p>0.826574451594016</text:p>
          </table:table-cell>
          <table:table-cell table:formula="of:=[.U291]*[.V291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formula="of:=VLOOKUP([.S292];[.$A$3:.$H$39];8;TRUE())" office:value-type="float" office:value="0.893976235524736" calcext:value-type="float">
            <text:p>0.893976235524736</text:p>
          </table:table-cell>
          <table:table-cell table:formula="of:=VLOOKUP([.T292];[.$K$3:.$Q$21];7;TRUE())" office:value-type="float" office:value="0.826574451594016" calcext:value-type="float">
            <text:p>0.826574451594016</text:p>
          </table:table-cell>
          <table:table-cell table:formula="of:=[.U292]*[.V292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formula="of:=VLOOKUP([.S293];[.$A$3:.$H$39];8;TRUE())" office:value-type="float" office:value="0.893976235524736" calcext:value-type="float">
            <text:p>0.893976235524736</text:p>
          </table:table-cell>
          <table:table-cell table:formula="of:=VLOOKUP([.T293];[.$K$3:.$Q$21];7;TRUE())" office:value-type="float" office:value="0.826574451594016" calcext:value-type="float">
            <text:p>0.826574451594016</text:p>
          </table:table-cell>
          <table:table-cell table:formula="of:=[.U293]*[.V293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VLOOKUP([.S294];[.$A$3:.$H$39];8;TRUE())" office:value-type="float" office:value="0.893976235524736" calcext:value-type="float">
            <text:p>0.893976235524736</text:p>
          </table:table-cell>
          <table:table-cell table:formula="of:=VLOOKUP([.T294];[.$K$3:.$Q$21];7;TRUE())" office:value-type="float" office:value="0.826574451594016" calcext:value-type="float">
            <text:p>0.826574451594016</text:p>
          </table:table-cell>
          <table:table-cell table:formula="of:=[.U294]*[.V294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VLOOKUP([.S295];[.$A$3:.$H$39];8;TRUE())" office:value-type="float" office:value="0.893976235524736" calcext:value-type="float">
            <text:p>0.893976235524736</text:p>
          </table:table-cell>
          <table:table-cell table:formula="of:=VLOOKUP([.T295];[.$K$3:.$Q$21];7;TRUE())" office:value-type="float" office:value="0.826574451594016" calcext:value-type="float">
            <text:p>0.826574451594016</text:p>
          </table:table-cell>
          <table:table-cell table:formula="of:=[.U295]*[.V295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table:formula="of:=VLOOKUP([.S296];[.$A$3:.$H$39];8;TRUE())" office:value-type="float" office:value="0.857410283950684" calcext:value-type="float">
            <text:p>0.857410283950684</text:p>
          </table:table-cell>
          <table:table-cell table:formula="of:=VLOOKUP([.T296];[.$K$3:.$Q$21];7;TRUE())" office:value-type="float" office:value="0.826574451594016" calcext:value-type="float">
            <text:p>0.826574451594016</text:p>
          </table:table-cell>
          <table:table-cell table:formula="of:=[.U296]*[.V296]" office:value-type="float" office:value="0.708713435247606" calcext:value-type="float">
            <text:p>0.708713435247606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formula="of:=VLOOKUP([.S297];[.$A$3:.$H$39];8;TRUE())" office:value-type="float" office:value="0.799343700764289" calcext:value-type="float">
            <text:p>0.799343700764289</text:p>
          </table:table-cell>
          <table:table-cell table:formula="of:=VLOOKUP([.T297];[.$K$3:.$Q$21];7;TRUE())" office:value-type="float" office:value="0.826574451594016" calcext:value-type="float">
            <text:p>0.826574451594016</text:p>
          </table:table-cell>
          <table:table-cell table:formula="of:=[.U297]*[.V297]" office:value-type="float" office:value="0.660717081094373" calcext:value-type="float">
            <text:p>0.660717081094373</text:p>
          </table:table-cell>
        </table:table-row>
        <table:table-row table:style-name="ro1">
          <table:table-cell table:number-columns-repeated="18"/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table:formula="of:=VLOOKUP([.S298];[.$A$3:.$H$39];8;TRUE())" office:value-type="float" office:value="0.165110412466438" calcext:value-type="float">
            <text:p>0.165110412466438</text:p>
          </table:table-cell>
          <table:table-cell table:formula="of:=VLOOKUP([.T298];[.$K$3:.$Q$21];7;TRUE())" office:value-type="float" office:value="0.826574451594016" calcext:value-type="float">
            <text:p>0.826574451594016</text:p>
          </table:table-cell>
          <table:table-cell table:formula="of:=[.U298]*[.V298]" office:value-type="float" office:value="0.136476048636908" calcext:value-type="float">
            <text:p>0.136476048636908</text:p>
          </table:table-cell>
        </table:table-row>
        <table:table-row table:style-name="ro1">
          <table:table-cell table:number-columns-repeated="18"/>
          <table:table-cell office:value-type="float" office:value="-90" calcext:value-type="float">
            <text:p>-90</text:p>
          </table:table-cell>
          <table:table-cell office:value-type="float" office:value="40" calcext:value-type="float">
            <text:p>40</text:p>
          </table:table-cell>
          <table:table-cell table:formula="of:=VLOOKUP([.S299];[.$A$3:.$H$39];8;TRUE())" office:value-type="float" office:value="0.0346010697214856" calcext:value-type="float">
            <text:p>0.034601069721486</text:p>
          </table:table-cell>
          <table:table-cell table:formula="of:=VLOOKUP([.T299];[.$K$3:.$Q$21];7;TRUE())" office:value-type="float" office:value="0.826574451594016" calcext:value-type="float">
            <text:p>0.826574451594016</text:p>
          </table:table-cell>
          <table:table-cell table:formula="of:=[.U299]*[.V299]" office:value-type="float" office:value="0.0286003602296032" calcext:value-type="float">
            <text:p>0.028600360229603</text:p>
          </table:table-cell>
        </table:table-row>
        <table:table-row table:style-name="ro1">
          <table:table-cell table:number-columns-repeated="18"/>
          <table:table-cell office:value-type="float" office:value="-85" calcext:value-type="float">
            <text:p>-85</text:p>
          </table:table-cell>
          <table:table-cell office:value-type="float" office:value="40" calcext:value-type="float">
            <text:p>40</text:p>
          </table:table-cell>
          <table:table-cell table:formula="of:=VLOOKUP([.S300];[.$A$3:.$H$39];8;TRUE())" office:value-type="float" office:value="0.0677074780602786" calcext:value-type="float">
            <text:p>0.067707478060279</text:p>
          </table:table-cell>
          <table:table-cell table:formula="of:=VLOOKUP([.T300];[.$K$3:.$Q$21];7;TRUE())" office:value-type="float" office:value="0.826574451594016" calcext:value-type="float">
            <text:p>0.826574451594016</text:p>
          </table:table-cell>
          <table:table-cell table:formula="of:=[.U300]*[.V300]" office:value-type="float" office:value="0.0559652715464887" calcext:value-type="float">
            <text:p>0.055965271546489</text:p>
          </table:table-cell>
        </table:table-row>
        <table:table-row table:style-name="ro1">
          <table:table-cell table:number-columns-repeated="18"/>
          <table:table-cell office:value-type="float" office:value="-80" calcext:value-type="float">
            <text:p>-80</text:p>
          </table:table-cell>
          <table:table-cell office:value-type="float" office:value="40" calcext:value-type="float">
            <text:p>40</text:p>
          </table:table-cell>
          <table:table-cell table:formula="of:=VLOOKUP([.S301];[.$A$3:.$H$39];8;TRUE())" office:value-type="float" office:value="0.112357067216326" calcext:value-type="float">
            <text:p>0.112357067216326</text:p>
          </table:table-cell>
          <table:table-cell table:formula="of:=VLOOKUP([.T301];[.$K$3:.$Q$21];7;TRUE())" office:value-type="float" office:value="0.826574451594016" calcext:value-type="float">
            <text:p>0.826574451594016</text:p>
          </table:table-cell>
          <table:table-cell table:formula="of:=[.U301]*[.V301]" office:value-type="float" office:value="0.0928714812170469" calcext:value-type="float">
            <text:p>0.092871481217047</text:p>
          </table:table-cell>
        </table:table-row>
        <table:table-row table:style-name="ro1">
          <table:table-cell table:number-columns-repeated="18"/>
          <table:table-cell office:value-type="float" office:value="-75" calcext:value-type="float">
            <text:p>-75</text:p>
          </table:table-cell>
          <table:table-cell office:value-type="float" office:value="40" calcext:value-type="float">
            <text:p>40</text:p>
          </table:table-cell>
          <table:table-cell table:formula="of:=VLOOKUP([.S302];[.$A$3:.$H$39];8;TRUE())" office:value-type="float" office:value="0.161584756739862" calcext:value-type="float">
            <text:p>0.161584756739862</text:p>
          </table:table-cell>
          <table:table-cell table:formula="of:=VLOOKUP([.T302];[.$K$3:.$Q$21];7;TRUE())" office:value-type="float" office:value="0.826574451594016" calcext:value-type="float">
            <text:p>0.826574451594016</text:p>
          </table:table-cell>
          <table:table-cell table:formula="of:=[.U302]*[.V302]" office:value-type="float" office:value="0.133561831688204" calcext:value-type="float">
            <text:p>0.133561831688204</text:p>
          </table:table-cell>
        </table:table-row>
        <table:table-row table:style-name="ro1">
          <table:table-cell table:number-columns-repeated="18"/>
          <table:table-cell office:value-type="float" office:value="-70" calcext:value-type="float">
            <text:p>-70</text:p>
          </table:table-cell>
          <table:table-cell office:value-type="float" office:value="40" calcext:value-type="float">
            <text:p>40</text:p>
          </table:table-cell>
          <table:table-cell table:formula="of:=VLOOKUP([.S303];[.$A$3:.$H$39];8;TRUE())" office:value-type="float" office:value="0.225105399972883" calcext:value-type="float">
            <text:p>0.225105399972883</text:p>
          </table:table-cell>
          <table:table-cell table:formula="of:=VLOOKUP([.T303];[.$K$3:.$Q$21];7;TRUE())" office:value-type="float" office:value="0.826574451594016" calcext:value-type="float">
            <text:p>0.826574451594016</text:p>
          </table:table-cell>
          <table:table-cell table:formula="of:=[.U303]*[.V303]" office:value-type="float" office:value="0.186066372533438" calcext:value-type="float">
            <text:p>0.186066372533438</text:p>
          </table:table-cell>
        </table:table-row>
        <table:table-row table:style-name="ro1">
          <table:table-cell table:number-columns-repeated="18"/>
          <table:table-cell office:value-type="float" office:value="-65" calcext:value-type="float">
            <text:p>-65</text:p>
          </table:table-cell>
          <table:table-cell office:value-type="float" office:value="40" calcext:value-type="float">
            <text:p>40</text:p>
          </table:table-cell>
          <table:table-cell table:formula="of:=VLOOKUP([.S304];[.$A$3:.$H$39];8;TRUE())" office:value-type="float" office:value="0.304403226269396" calcext:value-type="float">
            <text:p>0.304403226269396</text:p>
          </table:table-cell>
          <table:table-cell table:formula="of:=VLOOKUP([.T304];[.$K$3:.$Q$21];7;TRUE())" office:value-type="float" office:value="0.826574451594016" calcext:value-type="float">
            <text:p>0.826574451594016</text:p>
          </table:table-cell>
          <table:table-cell table:formula="of:=[.U304]*[.V304]" office:value-type="float" office:value="0.251611929817075" calcext:value-type="float">
            <text:p>0.251611929817075</text:p>
          </table:table-cell>
        </table:table-row>
        <table:table-row table:style-name="ro1">
          <table:table-cell table:number-columns-repeated="18"/>
          <table:table-cell office:value-type="float" office:value="-60" calcext:value-type="float">
            <text:p>-60</text:p>
          </table:table-cell>
          <table:table-cell office:value-type="float" office:value="40" calcext:value-type="float">
            <text:p>40</text:p>
          </table:table-cell>
          <table:table-cell table:formula="of:=VLOOKUP([.S305];[.$A$3:.$H$39];8;TRUE())" office:value-type="float" office:value="0.386909324610451" calcext:value-type="float">
            <text:p>0.386909324610451</text:p>
          </table:table-cell>
          <table:table-cell table:formula="of:=VLOOKUP([.T305];[.$K$3:.$Q$21];7;TRUE())" office:value-type="float" office:value="0.826574451594016" calcext:value-type="float">
            <text:p>0.826574451594016</text:p>
          </table:table-cell>
          <table:table-cell table:formula="of:=[.U305]*[.V305]" office:value-type="float" office:value="0.319809362806495" calcext:value-type="float">
            <text:p>0.319809362806495</text:p>
          </table:table-cell>
        </table:table-row>
        <table:table-row table:style-name="ro1">
          <table:table-cell table:number-columns-repeated="18"/>
          <table:table-cell office:value-type="float" office:value="-55" calcext:value-type="float">
            <text:p>-55</text:p>
          </table:table-cell>
          <table:table-cell office:value-type="float" office:value="40" calcext:value-type="float">
            <text:p>40</text:p>
          </table:table-cell>
          <table:table-cell table:formula="of:=VLOOKUP([.S306];[.$A$3:.$H$39];8;TRUE())" office:value-type="float" office:value="0.466576591963033" calcext:value-type="float">
            <text:p>0.466576591963033</text:p>
          </table:table-cell>
          <table:table-cell table:formula="of:=VLOOKUP([.T306];[.$K$3:.$Q$21];7;TRUE())" office:value-type="float" office:value="0.826574451594016" calcext:value-type="float">
            <text:p>0.826574451594016</text:p>
          </table:table-cell>
          <table:table-cell table:formula="of:=[.U306]*[.V306]" office:value-type="float" office:value="0.385660290628449" calcext:value-type="float">
            <text:p>0.385660290628449</text:p>
          </table:table-cell>
        </table:table-row>
        <table:table-row table:style-name="ro1">
          <table:table-cell table:number-columns-repeated="18"/>
          <table:table-cell office:value-type="float" office:value="-50" calcext:value-type="float">
            <text:p>-50</text:p>
          </table:table-cell>
          <table:table-cell office:value-type="float" office:value="40" calcext:value-type="float">
            <text:p>40</text:p>
          </table:table-cell>
          <table:table-cell table:formula="of:=VLOOKUP([.S307];[.$A$3:.$H$39];8;TRUE())" office:value-type="float" office:value="0.550290714741635" calcext:value-type="float">
            <text:p>0.550290714741635</text:p>
          </table:table-cell>
          <table:table-cell table:formula="of:=VLOOKUP([.T307];[.$K$3:.$Q$21];7;TRUE())" office:value-type="float" office:value="0.826574451594016" calcext:value-type="float">
            <text:p>0.826574451594016</text:p>
          </table:table-cell>
          <table:table-cell table:formula="of:=[.U307]*[.V307]" office:value-type="float" office:value="0.454856245754847" calcext:value-type="float">
            <text:p>0.454856245754847</text:p>
          </table:table-cell>
        </table:table-row>
        <table:table-row table:style-name="ro1">
          <table:table-cell table:number-columns-repeated="18"/>
          <table:table-cell office:value-type="float" office:value="-85" calcext:value-type="float">
            <text:p>-85</text:p>
          </table:table-cell>
          <table:table-cell office:value-type="float" office:value="40" calcext:value-type="float">
            <text:p>40</text:p>
          </table:table-cell>
          <table:table-cell table:formula="of:=VLOOKUP([.S308];[.$A$3:.$H$39];8;TRUE())" office:value-type="float" office:value="0.0677074780602786" calcext:value-type="float">
            <text:p>0.067707478060279</text:p>
          </table:table-cell>
          <table:table-cell table:formula="of:=VLOOKUP([.T308];[.$K$3:.$Q$21];7;TRUE())" office:value-type="float" office:value="0.826574451594016" calcext:value-type="float">
            <text:p>0.826574451594016</text:p>
          </table:table-cell>
          <table:table-cell table:formula="of:=[.U308]*[.V308]" office:value-type="float" office:value="0.0559652715464887" calcext:value-type="float">
            <text:p>0.055965271546489</text:p>
          </table:table-cell>
        </table:table-row>
        <table:table-row table:style-name="ro1">
          <table:table-cell table:number-columns-repeated="18"/>
          <table:table-cell office:value-type="float" office:value="-80" calcext:value-type="float">
            <text:p>-80</text:p>
          </table:table-cell>
          <table:table-cell office:value-type="float" office:value="40" calcext:value-type="float">
            <text:p>40</text:p>
          </table:table-cell>
          <table:table-cell table:formula="of:=VLOOKUP([.S309];[.$A$3:.$H$39];8;TRUE())" office:value-type="float" office:value="0.112357067216326" calcext:value-type="float">
            <text:p>0.112357067216326</text:p>
          </table:table-cell>
          <table:table-cell table:formula="of:=VLOOKUP([.T309];[.$K$3:.$Q$21];7;TRUE())" office:value-type="float" office:value="0.826574451594016" calcext:value-type="float">
            <text:p>0.826574451594016</text:p>
          </table:table-cell>
          <table:table-cell table:formula="of:=[.U309]*[.V309]" office:value-type="float" office:value="0.0928714812170469" calcext:value-type="float">
            <text:p>0.092871481217047</text:p>
          </table:table-cell>
        </table:table-row>
        <table:table-row table:style-name="ro1">
          <table:table-cell table:number-columns-repeated="18"/>
          <table:table-cell office:value-type="float" office:value="-35" calcext:value-type="float">
            <text:p>-35</text:p>
          </table:table-cell>
          <table:table-cell office:value-type="float" office:value="40" calcext:value-type="float">
            <text:p>40</text:p>
          </table:table-cell>
          <table:table-cell table:formula="of:=VLOOKUP([.S310];[.$A$3:.$H$39];8;TRUE())" office:value-type="float" office:value="0.818999380549014" calcext:value-type="float">
            <text:p>0.818999380549014</text:p>
          </table:table-cell>
          <table:table-cell table:formula="of:=VLOOKUP([.T310];[.$K$3:.$Q$21];7;TRUE())" office:value-type="float" office:value="0.826574451594016" calcext:value-type="float">
            <text:p>0.826574451594016</text:p>
          </table:table-cell>
          <table:table-cell table:formula="of:=[.U310]*[.V310]" office:value-type="float" office:value="0.67696396383314" calcext:value-type="float">
            <text:p>0.67696396383314</text:p>
          </table:table-cell>
        </table:table-row>
        <table:table-row table:style-name="ro1">
          <table:table-cell table:number-columns-repeated="18"/>
          <table:table-cell office:value-type="float" office:value="-30" calcext:value-type="float">
            <text:p>-30</text:p>
          </table:table-cell>
          <table:table-cell office:value-type="float" office:value="40" calcext:value-type="float">
            <text:p>40</text:p>
          </table:table-cell>
          <table:table-cell table:formula="of:=VLOOKUP([.S311];[.$A$3:.$H$39];8;TRUE())" office:value-type="float" office:value="0.800745484766012" calcext:value-type="float">
            <text:p>0.800745484766012</text:p>
          </table:table-cell>
          <table:table-cell table:formula="of:=VLOOKUP([.T311];[.$K$3:.$Q$21];7;TRUE())" office:value-type="float" office:value="0.826574451594016" calcext:value-type="float">
            <text:p>0.826574451594016</text:p>
          </table:table-cell>
          <table:table-cell table:formula="of:=[.U311]*[.V311]" office:value-type="float" office:value="0.661875759936851" calcext:value-type="float">
            <text:p>0.661875759936851</text:p>
          </table:table-cell>
        </table:table-row>
        <table:table-row table:style-name="ro1">
          <table:table-cell table:number-columns-repeated="18"/>
          <table:table-cell office:value-type="float" office:value="-25" calcext:value-type="float">
            <text:p>-25</text:p>
          </table:table-cell>
          <table:table-cell office:value-type="float" office:value="40" calcext:value-type="float">
            <text:p>40</text:p>
          </table:table-cell>
          <table:table-cell table:formula="of:=VLOOKUP([.S312];[.$A$3:.$H$39];8;TRUE())" office:value-type="float" office:value="0.851158951954114" calcext:value-type="float">
            <text:p>0.851158951954114</text:p>
          </table:table-cell>
          <table:table-cell table:formula="of:=VLOOKUP([.T312];[.$K$3:.$Q$21];7;TRUE())" office:value-type="float" office:value="0.826574451594016" calcext:value-type="float">
            <text:p>0.826574451594016</text:p>
          </table:table-cell>
          <table:table-cell table:formula="of:=[.U312]*[.V312]" office:value-type="float" office:value="0.703546243930809" calcext:value-type="float">
            <text:p>0.703546243930809</text:p>
          </table:table-cell>
        </table:table-row>
        <table:table-row table:style-name="ro1">
          <table:table-cell table:number-columns-repeated="18"/>
          <table:table-cell office:value-type="float" office:value="-20" calcext:value-type="float">
            <text:p>-20</text:p>
          </table:table-cell>
          <table:table-cell office:value-type="float" office:value="40" calcext:value-type="float">
            <text:p>40</text:p>
          </table:table-cell>
          <table:table-cell table:formula="of:=VLOOKUP([.S313];[.$A$3:.$H$39];8;TRUE())" office:value-type="float" office:value="0.895040298713808" calcext:value-type="float">
            <text:p>0.895040298713808</text:p>
          </table:table-cell>
          <table:table-cell table:formula="of:=VLOOKUP([.T313];[.$K$3:.$Q$21];7;TRUE())" office:value-type="float" office:value="0.826574451594016" calcext:value-type="float">
            <text:p>0.826574451594016</text:p>
          </table:table-cell>
          <table:table-cell table:formula="of:=[.U313]*[.V313]" office:value-type="float" office:value="0.73981744406391" calcext:value-type="float">
            <text:p>0.73981744406391</text:p>
          </table:table-cell>
        </table:table-row>
        <table:table-row table:style-name="ro1">
          <table:table-cell table:number-columns-repeated="18"/>
          <table:table-cell office:value-type="float" office:value="-15" calcext:value-type="float">
            <text:p>-15</text:p>
          </table:table-cell>
          <table:table-cell office:value-type="float" office:value="40" calcext:value-type="float">
            <text:p>40</text:p>
          </table:table-cell>
          <table:table-cell table:formula="of:=VLOOKUP([.S314];[.$A$3:.$H$39];8;TRUE())" office:value-type="float" office:value="0.932133741343311" calcext:value-type="float">
            <text:p>0.932133741343311</text:p>
          </table:table-cell>
          <table:table-cell table:formula="of:=VLOOKUP([.T314];[.$K$3:.$Q$21];7;TRUE())" office:value-type="float" office:value="0.826574451594016" calcext:value-type="float">
            <text:p>0.826574451594016</text:p>
          </table:table-cell>
          <table:table-cell table:formula="of:=[.U314]*[.V314]" office:value-type="float" office:value="0.770477936063126" calcext:value-type="float">
            <text:p>0.770477936063126</text:p>
          </table:table-cell>
        </table:table-row>
        <table:table-row table:style-name="ro1">
          <table:table-cell table:number-columns-repeated="18"/>
          <table:table-cell office:value-type="float" office:value="-10" calcext:value-type="float">
            <text:p>-10</text:p>
          </table:table-cell>
          <table:table-cell office:value-type="float" office:value="40" calcext:value-type="float">
            <text:p>40</text:p>
          </table:table-cell>
          <table:table-cell table:formula="of:=VLOOKUP([.S315];[.$A$3:.$H$39];8;TRUE())" office:value-type="float" office:value="0.962152026281059" calcext:value-type="float">
            <text:p>0.962152026281059</text:p>
          </table:table-cell>
          <table:table-cell table:formula="of:=VLOOKUP([.T315];[.$K$3:.$Q$21];7;TRUE())" office:value-type="float" office:value="0.826574451594016" calcext:value-type="float">
            <text:p>0.826574451594016</text:p>
          </table:table-cell>
          <table:table-cell table:formula="of:=[.U315]*[.V315]" office:value-type="float" office:value="0.795290283473338" calcext:value-type="float">
            <text:p>0.795290283473338</text:p>
          </table:table-cell>
        </table:table-row>
        <table:table-row table:style-name="ro1">
          <table:table-cell table:number-columns-repeated="18"/>
          <table:table-cell office:value-type="float" office:value="-5" calcext:value-type="float">
            <text:p>-5</text:p>
          </table:table-cell>
          <table:table-cell office:value-type="float" office:value="40" calcext:value-type="float">
            <text:p>40</text:p>
          </table:table-cell>
          <table:table-cell table:formula="of:=VLOOKUP([.S316];[.$A$3:.$H$39];8;TRUE())" office:value-type="float" office:value="0.9848199370654" calcext:value-type="float">
            <text:p>0.9848199370654</text:p>
          </table:table-cell>
          <table:table-cell table:formula="of:=VLOOKUP([.T316];[.$K$3:.$Q$21];7;TRUE())" office:value-type="float" office:value="0.826574451594016" calcext:value-type="float">
            <text:p>0.826574451594016</text:p>
          </table:table-cell>
          <table:table-cell table:formula="of:=[.U316]*[.V316]" office:value-type="float" office:value="0.814026999398687" calcext:value-type="float">
            <text:p>0.814026999398687</text:p>
          </table:table-cell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VLOOKUP([.S317];[.$A$3:.$H$39];8;TRUE())" office:value-type="float" office:value="1" calcext:value-type="float">
            <text:p>1</text:p>
          </table:table-cell>
          <table:table-cell table:formula="of:=VLOOKUP([.T317];[.$K$3:.$Q$21];7;TRUE())" office:value-type="float" office:value="0.826574451594016" calcext:value-type="float">
            <text:p>0.826574451594016</text:p>
          </table:table-cell>
          <table:table-cell table:formula="of:=[.U317]*[.V317]" office:value-type="float" office:value="0.826574451594016" calcext:value-type="float">
            <text:p>0.826574451594016</text:p>
          </table:table-cell>
        </table:table-row>
        <table:table-row table:style-name="ro1">
          <table:table-cell table:number-columns-repeated="18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formula="of:=VLOOKUP([.S318];[.$A$3:.$H$39];8;TRUE())" office:value-type="float" office:value="1.00754566404742" calcext:value-type="float">
            <text:p>1.00754566404742</text:p>
          </table:table-cell>
          <table:table-cell table:formula="of:=VLOOKUP([.T318];[.$K$3:.$Q$21];7;TRUE())" office:value-type="float" office:value="0.826574451594016" calcext:value-type="float">
            <text:p>0.826574451594016</text:p>
          </table:table-cell>
          <table:table-cell table:formula="of:=[.U318]*[.V318]" office:value-type="float" office:value="0.832811504715928" calcext:value-type="float">
            <text:p>0.832811504715928</text:p>
          </table:table-cell>
        </table:table-row>
        <table:table-row table:style-name="ro1">
          <table:table-cell table:number-columns-repeated="18"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VLOOKUP([.S319];[.$A$3:.$H$39];8;TRUE())" office:value-type="float" office:value="1.00744692694194" calcext:value-type="float">
            <text:p>1.00744692694194</text:p>
          </table:table-cell>
          <table:table-cell table:formula="of:=VLOOKUP([.T319];[.$K$3:.$Q$21];7;TRUE())" office:value-type="float" office:value="0.826574451594016" calcext:value-type="float">
            <text:p>0.826574451594016</text:p>
          </table:table-cell>
          <table:table-cell table:formula="of:=[.U319]*[.V319]" office:value-type="float" office:value="0.832729891147111" calcext:value-type="float">
            <text:p>0.832729891147111</text:p>
          </table:table-cell>
        </table:table-row>
        <table:table-row table:style-name="ro1">
          <table:table-cell table:number-columns-repeated="18"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VLOOKUP([.S320];[.$A$3:.$H$39];8;TRUE())" office:value-type="float" office:value="0.999679718220796" calcext:value-type="float">
            <text:p>0.999679718220796</text:p>
          </table:table-cell>
          <table:table-cell table:formula="of:=VLOOKUP([.T320];[.$K$3:.$Q$21];7;TRUE())" office:value-type="float" office:value="0.826574451594016" calcext:value-type="float">
            <text:p>0.826574451594016</text:p>
          </table:table-cell>
          <table:table-cell table:formula="of:=[.U320]*[.V320]" office:value-type="float" office:value="0.826309714858015" calcext:value-type="float">
            <text:p>0.826309714858015</text:p>
          </table:table-cell>
        </table:table-row>
        <table:table-row table:style-name="ro1">
          <table:table-cell table:number-columns-repeated="18"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VLOOKUP([.S321];[.$A$3:.$H$39];8;TRUE())" office:value-type="float" office:value="0.984346386866864" calcext:value-type="float">
            <text:p>0.984346386866864</text:p>
          </table:table-cell>
          <table:table-cell table:formula="of:=VLOOKUP([.T321];[.$K$3:.$Q$21];7;TRUE())" office:value-type="float" office:value="0.826574451594016" calcext:value-type="float">
            <text:p>0.826574451594016</text:p>
          </table:table-cell>
          <table:table-cell table:formula="of:=[.U321]*[.V321]" office:value-type="float" office:value="0.813635574903029" calcext:value-type="float">
            <text:p>0.813635574903029</text:p>
          </table:table-cell>
        </table:table-row>
        <table:table-row table:style-name="ro1">
          <table:table-cell table:number-columns-repeated="18"/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VLOOKUP([.S322];[.$A$3:.$H$39];8;TRUE())" office:value-type="float" office:value="0.961476201606161" calcext:value-type="float">
            <text:p>0.961476201606161</text:p>
          </table:table-cell>
          <table:table-cell table:formula="of:=VLOOKUP([.T322];[.$K$3:.$Q$21];7;TRUE())" office:value-type="float" office:value="0.826574451594016" calcext:value-type="float">
            <text:p>0.826574451594016</text:p>
          </table:table-cell>
          <table:table-cell table:formula="of:=[.U322]*[.V322]" office:value-type="float" office:value="0.794731664063311" calcext:value-type="float">
            <text:p>0.794731664063311</text:p>
          </table:table-cell>
        </table:table-row>
        <table:table-row table:style-name="ro1">
          <table:table-cell table:number-columns-repeated="18"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VLOOKUP([.S323];[.$A$3:.$H$39];8;TRUE())" office:value-type="float" office:value="0.931286671077667" calcext:value-type="float">
            <text:p>0.931286671077667</text:p>
          </table:table-cell>
          <table:table-cell table:formula="of:=VLOOKUP([.T323];[.$K$3:.$Q$21];7;TRUE())" office:value-type="float" office:value="0.826574451594016" calcext:value-type="float">
            <text:p>0.826574451594016</text:p>
          </table:table-cell>
          <table:table-cell table:formula="of:=[.U323]*[.V323]" office:value-type="float" office:value="0.769777769422839" calcext:value-type="float">
            <text:p>0.769777769422839</text:p>
          </table:table-cell>
        </table:table-row>
        <table:table-row table:style-name="ro1">
          <table:table-cell table:number-columns-repeated="18"/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formula="of:=VLOOKUP([.S324];[.$A$3:.$H$39];8;TRUE())" office:value-type="float" office:value="0.893976235524736" calcext:value-type="float">
            <text:p>0.893976235524736</text:p>
          </table:table-cell>
          <table:table-cell table:formula="of:=VLOOKUP([.T324];[.$K$3:.$Q$21];7;TRUE())" office:value-type="float" office:value="0.826574451594016" calcext:value-type="float">
            <text:p>0.826574451594016</text:p>
          </table:table-cell>
          <table:table-cell table:formula="of:=[.U324]*[.V324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formula="of:=VLOOKUP([.S325];[.$A$3:.$H$39];8;TRUE())" office:value-type="float" office:value="0.857410283950684" calcext:value-type="float">
            <text:p>0.857410283950684</text:p>
          </table:table-cell>
          <table:table-cell table:formula="of:=VLOOKUP([.T325];[.$K$3:.$Q$21];7;TRUE())" office:value-type="float" office:value="0.826574451594016" calcext:value-type="float">
            <text:p>0.826574451594016</text:p>
          </table:table-cell>
          <table:table-cell table:formula="of:=[.U325]*[.V325]" office:value-type="float" office:value="0.708713435247606" calcext:value-type="float">
            <text:p>0.708713435247606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formula="of:=VLOOKUP([.S326];[.$A$3:.$H$39];8;TRUE())" office:value-type="float" office:value="0.799343700764289" calcext:value-type="float">
            <text:p>0.799343700764289</text:p>
          </table:table-cell>
          <table:table-cell table:formula="of:=VLOOKUP([.T326];[.$K$3:.$Q$21];7;TRUE())" office:value-type="float" office:value="0.826574451594016" calcext:value-type="float">
            <text:p>0.826574451594016</text:p>
          </table:table-cell>
          <table:table-cell table:formula="of:=[.U326]*[.V326]" office:value-type="float" office:value="0.660717081094373" calcext:value-type="float">
            <text:p>0.660717081094373</text:p>
          </table:table-cell>
        </table:table-row>
        <table:table-row table:style-name="ro1">
          <table:table-cell table:number-columns-repeated="18"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VLOOKUP([.S327];[.$A$3:.$H$39];8;TRUE())" office:value-type="float" office:value="0.893976235524736" calcext:value-type="float">
            <text:p>0.893976235524736</text:p>
          </table:table-cell>
          <table:table-cell table:formula="of:=VLOOKUP([.T327];[.$K$3:.$Q$21];7;TRUE())" office:value-type="float" office:value="0.826574451594016" calcext:value-type="float">
            <text:p>0.826574451594016</text:p>
          </table:table-cell>
          <table:table-cell table:formula="of:=[.U327]*[.V327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formula="of:=VLOOKUP([.S328];[.$A$3:.$H$39];8;TRUE())" office:value-type="float" office:value="0.893976235524736" calcext:value-type="float">
            <text:p>0.893976235524736</text:p>
          </table:table-cell>
          <table:table-cell table:formula="of:=VLOOKUP([.T328];[.$K$3:.$Q$21];7;TRUE())" office:value-type="float" office:value="0.826574451594016" calcext:value-type="float">
            <text:p>0.826574451594016</text:p>
          </table:table-cell>
          <table:table-cell table:formula="of:=[.U328]*[.V328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VLOOKUP([.S329];[.$A$3:.$H$39];8;TRUE())" office:value-type="float" office:value="0.893976235524736" calcext:value-type="float">
            <text:p>0.893976235524736</text:p>
          </table:table-cell>
          <table:table-cell table:formula="of:=VLOOKUP([.T329];[.$K$3:.$Q$21];7;TRUE())" office:value-type="float" office:value="0.826574451594016" calcext:value-type="float">
            <text:p>0.826574451594016</text:p>
          </table:table-cell>
          <table:table-cell table:formula="of:=[.U329]*[.V329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formula="of:=VLOOKUP([.S330];[.$A$3:.$H$39];8;TRUE())" office:value-type="float" office:value="0.893976235524736" calcext:value-type="float">
            <text:p>0.893976235524736</text:p>
          </table:table-cell>
          <table:table-cell table:formula="of:=VLOOKUP([.T330];[.$K$3:.$Q$21];7;TRUE())" office:value-type="float" office:value="0.826574451594016" calcext:value-type="float">
            <text:p>0.826574451594016</text:p>
          </table:table-cell>
          <table:table-cell table:formula="of:=[.U330]*[.V330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formula="of:=VLOOKUP([.S331];[.$A$3:.$H$39];8;TRUE())" office:value-type="float" office:value="0.893976235524736" calcext:value-type="float">
            <text:p>0.893976235524736</text:p>
          </table:table-cell>
          <table:table-cell table:formula="of:=VLOOKUP([.T331];[.$K$3:.$Q$21];7;TRUE())" office:value-type="float" office:value="0.826574451594016" calcext:value-type="float">
            <text:p>0.826574451594016</text:p>
          </table:table-cell>
          <table:table-cell table:formula="of:=[.U331]*[.V331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VLOOKUP([.S332];[.$A$3:.$H$39];8;TRUE())" office:value-type="float" office:value="0.893976235524736" calcext:value-type="float">
            <text:p>0.893976235524736</text:p>
          </table:table-cell>
          <table:table-cell table:formula="of:=VLOOKUP([.T332];[.$K$3:.$Q$21];7;TRUE())" office:value-type="float" office:value="0.826574451594016" calcext:value-type="float">
            <text:p>0.826574451594016</text:p>
          </table:table-cell>
          <table:table-cell table:formula="of:=[.U332]*[.V332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formula="of:=VLOOKUP([.S333];[.$A$3:.$H$39];8;TRUE())" office:value-type="float" office:value="0.857410283950684" calcext:value-type="float">
            <text:p>0.857410283950684</text:p>
          </table:table-cell>
          <table:table-cell table:formula="of:=VLOOKUP([.T333];[.$K$3:.$Q$21];7;TRUE())" office:value-type="float" office:value="0.826574451594016" calcext:value-type="float">
            <text:p>0.826574451594016</text:p>
          </table:table-cell>
          <table:table-cell table:formula="of:=[.U333]*[.V333]" office:value-type="float" office:value="0.708713435247606" calcext:value-type="float">
            <text:p>0.708713435247606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formula="of:=VLOOKUP([.S334];[.$A$3:.$H$39];8;TRUE())" office:value-type="float" office:value="0.799343700764289" calcext:value-type="float">
            <text:p>0.799343700764289</text:p>
          </table:table-cell>
          <table:table-cell table:formula="of:=VLOOKUP([.T334];[.$K$3:.$Q$21];7;TRUE())" office:value-type="float" office:value="0.826574451594016" calcext:value-type="float">
            <text:p>0.826574451594016</text:p>
          </table:table-cell>
          <table:table-cell table:formula="of:=[.U334]*[.V334]" office:value-type="float" office:value="0.660717081094373" calcext:value-type="float">
            <text:p>0.660717081094373</text:p>
          </table:table-cell>
        </table:table-row>
        <table:table-row table:style-name="ro1">
          <table:table-cell table:number-columns-repeated="18"/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formula="of:=VLOOKUP([.S335];[.$A$3:.$H$39];8;TRUE())" office:value-type="float" office:value="0.165110412466438" calcext:value-type="float">
            <text:p>0.165110412466438</text:p>
          </table:table-cell>
          <table:table-cell table:formula="of:=VLOOKUP([.T335];[.$K$3:.$Q$21];7;TRUE())" office:value-type="float" office:value="0.826574451594016" calcext:value-type="float">
            <text:p>0.826574451594016</text:p>
          </table:table-cell>
          <table:table-cell table:formula="of:=[.U335]*[.V335]" office:value-type="float" office:value="0.136476048636908" calcext:value-type="float">
            <text:p>0.136476048636908</text:p>
          </table:table-cell>
        </table:table-row>
        <table:table-row table:style-name="ro1">
          <table:table-cell table:number-columns-repeated="18"/>
          <table:table-cell office:value-type="float" office:value="-90" calcext:value-type="float">
            <text:p>-90</text:p>
          </table:table-cell>
          <table:table-cell office:value-type="float" office:value="45" calcext:value-type="float">
            <text:p>45</text:p>
          </table:table-cell>
          <table:table-cell table:formula="of:=VLOOKUP([.S336];[.$A$3:.$H$39];8;TRUE())" office:value-type="float" office:value="0.0346010697214856" calcext:value-type="float">
            <text:p>0.034601069721486</text:p>
          </table:table-cell>
          <table:table-cell table:formula="of:=VLOOKUP([.T336];[.$K$3:.$Q$21];7;TRUE())" office:value-type="float" office:value="0.826574451594016" calcext:value-type="float">
            <text:p>0.826574451594016</text:p>
          </table:table-cell>
          <table:table-cell table:formula="of:=[.U336]*[.V336]" office:value-type="float" office:value="0.0286003602296032" calcext:value-type="float">
            <text:p>0.028600360229603</text:p>
          </table:table-cell>
        </table:table-row>
        <table:table-row table:style-name="ro1">
          <table:table-cell table:number-columns-repeated="18"/>
          <table:table-cell office:value-type="float" office:value="-85" calcext:value-type="float">
            <text:p>-85</text:p>
          </table:table-cell>
          <table:table-cell office:value-type="float" office:value="45" calcext:value-type="float">
            <text:p>45</text:p>
          </table:table-cell>
          <table:table-cell table:formula="of:=VLOOKUP([.S337];[.$A$3:.$H$39];8;TRUE())" office:value-type="float" office:value="0.0677074780602786" calcext:value-type="float">
            <text:p>0.067707478060279</text:p>
          </table:table-cell>
          <table:table-cell table:formula="of:=VLOOKUP([.T337];[.$K$3:.$Q$21];7;TRUE())" office:value-type="float" office:value="0.826574451594016" calcext:value-type="float">
            <text:p>0.826574451594016</text:p>
          </table:table-cell>
          <table:table-cell table:formula="of:=[.U337]*[.V337]" office:value-type="float" office:value="0.0559652715464887" calcext:value-type="float">
            <text:p>0.055965271546489</text:p>
          </table:table-cell>
        </table:table-row>
        <table:table-row table:style-name="ro1">
          <table:table-cell table:number-columns-repeated="18"/>
          <table:table-cell office:value-type="float" office:value="-80" calcext:value-type="float">
            <text:p>-80</text:p>
          </table:table-cell>
          <table:table-cell office:value-type="float" office:value="45" calcext:value-type="float">
            <text:p>45</text:p>
          </table:table-cell>
          <table:table-cell table:formula="of:=VLOOKUP([.S338];[.$A$3:.$H$39];8;TRUE())" office:value-type="float" office:value="0.112357067216326" calcext:value-type="float">
            <text:p>0.112357067216326</text:p>
          </table:table-cell>
          <table:table-cell table:formula="of:=VLOOKUP([.T338];[.$K$3:.$Q$21];7;TRUE())" office:value-type="float" office:value="0.826574451594016" calcext:value-type="float">
            <text:p>0.826574451594016</text:p>
          </table:table-cell>
          <table:table-cell table:formula="of:=[.U338]*[.V338]" office:value-type="float" office:value="0.0928714812170469" calcext:value-type="float">
            <text:p>0.092871481217047</text:p>
          </table:table-cell>
        </table:table-row>
        <table:table-row table:style-name="ro1">
          <table:table-cell table:number-columns-repeated="18"/>
          <table:table-cell office:value-type="float" office:value="-75" calcext:value-type="float">
            <text:p>-75</text:p>
          </table:table-cell>
          <table:table-cell office:value-type="float" office:value="45" calcext:value-type="float">
            <text:p>45</text:p>
          </table:table-cell>
          <table:table-cell table:formula="of:=VLOOKUP([.S339];[.$A$3:.$H$39];8;TRUE())" office:value-type="float" office:value="0.161584756739862" calcext:value-type="float">
            <text:p>0.161584756739862</text:p>
          </table:table-cell>
          <table:table-cell table:formula="of:=VLOOKUP([.T339];[.$K$3:.$Q$21];7;TRUE())" office:value-type="float" office:value="0.826574451594016" calcext:value-type="float">
            <text:p>0.826574451594016</text:p>
          </table:table-cell>
          <table:table-cell table:formula="of:=[.U339]*[.V339]" office:value-type="float" office:value="0.133561831688204" calcext:value-type="float">
            <text:p>0.133561831688204</text:p>
          </table:table-cell>
        </table:table-row>
        <table:table-row table:style-name="ro1">
          <table:table-cell table:number-columns-repeated="18"/>
          <table:table-cell office:value-type="float" office:value="-70" calcext:value-type="float">
            <text:p>-70</text:p>
          </table:table-cell>
          <table:table-cell office:value-type="float" office:value="45" calcext:value-type="float">
            <text:p>45</text:p>
          </table:table-cell>
          <table:table-cell table:formula="of:=VLOOKUP([.S340];[.$A$3:.$H$39];8;TRUE())" office:value-type="float" office:value="0.225105399972883" calcext:value-type="float">
            <text:p>0.225105399972883</text:p>
          </table:table-cell>
          <table:table-cell table:formula="of:=VLOOKUP([.T340];[.$K$3:.$Q$21];7;TRUE())" office:value-type="float" office:value="0.826574451594016" calcext:value-type="float">
            <text:p>0.826574451594016</text:p>
          </table:table-cell>
          <table:table-cell table:formula="of:=[.U340]*[.V340]" office:value-type="float" office:value="0.186066372533438" calcext:value-type="float">
            <text:p>0.186066372533438</text:p>
          </table:table-cell>
        </table:table-row>
        <table:table-row table:style-name="ro1">
          <table:table-cell table:number-columns-repeated="18"/>
          <table:table-cell office:value-type="float" office:value="-65" calcext:value-type="float">
            <text:p>-65</text:p>
          </table:table-cell>
          <table:table-cell office:value-type="float" office:value="45" calcext:value-type="float">
            <text:p>45</text:p>
          </table:table-cell>
          <table:table-cell table:formula="of:=VLOOKUP([.S341];[.$A$3:.$H$39];8;TRUE())" office:value-type="float" office:value="0.304403226269396" calcext:value-type="float">
            <text:p>0.304403226269396</text:p>
          </table:table-cell>
          <table:table-cell table:formula="of:=VLOOKUP([.T341];[.$K$3:.$Q$21];7;TRUE())" office:value-type="float" office:value="0.826574451594016" calcext:value-type="float">
            <text:p>0.826574451594016</text:p>
          </table:table-cell>
          <table:table-cell table:formula="of:=[.U341]*[.V341]" office:value-type="float" office:value="0.251611929817075" calcext:value-type="float">
            <text:p>0.251611929817075</text:p>
          </table:table-cell>
        </table:table-row>
        <table:table-row table:style-name="ro1">
          <table:table-cell table:number-columns-repeated="18"/>
          <table:table-cell office:value-type="float" office:value="-60" calcext:value-type="float">
            <text:p>-60</text:p>
          </table:table-cell>
          <table:table-cell office:value-type="float" office:value="45" calcext:value-type="float">
            <text:p>45</text:p>
          </table:table-cell>
          <table:table-cell table:formula="of:=VLOOKUP([.S342];[.$A$3:.$H$39];8;TRUE())" office:value-type="float" office:value="0.386909324610451" calcext:value-type="float">
            <text:p>0.386909324610451</text:p>
          </table:table-cell>
          <table:table-cell table:formula="of:=VLOOKUP([.T342];[.$K$3:.$Q$21];7;TRUE())" office:value-type="float" office:value="0.826574451594016" calcext:value-type="float">
            <text:p>0.826574451594016</text:p>
          </table:table-cell>
          <table:table-cell table:formula="of:=[.U342]*[.V342]" office:value-type="float" office:value="0.319809362806495" calcext:value-type="float">
            <text:p>0.319809362806495</text:p>
          </table:table-cell>
        </table:table-row>
        <table:table-row table:style-name="ro1">
          <table:table-cell table:number-columns-repeated="18"/>
          <table:table-cell office:value-type="float" office:value="-55" calcext:value-type="float">
            <text:p>-55</text:p>
          </table:table-cell>
          <table:table-cell office:value-type="float" office:value="45" calcext:value-type="float">
            <text:p>45</text:p>
          </table:table-cell>
          <table:table-cell table:formula="of:=VLOOKUP([.S343];[.$A$3:.$H$39];8;TRUE())" office:value-type="float" office:value="0.466576591963033" calcext:value-type="float">
            <text:p>0.466576591963033</text:p>
          </table:table-cell>
          <table:table-cell table:formula="of:=VLOOKUP([.T343];[.$K$3:.$Q$21];7;TRUE())" office:value-type="float" office:value="0.826574451594016" calcext:value-type="float">
            <text:p>0.826574451594016</text:p>
          </table:table-cell>
          <table:table-cell table:formula="of:=[.U343]*[.V343]" office:value-type="float" office:value="0.385660290628449" calcext:value-type="float">
            <text:p>0.385660290628449</text:p>
          </table:table-cell>
        </table:table-row>
        <table:table-row table:style-name="ro1">
          <table:table-cell table:number-columns-repeated="18"/>
          <table:table-cell office:value-type="float" office:value="-50" calcext:value-type="float">
            <text:p>-50</text:p>
          </table:table-cell>
          <table:table-cell office:value-type="float" office:value="45" calcext:value-type="float">
            <text:p>45</text:p>
          </table:table-cell>
          <table:table-cell table:formula="of:=VLOOKUP([.S344];[.$A$3:.$H$39];8;TRUE())" office:value-type="float" office:value="0.550290714741635" calcext:value-type="float">
            <text:p>0.550290714741635</text:p>
          </table:table-cell>
          <table:table-cell table:formula="of:=VLOOKUP([.T344];[.$K$3:.$Q$21];7;TRUE())" office:value-type="float" office:value="0.826574451594016" calcext:value-type="float">
            <text:p>0.826574451594016</text:p>
          </table:table-cell>
          <table:table-cell table:formula="of:=[.U344]*[.V344]" office:value-type="float" office:value="0.454856245754847" calcext:value-type="float">
            <text:p>0.454856245754847</text:p>
          </table:table-cell>
        </table:table-row>
        <table:table-row table:style-name="ro1">
          <table:table-cell table:number-columns-repeated="18"/>
          <table:table-cell office:value-type="float" office:value="-85" calcext:value-type="float">
            <text:p>-85</text:p>
          </table:table-cell>
          <table:table-cell office:value-type="float" office:value="45" calcext:value-type="float">
            <text:p>45</text:p>
          </table:table-cell>
          <table:table-cell table:formula="of:=VLOOKUP([.S345];[.$A$3:.$H$39];8;TRUE())" office:value-type="float" office:value="0.0677074780602786" calcext:value-type="float">
            <text:p>0.067707478060279</text:p>
          </table:table-cell>
          <table:table-cell table:formula="of:=VLOOKUP([.T345];[.$K$3:.$Q$21];7;TRUE())" office:value-type="float" office:value="0.826574451594016" calcext:value-type="float">
            <text:p>0.826574451594016</text:p>
          </table:table-cell>
          <table:table-cell table:formula="of:=[.U345]*[.V345]" office:value-type="float" office:value="0.0559652715464887" calcext:value-type="float">
            <text:p>0.055965271546489</text:p>
          </table:table-cell>
        </table:table-row>
        <table:table-row table:style-name="ro1">
          <table:table-cell table:number-columns-repeated="18"/>
          <table:table-cell office:value-type="float" office:value="-80" calcext:value-type="float">
            <text:p>-80</text:p>
          </table:table-cell>
          <table:table-cell office:value-type="float" office:value="45" calcext:value-type="float">
            <text:p>45</text:p>
          </table:table-cell>
          <table:table-cell table:formula="of:=VLOOKUP([.S346];[.$A$3:.$H$39];8;TRUE())" office:value-type="float" office:value="0.112357067216326" calcext:value-type="float">
            <text:p>0.112357067216326</text:p>
          </table:table-cell>
          <table:table-cell table:formula="of:=VLOOKUP([.T346];[.$K$3:.$Q$21];7;TRUE())" office:value-type="float" office:value="0.826574451594016" calcext:value-type="float">
            <text:p>0.826574451594016</text:p>
          </table:table-cell>
          <table:table-cell table:formula="of:=[.U346]*[.V346]" office:value-type="float" office:value="0.0928714812170469" calcext:value-type="float">
            <text:p>0.092871481217047</text:p>
          </table:table-cell>
        </table:table-row>
        <table:table-row table:style-name="ro1">
          <table:table-cell table:number-columns-repeated="18"/>
          <table:table-cell office:value-type="float" office:value="-35" calcext:value-type="float">
            <text:p>-35</text:p>
          </table:table-cell>
          <table:table-cell office:value-type="float" office:value="45" calcext:value-type="float">
            <text:p>45</text:p>
          </table:table-cell>
          <table:table-cell table:formula="of:=VLOOKUP([.S347];[.$A$3:.$H$39];8;TRUE())" office:value-type="float" office:value="0.818999380549014" calcext:value-type="float">
            <text:p>0.818999380549014</text:p>
          </table:table-cell>
          <table:table-cell table:formula="of:=VLOOKUP([.T347];[.$K$3:.$Q$21];7;TRUE())" office:value-type="float" office:value="0.826574451594016" calcext:value-type="float">
            <text:p>0.826574451594016</text:p>
          </table:table-cell>
          <table:table-cell table:formula="of:=[.U347]*[.V347]" office:value-type="float" office:value="0.67696396383314" calcext:value-type="float">
            <text:p>0.67696396383314</text:p>
          </table:table-cell>
        </table:table-row>
        <table:table-row table:style-name="ro1">
          <table:table-cell table:number-columns-repeated="18"/>
          <table:table-cell office:value-type="float" office:value="-30" calcext:value-type="float">
            <text:p>-30</text:p>
          </table:table-cell>
          <table:table-cell office:value-type="float" office:value="45" calcext:value-type="float">
            <text:p>45</text:p>
          </table:table-cell>
          <table:table-cell table:formula="of:=VLOOKUP([.S348];[.$A$3:.$H$39];8;TRUE())" office:value-type="float" office:value="0.800745484766012" calcext:value-type="float">
            <text:p>0.800745484766012</text:p>
          </table:table-cell>
          <table:table-cell table:formula="of:=VLOOKUP([.T348];[.$K$3:.$Q$21];7;TRUE())" office:value-type="float" office:value="0.826574451594016" calcext:value-type="float">
            <text:p>0.826574451594016</text:p>
          </table:table-cell>
          <table:table-cell table:formula="of:=[.U348]*[.V348]" office:value-type="float" office:value="0.661875759936851" calcext:value-type="float">
            <text:p>0.661875759936851</text:p>
          </table:table-cell>
        </table:table-row>
        <table:table-row table:style-name="ro1">
          <table:table-cell table:number-columns-repeated="18"/>
          <table:table-cell office:value-type="float" office:value="-25" calcext:value-type="float">
            <text:p>-25</text:p>
          </table:table-cell>
          <table:table-cell office:value-type="float" office:value="45" calcext:value-type="float">
            <text:p>45</text:p>
          </table:table-cell>
          <table:table-cell table:formula="of:=VLOOKUP([.S349];[.$A$3:.$H$39];8;TRUE())" office:value-type="float" office:value="0.851158951954114" calcext:value-type="float">
            <text:p>0.851158951954114</text:p>
          </table:table-cell>
          <table:table-cell table:formula="of:=VLOOKUP([.T349];[.$K$3:.$Q$21];7;TRUE())" office:value-type="float" office:value="0.826574451594016" calcext:value-type="float">
            <text:p>0.826574451594016</text:p>
          </table:table-cell>
          <table:table-cell table:formula="of:=[.U349]*[.V349]" office:value-type="float" office:value="0.703546243930809" calcext:value-type="float">
            <text:p>0.703546243930809</text:p>
          </table:table-cell>
        </table:table-row>
        <table:table-row table:style-name="ro1">
          <table:table-cell table:number-columns-repeated="18"/>
          <table:table-cell office:value-type="float" office:value="-20" calcext:value-type="float">
            <text:p>-20</text:p>
          </table:table-cell>
          <table:table-cell office:value-type="float" office:value="45" calcext:value-type="float">
            <text:p>45</text:p>
          </table:table-cell>
          <table:table-cell table:formula="of:=VLOOKUP([.S350];[.$A$3:.$H$39];8;TRUE())" office:value-type="float" office:value="0.895040298713808" calcext:value-type="float">
            <text:p>0.895040298713808</text:p>
          </table:table-cell>
          <table:table-cell table:formula="of:=VLOOKUP([.T350];[.$K$3:.$Q$21];7;TRUE())" office:value-type="float" office:value="0.826574451594016" calcext:value-type="float">
            <text:p>0.826574451594016</text:p>
          </table:table-cell>
          <table:table-cell table:formula="of:=[.U350]*[.V350]" office:value-type="float" office:value="0.73981744406391" calcext:value-type="float">
            <text:p>0.73981744406391</text:p>
          </table:table-cell>
        </table:table-row>
        <table:table-row table:style-name="ro1">
          <table:table-cell table:number-columns-repeated="18"/>
          <table:table-cell office:value-type="float" office:value="-15" calcext:value-type="float">
            <text:p>-15</text:p>
          </table:table-cell>
          <table:table-cell office:value-type="float" office:value="45" calcext:value-type="float">
            <text:p>45</text:p>
          </table:table-cell>
          <table:table-cell table:formula="of:=VLOOKUP([.S351];[.$A$3:.$H$39];8;TRUE())" office:value-type="float" office:value="0.932133741343311" calcext:value-type="float">
            <text:p>0.932133741343311</text:p>
          </table:table-cell>
          <table:table-cell table:formula="of:=VLOOKUP([.T351];[.$K$3:.$Q$21];7;TRUE())" office:value-type="float" office:value="0.826574451594016" calcext:value-type="float">
            <text:p>0.826574451594016</text:p>
          </table:table-cell>
          <table:table-cell table:formula="of:=[.U351]*[.V351]" office:value-type="float" office:value="0.770477936063126" calcext:value-type="float">
            <text:p>0.770477936063126</text:p>
          </table:table-cell>
        </table:table-row>
        <table:table-row table:style-name="ro1">
          <table:table-cell table:number-columns-repeated="18"/>
          <table:table-cell office:value-type="float" office:value="-10" calcext:value-type="float">
            <text:p>-10</text:p>
          </table:table-cell>
          <table:table-cell office:value-type="float" office:value="45" calcext:value-type="float">
            <text:p>45</text:p>
          </table:table-cell>
          <table:table-cell table:formula="of:=VLOOKUP([.S352];[.$A$3:.$H$39];8;TRUE())" office:value-type="float" office:value="0.962152026281059" calcext:value-type="float">
            <text:p>0.962152026281059</text:p>
          </table:table-cell>
          <table:table-cell table:formula="of:=VLOOKUP([.T352];[.$K$3:.$Q$21];7;TRUE())" office:value-type="float" office:value="0.826574451594016" calcext:value-type="float">
            <text:p>0.826574451594016</text:p>
          </table:table-cell>
          <table:table-cell table:formula="of:=[.U352]*[.V352]" office:value-type="float" office:value="0.795290283473338" calcext:value-type="float">
            <text:p>0.795290283473338</text:p>
          </table:table-cell>
        </table:table-row>
        <table:table-row table:style-name="ro1">
          <table:table-cell table:number-columns-repeated="18"/>
          <table:table-cell office:value-type="float" office:value="-5" calcext:value-type="float">
            <text:p>-5</text:p>
          </table:table-cell>
          <table:table-cell office:value-type="float" office:value="45" calcext:value-type="float">
            <text:p>45</text:p>
          </table:table-cell>
          <table:table-cell table:formula="of:=VLOOKUP([.S353];[.$A$3:.$H$39];8;TRUE())" office:value-type="float" office:value="0.9848199370654" calcext:value-type="float">
            <text:p>0.9848199370654</text:p>
          </table:table-cell>
          <table:table-cell table:formula="of:=VLOOKUP([.T353];[.$K$3:.$Q$21];7;TRUE())" office:value-type="float" office:value="0.826574451594016" calcext:value-type="float">
            <text:p>0.826574451594016</text:p>
          </table:table-cell>
          <table:table-cell table:formula="of:=[.U353]*[.V353]" office:value-type="float" office:value="0.814026999398687" calcext:value-type="float">
            <text:p>0.814026999398687</text:p>
          </table:table-cell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VLOOKUP([.S354];[.$A$3:.$H$39];8;TRUE())" office:value-type="float" office:value="1" calcext:value-type="float">
            <text:p>1</text:p>
          </table:table-cell>
          <table:table-cell table:formula="of:=VLOOKUP([.T354];[.$K$3:.$Q$21];7;TRUE())" office:value-type="float" office:value="0.826574451594016" calcext:value-type="float">
            <text:p>0.826574451594016</text:p>
          </table:table-cell>
          <table:table-cell table:formula="of:=[.U354]*[.V354]" office:value-type="float" office:value="0.826574451594016" calcext:value-type="float">
            <text:p>0.826574451594016</text:p>
          </table:table-cell>
        </table:table-row>
        <table:table-row table:style-name="ro1">
          <table:table-cell table:number-columns-repeated="18"/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formula="of:=VLOOKUP([.S355];[.$A$3:.$H$39];8;TRUE())" office:value-type="float" office:value="1.00754566404742" calcext:value-type="float">
            <text:p>1.00754566404742</text:p>
          </table:table-cell>
          <table:table-cell table:formula="of:=VLOOKUP([.T355];[.$K$3:.$Q$21];7;TRUE())" office:value-type="float" office:value="0.826574451594016" calcext:value-type="float">
            <text:p>0.826574451594016</text:p>
          </table:table-cell>
          <table:table-cell table:formula="of:=[.U355]*[.V355]" office:value-type="float" office:value="0.832811504715928" calcext:value-type="float">
            <text:p>0.832811504715928</text:p>
          </table:table-cell>
        </table:table-row>
        <table:table-row table:style-name="ro1">
          <table:table-cell table:number-columns-repeated="18"/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VLOOKUP([.S356];[.$A$3:.$H$39];8;TRUE())" office:value-type="float" office:value="1.00744692694194" calcext:value-type="float">
            <text:p>1.00744692694194</text:p>
          </table:table-cell>
          <table:table-cell table:formula="of:=VLOOKUP([.T356];[.$K$3:.$Q$21];7;TRUE())" office:value-type="float" office:value="0.826574451594016" calcext:value-type="float">
            <text:p>0.826574451594016</text:p>
          </table:table-cell>
          <table:table-cell table:formula="of:=[.U356]*[.V356]" office:value-type="float" office:value="0.832729891147111" calcext:value-type="float">
            <text:p>0.832729891147111</text:p>
          </table:table-cell>
        </table:table-row>
        <table:table-row table:style-name="ro1">
          <table:table-cell table:number-columns-repeated="18"/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VLOOKUP([.S357];[.$A$3:.$H$39];8;TRUE())" office:value-type="float" office:value="0.999679718220796" calcext:value-type="float">
            <text:p>0.999679718220796</text:p>
          </table:table-cell>
          <table:table-cell table:formula="of:=VLOOKUP([.T357];[.$K$3:.$Q$21];7;TRUE())" office:value-type="float" office:value="0.826574451594016" calcext:value-type="float">
            <text:p>0.826574451594016</text:p>
          </table:table-cell>
          <table:table-cell table:formula="of:=[.U357]*[.V357]" office:value-type="float" office:value="0.826309714858015" calcext:value-type="float">
            <text:p>0.826309714858015</text:p>
          </table:table-cell>
        </table:table-row>
        <table:table-row table:style-name="ro1">
          <table:table-cell table:number-columns-repeated="18"/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VLOOKUP([.S358];[.$A$3:.$H$39];8;TRUE())" office:value-type="float" office:value="0.984346386866864" calcext:value-type="float">
            <text:p>0.984346386866864</text:p>
          </table:table-cell>
          <table:table-cell table:formula="of:=VLOOKUP([.T358];[.$K$3:.$Q$21];7;TRUE())" office:value-type="float" office:value="0.826574451594016" calcext:value-type="float">
            <text:p>0.826574451594016</text:p>
          </table:table-cell>
          <table:table-cell table:formula="of:=[.U358]*[.V358]" office:value-type="float" office:value="0.813635574903029" calcext:value-type="float">
            <text:p>0.813635574903029</text:p>
          </table:table-cell>
        </table:table-row>
        <table:table-row table:style-name="ro1">
          <table:table-cell table:number-columns-repeated="18"/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formula="of:=VLOOKUP([.S359];[.$A$3:.$H$39];8;TRUE())" office:value-type="float" office:value="0.961476201606161" calcext:value-type="float">
            <text:p>0.961476201606161</text:p>
          </table:table-cell>
          <table:table-cell table:formula="of:=VLOOKUP([.T359];[.$K$3:.$Q$21];7;TRUE())" office:value-type="float" office:value="0.826574451594016" calcext:value-type="float">
            <text:p>0.826574451594016</text:p>
          </table:table-cell>
          <table:table-cell table:formula="of:=[.U359]*[.V359]" office:value-type="float" office:value="0.794731664063311" calcext:value-type="float">
            <text:p>0.794731664063311</text:p>
          </table:table-cell>
        </table:table-row>
        <table:table-row table:style-name="ro1">
          <table:table-cell table:number-columns-repeated="18"/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formula="of:=VLOOKUP([.S360];[.$A$3:.$H$39];8;TRUE())" office:value-type="float" office:value="0.931286671077667" calcext:value-type="float">
            <text:p>0.931286671077667</text:p>
          </table:table-cell>
          <table:table-cell table:formula="of:=VLOOKUP([.T360];[.$K$3:.$Q$21];7;TRUE())" office:value-type="float" office:value="0.826574451594016" calcext:value-type="float">
            <text:p>0.826574451594016</text:p>
          </table:table-cell>
          <table:table-cell table:formula="of:=[.U360]*[.V360]" office:value-type="float" office:value="0.769777769422839" calcext:value-type="float">
            <text:p>0.769777769422839</text:p>
          </table:table-cell>
        </table:table-row>
        <table:table-row table:style-name="ro1">
          <table:table-cell table:number-columns-repeated="18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formula="of:=VLOOKUP([.S361];[.$A$3:.$H$39];8;TRUE())" office:value-type="float" office:value="0.893976235524736" calcext:value-type="float">
            <text:p>0.893976235524736</text:p>
          </table:table-cell>
          <table:table-cell table:formula="of:=VLOOKUP([.T361];[.$K$3:.$Q$21];7;TRUE())" office:value-type="float" office:value="0.826574451594016" calcext:value-type="float">
            <text:p>0.826574451594016</text:p>
          </table:table-cell>
          <table:table-cell table:formula="of:=[.U361]*[.V361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formula="of:=VLOOKUP([.S362];[.$A$3:.$H$39];8;TRUE())" office:value-type="float" office:value="0.857410283950684" calcext:value-type="float">
            <text:p>0.857410283950684</text:p>
          </table:table-cell>
          <table:table-cell table:formula="of:=VLOOKUP([.T362];[.$K$3:.$Q$21];7;TRUE())" office:value-type="float" office:value="0.826574451594016" calcext:value-type="float">
            <text:p>0.826574451594016</text:p>
          </table:table-cell>
          <table:table-cell table:formula="of:=[.U362]*[.V362]" office:value-type="float" office:value="0.708713435247606" calcext:value-type="float">
            <text:p>0.708713435247606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formula="of:=VLOOKUP([.S363];[.$A$3:.$H$39];8;TRUE())" office:value-type="float" office:value="0.799343700764289" calcext:value-type="float">
            <text:p>0.799343700764289</text:p>
          </table:table-cell>
          <table:table-cell table:formula="of:=VLOOKUP([.T363];[.$K$3:.$Q$21];7;TRUE())" office:value-type="float" office:value="0.826574451594016" calcext:value-type="float">
            <text:p>0.826574451594016</text:p>
          </table:table-cell>
          <table:table-cell table:formula="of:=[.U363]*[.V363]" office:value-type="float" office:value="0.660717081094373" calcext:value-type="float">
            <text:p>0.660717081094373</text:p>
          </table:table-cell>
        </table:table-row>
        <table:table-row table:style-name="ro1">
          <table:table-cell table:number-columns-repeated="18"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VLOOKUP([.S364];[.$A$3:.$H$39];8;TRUE())" office:value-type="float" office:value="0.893976235524736" calcext:value-type="float">
            <text:p>0.893976235524736</text:p>
          </table:table-cell>
          <table:table-cell table:formula="of:=VLOOKUP([.T364];[.$K$3:.$Q$21];7;TRUE())" office:value-type="float" office:value="0.826574451594016" calcext:value-type="float">
            <text:p>0.826574451594016</text:p>
          </table:table-cell>
          <table:table-cell table:formula="of:=[.U364]*[.V364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VLOOKUP([.S365];[.$A$3:.$H$39];8;TRUE())" office:value-type="float" office:value="0.893976235524736" calcext:value-type="float">
            <text:p>0.893976235524736</text:p>
          </table:table-cell>
          <table:table-cell table:formula="of:=VLOOKUP([.T365];[.$K$3:.$Q$21];7;TRUE())" office:value-type="float" office:value="0.826574451594016" calcext:value-type="float">
            <text:p>0.826574451594016</text:p>
          </table:table-cell>
          <table:table-cell table:formula="of:=[.U365]*[.V365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VLOOKUP([.S366];[.$A$3:.$H$39];8;TRUE())" office:value-type="float" office:value="0.893976235524736" calcext:value-type="float">
            <text:p>0.893976235524736</text:p>
          </table:table-cell>
          <table:table-cell table:formula="of:=VLOOKUP([.T366];[.$K$3:.$Q$21];7;TRUE())" office:value-type="float" office:value="0.826574451594016" calcext:value-type="float">
            <text:p>0.826574451594016</text:p>
          </table:table-cell>
          <table:table-cell table:formula="of:=[.U366]*[.V366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VLOOKUP([.S367];[.$A$3:.$H$39];8;TRUE())" office:value-type="float" office:value="0.893976235524736" calcext:value-type="float">
            <text:p>0.893976235524736</text:p>
          </table:table-cell>
          <table:table-cell table:formula="of:=VLOOKUP([.T367];[.$K$3:.$Q$21];7;TRUE())" office:value-type="float" office:value="0.826574451594016" calcext:value-type="float">
            <text:p>0.826574451594016</text:p>
          </table:table-cell>
          <table:table-cell table:formula="of:=[.U367]*[.V367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formula="of:=VLOOKUP([.S368];[.$A$3:.$H$39];8;TRUE())" office:value-type="float" office:value="0.893976235524736" calcext:value-type="float">
            <text:p>0.893976235524736</text:p>
          </table:table-cell>
          <table:table-cell table:formula="of:=VLOOKUP([.T368];[.$K$3:.$Q$21];7;TRUE())" office:value-type="float" office:value="0.826574451594016" calcext:value-type="float">
            <text:p>0.826574451594016</text:p>
          </table:table-cell>
          <table:table-cell table:formula="of:=[.U368]*[.V368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formula="of:=VLOOKUP([.S369];[.$A$3:.$H$39];8;TRUE())" office:value-type="float" office:value="0.893976235524736" calcext:value-type="float">
            <text:p>0.893976235524736</text:p>
          </table:table-cell>
          <table:table-cell table:formula="of:=VLOOKUP([.T369];[.$K$3:.$Q$21];7;TRUE())" office:value-type="float" office:value="0.826574451594016" calcext:value-type="float">
            <text:p>0.826574451594016</text:p>
          </table:table-cell>
          <table:table-cell table:formula="of:=[.U369]*[.V369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formula="of:=VLOOKUP([.S370];[.$A$3:.$H$39];8;TRUE())" office:value-type="float" office:value="0.857410283950684" calcext:value-type="float">
            <text:p>0.857410283950684</text:p>
          </table:table-cell>
          <table:table-cell table:formula="of:=VLOOKUP([.T370];[.$K$3:.$Q$21];7;TRUE())" office:value-type="float" office:value="0.826574451594016" calcext:value-type="float">
            <text:p>0.826574451594016</text:p>
          </table:table-cell>
          <table:table-cell table:formula="of:=[.U370]*[.V370]" office:value-type="float" office:value="0.708713435247606" calcext:value-type="float">
            <text:p>0.708713435247606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formula="of:=VLOOKUP([.S371];[.$A$3:.$H$39];8;TRUE())" office:value-type="float" office:value="0.799343700764289" calcext:value-type="float">
            <text:p>0.799343700764289</text:p>
          </table:table-cell>
          <table:table-cell table:formula="of:=VLOOKUP([.T371];[.$K$3:.$Q$21];7;TRUE())" office:value-type="float" office:value="0.826574451594016" calcext:value-type="float">
            <text:p>0.826574451594016</text:p>
          </table:table-cell>
          <table:table-cell table:formula="of:=[.U371]*[.V371]" office:value-type="float" office:value="0.660717081094373" calcext:value-type="float">
            <text:p>0.660717081094373</text:p>
          </table:table-cell>
        </table:table-row>
        <table:table-row table:style-name="ro1">
          <table:table-cell table:number-columns-repeated="18"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formula="of:=VLOOKUP([.S372];[.$A$3:.$H$39];8;TRUE())" office:value-type="float" office:value="0.165110412466438" calcext:value-type="float">
            <text:p>0.165110412466438</text:p>
          </table:table-cell>
          <table:table-cell table:formula="of:=VLOOKUP([.T372];[.$K$3:.$Q$21];7;TRUE())" office:value-type="float" office:value="0.826574451594016" calcext:value-type="float">
            <text:p>0.826574451594016</text:p>
          </table:table-cell>
          <table:table-cell table:formula="of:=[.U372]*[.V372]" office:value-type="float" office:value="0.136476048636908" calcext:value-type="float">
            <text:p>0.136476048636908</text:p>
          </table:table-cell>
        </table:table-row>
        <table:table-row table:style-name="ro1">
          <table:table-cell table:number-columns-repeated="18"/>
          <table:table-cell office:value-type="float" office:value="-90" calcext:value-type="float">
            <text:p>-90</text:p>
          </table:table-cell>
          <table:table-cell office:value-type="float" office:value="50" calcext:value-type="float">
            <text:p>50</text:p>
          </table:table-cell>
          <table:table-cell table:formula="of:=VLOOKUP([.S373];[.$A$3:.$H$39];8;TRUE())" office:value-type="float" office:value="0.0346010697214856" calcext:value-type="float">
            <text:p>0.034601069721486</text:p>
          </table:table-cell>
          <table:table-cell table:formula="of:=VLOOKUP([.T373];[.$K$3:.$Q$21];7;TRUE())" office:value-type="float" office:value="0.826574451594016" calcext:value-type="float">
            <text:p>0.826574451594016</text:p>
          </table:table-cell>
          <table:table-cell table:formula="of:=[.U373]*[.V373]" office:value-type="float" office:value="0.0286003602296032" calcext:value-type="float">
            <text:p>0.028600360229603</text:p>
          </table:table-cell>
        </table:table-row>
        <table:table-row table:style-name="ro1">
          <table:table-cell table:number-columns-repeated="18"/>
          <table:table-cell office:value-type="float" office:value="-85" calcext:value-type="float">
            <text:p>-85</text:p>
          </table:table-cell>
          <table:table-cell office:value-type="float" office:value="50" calcext:value-type="float">
            <text:p>50</text:p>
          </table:table-cell>
          <table:table-cell table:formula="of:=VLOOKUP([.S374];[.$A$3:.$H$39];8;TRUE())" office:value-type="float" office:value="0.0677074780602786" calcext:value-type="float">
            <text:p>0.067707478060279</text:p>
          </table:table-cell>
          <table:table-cell table:formula="of:=VLOOKUP([.T374];[.$K$3:.$Q$21];7;TRUE())" office:value-type="float" office:value="0.826574451594016" calcext:value-type="float">
            <text:p>0.826574451594016</text:p>
          </table:table-cell>
          <table:table-cell table:formula="of:=[.U374]*[.V374]" office:value-type="float" office:value="0.0559652715464887" calcext:value-type="float">
            <text:p>0.055965271546489</text:p>
          </table:table-cell>
        </table:table-row>
        <table:table-row table:style-name="ro1">
          <table:table-cell table:number-columns-repeated="18"/>
          <table:table-cell office:value-type="float" office:value="-80" calcext:value-type="float">
            <text:p>-80</text:p>
          </table:table-cell>
          <table:table-cell office:value-type="float" office:value="50" calcext:value-type="float">
            <text:p>50</text:p>
          </table:table-cell>
          <table:table-cell table:formula="of:=VLOOKUP([.S375];[.$A$3:.$H$39];8;TRUE())" office:value-type="float" office:value="0.112357067216326" calcext:value-type="float">
            <text:p>0.112357067216326</text:p>
          </table:table-cell>
          <table:table-cell table:formula="of:=VLOOKUP([.T375];[.$K$3:.$Q$21];7;TRUE())" office:value-type="float" office:value="0.826574451594016" calcext:value-type="float">
            <text:p>0.826574451594016</text:p>
          </table:table-cell>
          <table:table-cell table:formula="of:=[.U375]*[.V375]" office:value-type="float" office:value="0.0928714812170469" calcext:value-type="float">
            <text:p>0.092871481217047</text:p>
          </table:table-cell>
        </table:table-row>
        <table:table-row table:style-name="ro1">
          <table:table-cell table:number-columns-repeated="18"/>
          <table:table-cell office:value-type="float" office:value="-75" calcext:value-type="float">
            <text:p>-75</text:p>
          </table:table-cell>
          <table:table-cell office:value-type="float" office:value="50" calcext:value-type="float">
            <text:p>50</text:p>
          </table:table-cell>
          <table:table-cell table:formula="of:=VLOOKUP([.S376];[.$A$3:.$H$39];8;TRUE())" office:value-type="float" office:value="0.161584756739862" calcext:value-type="float">
            <text:p>0.161584756739862</text:p>
          </table:table-cell>
          <table:table-cell table:formula="of:=VLOOKUP([.T376];[.$K$3:.$Q$21];7;TRUE())" office:value-type="float" office:value="0.826574451594016" calcext:value-type="float">
            <text:p>0.826574451594016</text:p>
          </table:table-cell>
          <table:table-cell table:formula="of:=[.U376]*[.V376]" office:value-type="float" office:value="0.133561831688204" calcext:value-type="float">
            <text:p>0.133561831688204</text:p>
          </table:table-cell>
        </table:table-row>
        <table:table-row table:style-name="ro1">
          <table:table-cell table:number-columns-repeated="18"/>
          <table:table-cell office:value-type="float" office:value="-70" calcext:value-type="float">
            <text:p>-70</text:p>
          </table:table-cell>
          <table:table-cell office:value-type="float" office:value="50" calcext:value-type="float">
            <text:p>50</text:p>
          </table:table-cell>
          <table:table-cell table:formula="of:=VLOOKUP([.S377];[.$A$3:.$H$39];8;TRUE())" office:value-type="float" office:value="0.225105399972883" calcext:value-type="float">
            <text:p>0.225105399972883</text:p>
          </table:table-cell>
          <table:table-cell table:formula="of:=VLOOKUP([.T377];[.$K$3:.$Q$21];7;TRUE())" office:value-type="float" office:value="0.826574451594016" calcext:value-type="float">
            <text:p>0.826574451594016</text:p>
          </table:table-cell>
          <table:table-cell table:formula="of:=[.U377]*[.V377]" office:value-type="float" office:value="0.186066372533438" calcext:value-type="float">
            <text:p>0.186066372533438</text:p>
          </table:table-cell>
        </table:table-row>
        <table:table-row table:style-name="ro1">
          <table:table-cell table:number-columns-repeated="18"/>
          <table:table-cell office:value-type="float" office:value="-65" calcext:value-type="float">
            <text:p>-65</text:p>
          </table:table-cell>
          <table:table-cell office:value-type="float" office:value="50" calcext:value-type="float">
            <text:p>50</text:p>
          </table:table-cell>
          <table:table-cell table:formula="of:=VLOOKUP([.S378];[.$A$3:.$H$39];8;TRUE())" office:value-type="float" office:value="0.304403226269396" calcext:value-type="float">
            <text:p>0.304403226269396</text:p>
          </table:table-cell>
          <table:table-cell table:formula="of:=VLOOKUP([.T378];[.$K$3:.$Q$21];7;TRUE())" office:value-type="float" office:value="0.826574451594016" calcext:value-type="float">
            <text:p>0.826574451594016</text:p>
          </table:table-cell>
          <table:table-cell table:formula="of:=[.U378]*[.V378]" office:value-type="float" office:value="0.251611929817075" calcext:value-type="float">
            <text:p>0.251611929817075</text:p>
          </table:table-cell>
        </table:table-row>
        <table:table-row table:style-name="ro1">
          <table:table-cell table:number-columns-repeated="18"/>
          <table:table-cell office:value-type="float" office:value="-60" calcext:value-type="float">
            <text:p>-60</text:p>
          </table:table-cell>
          <table:table-cell office:value-type="float" office:value="50" calcext:value-type="float">
            <text:p>50</text:p>
          </table:table-cell>
          <table:table-cell table:formula="of:=VLOOKUP([.S379];[.$A$3:.$H$39];8;TRUE())" office:value-type="float" office:value="0.386909324610451" calcext:value-type="float">
            <text:p>0.386909324610451</text:p>
          </table:table-cell>
          <table:table-cell table:formula="of:=VLOOKUP([.T379];[.$K$3:.$Q$21];7;TRUE())" office:value-type="float" office:value="0.826574451594016" calcext:value-type="float">
            <text:p>0.826574451594016</text:p>
          </table:table-cell>
          <table:table-cell table:formula="of:=[.U379]*[.V379]" office:value-type="float" office:value="0.319809362806495" calcext:value-type="float">
            <text:p>0.319809362806495</text:p>
          </table:table-cell>
        </table:table-row>
        <table:table-row table:style-name="ro1">
          <table:table-cell table:number-columns-repeated="18"/>
          <table:table-cell office:value-type="float" office:value="-55" calcext:value-type="float">
            <text:p>-55</text:p>
          </table:table-cell>
          <table:table-cell office:value-type="float" office:value="50" calcext:value-type="float">
            <text:p>50</text:p>
          </table:table-cell>
          <table:table-cell table:formula="of:=VLOOKUP([.S380];[.$A$3:.$H$39];8;TRUE())" office:value-type="float" office:value="0.466576591963033" calcext:value-type="float">
            <text:p>0.466576591963033</text:p>
          </table:table-cell>
          <table:table-cell table:formula="of:=VLOOKUP([.T380];[.$K$3:.$Q$21];7;TRUE())" office:value-type="float" office:value="0.826574451594016" calcext:value-type="float">
            <text:p>0.826574451594016</text:p>
          </table:table-cell>
          <table:table-cell table:formula="of:=[.U380]*[.V380]" office:value-type="float" office:value="0.385660290628449" calcext:value-type="float">
            <text:p>0.385660290628449</text:p>
          </table:table-cell>
        </table:table-row>
        <table:table-row table:style-name="ro1">
          <table:table-cell table:number-columns-repeated="18"/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  <table:table-cell table:formula="of:=VLOOKUP([.S381];[.$A$3:.$H$39];8;TRUE())" office:value-type="float" office:value="0.550290714741635" calcext:value-type="float">
            <text:p>0.550290714741635</text:p>
          </table:table-cell>
          <table:table-cell table:formula="of:=VLOOKUP([.T381];[.$K$3:.$Q$21];7;TRUE())" office:value-type="float" office:value="0.826574451594016" calcext:value-type="float">
            <text:p>0.826574451594016</text:p>
          </table:table-cell>
          <table:table-cell table:formula="of:=[.U381]*[.V381]" office:value-type="float" office:value="0.454856245754847" calcext:value-type="float">
            <text:p>0.454856245754847</text:p>
          </table:table-cell>
        </table:table-row>
        <table:table-row table:style-name="ro1">
          <table:table-cell table:number-columns-repeated="18"/>
          <table:table-cell office:value-type="float" office:value="-85" calcext:value-type="float">
            <text:p>-85</text:p>
          </table:table-cell>
          <table:table-cell office:value-type="float" office:value="50" calcext:value-type="float">
            <text:p>50</text:p>
          </table:table-cell>
          <table:table-cell table:formula="of:=VLOOKUP([.S382];[.$A$3:.$H$39];8;TRUE())" office:value-type="float" office:value="0.0677074780602786" calcext:value-type="float">
            <text:p>0.067707478060279</text:p>
          </table:table-cell>
          <table:table-cell table:formula="of:=VLOOKUP([.T382];[.$K$3:.$Q$21];7;TRUE())" office:value-type="float" office:value="0.826574451594016" calcext:value-type="float">
            <text:p>0.826574451594016</text:p>
          </table:table-cell>
          <table:table-cell table:formula="of:=[.U382]*[.V382]" office:value-type="float" office:value="0.0559652715464887" calcext:value-type="float">
            <text:p>0.055965271546489</text:p>
          </table:table-cell>
        </table:table-row>
        <table:table-row table:style-name="ro1">
          <table:table-cell table:number-columns-repeated="18"/>
          <table:table-cell office:value-type="float" office:value="-80" calcext:value-type="float">
            <text:p>-80</text:p>
          </table:table-cell>
          <table:table-cell office:value-type="float" office:value="50" calcext:value-type="float">
            <text:p>50</text:p>
          </table:table-cell>
          <table:table-cell table:formula="of:=VLOOKUP([.S383];[.$A$3:.$H$39];8;TRUE())" office:value-type="float" office:value="0.112357067216326" calcext:value-type="float">
            <text:p>0.112357067216326</text:p>
          </table:table-cell>
          <table:table-cell table:formula="of:=VLOOKUP([.T383];[.$K$3:.$Q$21];7;TRUE())" office:value-type="float" office:value="0.826574451594016" calcext:value-type="float">
            <text:p>0.826574451594016</text:p>
          </table:table-cell>
          <table:table-cell table:formula="of:=[.U383]*[.V383]" office:value-type="float" office:value="0.0928714812170469" calcext:value-type="float">
            <text:p>0.092871481217047</text:p>
          </table:table-cell>
        </table:table-row>
        <table:table-row table:style-name="ro1">
          <table:table-cell table:number-columns-repeated="18"/>
          <table:table-cell office:value-type="float" office:value="-35" calcext:value-type="float">
            <text:p>-35</text:p>
          </table:table-cell>
          <table:table-cell office:value-type="float" office:value="50" calcext:value-type="float">
            <text:p>50</text:p>
          </table:table-cell>
          <table:table-cell table:formula="of:=VLOOKUP([.S384];[.$A$3:.$H$39];8;TRUE())" office:value-type="float" office:value="0.818999380549014" calcext:value-type="float">
            <text:p>0.818999380549014</text:p>
          </table:table-cell>
          <table:table-cell table:formula="of:=VLOOKUP([.T384];[.$K$3:.$Q$21];7;TRUE())" office:value-type="float" office:value="0.826574451594016" calcext:value-type="float">
            <text:p>0.826574451594016</text:p>
          </table:table-cell>
          <table:table-cell table:formula="of:=[.U384]*[.V384]" office:value-type="float" office:value="0.67696396383314" calcext:value-type="float">
            <text:p>0.67696396383314</text:p>
          </table:table-cell>
        </table:table-row>
        <table:table-row table:style-name="ro1">
          <table:table-cell table:number-columns-repeated="18"/>
          <table:table-cell office:value-type="float" office:value="-30" calcext:value-type="float">
            <text:p>-30</text:p>
          </table:table-cell>
          <table:table-cell office:value-type="float" office:value="50" calcext:value-type="float">
            <text:p>50</text:p>
          </table:table-cell>
          <table:table-cell table:formula="of:=VLOOKUP([.S385];[.$A$3:.$H$39];8;TRUE())" office:value-type="float" office:value="0.800745484766012" calcext:value-type="float">
            <text:p>0.800745484766012</text:p>
          </table:table-cell>
          <table:table-cell table:formula="of:=VLOOKUP([.T385];[.$K$3:.$Q$21];7;TRUE())" office:value-type="float" office:value="0.826574451594016" calcext:value-type="float">
            <text:p>0.826574451594016</text:p>
          </table:table-cell>
          <table:table-cell table:formula="of:=[.U385]*[.V385]" office:value-type="float" office:value="0.661875759936851" calcext:value-type="float">
            <text:p>0.661875759936851</text:p>
          </table:table-cell>
        </table:table-row>
        <table:table-row table:style-name="ro1">
          <table:table-cell table:number-columns-repeated="18"/>
          <table:table-cell office:value-type="float" office:value="-25" calcext:value-type="float">
            <text:p>-25</text:p>
          </table:table-cell>
          <table:table-cell office:value-type="float" office:value="50" calcext:value-type="float">
            <text:p>50</text:p>
          </table:table-cell>
          <table:table-cell table:formula="of:=VLOOKUP([.S386];[.$A$3:.$H$39];8;TRUE())" office:value-type="float" office:value="0.851158951954114" calcext:value-type="float">
            <text:p>0.851158951954114</text:p>
          </table:table-cell>
          <table:table-cell table:formula="of:=VLOOKUP([.T386];[.$K$3:.$Q$21];7;TRUE())" office:value-type="float" office:value="0.826574451594016" calcext:value-type="float">
            <text:p>0.826574451594016</text:p>
          </table:table-cell>
          <table:table-cell table:formula="of:=[.U386]*[.V386]" office:value-type="float" office:value="0.703546243930809" calcext:value-type="float">
            <text:p>0.703546243930809</text:p>
          </table:table-cell>
        </table:table-row>
        <table:table-row table:style-name="ro1">
          <table:table-cell table:number-columns-repeated="18"/>
          <table:table-cell office:value-type="float" office:value="-20" calcext:value-type="float">
            <text:p>-20</text:p>
          </table:table-cell>
          <table:table-cell office:value-type="float" office:value="50" calcext:value-type="float">
            <text:p>50</text:p>
          </table:table-cell>
          <table:table-cell table:formula="of:=VLOOKUP([.S387];[.$A$3:.$H$39];8;TRUE())" office:value-type="float" office:value="0.895040298713808" calcext:value-type="float">
            <text:p>0.895040298713808</text:p>
          </table:table-cell>
          <table:table-cell table:formula="of:=VLOOKUP([.T387];[.$K$3:.$Q$21];7;TRUE())" office:value-type="float" office:value="0.826574451594016" calcext:value-type="float">
            <text:p>0.826574451594016</text:p>
          </table:table-cell>
          <table:table-cell table:formula="of:=[.U387]*[.V387]" office:value-type="float" office:value="0.73981744406391" calcext:value-type="float">
            <text:p>0.73981744406391</text:p>
          </table:table-cell>
        </table:table-row>
        <table:table-row table:style-name="ro1">
          <table:table-cell table:number-columns-repeated="18"/>
          <table:table-cell office:value-type="float" office:value="-15" calcext:value-type="float">
            <text:p>-15</text:p>
          </table:table-cell>
          <table:table-cell office:value-type="float" office:value="50" calcext:value-type="float">
            <text:p>50</text:p>
          </table:table-cell>
          <table:table-cell table:formula="of:=VLOOKUP([.S388];[.$A$3:.$H$39];8;TRUE())" office:value-type="float" office:value="0.932133741343311" calcext:value-type="float">
            <text:p>0.932133741343311</text:p>
          </table:table-cell>
          <table:table-cell table:formula="of:=VLOOKUP([.T388];[.$K$3:.$Q$21];7;TRUE())" office:value-type="float" office:value="0.826574451594016" calcext:value-type="float">
            <text:p>0.826574451594016</text:p>
          </table:table-cell>
          <table:table-cell table:formula="of:=[.U388]*[.V388]" office:value-type="float" office:value="0.770477936063126" calcext:value-type="float">
            <text:p>0.770477936063126</text:p>
          </table:table-cell>
        </table:table-row>
        <table:table-row table:style-name="ro1">
          <table:table-cell table:number-columns-repeated="18"/>
          <table:table-cell office:value-type="float" office:value="-10" calcext:value-type="float">
            <text:p>-10</text:p>
          </table:table-cell>
          <table:table-cell office:value-type="float" office:value="50" calcext:value-type="float">
            <text:p>50</text:p>
          </table:table-cell>
          <table:table-cell table:formula="of:=VLOOKUP([.S389];[.$A$3:.$H$39];8;TRUE())" office:value-type="float" office:value="0.962152026281059" calcext:value-type="float">
            <text:p>0.962152026281059</text:p>
          </table:table-cell>
          <table:table-cell table:formula="of:=VLOOKUP([.T389];[.$K$3:.$Q$21];7;TRUE())" office:value-type="float" office:value="0.826574451594016" calcext:value-type="float">
            <text:p>0.826574451594016</text:p>
          </table:table-cell>
          <table:table-cell table:formula="of:=[.U389]*[.V389]" office:value-type="float" office:value="0.795290283473338" calcext:value-type="float">
            <text:p>0.795290283473338</text:p>
          </table:table-cell>
        </table:table-row>
        <table:table-row table:style-name="ro1">
          <table:table-cell table:number-columns-repeated="18"/>
          <table:table-cell office:value-type="float" office:value="-5" calcext:value-type="float">
            <text:p>-5</text:p>
          </table:table-cell>
          <table:table-cell office:value-type="float" office:value="50" calcext:value-type="float">
            <text:p>50</text:p>
          </table:table-cell>
          <table:table-cell table:formula="of:=VLOOKUP([.S390];[.$A$3:.$H$39];8;TRUE())" office:value-type="float" office:value="0.9848199370654" calcext:value-type="float">
            <text:p>0.9848199370654</text:p>
          </table:table-cell>
          <table:table-cell table:formula="of:=VLOOKUP([.T390];[.$K$3:.$Q$21];7;TRUE())" office:value-type="float" office:value="0.826574451594016" calcext:value-type="float">
            <text:p>0.826574451594016</text:p>
          </table:table-cell>
          <table:table-cell table:formula="of:=[.U390]*[.V390]" office:value-type="float" office:value="0.814026999398687" calcext:value-type="float">
            <text:p>0.814026999398687</text:p>
          </table:table-cell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VLOOKUP([.S391];[.$A$3:.$H$39];8;TRUE())" office:value-type="float" office:value="1" calcext:value-type="float">
            <text:p>1</text:p>
          </table:table-cell>
          <table:table-cell table:formula="of:=VLOOKUP([.T391];[.$K$3:.$Q$21];7;TRUE())" office:value-type="float" office:value="0.826574451594016" calcext:value-type="float">
            <text:p>0.826574451594016</text:p>
          </table:table-cell>
          <table:table-cell table:formula="of:=[.U391]*[.V391]" office:value-type="float" office:value="0.826574451594016" calcext:value-type="float">
            <text:p>0.826574451594016</text:p>
          </table:table-cell>
        </table:table-row>
        <table:table-row table:style-name="ro1">
          <table:table-cell table:number-columns-repeated="18"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VLOOKUP([.S392];[.$A$3:.$H$39];8;TRUE())" office:value-type="float" office:value="1.00754566404742" calcext:value-type="float">
            <text:p>1.00754566404742</text:p>
          </table:table-cell>
          <table:table-cell table:formula="of:=VLOOKUP([.T392];[.$K$3:.$Q$21];7;TRUE())" office:value-type="float" office:value="0.826574451594016" calcext:value-type="float">
            <text:p>0.826574451594016</text:p>
          </table:table-cell>
          <table:table-cell table:formula="of:=[.U392]*[.V392]" office:value-type="float" office:value="0.832811504715928" calcext:value-type="float">
            <text:p>0.832811504715928</text:p>
          </table:table-cell>
        </table:table-row>
        <table:table-row table:style-name="ro1">
          <table:table-cell table:number-columns-repeated="18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VLOOKUP([.S393];[.$A$3:.$H$39];8;TRUE())" office:value-type="float" office:value="1.00744692694194" calcext:value-type="float">
            <text:p>1.00744692694194</text:p>
          </table:table-cell>
          <table:table-cell table:formula="of:=VLOOKUP([.T393];[.$K$3:.$Q$21];7;TRUE())" office:value-type="float" office:value="0.826574451594016" calcext:value-type="float">
            <text:p>0.826574451594016</text:p>
          </table:table-cell>
          <table:table-cell table:formula="of:=[.U393]*[.V393]" office:value-type="float" office:value="0.832729891147111" calcext:value-type="float">
            <text:p>0.832729891147111</text:p>
          </table:table-cell>
        </table:table-row>
        <table:table-row table:style-name="ro1">
          <table:table-cell table:number-columns-repeated="18"/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VLOOKUP([.S394];[.$A$3:.$H$39];8;TRUE())" office:value-type="float" office:value="0.999679718220796" calcext:value-type="float">
            <text:p>0.999679718220796</text:p>
          </table:table-cell>
          <table:table-cell table:formula="of:=VLOOKUP([.T394];[.$K$3:.$Q$21];7;TRUE())" office:value-type="float" office:value="0.826574451594016" calcext:value-type="float">
            <text:p>0.826574451594016</text:p>
          </table:table-cell>
          <table:table-cell table:formula="of:=[.U394]*[.V394]" office:value-type="float" office:value="0.826309714858015" calcext:value-type="float">
            <text:p>0.826309714858015</text:p>
          </table:table-cell>
        </table:table-row>
        <table:table-row table:style-name="ro1">
          <table:table-cell table:number-columns-repeated="18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VLOOKUP([.S395];[.$A$3:.$H$39];8;TRUE())" office:value-type="float" office:value="0.984346386866864" calcext:value-type="float">
            <text:p>0.984346386866864</text:p>
          </table:table-cell>
          <table:table-cell table:formula="of:=VLOOKUP([.T395];[.$K$3:.$Q$21];7;TRUE())" office:value-type="float" office:value="0.826574451594016" calcext:value-type="float">
            <text:p>0.826574451594016</text:p>
          </table:table-cell>
          <table:table-cell table:formula="of:=[.U395]*[.V395]" office:value-type="float" office:value="0.813635574903029" calcext:value-type="float">
            <text:p>0.813635574903029</text:p>
          </table:table-cell>
        </table:table-row>
        <table:table-row table:style-name="ro1">
          <table:table-cell table:number-columns-repeated="18"/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VLOOKUP([.S396];[.$A$3:.$H$39];8;TRUE())" office:value-type="float" office:value="0.961476201606161" calcext:value-type="float">
            <text:p>0.961476201606161</text:p>
          </table:table-cell>
          <table:table-cell table:formula="of:=VLOOKUP([.T396];[.$K$3:.$Q$21];7;TRUE())" office:value-type="float" office:value="0.826574451594016" calcext:value-type="float">
            <text:p>0.826574451594016</text:p>
          </table:table-cell>
          <table:table-cell table:formula="of:=[.U396]*[.V396]" office:value-type="float" office:value="0.794731664063311" calcext:value-type="float">
            <text:p>0.794731664063311</text:p>
          </table:table-cell>
        </table:table-row>
        <table:table-row table:style-name="ro1">
          <table:table-cell table:number-columns-repeated="18"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VLOOKUP([.S397];[.$A$3:.$H$39];8;TRUE())" office:value-type="float" office:value="0.931286671077667" calcext:value-type="float">
            <text:p>0.931286671077667</text:p>
          </table:table-cell>
          <table:table-cell table:formula="of:=VLOOKUP([.T397];[.$K$3:.$Q$21];7;TRUE())" office:value-type="float" office:value="0.826574451594016" calcext:value-type="float">
            <text:p>0.826574451594016</text:p>
          </table:table-cell>
          <table:table-cell table:formula="of:=[.U397]*[.V397]" office:value-type="float" office:value="0.769777769422839" calcext:value-type="float">
            <text:p>0.769777769422839</text:p>
          </table:table-cell>
        </table:table-row>
        <table:table-row table:style-name="ro1">
          <table:table-cell table:number-columns-repeated="18"/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VLOOKUP([.S398];[.$A$3:.$H$39];8;TRUE())" office:value-type="float" office:value="0.893976235524736" calcext:value-type="float">
            <text:p>0.893976235524736</text:p>
          </table:table-cell>
          <table:table-cell table:formula="of:=VLOOKUP([.T398];[.$K$3:.$Q$21];7;TRUE())" office:value-type="float" office:value="0.826574451594016" calcext:value-type="float">
            <text:p>0.826574451594016</text:p>
          </table:table-cell>
          <table:table-cell table:formula="of:=[.U398]*[.V398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VLOOKUP([.S399];[.$A$3:.$H$39];8;TRUE())" office:value-type="float" office:value="0.857410283950684" calcext:value-type="float">
            <text:p>0.857410283950684</text:p>
          </table:table-cell>
          <table:table-cell table:formula="of:=VLOOKUP([.T399];[.$K$3:.$Q$21];7;TRUE())" office:value-type="float" office:value="0.826574451594016" calcext:value-type="float">
            <text:p>0.826574451594016</text:p>
          </table:table-cell>
          <table:table-cell table:formula="of:=[.U399]*[.V399]" office:value-type="float" office:value="0.708713435247606" calcext:value-type="float">
            <text:p>0.708713435247606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formula="of:=VLOOKUP([.S400];[.$A$3:.$H$39];8;TRUE())" office:value-type="float" office:value="0.799343700764289" calcext:value-type="float">
            <text:p>0.799343700764289</text:p>
          </table:table-cell>
          <table:table-cell table:formula="of:=VLOOKUP([.T400];[.$K$3:.$Q$21];7;TRUE())" office:value-type="float" office:value="0.826574451594016" calcext:value-type="float">
            <text:p>0.826574451594016</text:p>
          </table:table-cell>
          <table:table-cell table:formula="of:=[.U400]*[.V400]" office:value-type="float" office:value="0.660717081094373" calcext:value-type="float">
            <text:p>0.660717081094373</text:p>
          </table:table-cell>
        </table:table-row>
        <table:table-row table:style-name="ro1">
          <table:table-cell table:number-columns-repeated="18"/>
          <table:table-cell table:number-columns-repeated="2" office:value-type="float" office:value="50" calcext:value-type="float">
            <text:p>50</text:p>
          </table:table-cell>
          <table:table-cell table:formula="of:=VLOOKUP([.S401];[.$A$3:.$H$39];8;TRUE())" office:value-type="float" office:value="0.893976235524736" calcext:value-type="float">
            <text:p>0.893976235524736</text:p>
          </table:table-cell>
          <table:table-cell table:formula="of:=VLOOKUP([.T401];[.$K$3:.$Q$21];7;TRUE())" office:value-type="float" office:value="0.826574451594016" calcext:value-type="float">
            <text:p>0.826574451594016</text:p>
          </table:table-cell>
          <table:table-cell table:formula="of:=[.U401]*[.V401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formula="of:=VLOOKUP([.S402];[.$A$3:.$H$39];8;TRUE())" office:value-type="float" office:value="0.893976235524736" calcext:value-type="float">
            <text:p>0.893976235524736</text:p>
          </table:table-cell>
          <table:table-cell table:formula="of:=VLOOKUP([.T402];[.$K$3:.$Q$21];7;TRUE())" office:value-type="float" office:value="0.826574451594016" calcext:value-type="float">
            <text:p>0.826574451594016</text:p>
          </table:table-cell>
          <table:table-cell table:formula="of:=[.U402]*[.V402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formula="of:=VLOOKUP([.S403];[.$A$3:.$H$39];8;TRUE())" office:value-type="float" office:value="0.893976235524736" calcext:value-type="float">
            <text:p>0.893976235524736</text:p>
          </table:table-cell>
          <table:table-cell table:formula="of:=VLOOKUP([.T403];[.$K$3:.$Q$21];7;TRUE())" office:value-type="float" office:value="0.826574451594016" calcext:value-type="float">
            <text:p>0.826574451594016</text:p>
          </table:table-cell>
          <table:table-cell table:formula="of:=[.U403]*[.V403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formula="of:=VLOOKUP([.S404];[.$A$3:.$H$39];8;TRUE())" office:value-type="float" office:value="0.893976235524736" calcext:value-type="float">
            <text:p>0.893976235524736</text:p>
          </table:table-cell>
          <table:table-cell table:formula="of:=VLOOKUP([.T404];[.$K$3:.$Q$21];7;TRUE())" office:value-type="float" office:value="0.826574451594016" calcext:value-type="float">
            <text:p>0.826574451594016</text:p>
          </table:table-cell>
          <table:table-cell table:formula="of:=[.U404]*[.V404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formula="of:=VLOOKUP([.S405];[.$A$3:.$H$39];8;TRUE())" office:value-type="float" office:value="0.893976235524736" calcext:value-type="float">
            <text:p>0.893976235524736</text:p>
          </table:table-cell>
          <table:table-cell table:formula="of:=VLOOKUP([.T405];[.$K$3:.$Q$21];7;TRUE())" office:value-type="float" office:value="0.826574451594016" calcext:value-type="float">
            <text:p>0.826574451594016</text:p>
          </table:table-cell>
          <table:table-cell table:formula="of:=[.U405]*[.V405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formula="of:=VLOOKUP([.S406];[.$A$3:.$H$39];8;TRUE())" office:value-type="float" office:value="0.893976235524736" calcext:value-type="float">
            <text:p>0.893976235524736</text:p>
          </table:table-cell>
          <table:table-cell table:formula="of:=VLOOKUP([.T406];[.$K$3:.$Q$21];7;TRUE())" office:value-type="float" office:value="0.826574451594016" calcext:value-type="float">
            <text:p>0.826574451594016</text:p>
          </table:table-cell>
          <table:table-cell table:formula="of:=[.U406]*[.V406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VLOOKUP([.S407];[.$A$3:.$H$39];8;TRUE())" office:value-type="float" office:value="0.857410283950684" calcext:value-type="float">
            <text:p>0.857410283950684</text:p>
          </table:table-cell>
          <table:table-cell table:formula="of:=VLOOKUP([.T407];[.$K$3:.$Q$21];7;TRUE())" office:value-type="float" office:value="0.826574451594016" calcext:value-type="float">
            <text:p>0.826574451594016</text:p>
          </table:table-cell>
          <table:table-cell table:formula="of:=[.U407]*[.V407]" office:value-type="float" office:value="0.708713435247606" calcext:value-type="float">
            <text:p>0.708713435247606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formula="of:=VLOOKUP([.S408];[.$A$3:.$H$39];8;TRUE())" office:value-type="float" office:value="0.799343700764289" calcext:value-type="float">
            <text:p>0.799343700764289</text:p>
          </table:table-cell>
          <table:table-cell table:formula="of:=VLOOKUP([.T408];[.$K$3:.$Q$21];7;TRUE())" office:value-type="float" office:value="0.826574451594016" calcext:value-type="float">
            <text:p>0.826574451594016</text:p>
          </table:table-cell>
          <table:table-cell table:formula="of:=[.U408]*[.V408]" office:value-type="float" office:value="0.660717081094373" calcext:value-type="float">
            <text:p>0.660717081094373</text:p>
          </table:table-cell>
        </table:table-row>
        <table:table-row table:style-name="ro1">
          <table:table-cell table:number-columns-repeated="18"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VLOOKUP([.S409];[.$A$3:.$H$39];8;TRUE())" office:value-type="float" office:value="0.165110412466438" calcext:value-type="float">
            <text:p>0.165110412466438</text:p>
          </table:table-cell>
          <table:table-cell table:formula="of:=VLOOKUP([.T409];[.$K$3:.$Q$21];7;TRUE())" office:value-type="float" office:value="0.826574451594016" calcext:value-type="float">
            <text:p>0.826574451594016</text:p>
          </table:table-cell>
          <table:table-cell table:formula="of:=[.U409]*[.V409]" office:value-type="float" office:value="0.136476048636908" calcext:value-type="float">
            <text:p>0.136476048636908</text:p>
          </table:table-cell>
        </table:table-row>
        <table:table-row table:style-name="ro1">
          <table:table-cell table:number-columns-repeated="18"/>
          <table:table-cell office:value-type="float" office:value="-90" calcext:value-type="float">
            <text:p>-90</text:p>
          </table:table-cell>
          <table:table-cell office:value-type="float" office:value="55" calcext:value-type="float">
            <text:p>55</text:p>
          </table:table-cell>
          <table:table-cell table:formula="of:=VLOOKUP([.S410];[.$A$3:.$H$39];8;TRUE())" office:value-type="float" office:value="0.0346010697214856" calcext:value-type="float">
            <text:p>0.034601069721486</text:p>
          </table:table-cell>
          <table:table-cell table:formula="of:=VLOOKUP([.T410];[.$K$3:.$Q$21];7;TRUE())" office:value-type="float" office:value="0.826574451594016" calcext:value-type="float">
            <text:p>0.826574451594016</text:p>
          </table:table-cell>
          <table:table-cell table:formula="of:=[.U410]*[.V410]" office:value-type="float" office:value="0.0286003602296032" calcext:value-type="float">
            <text:p>0.028600360229603</text:p>
          </table:table-cell>
        </table:table-row>
        <table:table-row table:style-name="ro1">
          <table:table-cell table:number-columns-repeated="18"/>
          <table:table-cell office:value-type="float" office:value="-85" calcext:value-type="float">
            <text:p>-85</text:p>
          </table:table-cell>
          <table:table-cell office:value-type="float" office:value="55" calcext:value-type="float">
            <text:p>55</text:p>
          </table:table-cell>
          <table:table-cell table:formula="of:=VLOOKUP([.S411];[.$A$3:.$H$39];8;TRUE())" office:value-type="float" office:value="0.0677074780602786" calcext:value-type="float">
            <text:p>0.067707478060279</text:p>
          </table:table-cell>
          <table:table-cell table:formula="of:=VLOOKUP([.T411];[.$K$3:.$Q$21];7;TRUE())" office:value-type="float" office:value="0.826574451594016" calcext:value-type="float">
            <text:p>0.826574451594016</text:p>
          </table:table-cell>
          <table:table-cell table:formula="of:=[.U411]*[.V411]" office:value-type="float" office:value="0.0559652715464887" calcext:value-type="float">
            <text:p>0.055965271546489</text:p>
          </table:table-cell>
        </table:table-row>
        <table:table-row table:style-name="ro1">
          <table:table-cell table:number-columns-repeated="18"/>
          <table:table-cell office:value-type="float" office:value="-80" calcext:value-type="float">
            <text:p>-80</text:p>
          </table:table-cell>
          <table:table-cell office:value-type="float" office:value="55" calcext:value-type="float">
            <text:p>55</text:p>
          </table:table-cell>
          <table:table-cell table:formula="of:=VLOOKUP([.S412];[.$A$3:.$H$39];8;TRUE())" office:value-type="float" office:value="0.112357067216326" calcext:value-type="float">
            <text:p>0.112357067216326</text:p>
          </table:table-cell>
          <table:table-cell table:formula="of:=VLOOKUP([.T412];[.$K$3:.$Q$21];7;TRUE())" office:value-type="float" office:value="0.826574451594016" calcext:value-type="float">
            <text:p>0.826574451594016</text:p>
          </table:table-cell>
          <table:table-cell table:formula="of:=[.U412]*[.V412]" office:value-type="float" office:value="0.0928714812170469" calcext:value-type="float">
            <text:p>0.092871481217047</text:p>
          </table:table-cell>
        </table:table-row>
        <table:table-row table:style-name="ro1">
          <table:table-cell table:number-columns-repeated="18"/>
          <table:table-cell office:value-type="float" office:value="-75" calcext:value-type="float">
            <text:p>-75</text:p>
          </table:table-cell>
          <table:table-cell office:value-type="float" office:value="55" calcext:value-type="float">
            <text:p>55</text:p>
          </table:table-cell>
          <table:table-cell table:formula="of:=VLOOKUP([.S413];[.$A$3:.$H$39];8;TRUE())" office:value-type="float" office:value="0.161584756739862" calcext:value-type="float">
            <text:p>0.161584756739862</text:p>
          </table:table-cell>
          <table:table-cell table:formula="of:=VLOOKUP([.T413];[.$K$3:.$Q$21];7;TRUE())" office:value-type="float" office:value="0.826574451594016" calcext:value-type="float">
            <text:p>0.826574451594016</text:p>
          </table:table-cell>
          <table:table-cell table:formula="of:=[.U413]*[.V413]" office:value-type="float" office:value="0.133561831688204" calcext:value-type="float">
            <text:p>0.133561831688204</text:p>
          </table:table-cell>
        </table:table-row>
        <table:table-row table:style-name="ro1">
          <table:table-cell table:number-columns-repeated="18"/>
          <table:table-cell office:value-type="float" office:value="-70" calcext:value-type="float">
            <text:p>-70</text:p>
          </table:table-cell>
          <table:table-cell office:value-type="float" office:value="55" calcext:value-type="float">
            <text:p>55</text:p>
          </table:table-cell>
          <table:table-cell table:formula="of:=VLOOKUP([.S414];[.$A$3:.$H$39];8;TRUE())" office:value-type="float" office:value="0.225105399972883" calcext:value-type="float">
            <text:p>0.225105399972883</text:p>
          </table:table-cell>
          <table:table-cell table:formula="of:=VLOOKUP([.T414];[.$K$3:.$Q$21];7;TRUE())" office:value-type="float" office:value="0.826574451594016" calcext:value-type="float">
            <text:p>0.826574451594016</text:p>
          </table:table-cell>
          <table:table-cell table:formula="of:=[.U414]*[.V414]" office:value-type="float" office:value="0.186066372533438" calcext:value-type="float">
            <text:p>0.186066372533438</text:p>
          </table:table-cell>
        </table:table-row>
        <table:table-row table:style-name="ro1">
          <table:table-cell table:number-columns-repeated="18"/>
          <table:table-cell office:value-type="float" office:value="-65" calcext:value-type="float">
            <text:p>-65</text:p>
          </table:table-cell>
          <table:table-cell office:value-type="float" office:value="55" calcext:value-type="float">
            <text:p>55</text:p>
          </table:table-cell>
          <table:table-cell table:formula="of:=VLOOKUP([.S415];[.$A$3:.$H$39];8;TRUE())" office:value-type="float" office:value="0.304403226269396" calcext:value-type="float">
            <text:p>0.304403226269396</text:p>
          </table:table-cell>
          <table:table-cell table:formula="of:=VLOOKUP([.T415];[.$K$3:.$Q$21];7;TRUE())" office:value-type="float" office:value="0.826574451594016" calcext:value-type="float">
            <text:p>0.826574451594016</text:p>
          </table:table-cell>
          <table:table-cell table:formula="of:=[.U415]*[.V415]" office:value-type="float" office:value="0.251611929817075" calcext:value-type="float">
            <text:p>0.251611929817075</text:p>
          </table:table-cell>
        </table:table-row>
        <table:table-row table:style-name="ro1">
          <table:table-cell table:number-columns-repeated="18"/>
          <table:table-cell office:value-type="float" office:value="-60" calcext:value-type="float">
            <text:p>-60</text:p>
          </table:table-cell>
          <table:table-cell office:value-type="float" office:value="55" calcext:value-type="float">
            <text:p>55</text:p>
          </table:table-cell>
          <table:table-cell table:formula="of:=VLOOKUP([.S416];[.$A$3:.$H$39];8;TRUE())" office:value-type="float" office:value="0.386909324610451" calcext:value-type="float">
            <text:p>0.386909324610451</text:p>
          </table:table-cell>
          <table:table-cell table:formula="of:=VLOOKUP([.T416];[.$K$3:.$Q$21];7;TRUE())" office:value-type="float" office:value="0.826574451594016" calcext:value-type="float">
            <text:p>0.826574451594016</text:p>
          </table:table-cell>
          <table:table-cell table:formula="of:=[.U416]*[.V416]" office:value-type="float" office:value="0.319809362806495" calcext:value-type="float">
            <text:p>0.319809362806495</text:p>
          </table:table-cell>
        </table:table-row>
        <table:table-row table:style-name="ro1">
          <table:table-cell table:number-columns-repeated="18"/>
          <table:table-cell office:value-type="float" office:value="-55" calcext:value-type="float">
            <text:p>-55</text:p>
          </table:table-cell>
          <table:table-cell office:value-type="float" office:value="55" calcext:value-type="float">
            <text:p>55</text:p>
          </table:table-cell>
          <table:table-cell table:formula="of:=VLOOKUP([.S417];[.$A$3:.$H$39];8;TRUE())" office:value-type="float" office:value="0.466576591963033" calcext:value-type="float">
            <text:p>0.466576591963033</text:p>
          </table:table-cell>
          <table:table-cell table:formula="of:=VLOOKUP([.T417];[.$K$3:.$Q$21];7;TRUE())" office:value-type="float" office:value="0.826574451594016" calcext:value-type="float">
            <text:p>0.826574451594016</text:p>
          </table:table-cell>
          <table:table-cell table:formula="of:=[.U417]*[.V417]" office:value-type="float" office:value="0.385660290628449" calcext:value-type="float">
            <text:p>0.385660290628449</text:p>
          </table:table-cell>
        </table:table-row>
        <table:table-row table:style-name="ro1">
          <table:table-cell table:number-columns-repeated="18"/>
          <table:table-cell office:value-type="float" office:value="-50" calcext:value-type="float">
            <text:p>-50</text:p>
          </table:table-cell>
          <table:table-cell office:value-type="float" office:value="55" calcext:value-type="float">
            <text:p>55</text:p>
          </table:table-cell>
          <table:table-cell table:formula="of:=VLOOKUP([.S418];[.$A$3:.$H$39];8;TRUE())" office:value-type="float" office:value="0.550290714741635" calcext:value-type="float">
            <text:p>0.550290714741635</text:p>
          </table:table-cell>
          <table:table-cell table:formula="of:=VLOOKUP([.T418];[.$K$3:.$Q$21];7;TRUE())" office:value-type="float" office:value="0.826574451594016" calcext:value-type="float">
            <text:p>0.826574451594016</text:p>
          </table:table-cell>
          <table:table-cell table:formula="of:=[.U418]*[.V418]" office:value-type="float" office:value="0.454856245754847" calcext:value-type="float">
            <text:p>0.454856245754847</text:p>
          </table:table-cell>
        </table:table-row>
        <table:table-row table:style-name="ro1">
          <table:table-cell table:number-columns-repeated="18"/>
          <table:table-cell office:value-type="float" office:value="-85" calcext:value-type="float">
            <text:p>-85</text:p>
          </table:table-cell>
          <table:table-cell office:value-type="float" office:value="55" calcext:value-type="float">
            <text:p>55</text:p>
          </table:table-cell>
          <table:table-cell table:formula="of:=VLOOKUP([.S419];[.$A$3:.$H$39];8;TRUE())" office:value-type="float" office:value="0.0677074780602786" calcext:value-type="float">
            <text:p>0.067707478060279</text:p>
          </table:table-cell>
          <table:table-cell table:formula="of:=VLOOKUP([.T419];[.$K$3:.$Q$21];7;TRUE())" office:value-type="float" office:value="0.826574451594016" calcext:value-type="float">
            <text:p>0.826574451594016</text:p>
          </table:table-cell>
          <table:table-cell table:formula="of:=[.U419]*[.V419]" office:value-type="float" office:value="0.0559652715464887" calcext:value-type="float">
            <text:p>0.055965271546489</text:p>
          </table:table-cell>
        </table:table-row>
        <table:table-row table:style-name="ro1">
          <table:table-cell table:number-columns-repeated="18"/>
          <table:table-cell office:value-type="float" office:value="-80" calcext:value-type="float">
            <text:p>-80</text:p>
          </table:table-cell>
          <table:table-cell office:value-type="float" office:value="55" calcext:value-type="float">
            <text:p>55</text:p>
          </table:table-cell>
          <table:table-cell table:formula="of:=VLOOKUP([.S420];[.$A$3:.$H$39];8;TRUE())" office:value-type="float" office:value="0.112357067216326" calcext:value-type="float">
            <text:p>0.112357067216326</text:p>
          </table:table-cell>
          <table:table-cell table:formula="of:=VLOOKUP([.T420];[.$K$3:.$Q$21];7;TRUE())" office:value-type="float" office:value="0.826574451594016" calcext:value-type="float">
            <text:p>0.826574451594016</text:p>
          </table:table-cell>
          <table:table-cell table:formula="of:=[.U420]*[.V420]" office:value-type="float" office:value="0.0928714812170469" calcext:value-type="float">
            <text:p>0.092871481217047</text:p>
          </table:table-cell>
        </table:table-row>
        <table:table-row table:style-name="ro1">
          <table:table-cell table:number-columns-repeated="18"/>
          <table:table-cell office:value-type="float" office:value="-35" calcext:value-type="float">
            <text:p>-35</text:p>
          </table:table-cell>
          <table:table-cell office:value-type="float" office:value="55" calcext:value-type="float">
            <text:p>55</text:p>
          </table:table-cell>
          <table:table-cell table:formula="of:=VLOOKUP([.S421];[.$A$3:.$H$39];8;TRUE())" office:value-type="float" office:value="0.818999380549014" calcext:value-type="float">
            <text:p>0.818999380549014</text:p>
          </table:table-cell>
          <table:table-cell table:formula="of:=VLOOKUP([.T421];[.$K$3:.$Q$21];7;TRUE())" office:value-type="float" office:value="0.826574451594016" calcext:value-type="float">
            <text:p>0.826574451594016</text:p>
          </table:table-cell>
          <table:table-cell table:formula="of:=[.U421]*[.V421]" office:value-type="float" office:value="0.67696396383314" calcext:value-type="float">
            <text:p>0.67696396383314</text:p>
          </table:table-cell>
        </table:table-row>
        <table:table-row table:style-name="ro1">
          <table:table-cell table:number-columns-repeated="18"/>
          <table:table-cell office:value-type="float" office:value="-30" calcext:value-type="float">
            <text:p>-30</text:p>
          </table:table-cell>
          <table:table-cell office:value-type="float" office:value="55" calcext:value-type="float">
            <text:p>55</text:p>
          </table:table-cell>
          <table:table-cell table:formula="of:=VLOOKUP([.S422];[.$A$3:.$H$39];8;TRUE())" office:value-type="float" office:value="0.800745484766012" calcext:value-type="float">
            <text:p>0.800745484766012</text:p>
          </table:table-cell>
          <table:table-cell table:formula="of:=VLOOKUP([.T422];[.$K$3:.$Q$21];7;TRUE())" office:value-type="float" office:value="0.826574451594016" calcext:value-type="float">
            <text:p>0.826574451594016</text:p>
          </table:table-cell>
          <table:table-cell table:formula="of:=[.U422]*[.V422]" office:value-type="float" office:value="0.661875759936851" calcext:value-type="float">
            <text:p>0.661875759936851</text:p>
          </table:table-cell>
        </table:table-row>
        <table:table-row table:style-name="ro1">
          <table:table-cell table:number-columns-repeated="18"/>
          <table:table-cell office:value-type="float" office:value="-25" calcext:value-type="float">
            <text:p>-25</text:p>
          </table:table-cell>
          <table:table-cell office:value-type="float" office:value="55" calcext:value-type="float">
            <text:p>55</text:p>
          </table:table-cell>
          <table:table-cell table:formula="of:=VLOOKUP([.S423];[.$A$3:.$H$39];8;TRUE())" office:value-type="float" office:value="0.851158951954114" calcext:value-type="float">
            <text:p>0.851158951954114</text:p>
          </table:table-cell>
          <table:table-cell table:formula="of:=VLOOKUP([.T423];[.$K$3:.$Q$21];7;TRUE())" office:value-type="float" office:value="0.826574451594016" calcext:value-type="float">
            <text:p>0.826574451594016</text:p>
          </table:table-cell>
          <table:table-cell table:formula="of:=[.U423]*[.V423]" office:value-type="float" office:value="0.703546243930809" calcext:value-type="float">
            <text:p>0.703546243930809</text:p>
          </table:table-cell>
        </table:table-row>
        <table:table-row table:style-name="ro1">
          <table:table-cell table:number-columns-repeated="18"/>
          <table:table-cell office:value-type="float" office:value="-20" calcext:value-type="float">
            <text:p>-20</text:p>
          </table:table-cell>
          <table:table-cell office:value-type="float" office:value="55" calcext:value-type="float">
            <text:p>55</text:p>
          </table:table-cell>
          <table:table-cell table:formula="of:=VLOOKUP([.S424];[.$A$3:.$H$39];8;TRUE())" office:value-type="float" office:value="0.895040298713808" calcext:value-type="float">
            <text:p>0.895040298713808</text:p>
          </table:table-cell>
          <table:table-cell table:formula="of:=VLOOKUP([.T424];[.$K$3:.$Q$21];7;TRUE())" office:value-type="float" office:value="0.826574451594016" calcext:value-type="float">
            <text:p>0.826574451594016</text:p>
          </table:table-cell>
          <table:table-cell table:formula="of:=[.U424]*[.V424]" office:value-type="float" office:value="0.73981744406391" calcext:value-type="float">
            <text:p>0.73981744406391</text:p>
          </table:table-cell>
        </table:table-row>
        <table:table-row table:style-name="ro1">
          <table:table-cell table:number-columns-repeated="18"/>
          <table:table-cell office:value-type="float" office:value="-15" calcext:value-type="float">
            <text:p>-15</text:p>
          </table:table-cell>
          <table:table-cell office:value-type="float" office:value="55" calcext:value-type="float">
            <text:p>55</text:p>
          </table:table-cell>
          <table:table-cell table:formula="of:=VLOOKUP([.S425];[.$A$3:.$H$39];8;TRUE())" office:value-type="float" office:value="0.932133741343311" calcext:value-type="float">
            <text:p>0.932133741343311</text:p>
          </table:table-cell>
          <table:table-cell table:formula="of:=VLOOKUP([.T425];[.$K$3:.$Q$21];7;TRUE())" office:value-type="float" office:value="0.826574451594016" calcext:value-type="float">
            <text:p>0.826574451594016</text:p>
          </table:table-cell>
          <table:table-cell table:formula="of:=[.U425]*[.V425]" office:value-type="float" office:value="0.770477936063126" calcext:value-type="float">
            <text:p>0.770477936063126</text:p>
          </table:table-cell>
        </table:table-row>
        <table:table-row table:style-name="ro1">
          <table:table-cell table:number-columns-repeated="18"/>
          <table:table-cell office:value-type="float" office:value="-10" calcext:value-type="float">
            <text:p>-10</text:p>
          </table:table-cell>
          <table:table-cell office:value-type="float" office:value="55" calcext:value-type="float">
            <text:p>55</text:p>
          </table:table-cell>
          <table:table-cell table:formula="of:=VLOOKUP([.S426];[.$A$3:.$H$39];8;TRUE())" office:value-type="float" office:value="0.962152026281059" calcext:value-type="float">
            <text:p>0.962152026281059</text:p>
          </table:table-cell>
          <table:table-cell table:formula="of:=VLOOKUP([.T426];[.$K$3:.$Q$21];7;TRUE())" office:value-type="float" office:value="0.826574451594016" calcext:value-type="float">
            <text:p>0.826574451594016</text:p>
          </table:table-cell>
          <table:table-cell table:formula="of:=[.U426]*[.V426]" office:value-type="float" office:value="0.795290283473338" calcext:value-type="float">
            <text:p>0.795290283473338</text:p>
          </table:table-cell>
        </table:table-row>
        <table:table-row table:style-name="ro1">
          <table:table-cell table:number-columns-repeated="18"/>
          <table:table-cell office:value-type="float" office:value="-5" calcext:value-type="float">
            <text:p>-5</text:p>
          </table:table-cell>
          <table:table-cell office:value-type="float" office:value="55" calcext:value-type="float">
            <text:p>55</text:p>
          </table:table-cell>
          <table:table-cell table:formula="of:=VLOOKUP([.S427];[.$A$3:.$H$39];8;TRUE())" office:value-type="float" office:value="0.9848199370654" calcext:value-type="float">
            <text:p>0.9848199370654</text:p>
          </table:table-cell>
          <table:table-cell table:formula="of:=VLOOKUP([.T427];[.$K$3:.$Q$21];7;TRUE())" office:value-type="float" office:value="0.826574451594016" calcext:value-type="float">
            <text:p>0.826574451594016</text:p>
          </table:table-cell>
          <table:table-cell table:formula="of:=[.U427]*[.V427]" office:value-type="float" office:value="0.814026999398687" calcext:value-type="float">
            <text:p>0.814026999398687</text:p>
          </table:table-cell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VLOOKUP([.S428];[.$A$3:.$H$39];8;TRUE())" office:value-type="float" office:value="1" calcext:value-type="float">
            <text:p>1</text:p>
          </table:table-cell>
          <table:table-cell table:formula="of:=VLOOKUP([.T428];[.$K$3:.$Q$21];7;TRUE())" office:value-type="float" office:value="0.826574451594016" calcext:value-type="float">
            <text:p>0.826574451594016</text:p>
          </table:table-cell>
          <table:table-cell table:formula="of:=[.U428]*[.V428]" office:value-type="float" office:value="0.826574451594016" calcext:value-type="float">
            <text:p>0.826574451594016</text:p>
          </table:table-cell>
        </table:table-row>
        <table:table-row table:style-name="ro1">
          <table:table-cell table:number-columns-repeated="18"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formula="of:=VLOOKUP([.S429];[.$A$3:.$H$39];8;TRUE())" office:value-type="float" office:value="1.00754566404742" calcext:value-type="float">
            <text:p>1.00754566404742</text:p>
          </table:table-cell>
          <table:table-cell table:formula="of:=VLOOKUP([.T429];[.$K$3:.$Q$21];7;TRUE())" office:value-type="float" office:value="0.826574451594016" calcext:value-type="float">
            <text:p>0.826574451594016</text:p>
          </table:table-cell>
          <table:table-cell table:formula="of:=[.U429]*[.V429]" office:value-type="float" office:value="0.832811504715928" calcext:value-type="float">
            <text:p>0.832811504715928</text:p>
          </table:table-cell>
        </table:table-row>
        <table:table-row table:style-name="ro1">
          <table:table-cell table:number-columns-repeated="18"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formula="of:=VLOOKUP([.S430];[.$A$3:.$H$39];8;TRUE())" office:value-type="float" office:value="1.00744692694194" calcext:value-type="float">
            <text:p>1.00744692694194</text:p>
          </table:table-cell>
          <table:table-cell table:formula="of:=VLOOKUP([.T430];[.$K$3:.$Q$21];7;TRUE())" office:value-type="float" office:value="0.826574451594016" calcext:value-type="float">
            <text:p>0.826574451594016</text:p>
          </table:table-cell>
          <table:table-cell table:formula="of:=[.U430]*[.V430]" office:value-type="float" office:value="0.832729891147111" calcext:value-type="float">
            <text:p>0.832729891147111</text:p>
          </table:table-cell>
        </table:table-row>
        <table:table-row table:style-name="ro1">
          <table:table-cell table:number-columns-repeated="18"/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formula="of:=VLOOKUP([.S431];[.$A$3:.$H$39];8;TRUE())" office:value-type="float" office:value="0.999679718220796" calcext:value-type="float">
            <text:p>0.999679718220796</text:p>
          </table:table-cell>
          <table:table-cell table:formula="of:=VLOOKUP([.T431];[.$K$3:.$Q$21];7;TRUE())" office:value-type="float" office:value="0.826574451594016" calcext:value-type="float">
            <text:p>0.826574451594016</text:p>
          </table:table-cell>
          <table:table-cell table:formula="of:=[.U431]*[.V431]" office:value-type="float" office:value="0.826309714858015" calcext:value-type="float">
            <text:p>0.826309714858015</text:p>
          </table:table-cell>
        </table:table-row>
        <table:table-row table:style-name="ro1">
          <table:table-cell table:number-columns-repeated="18"/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formula="of:=VLOOKUP([.S432];[.$A$3:.$H$39];8;TRUE())" office:value-type="float" office:value="0.984346386866864" calcext:value-type="float">
            <text:p>0.984346386866864</text:p>
          </table:table-cell>
          <table:table-cell table:formula="of:=VLOOKUP([.T432];[.$K$3:.$Q$21];7;TRUE())" office:value-type="float" office:value="0.826574451594016" calcext:value-type="float">
            <text:p>0.826574451594016</text:p>
          </table:table-cell>
          <table:table-cell table:formula="of:=[.U432]*[.V432]" office:value-type="float" office:value="0.813635574903029" calcext:value-type="float">
            <text:p>0.813635574903029</text:p>
          </table:table-cell>
        </table:table-row>
        <table:table-row table:style-name="ro1">
          <table:table-cell table:number-columns-repeated="18"/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formula="of:=VLOOKUP([.S433];[.$A$3:.$H$39];8;TRUE())" office:value-type="float" office:value="0.961476201606161" calcext:value-type="float">
            <text:p>0.961476201606161</text:p>
          </table:table-cell>
          <table:table-cell table:formula="of:=VLOOKUP([.T433];[.$K$3:.$Q$21];7;TRUE())" office:value-type="float" office:value="0.826574451594016" calcext:value-type="float">
            <text:p>0.826574451594016</text:p>
          </table:table-cell>
          <table:table-cell table:formula="of:=[.U433]*[.V433]" office:value-type="float" office:value="0.794731664063311" calcext:value-type="float">
            <text:p>0.794731664063311</text:p>
          </table:table-cell>
        </table:table-row>
        <table:table-row table:style-name="ro1">
          <table:table-cell table:number-columns-repeated="18"/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formula="of:=VLOOKUP([.S434];[.$A$3:.$H$39];8;TRUE())" office:value-type="float" office:value="0.931286671077667" calcext:value-type="float">
            <text:p>0.931286671077667</text:p>
          </table:table-cell>
          <table:table-cell table:formula="of:=VLOOKUP([.T434];[.$K$3:.$Q$21];7;TRUE())" office:value-type="float" office:value="0.826574451594016" calcext:value-type="float">
            <text:p>0.826574451594016</text:p>
          </table:table-cell>
          <table:table-cell table:formula="of:=[.U434]*[.V434]" office:value-type="float" office:value="0.769777769422839" calcext:value-type="float">
            <text:p>0.769777769422839</text:p>
          </table:table-cell>
        </table:table-row>
        <table:table-row table:style-name="ro1">
          <table:table-cell table:number-columns-repeated="18"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formula="of:=VLOOKUP([.S435];[.$A$3:.$H$39];8;TRUE())" office:value-type="float" office:value="0.893976235524736" calcext:value-type="float">
            <text:p>0.893976235524736</text:p>
          </table:table-cell>
          <table:table-cell table:formula="of:=VLOOKUP([.T435];[.$K$3:.$Q$21];7;TRUE())" office:value-type="float" office:value="0.826574451594016" calcext:value-type="float">
            <text:p>0.826574451594016</text:p>
          </table:table-cell>
          <table:table-cell table:formula="of:=[.U435]*[.V435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formula="of:=VLOOKUP([.S436];[.$A$3:.$H$39];8;TRUE())" office:value-type="float" office:value="0.857410283950684" calcext:value-type="float">
            <text:p>0.857410283950684</text:p>
          </table:table-cell>
          <table:table-cell table:formula="of:=VLOOKUP([.T436];[.$K$3:.$Q$21];7;TRUE())" office:value-type="float" office:value="0.826574451594016" calcext:value-type="float">
            <text:p>0.826574451594016</text:p>
          </table:table-cell>
          <table:table-cell table:formula="of:=[.U436]*[.V436]" office:value-type="float" office:value="0.708713435247606" calcext:value-type="float">
            <text:p>0.708713435247606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formula="of:=VLOOKUP([.S437];[.$A$3:.$H$39];8;TRUE())" office:value-type="float" office:value="0.799343700764289" calcext:value-type="float">
            <text:p>0.799343700764289</text:p>
          </table:table-cell>
          <table:table-cell table:formula="of:=VLOOKUP([.T437];[.$K$3:.$Q$21];7;TRUE())" office:value-type="float" office:value="0.826574451594016" calcext:value-type="float">
            <text:p>0.826574451594016</text:p>
          </table:table-cell>
          <table:table-cell table:formula="of:=[.U437]*[.V437]" office:value-type="float" office:value="0.660717081094373" calcext:value-type="float">
            <text:p>0.660717081094373</text:p>
          </table:table-cell>
        </table:table-row>
        <table:table-row table:style-name="ro1">
          <table:table-cell table:number-columns-repeated="18"/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formula="of:=VLOOKUP([.S438];[.$A$3:.$H$39];8;TRUE())" office:value-type="float" office:value="0.893976235524736" calcext:value-type="float">
            <text:p>0.893976235524736</text:p>
          </table:table-cell>
          <table:table-cell table:formula="of:=VLOOKUP([.T438];[.$K$3:.$Q$21];7;TRUE())" office:value-type="float" office:value="0.826574451594016" calcext:value-type="float">
            <text:p>0.826574451594016</text:p>
          </table:table-cell>
          <table:table-cell table:formula="of:=[.U438]*[.V438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table:number-columns-repeated="2" office:value-type="float" office:value="55" calcext:value-type="float">
            <text:p>55</text:p>
          </table:table-cell>
          <table:table-cell table:formula="of:=VLOOKUP([.S439];[.$A$3:.$H$39];8;TRUE())" office:value-type="float" office:value="0.893976235524736" calcext:value-type="float">
            <text:p>0.893976235524736</text:p>
          </table:table-cell>
          <table:table-cell table:formula="of:=VLOOKUP([.T439];[.$K$3:.$Q$21];7;TRUE())" office:value-type="float" office:value="0.826574451594016" calcext:value-type="float">
            <text:p>0.826574451594016</text:p>
          </table:table-cell>
          <table:table-cell table:formula="of:=[.U439]*[.V439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formula="of:=VLOOKUP([.S440];[.$A$3:.$H$39];8;TRUE())" office:value-type="float" office:value="0.893976235524736" calcext:value-type="float">
            <text:p>0.893976235524736</text:p>
          </table:table-cell>
          <table:table-cell table:formula="of:=VLOOKUP([.T440];[.$K$3:.$Q$21];7;TRUE())" office:value-type="float" office:value="0.826574451594016" calcext:value-type="float">
            <text:p>0.826574451594016</text:p>
          </table:table-cell>
          <table:table-cell table:formula="of:=[.U440]*[.V440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formula="of:=VLOOKUP([.S441];[.$A$3:.$H$39];8;TRUE())" office:value-type="float" office:value="0.893976235524736" calcext:value-type="float">
            <text:p>0.893976235524736</text:p>
          </table:table-cell>
          <table:table-cell table:formula="of:=VLOOKUP([.T441];[.$K$3:.$Q$21];7;TRUE())" office:value-type="float" office:value="0.826574451594016" calcext:value-type="float">
            <text:p>0.826574451594016</text:p>
          </table:table-cell>
          <table:table-cell table:formula="of:=[.U441]*[.V441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formula="of:=VLOOKUP([.S442];[.$A$3:.$H$39];8;TRUE())" office:value-type="float" office:value="0.893976235524736" calcext:value-type="float">
            <text:p>0.893976235524736</text:p>
          </table:table-cell>
          <table:table-cell table:formula="of:=VLOOKUP([.T442];[.$K$3:.$Q$21];7;TRUE())" office:value-type="float" office:value="0.826574451594016" calcext:value-type="float">
            <text:p>0.826574451594016</text:p>
          </table:table-cell>
          <table:table-cell table:formula="of:=[.U442]*[.V442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formula="of:=VLOOKUP([.S443];[.$A$3:.$H$39];8;TRUE())" office:value-type="float" office:value="0.893976235524736" calcext:value-type="float">
            <text:p>0.893976235524736</text:p>
          </table:table-cell>
          <table:table-cell table:formula="of:=VLOOKUP([.T443];[.$K$3:.$Q$21];7;TRUE())" office:value-type="float" office:value="0.826574451594016" calcext:value-type="float">
            <text:p>0.826574451594016</text:p>
          </table:table-cell>
          <table:table-cell table:formula="of:=[.U443]*[.V443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formula="of:=VLOOKUP([.S444];[.$A$3:.$H$39];8;TRUE())" office:value-type="float" office:value="0.857410283950684" calcext:value-type="float">
            <text:p>0.857410283950684</text:p>
          </table:table-cell>
          <table:table-cell table:formula="of:=VLOOKUP([.T444];[.$K$3:.$Q$21];7;TRUE())" office:value-type="float" office:value="0.826574451594016" calcext:value-type="float">
            <text:p>0.826574451594016</text:p>
          </table:table-cell>
          <table:table-cell table:formula="of:=[.U444]*[.V444]" office:value-type="float" office:value="0.708713435247606" calcext:value-type="float">
            <text:p>0.708713435247606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formula="of:=VLOOKUP([.S445];[.$A$3:.$H$39];8;TRUE())" office:value-type="float" office:value="0.799343700764289" calcext:value-type="float">
            <text:p>0.799343700764289</text:p>
          </table:table-cell>
          <table:table-cell table:formula="of:=VLOOKUP([.T445];[.$K$3:.$Q$21];7;TRUE())" office:value-type="float" office:value="0.826574451594016" calcext:value-type="float">
            <text:p>0.826574451594016</text:p>
          </table:table-cell>
          <table:table-cell table:formula="of:=[.U445]*[.V445]" office:value-type="float" office:value="0.660717081094373" calcext:value-type="float">
            <text:p>0.660717081094373</text:p>
          </table:table-cell>
        </table:table-row>
        <table:table-row table:style-name="ro1">
          <table:table-cell table:number-columns-repeated="18"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table:formula="of:=VLOOKUP([.S446];[.$A$3:.$H$39];8;TRUE())" office:value-type="float" office:value="0.165110412466438" calcext:value-type="float">
            <text:p>0.165110412466438</text:p>
          </table:table-cell>
          <table:table-cell table:formula="of:=VLOOKUP([.T446];[.$K$3:.$Q$21];7;TRUE())" office:value-type="float" office:value="0.826574451594016" calcext:value-type="float">
            <text:p>0.826574451594016</text:p>
          </table:table-cell>
          <table:table-cell table:formula="of:=[.U446]*[.V446]" office:value-type="float" office:value="0.136476048636908" calcext:value-type="float">
            <text:p>0.136476048636908</text:p>
          </table:table-cell>
        </table:table-row>
        <table:table-row table:style-name="ro1">
          <table:table-cell table:number-columns-repeated="18"/>
          <table:table-cell office:value-type="float" office:value="-90" calcext:value-type="float">
            <text:p>-90</text:p>
          </table:table-cell>
          <table:table-cell office:value-type="float" office:value="60" calcext:value-type="float">
            <text:p>60</text:p>
          </table:table-cell>
          <table:table-cell table:formula="of:=VLOOKUP([.S447];[.$A$3:.$H$39];8;TRUE())" office:value-type="float" office:value="0.0346010697214856" calcext:value-type="float">
            <text:p>0.034601069721486</text:p>
          </table:table-cell>
          <table:table-cell table:formula="of:=VLOOKUP([.T447];[.$K$3:.$Q$21];7;TRUE())" office:value-type="float" office:value="0.826574451594016" calcext:value-type="float">
            <text:p>0.826574451594016</text:p>
          </table:table-cell>
          <table:table-cell table:formula="of:=[.U447]*[.V447]" office:value-type="float" office:value="0.0286003602296032" calcext:value-type="float">
            <text:p>0.028600360229603</text:p>
          </table:table-cell>
        </table:table-row>
        <table:table-row table:style-name="ro1">
          <table:table-cell table:number-columns-repeated="18"/>
          <table:table-cell office:value-type="float" office:value="-85" calcext:value-type="float">
            <text:p>-85</text:p>
          </table:table-cell>
          <table:table-cell office:value-type="float" office:value="60" calcext:value-type="float">
            <text:p>60</text:p>
          </table:table-cell>
          <table:table-cell table:formula="of:=VLOOKUP([.S448];[.$A$3:.$H$39];8;TRUE())" office:value-type="float" office:value="0.0677074780602786" calcext:value-type="float">
            <text:p>0.067707478060279</text:p>
          </table:table-cell>
          <table:table-cell table:formula="of:=VLOOKUP([.T448];[.$K$3:.$Q$21];7;TRUE())" office:value-type="float" office:value="0.826574451594016" calcext:value-type="float">
            <text:p>0.826574451594016</text:p>
          </table:table-cell>
          <table:table-cell table:formula="of:=[.U448]*[.V448]" office:value-type="float" office:value="0.0559652715464887" calcext:value-type="float">
            <text:p>0.055965271546489</text:p>
          </table:table-cell>
        </table:table-row>
        <table:table-row table:style-name="ro1">
          <table:table-cell table:number-columns-repeated="18"/>
          <table:table-cell office:value-type="float" office:value="-80" calcext:value-type="float">
            <text:p>-80</text:p>
          </table:table-cell>
          <table:table-cell office:value-type="float" office:value="60" calcext:value-type="float">
            <text:p>60</text:p>
          </table:table-cell>
          <table:table-cell table:formula="of:=VLOOKUP([.S449];[.$A$3:.$H$39];8;TRUE())" office:value-type="float" office:value="0.112357067216326" calcext:value-type="float">
            <text:p>0.112357067216326</text:p>
          </table:table-cell>
          <table:table-cell table:formula="of:=VLOOKUP([.T449];[.$K$3:.$Q$21];7;TRUE())" office:value-type="float" office:value="0.826574451594016" calcext:value-type="float">
            <text:p>0.826574451594016</text:p>
          </table:table-cell>
          <table:table-cell table:formula="of:=[.U449]*[.V449]" office:value-type="float" office:value="0.0928714812170469" calcext:value-type="float">
            <text:p>0.092871481217047</text:p>
          </table:table-cell>
        </table:table-row>
        <table:table-row table:style-name="ro1">
          <table:table-cell table:number-columns-repeated="18"/>
          <table:table-cell office:value-type="float" office:value="-75" calcext:value-type="float">
            <text:p>-75</text:p>
          </table:table-cell>
          <table:table-cell office:value-type="float" office:value="60" calcext:value-type="float">
            <text:p>60</text:p>
          </table:table-cell>
          <table:table-cell table:formula="of:=VLOOKUP([.S450];[.$A$3:.$H$39];8;TRUE())" office:value-type="float" office:value="0.161584756739862" calcext:value-type="float">
            <text:p>0.161584756739862</text:p>
          </table:table-cell>
          <table:table-cell table:formula="of:=VLOOKUP([.T450];[.$K$3:.$Q$21];7;TRUE())" office:value-type="float" office:value="0.826574451594016" calcext:value-type="float">
            <text:p>0.826574451594016</text:p>
          </table:table-cell>
          <table:table-cell table:formula="of:=[.U450]*[.V450]" office:value-type="float" office:value="0.133561831688204" calcext:value-type="float">
            <text:p>0.133561831688204</text:p>
          </table:table-cell>
        </table:table-row>
        <table:table-row table:style-name="ro1">
          <table:table-cell table:number-columns-repeated="18"/>
          <table:table-cell office:value-type="float" office:value="-70" calcext:value-type="float">
            <text:p>-70</text:p>
          </table:table-cell>
          <table:table-cell office:value-type="float" office:value="60" calcext:value-type="float">
            <text:p>60</text:p>
          </table:table-cell>
          <table:table-cell table:formula="of:=VLOOKUP([.S451];[.$A$3:.$H$39];8;TRUE())" office:value-type="float" office:value="0.225105399972883" calcext:value-type="float">
            <text:p>0.225105399972883</text:p>
          </table:table-cell>
          <table:table-cell table:formula="of:=VLOOKUP([.T451];[.$K$3:.$Q$21];7;TRUE())" office:value-type="float" office:value="0.826574451594016" calcext:value-type="float">
            <text:p>0.826574451594016</text:p>
          </table:table-cell>
          <table:table-cell table:formula="of:=[.U451]*[.V451]" office:value-type="float" office:value="0.186066372533438" calcext:value-type="float">
            <text:p>0.186066372533438</text:p>
          </table:table-cell>
        </table:table-row>
        <table:table-row table:style-name="ro1">
          <table:table-cell table:number-columns-repeated="18"/>
          <table:table-cell office:value-type="float" office:value="-65" calcext:value-type="float">
            <text:p>-65</text:p>
          </table:table-cell>
          <table:table-cell office:value-type="float" office:value="60" calcext:value-type="float">
            <text:p>60</text:p>
          </table:table-cell>
          <table:table-cell table:formula="of:=VLOOKUP([.S452];[.$A$3:.$H$39];8;TRUE())" office:value-type="float" office:value="0.304403226269396" calcext:value-type="float">
            <text:p>0.304403226269396</text:p>
          </table:table-cell>
          <table:table-cell table:formula="of:=VLOOKUP([.T452];[.$K$3:.$Q$21];7;TRUE())" office:value-type="float" office:value="0.826574451594016" calcext:value-type="float">
            <text:p>0.826574451594016</text:p>
          </table:table-cell>
          <table:table-cell table:formula="of:=[.U452]*[.V452]" office:value-type="float" office:value="0.251611929817075" calcext:value-type="float">
            <text:p>0.251611929817075</text:p>
          </table:table-cell>
        </table:table-row>
        <table:table-row table:style-name="ro1">
          <table:table-cell table:number-columns-repeated="18"/>
          <table:table-cell office:value-type="float" office:value="-60" calcext:value-type="float">
            <text:p>-60</text:p>
          </table:table-cell>
          <table:table-cell office:value-type="float" office:value="60" calcext:value-type="float">
            <text:p>60</text:p>
          </table:table-cell>
          <table:table-cell table:formula="of:=VLOOKUP([.S453];[.$A$3:.$H$39];8;TRUE())" office:value-type="float" office:value="0.386909324610451" calcext:value-type="float">
            <text:p>0.386909324610451</text:p>
          </table:table-cell>
          <table:table-cell table:formula="of:=VLOOKUP([.T453];[.$K$3:.$Q$21];7;TRUE())" office:value-type="float" office:value="0.826574451594016" calcext:value-type="float">
            <text:p>0.826574451594016</text:p>
          </table:table-cell>
          <table:table-cell table:formula="of:=[.U453]*[.V453]" office:value-type="float" office:value="0.319809362806495" calcext:value-type="float">
            <text:p>0.319809362806495</text:p>
          </table:table-cell>
        </table:table-row>
        <table:table-row table:style-name="ro1">
          <table:table-cell table:number-columns-repeated="18"/>
          <table:table-cell office:value-type="float" office:value="-55" calcext:value-type="float">
            <text:p>-55</text:p>
          </table:table-cell>
          <table:table-cell office:value-type="float" office:value="60" calcext:value-type="float">
            <text:p>60</text:p>
          </table:table-cell>
          <table:table-cell table:formula="of:=VLOOKUP([.S454];[.$A$3:.$H$39];8;TRUE())" office:value-type="float" office:value="0.466576591963033" calcext:value-type="float">
            <text:p>0.466576591963033</text:p>
          </table:table-cell>
          <table:table-cell table:formula="of:=VLOOKUP([.T454];[.$K$3:.$Q$21];7;TRUE())" office:value-type="float" office:value="0.826574451594016" calcext:value-type="float">
            <text:p>0.826574451594016</text:p>
          </table:table-cell>
          <table:table-cell table:formula="of:=[.U454]*[.V454]" office:value-type="float" office:value="0.385660290628449" calcext:value-type="float">
            <text:p>0.385660290628449</text:p>
          </table:table-cell>
        </table:table-row>
        <table:table-row table:style-name="ro1">
          <table:table-cell table:number-columns-repeated="18"/>
          <table:table-cell office:value-type="float" office:value="-50" calcext:value-type="float">
            <text:p>-50</text:p>
          </table:table-cell>
          <table:table-cell office:value-type="float" office:value="60" calcext:value-type="float">
            <text:p>60</text:p>
          </table:table-cell>
          <table:table-cell table:formula="of:=VLOOKUP([.S455];[.$A$3:.$H$39];8;TRUE())" office:value-type="float" office:value="0.550290714741635" calcext:value-type="float">
            <text:p>0.550290714741635</text:p>
          </table:table-cell>
          <table:table-cell table:formula="of:=VLOOKUP([.T455];[.$K$3:.$Q$21];7;TRUE())" office:value-type="float" office:value="0.826574451594016" calcext:value-type="float">
            <text:p>0.826574451594016</text:p>
          </table:table-cell>
          <table:table-cell table:formula="of:=[.U455]*[.V455]" office:value-type="float" office:value="0.454856245754847" calcext:value-type="float">
            <text:p>0.454856245754847</text:p>
          </table:table-cell>
        </table:table-row>
        <table:table-row table:style-name="ro1">
          <table:table-cell table:number-columns-repeated="18"/>
          <table:table-cell office:value-type="float" office:value="-85" calcext:value-type="float">
            <text:p>-85</text:p>
          </table:table-cell>
          <table:table-cell office:value-type="float" office:value="60" calcext:value-type="float">
            <text:p>60</text:p>
          </table:table-cell>
          <table:table-cell table:formula="of:=VLOOKUP([.S456];[.$A$3:.$H$39];8;TRUE())" office:value-type="float" office:value="0.0677074780602786" calcext:value-type="float">
            <text:p>0.067707478060279</text:p>
          </table:table-cell>
          <table:table-cell table:formula="of:=VLOOKUP([.T456];[.$K$3:.$Q$21];7;TRUE())" office:value-type="float" office:value="0.826574451594016" calcext:value-type="float">
            <text:p>0.826574451594016</text:p>
          </table:table-cell>
          <table:table-cell table:formula="of:=[.U456]*[.V456]" office:value-type="float" office:value="0.0559652715464887" calcext:value-type="float">
            <text:p>0.055965271546489</text:p>
          </table:table-cell>
        </table:table-row>
        <table:table-row table:style-name="ro1">
          <table:table-cell table:number-columns-repeated="18"/>
          <table:table-cell office:value-type="float" office:value="-80" calcext:value-type="float">
            <text:p>-80</text:p>
          </table:table-cell>
          <table:table-cell office:value-type="float" office:value="60" calcext:value-type="float">
            <text:p>60</text:p>
          </table:table-cell>
          <table:table-cell table:formula="of:=VLOOKUP([.S457];[.$A$3:.$H$39];8;TRUE())" office:value-type="float" office:value="0.112357067216326" calcext:value-type="float">
            <text:p>0.112357067216326</text:p>
          </table:table-cell>
          <table:table-cell table:formula="of:=VLOOKUP([.T457];[.$K$3:.$Q$21];7;TRUE())" office:value-type="float" office:value="0.826574451594016" calcext:value-type="float">
            <text:p>0.826574451594016</text:p>
          </table:table-cell>
          <table:table-cell table:formula="of:=[.U457]*[.V457]" office:value-type="float" office:value="0.0928714812170469" calcext:value-type="float">
            <text:p>0.092871481217047</text:p>
          </table:table-cell>
        </table:table-row>
        <table:table-row table:style-name="ro1">
          <table:table-cell table:number-columns-repeated="18"/>
          <table:table-cell office:value-type="float" office:value="-35" calcext:value-type="float">
            <text:p>-35</text:p>
          </table:table-cell>
          <table:table-cell office:value-type="float" office:value="60" calcext:value-type="float">
            <text:p>60</text:p>
          </table:table-cell>
          <table:table-cell table:formula="of:=VLOOKUP([.S458];[.$A$3:.$H$39];8;TRUE())" office:value-type="float" office:value="0.818999380549014" calcext:value-type="float">
            <text:p>0.818999380549014</text:p>
          </table:table-cell>
          <table:table-cell table:formula="of:=VLOOKUP([.T458];[.$K$3:.$Q$21];7;TRUE())" office:value-type="float" office:value="0.826574451594016" calcext:value-type="float">
            <text:p>0.826574451594016</text:p>
          </table:table-cell>
          <table:table-cell table:formula="of:=[.U458]*[.V458]" office:value-type="float" office:value="0.67696396383314" calcext:value-type="float">
            <text:p>0.67696396383314</text:p>
          </table:table-cell>
        </table:table-row>
        <table:table-row table:style-name="ro1">
          <table:table-cell table:number-columns-repeated="18"/>
          <table:table-cell office:value-type="float" office:value="-30" calcext:value-type="float">
            <text:p>-30</text:p>
          </table:table-cell>
          <table:table-cell office:value-type="float" office:value="60" calcext:value-type="float">
            <text:p>60</text:p>
          </table:table-cell>
          <table:table-cell table:formula="of:=VLOOKUP([.S459];[.$A$3:.$H$39];8;TRUE())" office:value-type="float" office:value="0.800745484766012" calcext:value-type="float">
            <text:p>0.800745484766012</text:p>
          </table:table-cell>
          <table:table-cell table:formula="of:=VLOOKUP([.T459];[.$K$3:.$Q$21];7;TRUE())" office:value-type="float" office:value="0.826574451594016" calcext:value-type="float">
            <text:p>0.826574451594016</text:p>
          </table:table-cell>
          <table:table-cell table:formula="of:=[.U459]*[.V459]" office:value-type="float" office:value="0.661875759936851" calcext:value-type="float">
            <text:p>0.661875759936851</text:p>
          </table:table-cell>
        </table:table-row>
        <table:table-row table:style-name="ro1">
          <table:table-cell table:number-columns-repeated="18"/>
          <table:table-cell office:value-type="float" office:value="-25" calcext:value-type="float">
            <text:p>-25</text:p>
          </table:table-cell>
          <table:table-cell office:value-type="float" office:value="60" calcext:value-type="float">
            <text:p>60</text:p>
          </table:table-cell>
          <table:table-cell table:formula="of:=VLOOKUP([.S460];[.$A$3:.$H$39];8;TRUE())" office:value-type="float" office:value="0.851158951954114" calcext:value-type="float">
            <text:p>0.851158951954114</text:p>
          </table:table-cell>
          <table:table-cell table:formula="of:=VLOOKUP([.T460];[.$K$3:.$Q$21];7;TRUE())" office:value-type="float" office:value="0.826574451594016" calcext:value-type="float">
            <text:p>0.826574451594016</text:p>
          </table:table-cell>
          <table:table-cell table:formula="of:=[.U460]*[.V460]" office:value-type="float" office:value="0.703546243930809" calcext:value-type="float">
            <text:p>0.703546243930809</text:p>
          </table:table-cell>
        </table:table-row>
        <table:table-row table:style-name="ro1">
          <table:table-cell table:number-columns-repeated="18"/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table:formula="of:=VLOOKUP([.S461];[.$A$3:.$H$39];8;TRUE())" office:value-type="float" office:value="0.895040298713808" calcext:value-type="float">
            <text:p>0.895040298713808</text:p>
          </table:table-cell>
          <table:table-cell table:formula="of:=VLOOKUP([.T461];[.$K$3:.$Q$21];7;TRUE())" office:value-type="float" office:value="0.826574451594016" calcext:value-type="float">
            <text:p>0.826574451594016</text:p>
          </table:table-cell>
          <table:table-cell table:formula="of:=[.U461]*[.V461]" office:value-type="float" office:value="0.73981744406391" calcext:value-type="float">
            <text:p>0.73981744406391</text:p>
          </table:table-cell>
        </table:table-row>
        <table:table-row table:style-name="ro1">
          <table:table-cell table:number-columns-repeated="18"/>
          <table:table-cell office:value-type="float" office:value="-15" calcext:value-type="float">
            <text:p>-15</text:p>
          </table:table-cell>
          <table:table-cell office:value-type="float" office:value="60" calcext:value-type="float">
            <text:p>60</text:p>
          </table:table-cell>
          <table:table-cell table:formula="of:=VLOOKUP([.S462];[.$A$3:.$H$39];8;TRUE())" office:value-type="float" office:value="0.932133741343311" calcext:value-type="float">
            <text:p>0.932133741343311</text:p>
          </table:table-cell>
          <table:table-cell table:formula="of:=VLOOKUP([.T462];[.$K$3:.$Q$21];7;TRUE())" office:value-type="float" office:value="0.826574451594016" calcext:value-type="float">
            <text:p>0.826574451594016</text:p>
          </table:table-cell>
          <table:table-cell table:formula="of:=[.U462]*[.V462]" office:value-type="float" office:value="0.770477936063126" calcext:value-type="float">
            <text:p>0.770477936063126</text:p>
          </table:table-cell>
        </table:table-row>
        <table:table-row table:style-name="ro1">
          <table:table-cell table:number-columns-repeated="18"/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 table:formula="of:=VLOOKUP([.S463];[.$A$3:.$H$39];8;TRUE())" office:value-type="float" office:value="0.962152026281059" calcext:value-type="float">
            <text:p>0.962152026281059</text:p>
          </table:table-cell>
          <table:table-cell table:formula="of:=VLOOKUP([.T463];[.$K$3:.$Q$21];7;TRUE())" office:value-type="float" office:value="0.826574451594016" calcext:value-type="float">
            <text:p>0.826574451594016</text:p>
          </table:table-cell>
          <table:table-cell table:formula="of:=[.U463]*[.V463]" office:value-type="float" office:value="0.795290283473338" calcext:value-type="float">
            <text:p>0.795290283473338</text:p>
          </table:table-cell>
        </table:table-row>
        <table:table-row table:style-name="ro1">
          <table:table-cell table:number-columns-repeated="18"/>
          <table:table-cell office:value-type="float" office:value="-5" calcext:value-type="float">
            <text:p>-5</text:p>
          </table:table-cell>
          <table:table-cell office:value-type="float" office:value="60" calcext:value-type="float">
            <text:p>60</text:p>
          </table:table-cell>
          <table:table-cell table:formula="of:=VLOOKUP([.S464];[.$A$3:.$H$39];8;TRUE())" office:value-type="float" office:value="0.9848199370654" calcext:value-type="float">
            <text:p>0.9848199370654</text:p>
          </table:table-cell>
          <table:table-cell table:formula="of:=VLOOKUP([.T464];[.$K$3:.$Q$21];7;TRUE())" office:value-type="float" office:value="0.826574451594016" calcext:value-type="float">
            <text:p>0.826574451594016</text:p>
          </table:table-cell>
          <table:table-cell table:formula="of:=[.U464]*[.V464]" office:value-type="float" office:value="0.814026999398687" calcext:value-type="float">
            <text:p>0.814026999398687</text:p>
          </table:table-cell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VLOOKUP([.S465];[.$A$3:.$H$39];8;TRUE())" office:value-type="float" office:value="1" calcext:value-type="float">
            <text:p>1</text:p>
          </table:table-cell>
          <table:table-cell table:formula="of:=VLOOKUP([.T465];[.$K$3:.$Q$21];7;TRUE())" office:value-type="float" office:value="0.826574451594016" calcext:value-type="float">
            <text:p>0.826574451594016</text:p>
          </table:table-cell>
          <table:table-cell table:formula="of:=[.U465]*[.V465]" office:value-type="float" office:value="0.826574451594016" calcext:value-type="float">
            <text:p>0.826574451594016</text:p>
          </table:table-cell>
        </table:table-row>
        <table:table-row table:style-name="ro1">
          <table:table-cell table:number-columns-repeated="18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formula="of:=VLOOKUP([.S466];[.$A$3:.$H$39];8;TRUE())" office:value-type="float" office:value="1.00754566404742" calcext:value-type="float">
            <text:p>1.00754566404742</text:p>
          </table:table-cell>
          <table:table-cell table:formula="of:=VLOOKUP([.T466];[.$K$3:.$Q$21];7;TRUE())" office:value-type="float" office:value="0.826574451594016" calcext:value-type="float">
            <text:p>0.826574451594016</text:p>
          </table:table-cell>
          <table:table-cell table:formula="of:=[.U466]*[.V466]" office:value-type="float" office:value="0.832811504715928" calcext:value-type="float">
            <text:p>0.832811504715928</text:p>
          </table:table-cell>
        </table:table-row>
        <table:table-row table:style-name="ro1">
          <table:table-cell table:number-columns-repeated="18"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formula="of:=VLOOKUP([.S467];[.$A$3:.$H$39];8;TRUE())" office:value-type="float" office:value="1.00744692694194" calcext:value-type="float">
            <text:p>1.00744692694194</text:p>
          </table:table-cell>
          <table:table-cell table:formula="of:=VLOOKUP([.T467];[.$K$3:.$Q$21];7;TRUE())" office:value-type="float" office:value="0.826574451594016" calcext:value-type="float">
            <text:p>0.826574451594016</text:p>
          </table:table-cell>
          <table:table-cell table:formula="of:=[.U467]*[.V467]" office:value-type="float" office:value="0.832729891147111" calcext:value-type="float">
            <text:p>0.832729891147111</text:p>
          </table:table-cell>
        </table:table-row>
        <table:table-row table:style-name="ro1">
          <table:table-cell table:number-columns-repeated="18"/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formula="of:=VLOOKUP([.S468];[.$A$3:.$H$39];8;TRUE())" office:value-type="float" office:value="0.999679718220796" calcext:value-type="float">
            <text:p>0.999679718220796</text:p>
          </table:table-cell>
          <table:table-cell table:formula="of:=VLOOKUP([.T468];[.$K$3:.$Q$21];7;TRUE())" office:value-type="float" office:value="0.826574451594016" calcext:value-type="float">
            <text:p>0.826574451594016</text:p>
          </table:table-cell>
          <table:table-cell table:formula="of:=[.U468]*[.V468]" office:value-type="float" office:value="0.826309714858015" calcext:value-type="float">
            <text:p>0.826309714858015</text:p>
          </table:table-cell>
        </table:table-row>
        <table:table-row table:style-name="ro1">
          <table:table-cell table:number-columns-repeated="18"/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formula="of:=VLOOKUP([.S469];[.$A$3:.$H$39];8;TRUE())" office:value-type="float" office:value="0.984346386866864" calcext:value-type="float">
            <text:p>0.984346386866864</text:p>
          </table:table-cell>
          <table:table-cell table:formula="of:=VLOOKUP([.T469];[.$K$3:.$Q$21];7;TRUE())" office:value-type="float" office:value="0.826574451594016" calcext:value-type="float">
            <text:p>0.826574451594016</text:p>
          </table:table-cell>
          <table:table-cell table:formula="of:=[.U469]*[.V469]" office:value-type="float" office:value="0.813635574903029" calcext:value-type="float">
            <text:p>0.813635574903029</text:p>
          </table:table-cell>
        </table:table-row>
        <table:table-row table:style-name="ro1">
          <table:table-cell table:number-columns-repeated="18"/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formula="of:=VLOOKUP([.S470];[.$A$3:.$H$39];8;TRUE())" office:value-type="float" office:value="0.961476201606161" calcext:value-type="float">
            <text:p>0.961476201606161</text:p>
          </table:table-cell>
          <table:table-cell table:formula="of:=VLOOKUP([.T470];[.$K$3:.$Q$21];7;TRUE())" office:value-type="float" office:value="0.826574451594016" calcext:value-type="float">
            <text:p>0.826574451594016</text:p>
          </table:table-cell>
          <table:table-cell table:formula="of:=[.U470]*[.V470]" office:value-type="float" office:value="0.794731664063311" calcext:value-type="float">
            <text:p>0.794731664063311</text:p>
          </table:table-cell>
        </table:table-row>
        <table:table-row table:style-name="ro1">
          <table:table-cell table:number-columns-repeated="18"/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formula="of:=VLOOKUP([.S471];[.$A$3:.$H$39];8;TRUE())" office:value-type="float" office:value="0.931286671077667" calcext:value-type="float">
            <text:p>0.931286671077667</text:p>
          </table:table-cell>
          <table:table-cell table:formula="of:=VLOOKUP([.T471];[.$K$3:.$Q$21];7;TRUE())" office:value-type="float" office:value="0.826574451594016" calcext:value-type="float">
            <text:p>0.826574451594016</text:p>
          </table:table-cell>
          <table:table-cell table:formula="of:=[.U471]*[.V471]" office:value-type="float" office:value="0.769777769422839" calcext:value-type="float">
            <text:p>0.769777769422839</text:p>
          </table:table-cell>
        </table:table-row>
        <table:table-row table:style-name="ro1">
          <table:table-cell table:number-columns-repeated="18"/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formula="of:=VLOOKUP([.S472];[.$A$3:.$H$39];8;TRUE())" office:value-type="float" office:value="0.893976235524736" calcext:value-type="float">
            <text:p>0.893976235524736</text:p>
          </table:table-cell>
          <table:table-cell table:formula="of:=VLOOKUP([.T472];[.$K$3:.$Q$21];7;TRUE())" office:value-type="float" office:value="0.826574451594016" calcext:value-type="float">
            <text:p>0.826574451594016</text:p>
          </table:table-cell>
          <table:table-cell table:formula="of:=[.U472]*[.V472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formula="of:=VLOOKUP([.S473];[.$A$3:.$H$39];8;TRUE())" office:value-type="float" office:value="0.857410283950684" calcext:value-type="float">
            <text:p>0.857410283950684</text:p>
          </table:table-cell>
          <table:table-cell table:formula="of:=VLOOKUP([.T473];[.$K$3:.$Q$21];7;TRUE())" office:value-type="float" office:value="0.826574451594016" calcext:value-type="float">
            <text:p>0.826574451594016</text:p>
          </table:table-cell>
          <table:table-cell table:formula="of:=[.U473]*[.V473]" office:value-type="float" office:value="0.708713435247606" calcext:value-type="float">
            <text:p>0.708713435247606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formula="of:=VLOOKUP([.S474];[.$A$3:.$H$39];8;TRUE())" office:value-type="float" office:value="0.799343700764289" calcext:value-type="float">
            <text:p>0.799343700764289</text:p>
          </table:table-cell>
          <table:table-cell table:formula="of:=VLOOKUP([.T474];[.$K$3:.$Q$21];7;TRUE())" office:value-type="float" office:value="0.826574451594016" calcext:value-type="float">
            <text:p>0.826574451594016</text:p>
          </table:table-cell>
          <table:table-cell table:formula="of:=[.U474]*[.V474]" office:value-type="float" office:value="0.660717081094373" calcext:value-type="float">
            <text:p>0.660717081094373</text:p>
          </table:table-cell>
        </table:table-row>
        <table:table-row table:style-name="ro1">
          <table:table-cell table:number-columns-repeated="18"/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VLOOKUP([.S475];[.$A$3:.$H$39];8;TRUE())" office:value-type="float" office:value="0.893976235524736" calcext:value-type="float">
            <text:p>0.893976235524736</text:p>
          </table:table-cell>
          <table:table-cell table:formula="of:=VLOOKUP([.T475];[.$K$3:.$Q$21];7;TRUE())" office:value-type="float" office:value="0.826574451594016" calcext:value-type="float">
            <text:p>0.826574451594016</text:p>
          </table:table-cell>
          <table:table-cell table:formula="of:=[.U475]*[.V475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VLOOKUP([.S476];[.$A$3:.$H$39];8;TRUE())" office:value-type="float" office:value="0.893976235524736" calcext:value-type="float">
            <text:p>0.893976235524736</text:p>
          </table:table-cell>
          <table:table-cell table:formula="of:=VLOOKUP([.T476];[.$K$3:.$Q$21];7;TRUE())" office:value-type="float" office:value="0.826574451594016" calcext:value-type="float">
            <text:p>0.826574451594016</text:p>
          </table:table-cell>
          <table:table-cell table:formula="of:=[.U476]*[.V476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table:number-columns-repeated="2" office:value-type="float" office:value="60" calcext:value-type="float">
            <text:p>60</text:p>
          </table:table-cell>
          <table:table-cell table:formula="of:=VLOOKUP([.S477];[.$A$3:.$H$39];8;TRUE())" office:value-type="float" office:value="0.893976235524736" calcext:value-type="float">
            <text:p>0.893976235524736</text:p>
          </table:table-cell>
          <table:table-cell table:formula="of:=VLOOKUP([.T477];[.$K$3:.$Q$21];7;TRUE())" office:value-type="float" office:value="0.826574451594016" calcext:value-type="float">
            <text:p>0.826574451594016</text:p>
          </table:table-cell>
          <table:table-cell table:formula="of:=[.U477]*[.V477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formula="of:=VLOOKUP([.S478];[.$A$3:.$H$39];8;TRUE())" office:value-type="float" office:value="0.893976235524736" calcext:value-type="float">
            <text:p>0.893976235524736</text:p>
          </table:table-cell>
          <table:table-cell table:formula="of:=VLOOKUP([.T478];[.$K$3:.$Q$21];7;TRUE())" office:value-type="float" office:value="0.826574451594016" calcext:value-type="float">
            <text:p>0.826574451594016</text:p>
          </table:table-cell>
          <table:table-cell table:formula="of:=[.U478]*[.V478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formula="of:=VLOOKUP([.S479];[.$A$3:.$H$39];8;TRUE())" office:value-type="float" office:value="0.893976235524736" calcext:value-type="float">
            <text:p>0.893976235524736</text:p>
          </table:table-cell>
          <table:table-cell table:formula="of:=VLOOKUP([.T479];[.$K$3:.$Q$21];7;TRUE())" office:value-type="float" office:value="0.826574451594016" calcext:value-type="float">
            <text:p>0.826574451594016</text:p>
          </table:table-cell>
          <table:table-cell table:formula="of:=[.U479]*[.V479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formula="of:=VLOOKUP([.S480];[.$A$3:.$H$39];8;TRUE())" office:value-type="float" office:value="0.893976235524736" calcext:value-type="float">
            <text:p>0.893976235524736</text:p>
          </table:table-cell>
          <table:table-cell table:formula="of:=VLOOKUP([.T480];[.$K$3:.$Q$21];7;TRUE())" office:value-type="float" office:value="0.826574451594016" calcext:value-type="float">
            <text:p>0.826574451594016</text:p>
          </table:table-cell>
          <table:table-cell table:formula="of:=[.U480]*[.V480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formula="of:=VLOOKUP([.S481];[.$A$3:.$H$39];8;TRUE())" office:value-type="float" office:value="0.857410283950684" calcext:value-type="float">
            <text:p>0.857410283950684</text:p>
          </table:table-cell>
          <table:table-cell table:formula="of:=VLOOKUP([.T481];[.$K$3:.$Q$21];7;TRUE())" office:value-type="float" office:value="0.826574451594016" calcext:value-type="float">
            <text:p>0.826574451594016</text:p>
          </table:table-cell>
          <table:table-cell table:formula="of:=[.U481]*[.V481]" office:value-type="float" office:value="0.708713435247606" calcext:value-type="float">
            <text:p>0.708713435247606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formula="of:=VLOOKUP([.S482];[.$A$3:.$H$39];8;TRUE())" office:value-type="float" office:value="0.799343700764289" calcext:value-type="float">
            <text:p>0.799343700764289</text:p>
          </table:table-cell>
          <table:table-cell table:formula="of:=VLOOKUP([.T482];[.$K$3:.$Q$21];7;TRUE())" office:value-type="float" office:value="0.826574451594016" calcext:value-type="float">
            <text:p>0.826574451594016</text:p>
          </table:table-cell>
          <table:table-cell table:formula="of:=[.U482]*[.V482]" office:value-type="float" office:value="0.660717081094373" calcext:value-type="float">
            <text:p>0.660717081094373</text:p>
          </table:table-cell>
        </table:table-row>
        <table:table-row table:style-name="ro1">
          <table:table-cell table:number-columns-repeated="18"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formula="of:=VLOOKUP([.S483];[.$A$3:.$H$39];8;TRUE())" office:value-type="float" office:value="0.165110412466438" calcext:value-type="float">
            <text:p>0.165110412466438</text:p>
          </table:table-cell>
          <table:table-cell table:formula="of:=VLOOKUP([.T483];[.$K$3:.$Q$21];7;TRUE())" office:value-type="float" office:value="0.826574451594016" calcext:value-type="float">
            <text:p>0.826574451594016</text:p>
          </table:table-cell>
          <table:table-cell table:formula="of:=[.U483]*[.V483]" office:value-type="float" office:value="0.136476048636908" calcext:value-type="float">
            <text:p>0.136476048636908</text:p>
          </table:table-cell>
        </table:table-row>
        <table:table-row table:style-name="ro1">
          <table:table-cell table:number-columns-repeated="18"/>
          <table:table-cell office:value-type="float" office:value="-90" calcext:value-type="float">
            <text:p>-90</text:p>
          </table:table-cell>
          <table:table-cell office:value-type="float" office:value="65" calcext:value-type="float">
            <text:p>65</text:p>
          </table:table-cell>
          <table:table-cell table:formula="of:=VLOOKUP([.S484];[.$A$3:.$H$39];8;TRUE())" office:value-type="float" office:value="0.0346010697214856" calcext:value-type="float">
            <text:p>0.034601069721486</text:p>
          </table:table-cell>
          <table:table-cell table:formula="of:=VLOOKUP([.T484];[.$K$3:.$Q$21];7;TRUE())" office:value-type="float" office:value="0.826574451594016" calcext:value-type="float">
            <text:p>0.826574451594016</text:p>
          </table:table-cell>
          <table:table-cell table:formula="of:=[.U484]*[.V484]" office:value-type="float" office:value="0.0286003602296032" calcext:value-type="float">
            <text:p>0.028600360229603</text:p>
          </table:table-cell>
        </table:table-row>
        <table:table-row table:style-name="ro1">
          <table:table-cell table:number-columns-repeated="18"/>
          <table:table-cell office:value-type="float" office:value="-85" calcext:value-type="float">
            <text:p>-85</text:p>
          </table:table-cell>
          <table:table-cell office:value-type="float" office:value="65" calcext:value-type="float">
            <text:p>65</text:p>
          </table:table-cell>
          <table:table-cell table:formula="of:=VLOOKUP([.S485];[.$A$3:.$H$39];8;TRUE())" office:value-type="float" office:value="0.0677074780602786" calcext:value-type="float">
            <text:p>0.067707478060279</text:p>
          </table:table-cell>
          <table:table-cell table:formula="of:=VLOOKUP([.T485];[.$K$3:.$Q$21];7;TRUE())" office:value-type="float" office:value="0.826574451594016" calcext:value-type="float">
            <text:p>0.826574451594016</text:p>
          </table:table-cell>
          <table:table-cell table:formula="of:=[.U485]*[.V485]" office:value-type="float" office:value="0.0559652715464887" calcext:value-type="float">
            <text:p>0.055965271546489</text:p>
          </table:table-cell>
        </table:table-row>
        <table:table-row table:style-name="ro1">
          <table:table-cell table:number-columns-repeated="18"/>
          <table:table-cell office:value-type="float" office:value="-80" calcext:value-type="float">
            <text:p>-80</text:p>
          </table:table-cell>
          <table:table-cell office:value-type="float" office:value="65" calcext:value-type="float">
            <text:p>65</text:p>
          </table:table-cell>
          <table:table-cell table:formula="of:=VLOOKUP([.S486];[.$A$3:.$H$39];8;TRUE())" office:value-type="float" office:value="0.112357067216326" calcext:value-type="float">
            <text:p>0.112357067216326</text:p>
          </table:table-cell>
          <table:table-cell table:formula="of:=VLOOKUP([.T486];[.$K$3:.$Q$21];7;TRUE())" office:value-type="float" office:value="0.826574451594016" calcext:value-type="float">
            <text:p>0.826574451594016</text:p>
          </table:table-cell>
          <table:table-cell table:formula="of:=[.U486]*[.V486]" office:value-type="float" office:value="0.0928714812170469" calcext:value-type="float">
            <text:p>0.092871481217047</text:p>
          </table:table-cell>
        </table:table-row>
        <table:table-row table:style-name="ro1">
          <table:table-cell table:number-columns-repeated="18"/>
          <table:table-cell office:value-type="float" office:value="-75" calcext:value-type="float">
            <text:p>-75</text:p>
          </table:table-cell>
          <table:table-cell office:value-type="float" office:value="65" calcext:value-type="float">
            <text:p>65</text:p>
          </table:table-cell>
          <table:table-cell table:formula="of:=VLOOKUP([.S487];[.$A$3:.$H$39];8;TRUE())" office:value-type="float" office:value="0.161584756739862" calcext:value-type="float">
            <text:p>0.161584756739862</text:p>
          </table:table-cell>
          <table:table-cell table:formula="of:=VLOOKUP([.T487];[.$K$3:.$Q$21];7;TRUE())" office:value-type="float" office:value="0.826574451594016" calcext:value-type="float">
            <text:p>0.826574451594016</text:p>
          </table:table-cell>
          <table:table-cell table:formula="of:=[.U487]*[.V487]" office:value-type="float" office:value="0.133561831688204" calcext:value-type="float">
            <text:p>0.133561831688204</text:p>
          </table:table-cell>
        </table:table-row>
        <table:table-row table:style-name="ro1">
          <table:table-cell table:number-columns-repeated="18"/>
          <table:table-cell office:value-type="float" office:value="-70" calcext:value-type="float">
            <text:p>-70</text:p>
          </table:table-cell>
          <table:table-cell office:value-type="float" office:value="65" calcext:value-type="float">
            <text:p>65</text:p>
          </table:table-cell>
          <table:table-cell table:formula="of:=VLOOKUP([.S488];[.$A$3:.$H$39];8;TRUE())" office:value-type="float" office:value="0.225105399972883" calcext:value-type="float">
            <text:p>0.225105399972883</text:p>
          </table:table-cell>
          <table:table-cell table:formula="of:=VLOOKUP([.T488];[.$K$3:.$Q$21];7;TRUE())" office:value-type="float" office:value="0.826574451594016" calcext:value-type="float">
            <text:p>0.826574451594016</text:p>
          </table:table-cell>
          <table:table-cell table:formula="of:=[.U488]*[.V488]" office:value-type="float" office:value="0.186066372533438" calcext:value-type="float">
            <text:p>0.186066372533438</text:p>
          </table:table-cell>
        </table:table-row>
        <table:table-row table:style-name="ro1">
          <table:table-cell table:number-columns-repeated="18"/>
          <table:table-cell office:value-type="float" office:value="-65" calcext:value-type="float">
            <text:p>-65</text:p>
          </table:table-cell>
          <table:table-cell office:value-type="float" office:value="65" calcext:value-type="float">
            <text:p>65</text:p>
          </table:table-cell>
          <table:table-cell table:formula="of:=VLOOKUP([.S489];[.$A$3:.$H$39];8;TRUE())" office:value-type="float" office:value="0.304403226269396" calcext:value-type="float">
            <text:p>0.304403226269396</text:p>
          </table:table-cell>
          <table:table-cell table:formula="of:=VLOOKUP([.T489];[.$K$3:.$Q$21];7;TRUE())" office:value-type="float" office:value="0.826574451594016" calcext:value-type="float">
            <text:p>0.826574451594016</text:p>
          </table:table-cell>
          <table:table-cell table:formula="of:=[.U489]*[.V489]" office:value-type="float" office:value="0.251611929817075" calcext:value-type="float">
            <text:p>0.251611929817075</text:p>
          </table:table-cell>
        </table:table-row>
        <table:table-row table:style-name="ro1">
          <table:table-cell table:number-columns-repeated="18"/>
          <table:table-cell office:value-type="float" office:value="-60" calcext:value-type="float">
            <text:p>-60</text:p>
          </table:table-cell>
          <table:table-cell office:value-type="float" office:value="65" calcext:value-type="float">
            <text:p>65</text:p>
          </table:table-cell>
          <table:table-cell table:formula="of:=VLOOKUP([.S490];[.$A$3:.$H$39];8;TRUE())" office:value-type="float" office:value="0.386909324610451" calcext:value-type="float">
            <text:p>0.386909324610451</text:p>
          </table:table-cell>
          <table:table-cell table:formula="of:=VLOOKUP([.T490];[.$K$3:.$Q$21];7;TRUE())" office:value-type="float" office:value="0.826574451594016" calcext:value-type="float">
            <text:p>0.826574451594016</text:p>
          </table:table-cell>
          <table:table-cell table:formula="of:=[.U490]*[.V490]" office:value-type="float" office:value="0.319809362806495" calcext:value-type="float">
            <text:p>0.319809362806495</text:p>
          </table:table-cell>
        </table:table-row>
        <table:table-row table:style-name="ro1">
          <table:table-cell table:number-columns-repeated="18"/>
          <table:table-cell office:value-type="float" office:value="-55" calcext:value-type="float">
            <text:p>-55</text:p>
          </table:table-cell>
          <table:table-cell office:value-type="float" office:value="65" calcext:value-type="float">
            <text:p>65</text:p>
          </table:table-cell>
          <table:table-cell table:formula="of:=VLOOKUP([.S491];[.$A$3:.$H$39];8;TRUE())" office:value-type="float" office:value="0.466576591963033" calcext:value-type="float">
            <text:p>0.466576591963033</text:p>
          </table:table-cell>
          <table:table-cell table:formula="of:=VLOOKUP([.T491];[.$K$3:.$Q$21];7;TRUE())" office:value-type="float" office:value="0.826574451594016" calcext:value-type="float">
            <text:p>0.826574451594016</text:p>
          </table:table-cell>
          <table:table-cell table:formula="of:=[.U491]*[.V491]" office:value-type="float" office:value="0.385660290628449" calcext:value-type="float">
            <text:p>0.385660290628449</text:p>
          </table:table-cell>
        </table:table-row>
        <table:table-row table:style-name="ro1">
          <table:table-cell table:number-columns-repeated="18"/>
          <table:table-cell office:value-type="float" office:value="-50" calcext:value-type="float">
            <text:p>-50</text:p>
          </table:table-cell>
          <table:table-cell office:value-type="float" office:value="65" calcext:value-type="float">
            <text:p>65</text:p>
          </table:table-cell>
          <table:table-cell table:formula="of:=VLOOKUP([.S492];[.$A$3:.$H$39];8;TRUE())" office:value-type="float" office:value="0.550290714741635" calcext:value-type="float">
            <text:p>0.550290714741635</text:p>
          </table:table-cell>
          <table:table-cell table:formula="of:=VLOOKUP([.T492];[.$K$3:.$Q$21];7;TRUE())" office:value-type="float" office:value="0.826574451594016" calcext:value-type="float">
            <text:p>0.826574451594016</text:p>
          </table:table-cell>
          <table:table-cell table:formula="of:=[.U492]*[.V492]" office:value-type="float" office:value="0.454856245754847" calcext:value-type="float">
            <text:p>0.454856245754847</text:p>
          </table:table-cell>
        </table:table-row>
        <table:table-row table:style-name="ro1">
          <table:table-cell table:number-columns-repeated="18"/>
          <table:table-cell office:value-type="float" office:value="-85" calcext:value-type="float">
            <text:p>-85</text:p>
          </table:table-cell>
          <table:table-cell office:value-type="float" office:value="65" calcext:value-type="float">
            <text:p>65</text:p>
          </table:table-cell>
          <table:table-cell table:formula="of:=VLOOKUP([.S493];[.$A$3:.$H$39];8;TRUE())" office:value-type="float" office:value="0.0677074780602786" calcext:value-type="float">
            <text:p>0.067707478060279</text:p>
          </table:table-cell>
          <table:table-cell table:formula="of:=VLOOKUP([.T493];[.$K$3:.$Q$21];7;TRUE())" office:value-type="float" office:value="0.826574451594016" calcext:value-type="float">
            <text:p>0.826574451594016</text:p>
          </table:table-cell>
          <table:table-cell table:formula="of:=[.U493]*[.V493]" office:value-type="float" office:value="0.0559652715464887" calcext:value-type="float">
            <text:p>0.055965271546489</text:p>
          </table:table-cell>
        </table:table-row>
        <table:table-row table:style-name="ro1">
          <table:table-cell table:number-columns-repeated="18"/>
          <table:table-cell office:value-type="float" office:value="-80" calcext:value-type="float">
            <text:p>-80</text:p>
          </table:table-cell>
          <table:table-cell office:value-type="float" office:value="65" calcext:value-type="float">
            <text:p>65</text:p>
          </table:table-cell>
          <table:table-cell table:formula="of:=VLOOKUP([.S494];[.$A$3:.$H$39];8;TRUE())" office:value-type="float" office:value="0.112357067216326" calcext:value-type="float">
            <text:p>0.112357067216326</text:p>
          </table:table-cell>
          <table:table-cell table:formula="of:=VLOOKUP([.T494];[.$K$3:.$Q$21];7;TRUE())" office:value-type="float" office:value="0.826574451594016" calcext:value-type="float">
            <text:p>0.826574451594016</text:p>
          </table:table-cell>
          <table:table-cell table:formula="of:=[.U494]*[.V494]" office:value-type="float" office:value="0.0928714812170469" calcext:value-type="float">
            <text:p>0.092871481217047</text:p>
          </table:table-cell>
        </table:table-row>
        <table:table-row table:style-name="ro1">
          <table:table-cell table:number-columns-repeated="18"/>
          <table:table-cell office:value-type="float" office:value="-35" calcext:value-type="float">
            <text:p>-35</text:p>
          </table:table-cell>
          <table:table-cell office:value-type="float" office:value="65" calcext:value-type="float">
            <text:p>65</text:p>
          </table:table-cell>
          <table:table-cell table:formula="of:=VLOOKUP([.S495];[.$A$3:.$H$39];8;TRUE())" office:value-type="float" office:value="0.818999380549014" calcext:value-type="float">
            <text:p>0.818999380549014</text:p>
          </table:table-cell>
          <table:table-cell table:formula="of:=VLOOKUP([.T495];[.$K$3:.$Q$21];7;TRUE())" office:value-type="float" office:value="0.826574451594016" calcext:value-type="float">
            <text:p>0.826574451594016</text:p>
          </table:table-cell>
          <table:table-cell table:formula="of:=[.U495]*[.V495]" office:value-type="float" office:value="0.67696396383314" calcext:value-type="float">
            <text:p>0.67696396383314</text:p>
          </table:table-cell>
        </table:table-row>
        <table:table-row table:style-name="ro1">
          <table:table-cell table:number-columns-repeated="18"/>
          <table:table-cell office:value-type="float" office:value="-30" calcext:value-type="float">
            <text:p>-30</text:p>
          </table:table-cell>
          <table:table-cell office:value-type="float" office:value="65" calcext:value-type="float">
            <text:p>65</text:p>
          </table:table-cell>
          <table:table-cell table:formula="of:=VLOOKUP([.S496];[.$A$3:.$H$39];8;TRUE())" office:value-type="float" office:value="0.800745484766012" calcext:value-type="float">
            <text:p>0.800745484766012</text:p>
          </table:table-cell>
          <table:table-cell table:formula="of:=VLOOKUP([.T496];[.$K$3:.$Q$21];7;TRUE())" office:value-type="float" office:value="0.826574451594016" calcext:value-type="float">
            <text:p>0.826574451594016</text:p>
          </table:table-cell>
          <table:table-cell table:formula="of:=[.U496]*[.V496]" office:value-type="float" office:value="0.661875759936851" calcext:value-type="float">
            <text:p>0.661875759936851</text:p>
          </table:table-cell>
        </table:table-row>
        <table:table-row table:style-name="ro1">
          <table:table-cell table:number-columns-repeated="18"/>
          <table:table-cell office:value-type="float" office:value="-25" calcext:value-type="float">
            <text:p>-25</text:p>
          </table:table-cell>
          <table:table-cell office:value-type="float" office:value="65" calcext:value-type="float">
            <text:p>65</text:p>
          </table:table-cell>
          <table:table-cell table:formula="of:=VLOOKUP([.S497];[.$A$3:.$H$39];8;TRUE())" office:value-type="float" office:value="0.851158951954114" calcext:value-type="float">
            <text:p>0.851158951954114</text:p>
          </table:table-cell>
          <table:table-cell table:formula="of:=VLOOKUP([.T497];[.$K$3:.$Q$21];7;TRUE())" office:value-type="float" office:value="0.826574451594016" calcext:value-type="float">
            <text:p>0.826574451594016</text:p>
          </table:table-cell>
          <table:table-cell table:formula="of:=[.U497]*[.V497]" office:value-type="float" office:value="0.703546243930809" calcext:value-type="float">
            <text:p>0.703546243930809</text:p>
          </table:table-cell>
        </table:table-row>
        <table:table-row table:style-name="ro1">
          <table:table-cell table:number-columns-repeated="18"/>
          <table:table-cell office:value-type="float" office:value="-20" calcext:value-type="float">
            <text:p>-20</text:p>
          </table:table-cell>
          <table:table-cell office:value-type="float" office:value="65" calcext:value-type="float">
            <text:p>65</text:p>
          </table:table-cell>
          <table:table-cell table:formula="of:=VLOOKUP([.S498];[.$A$3:.$H$39];8;TRUE())" office:value-type="float" office:value="0.895040298713808" calcext:value-type="float">
            <text:p>0.895040298713808</text:p>
          </table:table-cell>
          <table:table-cell table:formula="of:=VLOOKUP([.T498];[.$K$3:.$Q$21];7;TRUE())" office:value-type="float" office:value="0.826574451594016" calcext:value-type="float">
            <text:p>0.826574451594016</text:p>
          </table:table-cell>
          <table:table-cell table:formula="of:=[.U498]*[.V498]" office:value-type="float" office:value="0.73981744406391" calcext:value-type="float">
            <text:p>0.73981744406391</text:p>
          </table:table-cell>
        </table:table-row>
        <table:table-row table:style-name="ro1">
          <table:table-cell table:number-columns-repeated="18"/>
          <table:table-cell office:value-type="float" office:value="-15" calcext:value-type="float">
            <text:p>-15</text:p>
          </table:table-cell>
          <table:table-cell office:value-type="float" office:value="65" calcext:value-type="float">
            <text:p>65</text:p>
          </table:table-cell>
          <table:table-cell table:formula="of:=VLOOKUP([.S499];[.$A$3:.$H$39];8;TRUE())" office:value-type="float" office:value="0.932133741343311" calcext:value-type="float">
            <text:p>0.932133741343311</text:p>
          </table:table-cell>
          <table:table-cell table:formula="of:=VLOOKUP([.T499];[.$K$3:.$Q$21];7;TRUE())" office:value-type="float" office:value="0.826574451594016" calcext:value-type="float">
            <text:p>0.826574451594016</text:p>
          </table:table-cell>
          <table:table-cell table:formula="of:=[.U499]*[.V499]" office:value-type="float" office:value="0.770477936063126" calcext:value-type="float">
            <text:p>0.770477936063126</text:p>
          </table:table-cell>
        </table:table-row>
        <table:table-row table:style-name="ro1">
          <table:table-cell table:number-columns-repeated="18"/>
          <table:table-cell office:value-type="float" office:value="-10" calcext:value-type="float">
            <text:p>-10</text:p>
          </table:table-cell>
          <table:table-cell office:value-type="float" office:value="65" calcext:value-type="float">
            <text:p>65</text:p>
          </table:table-cell>
          <table:table-cell table:formula="of:=VLOOKUP([.S500];[.$A$3:.$H$39];8;TRUE())" office:value-type="float" office:value="0.962152026281059" calcext:value-type="float">
            <text:p>0.962152026281059</text:p>
          </table:table-cell>
          <table:table-cell table:formula="of:=VLOOKUP([.T500];[.$K$3:.$Q$21];7;TRUE())" office:value-type="float" office:value="0.826574451594016" calcext:value-type="float">
            <text:p>0.826574451594016</text:p>
          </table:table-cell>
          <table:table-cell table:formula="of:=[.U500]*[.V500]" office:value-type="float" office:value="0.795290283473338" calcext:value-type="float">
            <text:p>0.795290283473338</text:p>
          </table:table-cell>
        </table:table-row>
        <table:table-row table:style-name="ro1">
          <table:table-cell table:number-columns-repeated="18"/>
          <table:table-cell office:value-type="float" office:value="-5" calcext:value-type="float">
            <text:p>-5</text:p>
          </table:table-cell>
          <table:table-cell office:value-type="float" office:value="65" calcext:value-type="float">
            <text:p>65</text:p>
          </table:table-cell>
          <table:table-cell table:formula="of:=VLOOKUP([.S501];[.$A$3:.$H$39];8;TRUE())" office:value-type="float" office:value="0.9848199370654" calcext:value-type="float">
            <text:p>0.9848199370654</text:p>
          </table:table-cell>
          <table:table-cell table:formula="of:=VLOOKUP([.T501];[.$K$3:.$Q$21];7;TRUE())" office:value-type="float" office:value="0.826574451594016" calcext:value-type="float">
            <text:p>0.826574451594016</text:p>
          </table:table-cell>
          <table:table-cell table:formula="of:=[.U501]*[.V501]" office:value-type="float" office:value="0.814026999398687" calcext:value-type="float">
            <text:p>0.814026999398687</text:p>
          </table:table-cell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VLOOKUP([.S502];[.$A$3:.$H$39];8;TRUE())" office:value-type="float" office:value="1" calcext:value-type="float">
            <text:p>1</text:p>
          </table:table-cell>
          <table:table-cell table:formula="of:=VLOOKUP([.T502];[.$K$3:.$Q$21];7;TRUE())" office:value-type="float" office:value="0.826574451594016" calcext:value-type="float">
            <text:p>0.826574451594016</text:p>
          </table:table-cell>
          <table:table-cell table:formula="of:=[.U502]*[.V502]" office:value-type="float" office:value="0.826574451594016" calcext:value-type="float">
            <text:p>0.826574451594016</text:p>
          </table:table-cell>
        </table:table-row>
        <table:table-row table:style-name="ro1">
          <table:table-cell table:number-columns-repeated="18"/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formula="of:=VLOOKUP([.S503];[.$A$3:.$H$39];8;TRUE())" office:value-type="float" office:value="1.00754566404742" calcext:value-type="float">
            <text:p>1.00754566404742</text:p>
          </table:table-cell>
          <table:table-cell table:formula="of:=VLOOKUP([.T503];[.$K$3:.$Q$21];7;TRUE())" office:value-type="float" office:value="0.826574451594016" calcext:value-type="float">
            <text:p>0.826574451594016</text:p>
          </table:table-cell>
          <table:table-cell table:formula="of:=[.U503]*[.V503]" office:value-type="float" office:value="0.832811504715928" calcext:value-type="float">
            <text:p>0.832811504715928</text:p>
          </table:table-cell>
        </table:table-row>
        <table:table-row table:style-name="ro1">
          <table:table-cell table:number-columns-repeated="18"/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formula="of:=VLOOKUP([.S504];[.$A$3:.$H$39];8;TRUE())" office:value-type="float" office:value="1.00744692694194" calcext:value-type="float">
            <text:p>1.00744692694194</text:p>
          </table:table-cell>
          <table:table-cell table:formula="of:=VLOOKUP([.T504];[.$K$3:.$Q$21];7;TRUE())" office:value-type="float" office:value="0.826574451594016" calcext:value-type="float">
            <text:p>0.826574451594016</text:p>
          </table:table-cell>
          <table:table-cell table:formula="of:=[.U504]*[.V504]" office:value-type="float" office:value="0.832729891147111" calcext:value-type="float">
            <text:p>0.832729891147111</text:p>
          </table:table-cell>
        </table:table-row>
        <table:table-row table:style-name="ro1">
          <table:table-cell table:number-columns-repeated="18"/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table:formula="of:=VLOOKUP([.S505];[.$A$3:.$H$39];8;TRUE())" office:value-type="float" office:value="0.999679718220796" calcext:value-type="float">
            <text:p>0.999679718220796</text:p>
          </table:table-cell>
          <table:table-cell table:formula="of:=VLOOKUP([.T505];[.$K$3:.$Q$21];7;TRUE())" office:value-type="float" office:value="0.826574451594016" calcext:value-type="float">
            <text:p>0.826574451594016</text:p>
          </table:table-cell>
          <table:table-cell table:formula="of:=[.U505]*[.V505]" office:value-type="float" office:value="0.826309714858015" calcext:value-type="float">
            <text:p>0.826309714858015</text:p>
          </table:table-cell>
        </table:table-row>
        <table:table-row table:style-name="ro1">
          <table:table-cell table:number-columns-repeated="18"/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formula="of:=VLOOKUP([.S506];[.$A$3:.$H$39];8;TRUE())" office:value-type="float" office:value="0.984346386866864" calcext:value-type="float">
            <text:p>0.984346386866864</text:p>
          </table:table-cell>
          <table:table-cell table:formula="of:=VLOOKUP([.T506];[.$K$3:.$Q$21];7;TRUE())" office:value-type="float" office:value="0.826574451594016" calcext:value-type="float">
            <text:p>0.826574451594016</text:p>
          </table:table-cell>
          <table:table-cell table:formula="of:=[.U506]*[.V506]" office:value-type="float" office:value="0.813635574903029" calcext:value-type="float">
            <text:p>0.813635574903029</text:p>
          </table:table-cell>
        </table:table-row>
        <table:table-row table:style-name="ro1">
          <table:table-cell table:number-columns-repeated="18"/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formula="of:=VLOOKUP([.S507];[.$A$3:.$H$39];8;TRUE())" office:value-type="float" office:value="0.961476201606161" calcext:value-type="float">
            <text:p>0.961476201606161</text:p>
          </table:table-cell>
          <table:table-cell table:formula="of:=VLOOKUP([.T507];[.$K$3:.$Q$21];7;TRUE())" office:value-type="float" office:value="0.826574451594016" calcext:value-type="float">
            <text:p>0.826574451594016</text:p>
          </table:table-cell>
          <table:table-cell table:formula="of:=[.U507]*[.V507]" office:value-type="float" office:value="0.794731664063311" calcext:value-type="float">
            <text:p>0.794731664063311</text:p>
          </table:table-cell>
        </table:table-row>
        <table:table-row table:style-name="ro1">
          <table:table-cell table:number-columns-repeated="18"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table:formula="of:=VLOOKUP([.S508];[.$A$3:.$H$39];8;TRUE())" office:value-type="float" office:value="0.931286671077667" calcext:value-type="float">
            <text:p>0.931286671077667</text:p>
          </table:table-cell>
          <table:table-cell table:formula="of:=VLOOKUP([.T508];[.$K$3:.$Q$21];7;TRUE())" office:value-type="float" office:value="0.826574451594016" calcext:value-type="float">
            <text:p>0.826574451594016</text:p>
          </table:table-cell>
          <table:table-cell table:formula="of:=[.U508]*[.V508]" office:value-type="float" office:value="0.769777769422839" calcext:value-type="float">
            <text:p>0.769777769422839</text:p>
          </table:table-cell>
        </table:table-row>
        <table:table-row table:style-name="ro1">
          <table:table-cell table:number-columns-repeated="18"/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formula="of:=VLOOKUP([.S509];[.$A$3:.$H$39];8;TRUE())" office:value-type="float" office:value="0.893976235524736" calcext:value-type="float">
            <text:p>0.893976235524736</text:p>
          </table:table-cell>
          <table:table-cell table:formula="of:=VLOOKUP([.T509];[.$K$3:.$Q$21];7;TRUE())" office:value-type="float" office:value="0.826574451594016" calcext:value-type="float">
            <text:p>0.826574451594016</text:p>
          </table:table-cell>
          <table:table-cell table:formula="of:=[.U509]*[.V509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table:formula="of:=VLOOKUP([.S510];[.$A$3:.$H$39];8;TRUE())" office:value-type="float" office:value="0.857410283950684" calcext:value-type="float">
            <text:p>0.857410283950684</text:p>
          </table:table-cell>
          <table:table-cell table:formula="of:=VLOOKUP([.T510];[.$K$3:.$Q$21];7;TRUE())" office:value-type="float" office:value="0.826574451594016" calcext:value-type="float">
            <text:p>0.826574451594016</text:p>
          </table:table-cell>
          <table:table-cell table:formula="of:=[.U510]*[.V510]" office:value-type="float" office:value="0.708713435247606" calcext:value-type="float">
            <text:p>0.708713435247606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formula="of:=VLOOKUP([.S511];[.$A$3:.$H$39];8;TRUE())" office:value-type="float" office:value="0.799343700764289" calcext:value-type="float">
            <text:p>0.799343700764289</text:p>
          </table:table-cell>
          <table:table-cell table:formula="of:=VLOOKUP([.T511];[.$K$3:.$Q$21];7;TRUE())" office:value-type="float" office:value="0.826574451594016" calcext:value-type="float">
            <text:p>0.826574451594016</text:p>
          </table:table-cell>
          <table:table-cell table:formula="of:=[.U511]*[.V511]" office:value-type="float" office:value="0.660717081094373" calcext:value-type="float">
            <text:p>0.660717081094373</text:p>
          </table:table-cell>
        </table:table-row>
        <table:table-row table:style-name="ro1">
          <table:table-cell table:number-columns-repeated="18"/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formula="of:=VLOOKUP([.S512];[.$A$3:.$H$39];8;TRUE())" office:value-type="float" office:value="0.893976235524736" calcext:value-type="float">
            <text:p>0.893976235524736</text:p>
          </table:table-cell>
          <table:table-cell table:formula="of:=VLOOKUP([.T512];[.$K$3:.$Q$21];7;TRUE())" office:value-type="float" office:value="0.826574451594016" calcext:value-type="float">
            <text:p>0.826574451594016</text:p>
          </table:table-cell>
          <table:table-cell table:formula="of:=[.U512]*[.V512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formula="of:=VLOOKUP([.S513];[.$A$3:.$H$39];8;TRUE())" office:value-type="float" office:value="0.893976235524736" calcext:value-type="float">
            <text:p>0.893976235524736</text:p>
          </table:table-cell>
          <table:table-cell table:formula="of:=VLOOKUP([.T513];[.$K$3:.$Q$21];7;TRUE())" office:value-type="float" office:value="0.826574451594016" calcext:value-type="float">
            <text:p>0.826574451594016</text:p>
          </table:table-cell>
          <table:table-cell table:formula="of:=[.U513]*[.V513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formula="of:=VLOOKUP([.S514];[.$A$3:.$H$39];8;TRUE())" office:value-type="float" office:value="0.893976235524736" calcext:value-type="float">
            <text:p>0.893976235524736</text:p>
          </table:table-cell>
          <table:table-cell table:formula="of:=VLOOKUP([.T514];[.$K$3:.$Q$21];7;TRUE())" office:value-type="float" office:value="0.826574451594016" calcext:value-type="float">
            <text:p>0.826574451594016</text:p>
          </table:table-cell>
          <table:table-cell table:formula="of:=[.U514]*[.V514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table:number-columns-repeated="2" office:value-type="float" office:value="65" calcext:value-type="float">
            <text:p>65</text:p>
          </table:table-cell>
          <table:table-cell table:formula="of:=VLOOKUP([.S515];[.$A$3:.$H$39];8;TRUE())" office:value-type="float" office:value="0.893976235524736" calcext:value-type="float">
            <text:p>0.893976235524736</text:p>
          </table:table-cell>
          <table:table-cell table:formula="of:=VLOOKUP([.T515];[.$K$3:.$Q$21];7;TRUE())" office:value-type="float" office:value="0.826574451594016" calcext:value-type="float">
            <text:p>0.826574451594016</text:p>
          </table:table-cell>
          <table:table-cell table:formula="of:=[.U515]*[.V515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formula="of:=VLOOKUP([.S516];[.$A$3:.$H$39];8;TRUE())" office:value-type="float" office:value="0.893976235524736" calcext:value-type="float">
            <text:p>0.893976235524736</text:p>
          </table:table-cell>
          <table:table-cell table:formula="of:=VLOOKUP([.T516];[.$K$3:.$Q$21];7;TRUE())" office:value-type="float" office:value="0.826574451594016" calcext:value-type="float">
            <text:p>0.826574451594016</text:p>
          </table:table-cell>
          <table:table-cell table:formula="of:=[.U516]*[.V516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table:formula="of:=VLOOKUP([.S517];[.$A$3:.$H$39];8;TRUE())" office:value-type="float" office:value="0.893976235524736" calcext:value-type="float">
            <text:p>0.893976235524736</text:p>
          </table:table-cell>
          <table:table-cell table:formula="of:=VLOOKUP([.T517];[.$K$3:.$Q$21];7;TRUE())" office:value-type="float" office:value="0.826574451594016" calcext:value-type="float">
            <text:p>0.826574451594016</text:p>
          </table:table-cell>
          <table:table-cell table:formula="of:=[.U517]*[.V517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table:formula="of:=VLOOKUP([.S518];[.$A$3:.$H$39];8;TRUE())" office:value-type="float" office:value="0.857410283950684" calcext:value-type="float">
            <text:p>0.857410283950684</text:p>
          </table:table-cell>
          <table:table-cell table:formula="of:=VLOOKUP([.T518];[.$K$3:.$Q$21];7;TRUE())" office:value-type="float" office:value="0.826574451594016" calcext:value-type="float">
            <text:p>0.826574451594016</text:p>
          </table:table-cell>
          <table:table-cell table:formula="of:=[.U518]*[.V518]" office:value-type="float" office:value="0.708713435247606" calcext:value-type="float">
            <text:p>0.708713435247606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formula="of:=VLOOKUP([.S519];[.$A$3:.$H$39];8;TRUE())" office:value-type="float" office:value="0.799343700764289" calcext:value-type="float">
            <text:p>0.799343700764289</text:p>
          </table:table-cell>
          <table:table-cell table:formula="of:=VLOOKUP([.T519];[.$K$3:.$Q$21];7;TRUE())" office:value-type="float" office:value="0.826574451594016" calcext:value-type="float">
            <text:p>0.826574451594016</text:p>
          </table:table-cell>
          <table:table-cell table:formula="of:=[.U519]*[.V519]" office:value-type="float" office:value="0.660717081094373" calcext:value-type="float">
            <text:p>0.660717081094373</text:p>
          </table:table-cell>
        </table:table-row>
        <table:table-row table:style-name="ro1">
          <table:table-cell table:number-columns-repeated="18"/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formula="of:=VLOOKUP([.S520];[.$A$3:.$H$39];8;TRUE())" office:value-type="float" office:value="0.165110412466438" calcext:value-type="float">
            <text:p>0.165110412466438</text:p>
          </table:table-cell>
          <table:table-cell table:formula="of:=VLOOKUP([.T520];[.$K$3:.$Q$21];7;TRUE())" office:value-type="float" office:value="0.826574451594016" calcext:value-type="float">
            <text:p>0.826574451594016</text:p>
          </table:table-cell>
          <table:table-cell table:formula="of:=[.U520]*[.V520]" office:value-type="float" office:value="0.136476048636908" calcext:value-type="float">
            <text:p>0.136476048636908</text:p>
          </table:table-cell>
        </table:table-row>
        <table:table-row table:style-name="ro1">
          <table:table-cell table:number-columns-repeated="18"/>
          <table:table-cell office:value-type="float" office:value="-90" calcext:value-type="float">
            <text:p>-90</text:p>
          </table:table-cell>
          <table:table-cell office:value-type="float" office:value="70" calcext:value-type="float">
            <text:p>70</text:p>
          </table:table-cell>
          <table:table-cell table:formula="of:=VLOOKUP([.S521];[.$A$3:.$H$39];8;TRUE())" office:value-type="float" office:value="0.0346010697214856" calcext:value-type="float">
            <text:p>0.034601069721486</text:p>
          </table:table-cell>
          <table:table-cell table:formula="of:=VLOOKUP([.T521];[.$K$3:.$Q$21];7;TRUE())" office:value-type="float" office:value="0.826574451594016" calcext:value-type="float">
            <text:p>0.826574451594016</text:p>
          </table:table-cell>
          <table:table-cell table:formula="of:=[.U521]*[.V521]" office:value-type="float" office:value="0.0286003602296032" calcext:value-type="float">
            <text:p>0.028600360229603</text:p>
          </table:table-cell>
        </table:table-row>
        <table:table-row table:style-name="ro1">
          <table:table-cell table:number-columns-repeated="18"/>
          <table:table-cell office:value-type="float" office:value="-85" calcext:value-type="float">
            <text:p>-85</text:p>
          </table:table-cell>
          <table:table-cell office:value-type="float" office:value="70" calcext:value-type="float">
            <text:p>70</text:p>
          </table:table-cell>
          <table:table-cell table:formula="of:=VLOOKUP([.S522];[.$A$3:.$H$39];8;TRUE())" office:value-type="float" office:value="0.0677074780602786" calcext:value-type="float">
            <text:p>0.067707478060279</text:p>
          </table:table-cell>
          <table:table-cell table:formula="of:=VLOOKUP([.T522];[.$K$3:.$Q$21];7;TRUE())" office:value-type="float" office:value="0.826574451594016" calcext:value-type="float">
            <text:p>0.826574451594016</text:p>
          </table:table-cell>
          <table:table-cell table:formula="of:=[.U522]*[.V522]" office:value-type="float" office:value="0.0559652715464887" calcext:value-type="float">
            <text:p>0.055965271546489</text:p>
          </table:table-cell>
        </table:table-row>
        <table:table-row table:style-name="ro1">
          <table:table-cell table:number-columns-repeated="18"/>
          <table:table-cell office:value-type="float" office:value="-80" calcext:value-type="float">
            <text:p>-80</text:p>
          </table:table-cell>
          <table:table-cell office:value-type="float" office:value="70" calcext:value-type="float">
            <text:p>70</text:p>
          </table:table-cell>
          <table:table-cell table:formula="of:=VLOOKUP([.S523];[.$A$3:.$H$39];8;TRUE())" office:value-type="float" office:value="0.112357067216326" calcext:value-type="float">
            <text:p>0.112357067216326</text:p>
          </table:table-cell>
          <table:table-cell table:formula="of:=VLOOKUP([.T523];[.$K$3:.$Q$21];7;TRUE())" office:value-type="float" office:value="0.826574451594016" calcext:value-type="float">
            <text:p>0.826574451594016</text:p>
          </table:table-cell>
          <table:table-cell table:formula="of:=[.U523]*[.V523]" office:value-type="float" office:value="0.0928714812170469" calcext:value-type="float">
            <text:p>0.092871481217047</text:p>
          </table:table-cell>
        </table:table-row>
        <table:table-row table:style-name="ro1">
          <table:table-cell table:number-columns-repeated="18"/>
          <table:table-cell office:value-type="float" office:value="-75" calcext:value-type="float">
            <text:p>-75</text:p>
          </table:table-cell>
          <table:table-cell office:value-type="float" office:value="70" calcext:value-type="float">
            <text:p>70</text:p>
          </table:table-cell>
          <table:table-cell table:formula="of:=VLOOKUP([.S524];[.$A$3:.$H$39];8;TRUE())" office:value-type="float" office:value="0.161584756739862" calcext:value-type="float">
            <text:p>0.161584756739862</text:p>
          </table:table-cell>
          <table:table-cell table:formula="of:=VLOOKUP([.T524];[.$K$3:.$Q$21];7;TRUE())" office:value-type="float" office:value="0.826574451594016" calcext:value-type="float">
            <text:p>0.826574451594016</text:p>
          </table:table-cell>
          <table:table-cell table:formula="of:=[.U524]*[.V524]" office:value-type="float" office:value="0.133561831688204" calcext:value-type="float">
            <text:p>0.133561831688204</text:p>
          </table:table-cell>
        </table:table-row>
        <table:table-row table:style-name="ro1">
          <table:table-cell table:number-columns-repeated="18"/>
          <table:table-cell office:value-type="float" office:value="-70" calcext:value-type="float">
            <text:p>-70</text:p>
          </table:table-cell>
          <table:table-cell office:value-type="float" office:value="70" calcext:value-type="float">
            <text:p>70</text:p>
          </table:table-cell>
          <table:table-cell table:formula="of:=VLOOKUP([.S525];[.$A$3:.$H$39];8;TRUE())" office:value-type="float" office:value="0.225105399972883" calcext:value-type="float">
            <text:p>0.225105399972883</text:p>
          </table:table-cell>
          <table:table-cell table:formula="of:=VLOOKUP([.T525];[.$K$3:.$Q$21];7;TRUE())" office:value-type="float" office:value="0.826574451594016" calcext:value-type="float">
            <text:p>0.826574451594016</text:p>
          </table:table-cell>
          <table:table-cell table:formula="of:=[.U525]*[.V525]" office:value-type="float" office:value="0.186066372533438" calcext:value-type="float">
            <text:p>0.186066372533438</text:p>
          </table:table-cell>
        </table:table-row>
        <table:table-row table:style-name="ro1">
          <table:table-cell table:number-columns-repeated="18"/>
          <table:table-cell office:value-type="float" office:value="-65" calcext:value-type="float">
            <text:p>-65</text:p>
          </table:table-cell>
          <table:table-cell office:value-type="float" office:value="70" calcext:value-type="float">
            <text:p>70</text:p>
          </table:table-cell>
          <table:table-cell table:formula="of:=VLOOKUP([.S526];[.$A$3:.$H$39];8;TRUE())" office:value-type="float" office:value="0.304403226269396" calcext:value-type="float">
            <text:p>0.304403226269396</text:p>
          </table:table-cell>
          <table:table-cell table:formula="of:=VLOOKUP([.T526];[.$K$3:.$Q$21];7;TRUE())" office:value-type="float" office:value="0.826574451594016" calcext:value-type="float">
            <text:p>0.826574451594016</text:p>
          </table:table-cell>
          <table:table-cell table:formula="of:=[.U526]*[.V526]" office:value-type="float" office:value="0.251611929817075" calcext:value-type="float">
            <text:p>0.251611929817075</text:p>
          </table:table-cell>
        </table:table-row>
        <table:table-row table:style-name="ro1">
          <table:table-cell table:number-columns-repeated="18"/>
          <table:table-cell office:value-type="float" office:value="-60" calcext:value-type="float">
            <text:p>-60</text:p>
          </table:table-cell>
          <table:table-cell office:value-type="float" office:value="70" calcext:value-type="float">
            <text:p>70</text:p>
          </table:table-cell>
          <table:table-cell table:formula="of:=VLOOKUP([.S527];[.$A$3:.$H$39];8;TRUE())" office:value-type="float" office:value="0.386909324610451" calcext:value-type="float">
            <text:p>0.386909324610451</text:p>
          </table:table-cell>
          <table:table-cell table:formula="of:=VLOOKUP([.T527];[.$K$3:.$Q$21];7;TRUE())" office:value-type="float" office:value="0.826574451594016" calcext:value-type="float">
            <text:p>0.826574451594016</text:p>
          </table:table-cell>
          <table:table-cell table:formula="of:=[.U527]*[.V527]" office:value-type="float" office:value="0.319809362806495" calcext:value-type="float">
            <text:p>0.319809362806495</text:p>
          </table:table-cell>
        </table:table-row>
        <table:table-row table:style-name="ro1">
          <table:table-cell table:number-columns-repeated="18"/>
          <table:table-cell office:value-type="float" office:value="-55" calcext:value-type="float">
            <text:p>-55</text:p>
          </table:table-cell>
          <table:table-cell office:value-type="float" office:value="70" calcext:value-type="float">
            <text:p>70</text:p>
          </table:table-cell>
          <table:table-cell table:formula="of:=VLOOKUP([.S528];[.$A$3:.$H$39];8;TRUE())" office:value-type="float" office:value="0.466576591963033" calcext:value-type="float">
            <text:p>0.466576591963033</text:p>
          </table:table-cell>
          <table:table-cell table:formula="of:=VLOOKUP([.T528];[.$K$3:.$Q$21];7;TRUE())" office:value-type="float" office:value="0.826574451594016" calcext:value-type="float">
            <text:p>0.826574451594016</text:p>
          </table:table-cell>
          <table:table-cell table:formula="of:=[.U528]*[.V528]" office:value-type="float" office:value="0.385660290628449" calcext:value-type="float">
            <text:p>0.385660290628449</text:p>
          </table:table-cell>
        </table:table-row>
        <table:table-row table:style-name="ro1">
          <table:table-cell table:number-columns-repeated="18"/>
          <table:table-cell office:value-type="float" office:value="-50" calcext:value-type="float">
            <text:p>-50</text:p>
          </table:table-cell>
          <table:table-cell office:value-type="float" office:value="70" calcext:value-type="float">
            <text:p>70</text:p>
          </table:table-cell>
          <table:table-cell table:formula="of:=VLOOKUP([.S529];[.$A$3:.$H$39];8;TRUE())" office:value-type="float" office:value="0.550290714741635" calcext:value-type="float">
            <text:p>0.550290714741635</text:p>
          </table:table-cell>
          <table:table-cell table:formula="of:=VLOOKUP([.T529];[.$K$3:.$Q$21];7;TRUE())" office:value-type="float" office:value="0.826574451594016" calcext:value-type="float">
            <text:p>0.826574451594016</text:p>
          </table:table-cell>
          <table:table-cell table:formula="of:=[.U529]*[.V529]" office:value-type="float" office:value="0.454856245754847" calcext:value-type="float">
            <text:p>0.454856245754847</text:p>
          </table:table-cell>
        </table:table-row>
        <table:table-row table:style-name="ro1">
          <table:table-cell table:number-columns-repeated="18"/>
          <table:table-cell office:value-type="float" office:value="-85" calcext:value-type="float">
            <text:p>-85</text:p>
          </table:table-cell>
          <table:table-cell office:value-type="float" office:value="70" calcext:value-type="float">
            <text:p>70</text:p>
          </table:table-cell>
          <table:table-cell table:formula="of:=VLOOKUP([.S530];[.$A$3:.$H$39];8;TRUE())" office:value-type="float" office:value="0.0677074780602786" calcext:value-type="float">
            <text:p>0.067707478060279</text:p>
          </table:table-cell>
          <table:table-cell table:formula="of:=VLOOKUP([.T530];[.$K$3:.$Q$21];7;TRUE())" office:value-type="float" office:value="0.826574451594016" calcext:value-type="float">
            <text:p>0.826574451594016</text:p>
          </table:table-cell>
          <table:table-cell table:formula="of:=[.U530]*[.V530]" office:value-type="float" office:value="0.0559652715464887" calcext:value-type="float">
            <text:p>0.055965271546489</text:p>
          </table:table-cell>
        </table:table-row>
        <table:table-row table:style-name="ro1">
          <table:table-cell table:number-columns-repeated="18"/>
          <table:table-cell office:value-type="float" office:value="-80" calcext:value-type="float">
            <text:p>-80</text:p>
          </table:table-cell>
          <table:table-cell office:value-type="float" office:value="70" calcext:value-type="float">
            <text:p>70</text:p>
          </table:table-cell>
          <table:table-cell table:formula="of:=VLOOKUP([.S531];[.$A$3:.$H$39];8;TRUE())" office:value-type="float" office:value="0.112357067216326" calcext:value-type="float">
            <text:p>0.112357067216326</text:p>
          </table:table-cell>
          <table:table-cell table:formula="of:=VLOOKUP([.T531];[.$K$3:.$Q$21];7;TRUE())" office:value-type="float" office:value="0.826574451594016" calcext:value-type="float">
            <text:p>0.826574451594016</text:p>
          </table:table-cell>
          <table:table-cell table:formula="of:=[.U531]*[.V531]" office:value-type="float" office:value="0.0928714812170469" calcext:value-type="float">
            <text:p>0.092871481217047</text:p>
          </table:table-cell>
        </table:table-row>
        <table:table-row table:style-name="ro1">
          <table:table-cell table:number-columns-repeated="18"/>
          <table:table-cell office:value-type="float" office:value="-35" calcext:value-type="float">
            <text:p>-35</text:p>
          </table:table-cell>
          <table:table-cell office:value-type="float" office:value="70" calcext:value-type="float">
            <text:p>70</text:p>
          </table:table-cell>
          <table:table-cell table:formula="of:=VLOOKUP([.S532];[.$A$3:.$H$39];8;TRUE())" office:value-type="float" office:value="0.818999380549014" calcext:value-type="float">
            <text:p>0.818999380549014</text:p>
          </table:table-cell>
          <table:table-cell table:formula="of:=VLOOKUP([.T532];[.$K$3:.$Q$21];7;TRUE())" office:value-type="float" office:value="0.826574451594016" calcext:value-type="float">
            <text:p>0.826574451594016</text:p>
          </table:table-cell>
          <table:table-cell table:formula="of:=[.U532]*[.V532]" office:value-type="float" office:value="0.67696396383314" calcext:value-type="float">
            <text:p>0.67696396383314</text:p>
          </table:table-cell>
        </table:table-row>
        <table:table-row table:style-name="ro1">
          <table:table-cell table:number-columns-repeated="18"/>
          <table:table-cell office:value-type="float" office:value="-30" calcext:value-type="float">
            <text:p>-30</text:p>
          </table:table-cell>
          <table:table-cell office:value-type="float" office:value="70" calcext:value-type="float">
            <text:p>70</text:p>
          </table:table-cell>
          <table:table-cell table:formula="of:=VLOOKUP([.S533];[.$A$3:.$H$39];8;TRUE())" office:value-type="float" office:value="0.800745484766012" calcext:value-type="float">
            <text:p>0.800745484766012</text:p>
          </table:table-cell>
          <table:table-cell table:formula="of:=VLOOKUP([.T533];[.$K$3:.$Q$21];7;TRUE())" office:value-type="float" office:value="0.826574451594016" calcext:value-type="float">
            <text:p>0.826574451594016</text:p>
          </table:table-cell>
          <table:table-cell table:formula="of:=[.U533]*[.V533]" office:value-type="float" office:value="0.661875759936851" calcext:value-type="float">
            <text:p>0.661875759936851</text:p>
          </table:table-cell>
        </table:table-row>
        <table:table-row table:style-name="ro1">
          <table:table-cell table:number-columns-repeated="18"/>
          <table:table-cell office:value-type="float" office:value="-25" calcext:value-type="float">
            <text:p>-25</text:p>
          </table:table-cell>
          <table:table-cell office:value-type="float" office:value="70" calcext:value-type="float">
            <text:p>70</text:p>
          </table:table-cell>
          <table:table-cell table:formula="of:=VLOOKUP([.S534];[.$A$3:.$H$39];8;TRUE())" office:value-type="float" office:value="0.851158951954114" calcext:value-type="float">
            <text:p>0.851158951954114</text:p>
          </table:table-cell>
          <table:table-cell table:formula="of:=VLOOKUP([.T534];[.$K$3:.$Q$21];7;TRUE())" office:value-type="float" office:value="0.826574451594016" calcext:value-type="float">
            <text:p>0.826574451594016</text:p>
          </table:table-cell>
          <table:table-cell table:formula="of:=[.U534]*[.V534]" office:value-type="float" office:value="0.703546243930809" calcext:value-type="float">
            <text:p>0.703546243930809</text:p>
          </table:table-cell>
        </table:table-row>
        <table:table-row table:style-name="ro1">
          <table:table-cell table:number-columns-repeated="18"/>
          <table:table-cell office:value-type="float" office:value="-20" calcext:value-type="float">
            <text:p>-20</text:p>
          </table:table-cell>
          <table:table-cell office:value-type="float" office:value="70" calcext:value-type="float">
            <text:p>70</text:p>
          </table:table-cell>
          <table:table-cell table:formula="of:=VLOOKUP([.S535];[.$A$3:.$H$39];8;TRUE())" office:value-type="float" office:value="0.895040298713808" calcext:value-type="float">
            <text:p>0.895040298713808</text:p>
          </table:table-cell>
          <table:table-cell table:formula="of:=VLOOKUP([.T535];[.$K$3:.$Q$21];7;TRUE())" office:value-type="float" office:value="0.826574451594016" calcext:value-type="float">
            <text:p>0.826574451594016</text:p>
          </table:table-cell>
          <table:table-cell table:formula="of:=[.U535]*[.V535]" office:value-type="float" office:value="0.73981744406391" calcext:value-type="float">
            <text:p>0.73981744406391</text:p>
          </table:table-cell>
        </table:table-row>
        <table:table-row table:style-name="ro1">
          <table:table-cell table:number-columns-repeated="18"/>
          <table:table-cell office:value-type="float" office:value="-15" calcext:value-type="float">
            <text:p>-15</text:p>
          </table:table-cell>
          <table:table-cell office:value-type="float" office:value="70" calcext:value-type="float">
            <text:p>70</text:p>
          </table:table-cell>
          <table:table-cell table:formula="of:=VLOOKUP([.S536];[.$A$3:.$H$39];8;TRUE())" office:value-type="float" office:value="0.932133741343311" calcext:value-type="float">
            <text:p>0.932133741343311</text:p>
          </table:table-cell>
          <table:table-cell table:formula="of:=VLOOKUP([.T536];[.$K$3:.$Q$21];7;TRUE())" office:value-type="float" office:value="0.826574451594016" calcext:value-type="float">
            <text:p>0.826574451594016</text:p>
          </table:table-cell>
          <table:table-cell table:formula="of:=[.U536]*[.V536]" office:value-type="float" office:value="0.770477936063126" calcext:value-type="float">
            <text:p>0.770477936063126</text:p>
          </table:table-cell>
        </table:table-row>
        <table:table-row table:style-name="ro1">
          <table:table-cell table:number-columns-repeated="18"/>
          <table:table-cell office:value-type="float" office:value="-10" calcext:value-type="float">
            <text:p>-10</text:p>
          </table:table-cell>
          <table:table-cell office:value-type="float" office:value="70" calcext:value-type="float">
            <text:p>70</text:p>
          </table:table-cell>
          <table:table-cell table:formula="of:=VLOOKUP([.S537];[.$A$3:.$H$39];8;TRUE())" office:value-type="float" office:value="0.962152026281059" calcext:value-type="float">
            <text:p>0.962152026281059</text:p>
          </table:table-cell>
          <table:table-cell table:formula="of:=VLOOKUP([.T537];[.$K$3:.$Q$21];7;TRUE())" office:value-type="float" office:value="0.826574451594016" calcext:value-type="float">
            <text:p>0.826574451594016</text:p>
          </table:table-cell>
          <table:table-cell table:formula="of:=[.U537]*[.V537]" office:value-type="float" office:value="0.795290283473338" calcext:value-type="float">
            <text:p>0.795290283473338</text:p>
          </table:table-cell>
        </table:table-row>
        <table:table-row table:style-name="ro1">
          <table:table-cell table:number-columns-repeated="18"/>
          <table:table-cell office:value-type="float" office:value="-5" calcext:value-type="float">
            <text:p>-5</text:p>
          </table:table-cell>
          <table:table-cell office:value-type="float" office:value="70" calcext:value-type="float">
            <text:p>70</text:p>
          </table:table-cell>
          <table:table-cell table:formula="of:=VLOOKUP([.S538];[.$A$3:.$H$39];8;TRUE())" office:value-type="float" office:value="0.9848199370654" calcext:value-type="float">
            <text:p>0.9848199370654</text:p>
          </table:table-cell>
          <table:table-cell table:formula="of:=VLOOKUP([.T538];[.$K$3:.$Q$21];7;TRUE())" office:value-type="float" office:value="0.826574451594016" calcext:value-type="float">
            <text:p>0.826574451594016</text:p>
          </table:table-cell>
          <table:table-cell table:formula="of:=[.U538]*[.V538]" office:value-type="float" office:value="0.814026999398687" calcext:value-type="float">
            <text:p>0.814026999398687</text:p>
          </table:table-cell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VLOOKUP([.S539];[.$A$3:.$H$39];8;TRUE())" office:value-type="float" office:value="1" calcext:value-type="float">
            <text:p>1</text:p>
          </table:table-cell>
          <table:table-cell table:formula="of:=VLOOKUP([.T539];[.$K$3:.$Q$21];7;TRUE())" office:value-type="float" office:value="0.826574451594016" calcext:value-type="float">
            <text:p>0.826574451594016</text:p>
          </table:table-cell>
          <table:table-cell table:formula="of:=[.U539]*[.V539]" office:value-type="float" office:value="0.826574451594016" calcext:value-type="float">
            <text:p>0.826574451594016</text:p>
          </table:table-cell>
        </table:table-row>
        <table:table-row table:style-name="ro1">
          <table:table-cell table:number-columns-repeated="18"/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VLOOKUP([.S540];[.$A$3:.$H$39];8;TRUE())" office:value-type="float" office:value="1.00754566404742" calcext:value-type="float">
            <text:p>1.00754566404742</text:p>
          </table:table-cell>
          <table:table-cell table:formula="of:=VLOOKUP([.T540];[.$K$3:.$Q$21];7;TRUE())" office:value-type="float" office:value="0.826574451594016" calcext:value-type="float">
            <text:p>0.826574451594016</text:p>
          </table:table-cell>
          <table:table-cell table:formula="of:=[.U540]*[.V540]" office:value-type="float" office:value="0.832811504715928" calcext:value-type="float">
            <text:p>0.832811504715928</text:p>
          </table:table-cell>
        </table:table-row>
        <table:table-row table:style-name="ro1">
          <table:table-cell table:number-columns-repeated="18"/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formula="of:=VLOOKUP([.S541];[.$A$3:.$H$39];8;TRUE())" office:value-type="float" office:value="1.00744692694194" calcext:value-type="float">
            <text:p>1.00744692694194</text:p>
          </table:table-cell>
          <table:table-cell table:formula="of:=VLOOKUP([.T541];[.$K$3:.$Q$21];7;TRUE())" office:value-type="float" office:value="0.826574451594016" calcext:value-type="float">
            <text:p>0.826574451594016</text:p>
          </table:table-cell>
          <table:table-cell table:formula="of:=[.U541]*[.V541]" office:value-type="float" office:value="0.832729891147111" calcext:value-type="float">
            <text:p>0.832729891147111</text:p>
          </table:table-cell>
        </table:table-row>
        <table:table-row table:style-name="ro1">
          <table:table-cell table:number-columns-repeated="18"/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table:formula="of:=VLOOKUP([.S542];[.$A$3:.$H$39];8;TRUE())" office:value-type="float" office:value="0.999679718220796" calcext:value-type="float">
            <text:p>0.999679718220796</text:p>
          </table:table-cell>
          <table:table-cell table:formula="of:=VLOOKUP([.T542];[.$K$3:.$Q$21];7;TRUE())" office:value-type="float" office:value="0.826574451594016" calcext:value-type="float">
            <text:p>0.826574451594016</text:p>
          </table:table-cell>
          <table:table-cell table:formula="of:=[.U542]*[.V542]" office:value-type="float" office:value="0.826309714858015" calcext:value-type="float">
            <text:p>0.826309714858015</text:p>
          </table:table-cell>
        </table:table-row>
        <table:table-row table:style-name="ro1">
          <table:table-cell table:number-columns-repeated="18"/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formula="of:=VLOOKUP([.S543];[.$A$3:.$H$39];8;TRUE())" office:value-type="float" office:value="0.984346386866864" calcext:value-type="float">
            <text:p>0.984346386866864</text:p>
          </table:table-cell>
          <table:table-cell table:formula="of:=VLOOKUP([.T543];[.$K$3:.$Q$21];7;TRUE())" office:value-type="float" office:value="0.826574451594016" calcext:value-type="float">
            <text:p>0.826574451594016</text:p>
          </table:table-cell>
          <table:table-cell table:formula="of:=[.U543]*[.V543]" office:value-type="float" office:value="0.813635574903029" calcext:value-type="float">
            <text:p>0.813635574903029</text:p>
          </table:table-cell>
        </table:table-row>
        <table:table-row table:style-name="ro1">
          <table:table-cell table:number-columns-repeated="18"/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formula="of:=VLOOKUP([.S544];[.$A$3:.$H$39];8;TRUE())" office:value-type="float" office:value="0.961476201606161" calcext:value-type="float">
            <text:p>0.961476201606161</text:p>
          </table:table-cell>
          <table:table-cell table:formula="of:=VLOOKUP([.T544];[.$K$3:.$Q$21];7;TRUE())" office:value-type="float" office:value="0.826574451594016" calcext:value-type="float">
            <text:p>0.826574451594016</text:p>
          </table:table-cell>
          <table:table-cell table:formula="of:=[.U544]*[.V544]" office:value-type="float" office:value="0.794731664063311" calcext:value-type="float">
            <text:p>0.794731664063311</text:p>
          </table:table-cell>
        </table:table-row>
        <table:table-row table:style-name="ro1">
          <table:table-cell table:number-columns-repeated="18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VLOOKUP([.S545];[.$A$3:.$H$39];8;TRUE())" office:value-type="float" office:value="0.931286671077667" calcext:value-type="float">
            <text:p>0.931286671077667</text:p>
          </table:table-cell>
          <table:table-cell table:formula="of:=VLOOKUP([.T545];[.$K$3:.$Q$21];7;TRUE())" office:value-type="float" office:value="0.826574451594016" calcext:value-type="float">
            <text:p>0.826574451594016</text:p>
          </table:table-cell>
          <table:table-cell table:formula="of:=[.U545]*[.V545]" office:value-type="float" office:value="0.769777769422839" calcext:value-type="float">
            <text:p>0.769777769422839</text:p>
          </table:table-cell>
        </table:table-row>
        <table:table-row table:style-name="ro1">
          <table:table-cell table:number-columns-repeated="18"/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VLOOKUP([.S546];[.$A$3:.$H$39];8;TRUE())" office:value-type="float" office:value="0.893976235524736" calcext:value-type="float">
            <text:p>0.893976235524736</text:p>
          </table:table-cell>
          <table:table-cell table:formula="of:=VLOOKUP([.T546];[.$K$3:.$Q$21];7;TRUE())" office:value-type="float" office:value="0.826574451594016" calcext:value-type="float">
            <text:p>0.826574451594016</text:p>
          </table:table-cell>
          <table:table-cell table:formula="of:=[.U546]*[.V546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formula="of:=VLOOKUP([.S547];[.$A$3:.$H$39];8;TRUE())" office:value-type="float" office:value="0.857410283950684" calcext:value-type="float">
            <text:p>0.857410283950684</text:p>
          </table:table-cell>
          <table:table-cell table:formula="of:=VLOOKUP([.T547];[.$K$3:.$Q$21];7;TRUE())" office:value-type="float" office:value="0.826574451594016" calcext:value-type="float">
            <text:p>0.826574451594016</text:p>
          </table:table-cell>
          <table:table-cell table:formula="of:=[.U547]*[.V547]" office:value-type="float" office:value="0.708713435247606" calcext:value-type="float">
            <text:p>0.708713435247606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formula="of:=VLOOKUP([.S548];[.$A$3:.$H$39];8;TRUE())" office:value-type="float" office:value="0.799343700764289" calcext:value-type="float">
            <text:p>0.799343700764289</text:p>
          </table:table-cell>
          <table:table-cell table:formula="of:=VLOOKUP([.T548];[.$K$3:.$Q$21];7;TRUE())" office:value-type="float" office:value="0.826574451594016" calcext:value-type="float">
            <text:p>0.826574451594016</text:p>
          </table:table-cell>
          <table:table-cell table:formula="of:=[.U548]*[.V548]" office:value-type="float" office:value="0.660717081094373" calcext:value-type="float">
            <text:p>0.660717081094373</text:p>
          </table:table-cell>
        </table:table-row>
        <table:table-row table:style-name="ro1">
          <table:table-cell table:number-columns-repeated="18"/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formula="of:=VLOOKUP([.S549];[.$A$3:.$H$39];8;TRUE())" office:value-type="float" office:value="0.893976235524736" calcext:value-type="float">
            <text:p>0.893976235524736</text:p>
          </table:table-cell>
          <table:table-cell table:formula="of:=VLOOKUP([.T549];[.$K$3:.$Q$21];7;TRUE())" office:value-type="float" office:value="0.826574451594016" calcext:value-type="float">
            <text:p>0.826574451594016</text:p>
          </table:table-cell>
          <table:table-cell table:formula="of:=[.U549]*[.V549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table:formula="of:=VLOOKUP([.S550];[.$A$3:.$H$39];8;TRUE())" office:value-type="float" office:value="0.893976235524736" calcext:value-type="float">
            <text:p>0.893976235524736</text:p>
          </table:table-cell>
          <table:table-cell table:formula="of:=VLOOKUP([.T550];[.$K$3:.$Q$21];7;TRUE())" office:value-type="float" office:value="0.826574451594016" calcext:value-type="float">
            <text:p>0.826574451594016</text:p>
          </table:table-cell>
          <table:table-cell table:formula="of:=[.U550]*[.V550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VLOOKUP([.S551];[.$A$3:.$H$39];8;TRUE())" office:value-type="float" office:value="0.893976235524736" calcext:value-type="float">
            <text:p>0.893976235524736</text:p>
          </table:table-cell>
          <table:table-cell table:formula="of:=VLOOKUP([.T551];[.$K$3:.$Q$21];7;TRUE())" office:value-type="float" office:value="0.826574451594016" calcext:value-type="float">
            <text:p>0.826574451594016</text:p>
          </table:table-cell>
          <table:table-cell table:formula="of:=[.U551]*[.V551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formula="of:=VLOOKUP([.S552];[.$A$3:.$H$39];8;TRUE())" office:value-type="float" office:value="0.893976235524736" calcext:value-type="float">
            <text:p>0.893976235524736</text:p>
          </table:table-cell>
          <table:table-cell table:formula="of:=VLOOKUP([.T552];[.$K$3:.$Q$21];7;TRUE())" office:value-type="float" office:value="0.826574451594016" calcext:value-type="float">
            <text:p>0.826574451594016</text:p>
          </table:table-cell>
          <table:table-cell table:formula="of:=[.U552]*[.V552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table:number-columns-repeated="2" office:value-type="float" office:value="70" calcext:value-type="float">
            <text:p>70</text:p>
          </table:table-cell>
          <table:table-cell table:formula="of:=VLOOKUP([.S553];[.$A$3:.$H$39];8;TRUE())" office:value-type="float" office:value="0.893976235524736" calcext:value-type="float">
            <text:p>0.893976235524736</text:p>
          </table:table-cell>
          <table:table-cell table:formula="of:=VLOOKUP([.T553];[.$K$3:.$Q$21];7;TRUE())" office:value-type="float" office:value="0.826574451594016" calcext:value-type="float">
            <text:p>0.826574451594016</text:p>
          </table:table-cell>
          <table:table-cell table:formula="of:=[.U553]*[.V553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formula="of:=VLOOKUP([.S554];[.$A$3:.$H$39];8;TRUE())" office:value-type="float" office:value="0.893976235524736" calcext:value-type="float">
            <text:p>0.893976235524736</text:p>
          </table:table-cell>
          <table:table-cell table:formula="of:=VLOOKUP([.T554];[.$K$3:.$Q$21];7;TRUE())" office:value-type="float" office:value="0.826574451594016" calcext:value-type="float">
            <text:p>0.826574451594016</text:p>
          </table:table-cell>
          <table:table-cell table:formula="of:=[.U554]*[.V554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formula="of:=VLOOKUP([.S555];[.$A$3:.$H$39];8;TRUE())" office:value-type="float" office:value="0.857410283950684" calcext:value-type="float">
            <text:p>0.857410283950684</text:p>
          </table:table-cell>
          <table:table-cell table:formula="of:=VLOOKUP([.T555];[.$K$3:.$Q$21];7;TRUE())" office:value-type="float" office:value="0.826574451594016" calcext:value-type="float">
            <text:p>0.826574451594016</text:p>
          </table:table-cell>
          <table:table-cell table:formula="of:=[.U555]*[.V555]" office:value-type="float" office:value="0.708713435247606" calcext:value-type="float">
            <text:p>0.708713435247606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formula="of:=VLOOKUP([.S556];[.$A$3:.$H$39];8;TRUE())" office:value-type="float" office:value="0.799343700764289" calcext:value-type="float">
            <text:p>0.799343700764289</text:p>
          </table:table-cell>
          <table:table-cell table:formula="of:=VLOOKUP([.T556];[.$K$3:.$Q$21];7;TRUE())" office:value-type="float" office:value="0.826574451594016" calcext:value-type="float">
            <text:p>0.826574451594016</text:p>
          </table:table-cell>
          <table:table-cell table:formula="of:=[.U556]*[.V556]" office:value-type="float" office:value="0.660717081094373" calcext:value-type="float">
            <text:p>0.660717081094373</text:p>
          </table:table-cell>
        </table:table-row>
        <table:table-row table:style-name="ro1">
          <table:table-cell table:number-columns-repeated="18"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formula="of:=VLOOKUP([.S557];[.$A$3:.$H$39];8;TRUE())" office:value-type="float" office:value="0.165110412466438" calcext:value-type="float">
            <text:p>0.165110412466438</text:p>
          </table:table-cell>
          <table:table-cell table:formula="of:=VLOOKUP([.T557];[.$K$3:.$Q$21];7;TRUE())" office:value-type="float" office:value="0.826574451594016" calcext:value-type="float">
            <text:p>0.826574451594016</text:p>
          </table:table-cell>
          <table:table-cell table:formula="of:=[.U557]*[.V557]" office:value-type="float" office:value="0.136476048636908" calcext:value-type="float">
            <text:p>0.136476048636908</text:p>
          </table:table-cell>
        </table:table-row>
        <table:table-row table:style-name="ro1">
          <table:table-cell table:number-columns-repeated="18"/>
          <table:table-cell office:value-type="float" office:value="-90" calcext:value-type="float">
            <text:p>-90</text:p>
          </table:table-cell>
          <table:table-cell office:value-type="float" office:value="75" calcext:value-type="float">
            <text:p>75</text:p>
          </table:table-cell>
          <table:table-cell table:formula="of:=VLOOKUP([.S558];[.$A$3:.$H$39];8;TRUE())" office:value-type="float" office:value="0.0346010697214856" calcext:value-type="float">
            <text:p>0.034601069721486</text:p>
          </table:table-cell>
          <table:table-cell table:formula="of:=VLOOKUP([.T558];[.$K$3:.$Q$21];7;TRUE())" office:value-type="float" office:value="0.826574451594016" calcext:value-type="float">
            <text:p>0.826574451594016</text:p>
          </table:table-cell>
          <table:table-cell table:formula="of:=[.U558]*[.V558]" office:value-type="float" office:value="0.0286003602296032" calcext:value-type="float">
            <text:p>0.028600360229603</text:p>
          </table:table-cell>
        </table:table-row>
        <table:table-row table:style-name="ro1">
          <table:table-cell table:number-columns-repeated="18"/>
          <table:table-cell office:value-type="float" office:value="-85" calcext:value-type="float">
            <text:p>-85</text:p>
          </table:table-cell>
          <table:table-cell office:value-type="float" office:value="75" calcext:value-type="float">
            <text:p>75</text:p>
          </table:table-cell>
          <table:table-cell table:formula="of:=VLOOKUP([.S559];[.$A$3:.$H$39];8;TRUE())" office:value-type="float" office:value="0.0677074780602786" calcext:value-type="float">
            <text:p>0.067707478060279</text:p>
          </table:table-cell>
          <table:table-cell table:formula="of:=VLOOKUP([.T559];[.$K$3:.$Q$21];7;TRUE())" office:value-type="float" office:value="0.826574451594016" calcext:value-type="float">
            <text:p>0.826574451594016</text:p>
          </table:table-cell>
          <table:table-cell table:formula="of:=[.U559]*[.V559]" office:value-type="float" office:value="0.0559652715464887" calcext:value-type="float">
            <text:p>0.055965271546489</text:p>
          </table:table-cell>
        </table:table-row>
        <table:table-row table:style-name="ro1">
          <table:table-cell table:number-columns-repeated="18"/>
          <table:table-cell office:value-type="float" office:value="-80" calcext:value-type="float">
            <text:p>-80</text:p>
          </table:table-cell>
          <table:table-cell office:value-type="float" office:value="75" calcext:value-type="float">
            <text:p>75</text:p>
          </table:table-cell>
          <table:table-cell table:formula="of:=VLOOKUP([.S560];[.$A$3:.$H$39];8;TRUE())" office:value-type="float" office:value="0.112357067216326" calcext:value-type="float">
            <text:p>0.112357067216326</text:p>
          </table:table-cell>
          <table:table-cell table:formula="of:=VLOOKUP([.T560];[.$K$3:.$Q$21];7;TRUE())" office:value-type="float" office:value="0.826574451594016" calcext:value-type="float">
            <text:p>0.826574451594016</text:p>
          </table:table-cell>
          <table:table-cell table:formula="of:=[.U560]*[.V560]" office:value-type="float" office:value="0.0928714812170469" calcext:value-type="float">
            <text:p>0.092871481217047</text:p>
          </table:table-cell>
        </table:table-row>
        <table:table-row table:style-name="ro1">
          <table:table-cell table:number-columns-repeated="18"/>
          <table:table-cell office:value-type="float" office:value="-75" calcext:value-type="float">
            <text:p>-75</text:p>
          </table:table-cell>
          <table:table-cell office:value-type="float" office:value="75" calcext:value-type="float">
            <text:p>75</text:p>
          </table:table-cell>
          <table:table-cell table:formula="of:=VLOOKUP([.S561];[.$A$3:.$H$39];8;TRUE())" office:value-type="float" office:value="0.161584756739862" calcext:value-type="float">
            <text:p>0.161584756739862</text:p>
          </table:table-cell>
          <table:table-cell table:formula="of:=VLOOKUP([.T561];[.$K$3:.$Q$21];7;TRUE())" office:value-type="float" office:value="0.826574451594016" calcext:value-type="float">
            <text:p>0.826574451594016</text:p>
          </table:table-cell>
          <table:table-cell table:formula="of:=[.U561]*[.V561]" office:value-type="float" office:value="0.133561831688204" calcext:value-type="float">
            <text:p>0.133561831688204</text:p>
          </table:table-cell>
        </table:table-row>
        <table:table-row table:style-name="ro1">
          <table:table-cell table:number-columns-repeated="18"/>
          <table:table-cell office:value-type="float" office:value="-70" calcext:value-type="float">
            <text:p>-70</text:p>
          </table:table-cell>
          <table:table-cell office:value-type="float" office:value="75" calcext:value-type="float">
            <text:p>75</text:p>
          </table:table-cell>
          <table:table-cell table:formula="of:=VLOOKUP([.S562];[.$A$3:.$H$39];8;TRUE())" office:value-type="float" office:value="0.225105399972883" calcext:value-type="float">
            <text:p>0.225105399972883</text:p>
          </table:table-cell>
          <table:table-cell table:formula="of:=VLOOKUP([.T562];[.$K$3:.$Q$21];7;TRUE())" office:value-type="float" office:value="0.826574451594016" calcext:value-type="float">
            <text:p>0.826574451594016</text:p>
          </table:table-cell>
          <table:table-cell table:formula="of:=[.U562]*[.V562]" office:value-type="float" office:value="0.186066372533438" calcext:value-type="float">
            <text:p>0.186066372533438</text:p>
          </table:table-cell>
        </table:table-row>
        <table:table-row table:style-name="ro1">
          <table:table-cell table:number-columns-repeated="18"/>
          <table:table-cell office:value-type="float" office:value="-65" calcext:value-type="float">
            <text:p>-65</text:p>
          </table:table-cell>
          <table:table-cell office:value-type="float" office:value="75" calcext:value-type="float">
            <text:p>75</text:p>
          </table:table-cell>
          <table:table-cell table:formula="of:=VLOOKUP([.S563];[.$A$3:.$H$39];8;TRUE())" office:value-type="float" office:value="0.304403226269396" calcext:value-type="float">
            <text:p>0.304403226269396</text:p>
          </table:table-cell>
          <table:table-cell table:formula="of:=VLOOKUP([.T563];[.$K$3:.$Q$21];7;TRUE())" office:value-type="float" office:value="0.826574451594016" calcext:value-type="float">
            <text:p>0.826574451594016</text:p>
          </table:table-cell>
          <table:table-cell table:formula="of:=[.U563]*[.V563]" office:value-type="float" office:value="0.251611929817075" calcext:value-type="float">
            <text:p>0.251611929817075</text:p>
          </table:table-cell>
        </table:table-row>
        <table:table-row table:style-name="ro1">
          <table:table-cell table:number-columns-repeated="18"/>
          <table:table-cell office:value-type="float" office:value="-60" calcext:value-type="float">
            <text:p>-60</text:p>
          </table:table-cell>
          <table:table-cell office:value-type="float" office:value="75" calcext:value-type="float">
            <text:p>75</text:p>
          </table:table-cell>
          <table:table-cell table:formula="of:=VLOOKUP([.S564];[.$A$3:.$H$39];8;TRUE())" office:value-type="float" office:value="0.386909324610451" calcext:value-type="float">
            <text:p>0.386909324610451</text:p>
          </table:table-cell>
          <table:table-cell table:formula="of:=VLOOKUP([.T564];[.$K$3:.$Q$21];7;TRUE())" office:value-type="float" office:value="0.826574451594016" calcext:value-type="float">
            <text:p>0.826574451594016</text:p>
          </table:table-cell>
          <table:table-cell table:formula="of:=[.U564]*[.V564]" office:value-type="float" office:value="0.319809362806495" calcext:value-type="float">
            <text:p>0.319809362806495</text:p>
          </table:table-cell>
        </table:table-row>
        <table:table-row table:style-name="ro1">
          <table:table-cell table:number-columns-repeated="18"/>
          <table:table-cell office:value-type="float" office:value="-55" calcext:value-type="float">
            <text:p>-55</text:p>
          </table:table-cell>
          <table:table-cell office:value-type="float" office:value="75" calcext:value-type="float">
            <text:p>75</text:p>
          </table:table-cell>
          <table:table-cell table:formula="of:=VLOOKUP([.S565];[.$A$3:.$H$39];8;TRUE())" office:value-type="float" office:value="0.466576591963033" calcext:value-type="float">
            <text:p>0.466576591963033</text:p>
          </table:table-cell>
          <table:table-cell table:formula="of:=VLOOKUP([.T565];[.$K$3:.$Q$21];7;TRUE())" office:value-type="float" office:value="0.826574451594016" calcext:value-type="float">
            <text:p>0.826574451594016</text:p>
          </table:table-cell>
          <table:table-cell table:formula="of:=[.U565]*[.V565]" office:value-type="float" office:value="0.385660290628449" calcext:value-type="float">
            <text:p>0.385660290628449</text:p>
          </table:table-cell>
        </table:table-row>
        <table:table-row table:style-name="ro1">
          <table:table-cell table:number-columns-repeated="18"/>
          <table:table-cell office:value-type="float" office:value="-50" calcext:value-type="float">
            <text:p>-50</text:p>
          </table:table-cell>
          <table:table-cell office:value-type="float" office:value="75" calcext:value-type="float">
            <text:p>75</text:p>
          </table:table-cell>
          <table:table-cell table:formula="of:=VLOOKUP([.S566];[.$A$3:.$H$39];8;TRUE())" office:value-type="float" office:value="0.550290714741635" calcext:value-type="float">
            <text:p>0.550290714741635</text:p>
          </table:table-cell>
          <table:table-cell table:formula="of:=VLOOKUP([.T566];[.$K$3:.$Q$21];7;TRUE())" office:value-type="float" office:value="0.826574451594016" calcext:value-type="float">
            <text:p>0.826574451594016</text:p>
          </table:table-cell>
          <table:table-cell table:formula="of:=[.U566]*[.V566]" office:value-type="float" office:value="0.454856245754847" calcext:value-type="float">
            <text:p>0.454856245754847</text:p>
          </table:table-cell>
        </table:table-row>
        <table:table-row table:style-name="ro1">
          <table:table-cell table:number-columns-repeated="18"/>
          <table:table-cell office:value-type="float" office:value="-85" calcext:value-type="float">
            <text:p>-85</text:p>
          </table:table-cell>
          <table:table-cell office:value-type="float" office:value="75" calcext:value-type="float">
            <text:p>75</text:p>
          </table:table-cell>
          <table:table-cell table:formula="of:=VLOOKUP([.S567];[.$A$3:.$H$39];8;TRUE())" office:value-type="float" office:value="0.0677074780602786" calcext:value-type="float">
            <text:p>0.067707478060279</text:p>
          </table:table-cell>
          <table:table-cell table:formula="of:=VLOOKUP([.T567];[.$K$3:.$Q$21];7;TRUE())" office:value-type="float" office:value="0.826574451594016" calcext:value-type="float">
            <text:p>0.826574451594016</text:p>
          </table:table-cell>
          <table:table-cell table:formula="of:=[.U567]*[.V567]" office:value-type="float" office:value="0.0559652715464887" calcext:value-type="float">
            <text:p>0.055965271546489</text:p>
          </table:table-cell>
        </table:table-row>
        <table:table-row table:style-name="ro1">
          <table:table-cell table:number-columns-repeated="18"/>
          <table:table-cell office:value-type="float" office:value="-80" calcext:value-type="float">
            <text:p>-80</text:p>
          </table:table-cell>
          <table:table-cell office:value-type="float" office:value="75" calcext:value-type="float">
            <text:p>75</text:p>
          </table:table-cell>
          <table:table-cell table:formula="of:=VLOOKUP([.S568];[.$A$3:.$H$39];8;TRUE())" office:value-type="float" office:value="0.112357067216326" calcext:value-type="float">
            <text:p>0.112357067216326</text:p>
          </table:table-cell>
          <table:table-cell table:formula="of:=VLOOKUP([.T568];[.$K$3:.$Q$21];7;TRUE())" office:value-type="float" office:value="0.826574451594016" calcext:value-type="float">
            <text:p>0.826574451594016</text:p>
          </table:table-cell>
          <table:table-cell table:formula="of:=[.U568]*[.V568]" office:value-type="float" office:value="0.0928714812170469" calcext:value-type="float">
            <text:p>0.092871481217047</text:p>
          </table:table-cell>
        </table:table-row>
        <table:table-row table:style-name="ro1">
          <table:table-cell table:number-columns-repeated="18"/>
          <table:table-cell office:value-type="float" office:value="-35" calcext:value-type="float">
            <text:p>-35</text:p>
          </table:table-cell>
          <table:table-cell office:value-type="float" office:value="75" calcext:value-type="float">
            <text:p>75</text:p>
          </table:table-cell>
          <table:table-cell table:formula="of:=VLOOKUP([.S569];[.$A$3:.$H$39];8;TRUE())" office:value-type="float" office:value="0.818999380549014" calcext:value-type="float">
            <text:p>0.818999380549014</text:p>
          </table:table-cell>
          <table:table-cell table:formula="of:=VLOOKUP([.T569];[.$K$3:.$Q$21];7;TRUE())" office:value-type="float" office:value="0.826574451594016" calcext:value-type="float">
            <text:p>0.826574451594016</text:p>
          </table:table-cell>
          <table:table-cell table:formula="of:=[.U569]*[.V569]" office:value-type="float" office:value="0.67696396383314" calcext:value-type="float">
            <text:p>0.67696396383314</text:p>
          </table:table-cell>
        </table:table-row>
        <table:table-row table:style-name="ro1">
          <table:table-cell table:number-columns-repeated="18"/>
          <table:table-cell office:value-type="float" office:value="-30" calcext:value-type="float">
            <text:p>-30</text:p>
          </table:table-cell>
          <table:table-cell office:value-type="float" office:value="75" calcext:value-type="float">
            <text:p>75</text:p>
          </table:table-cell>
          <table:table-cell table:formula="of:=VLOOKUP([.S570];[.$A$3:.$H$39];8;TRUE())" office:value-type="float" office:value="0.800745484766012" calcext:value-type="float">
            <text:p>0.800745484766012</text:p>
          </table:table-cell>
          <table:table-cell table:formula="of:=VLOOKUP([.T570];[.$K$3:.$Q$21];7;TRUE())" office:value-type="float" office:value="0.826574451594016" calcext:value-type="float">
            <text:p>0.826574451594016</text:p>
          </table:table-cell>
          <table:table-cell table:formula="of:=[.U570]*[.V570]" office:value-type="float" office:value="0.661875759936851" calcext:value-type="float">
            <text:p>0.661875759936851</text:p>
          </table:table-cell>
        </table:table-row>
        <table:table-row table:style-name="ro1">
          <table:table-cell table:number-columns-repeated="18"/>
          <table:table-cell office:value-type="float" office:value="-25" calcext:value-type="float">
            <text:p>-25</text:p>
          </table:table-cell>
          <table:table-cell office:value-type="float" office:value="75" calcext:value-type="float">
            <text:p>75</text:p>
          </table:table-cell>
          <table:table-cell table:formula="of:=VLOOKUP([.S571];[.$A$3:.$H$39];8;TRUE())" office:value-type="float" office:value="0.851158951954114" calcext:value-type="float">
            <text:p>0.851158951954114</text:p>
          </table:table-cell>
          <table:table-cell table:formula="of:=VLOOKUP([.T571];[.$K$3:.$Q$21];7;TRUE())" office:value-type="float" office:value="0.826574451594016" calcext:value-type="float">
            <text:p>0.826574451594016</text:p>
          </table:table-cell>
          <table:table-cell table:formula="of:=[.U571]*[.V571]" office:value-type="float" office:value="0.703546243930809" calcext:value-type="float">
            <text:p>0.703546243930809</text:p>
          </table:table-cell>
        </table:table-row>
        <table:table-row table:style-name="ro1">
          <table:table-cell table:number-columns-repeated="18"/>
          <table:table-cell office:value-type="float" office:value="-20" calcext:value-type="float">
            <text:p>-20</text:p>
          </table:table-cell>
          <table:table-cell office:value-type="float" office:value="75" calcext:value-type="float">
            <text:p>75</text:p>
          </table:table-cell>
          <table:table-cell table:formula="of:=VLOOKUP([.S572];[.$A$3:.$H$39];8;TRUE())" office:value-type="float" office:value="0.895040298713808" calcext:value-type="float">
            <text:p>0.895040298713808</text:p>
          </table:table-cell>
          <table:table-cell table:formula="of:=VLOOKUP([.T572];[.$K$3:.$Q$21];7;TRUE())" office:value-type="float" office:value="0.826574451594016" calcext:value-type="float">
            <text:p>0.826574451594016</text:p>
          </table:table-cell>
          <table:table-cell table:formula="of:=[.U572]*[.V572]" office:value-type="float" office:value="0.73981744406391" calcext:value-type="float">
            <text:p>0.73981744406391</text:p>
          </table:table-cell>
        </table:table-row>
        <table:table-row table:style-name="ro1">
          <table:table-cell table:number-columns-repeated="18"/>
          <table:table-cell office:value-type="float" office:value="-15" calcext:value-type="float">
            <text:p>-15</text:p>
          </table:table-cell>
          <table:table-cell office:value-type="float" office:value="75" calcext:value-type="float">
            <text:p>75</text:p>
          </table:table-cell>
          <table:table-cell table:formula="of:=VLOOKUP([.S573];[.$A$3:.$H$39];8;TRUE())" office:value-type="float" office:value="0.932133741343311" calcext:value-type="float">
            <text:p>0.932133741343311</text:p>
          </table:table-cell>
          <table:table-cell table:formula="of:=VLOOKUP([.T573];[.$K$3:.$Q$21];7;TRUE())" office:value-type="float" office:value="0.826574451594016" calcext:value-type="float">
            <text:p>0.826574451594016</text:p>
          </table:table-cell>
          <table:table-cell table:formula="of:=[.U573]*[.V573]" office:value-type="float" office:value="0.770477936063126" calcext:value-type="float">
            <text:p>0.770477936063126</text:p>
          </table:table-cell>
        </table:table-row>
        <table:table-row table:style-name="ro1">
          <table:table-cell table:number-columns-repeated="18"/>
          <table:table-cell office:value-type="float" office:value="-10" calcext:value-type="float">
            <text:p>-10</text:p>
          </table:table-cell>
          <table:table-cell office:value-type="float" office:value="75" calcext:value-type="float">
            <text:p>75</text:p>
          </table:table-cell>
          <table:table-cell table:formula="of:=VLOOKUP([.S574];[.$A$3:.$H$39];8;TRUE())" office:value-type="float" office:value="0.962152026281059" calcext:value-type="float">
            <text:p>0.962152026281059</text:p>
          </table:table-cell>
          <table:table-cell table:formula="of:=VLOOKUP([.T574];[.$K$3:.$Q$21];7;TRUE())" office:value-type="float" office:value="0.826574451594016" calcext:value-type="float">
            <text:p>0.826574451594016</text:p>
          </table:table-cell>
          <table:table-cell table:formula="of:=[.U574]*[.V574]" office:value-type="float" office:value="0.795290283473338" calcext:value-type="float">
            <text:p>0.795290283473338</text:p>
          </table:table-cell>
        </table:table-row>
        <table:table-row table:style-name="ro1">
          <table:table-cell table:number-columns-repeated="18"/>
          <table:table-cell office:value-type="float" office:value="-5" calcext:value-type="float">
            <text:p>-5</text:p>
          </table:table-cell>
          <table:table-cell office:value-type="float" office:value="75" calcext:value-type="float">
            <text:p>75</text:p>
          </table:table-cell>
          <table:table-cell table:formula="of:=VLOOKUP([.S575];[.$A$3:.$H$39];8;TRUE())" office:value-type="float" office:value="0.9848199370654" calcext:value-type="float">
            <text:p>0.9848199370654</text:p>
          </table:table-cell>
          <table:table-cell table:formula="of:=VLOOKUP([.T575];[.$K$3:.$Q$21];7;TRUE())" office:value-type="float" office:value="0.826574451594016" calcext:value-type="float">
            <text:p>0.826574451594016</text:p>
          </table:table-cell>
          <table:table-cell table:formula="of:=[.U575]*[.V575]" office:value-type="float" office:value="0.814026999398687" calcext:value-type="float">
            <text:p>0.814026999398687</text:p>
          </table:table-cell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VLOOKUP([.S576];[.$A$3:.$H$39];8;TRUE())" office:value-type="float" office:value="1" calcext:value-type="float">
            <text:p>1</text:p>
          </table:table-cell>
          <table:table-cell table:formula="of:=VLOOKUP([.T576];[.$K$3:.$Q$21];7;TRUE())" office:value-type="float" office:value="0.826574451594016" calcext:value-type="float">
            <text:p>0.826574451594016</text:p>
          </table:table-cell>
          <table:table-cell table:formula="of:=[.U576]*[.V576]" office:value-type="float" office:value="0.826574451594016" calcext:value-type="float">
            <text:p>0.826574451594016</text:p>
          </table:table-cell>
        </table:table-row>
        <table:table-row table:style-name="ro1">
          <table:table-cell table:number-columns-repeated="18"/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formula="of:=VLOOKUP([.S577];[.$A$3:.$H$39];8;TRUE())" office:value-type="float" office:value="1.00754566404742" calcext:value-type="float">
            <text:p>1.00754566404742</text:p>
          </table:table-cell>
          <table:table-cell table:formula="of:=VLOOKUP([.T577];[.$K$3:.$Q$21];7;TRUE())" office:value-type="float" office:value="0.826574451594016" calcext:value-type="float">
            <text:p>0.826574451594016</text:p>
          </table:table-cell>
          <table:table-cell table:formula="of:=[.U577]*[.V577]" office:value-type="float" office:value="0.832811504715928" calcext:value-type="float">
            <text:p>0.832811504715928</text:p>
          </table:table-cell>
        </table:table-row>
        <table:table-row table:style-name="ro1">
          <table:table-cell table:number-columns-repeated="18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formula="of:=VLOOKUP([.S578];[.$A$3:.$H$39];8;TRUE())" office:value-type="float" office:value="1.00744692694194" calcext:value-type="float">
            <text:p>1.00744692694194</text:p>
          </table:table-cell>
          <table:table-cell table:formula="of:=VLOOKUP([.T578];[.$K$3:.$Q$21];7;TRUE())" office:value-type="float" office:value="0.826574451594016" calcext:value-type="float">
            <text:p>0.826574451594016</text:p>
          </table:table-cell>
          <table:table-cell table:formula="of:=[.U578]*[.V578]" office:value-type="float" office:value="0.832729891147111" calcext:value-type="float">
            <text:p>0.832729891147111</text:p>
          </table:table-cell>
        </table:table-row>
        <table:table-row table:style-name="ro1">
          <table:table-cell table:number-columns-repeated="18"/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VLOOKUP([.S579];[.$A$3:.$H$39];8;TRUE())" office:value-type="float" office:value="0.999679718220796" calcext:value-type="float">
            <text:p>0.999679718220796</text:p>
          </table:table-cell>
          <table:table-cell table:formula="of:=VLOOKUP([.T579];[.$K$3:.$Q$21];7;TRUE())" office:value-type="float" office:value="0.826574451594016" calcext:value-type="float">
            <text:p>0.826574451594016</text:p>
          </table:table-cell>
          <table:table-cell table:formula="of:=[.U579]*[.V579]" office:value-type="float" office:value="0.826309714858015" calcext:value-type="float">
            <text:p>0.826309714858015</text:p>
          </table:table-cell>
        </table:table-row>
        <table:table-row table:style-name="ro1">
          <table:table-cell table:number-columns-repeated="18"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table:formula="of:=VLOOKUP([.S580];[.$A$3:.$H$39];8;TRUE())" office:value-type="float" office:value="0.984346386866864" calcext:value-type="float">
            <text:p>0.984346386866864</text:p>
          </table:table-cell>
          <table:table-cell table:formula="of:=VLOOKUP([.T580];[.$K$3:.$Q$21];7;TRUE())" office:value-type="float" office:value="0.826574451594016" calcext:value-type="float">
            <text:p>0.826574451594016</text:p>
          </table:table-cell>
          <table:table-cell table:formula="of:=[.U580]*[.V580]" office:value-type="float" office:value="0.813635574903029" calcext:value-type="float">
            <text:p>0.813635574903029</text:p>
          </table:table-cell>
        </table:table-row>
        <table:table-row table:style-name="ro1">
          <table:table-cell table:number-columns-repeated="18"/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formula="of:=VLOOKUP([.S581];[.$A$3:.$H$39];8;TRUE())" office:value-type="float" office:value="0.961476201606161" calcext:value-type="float">
            <text:p>0.961476201606161</text:p>
          </table:table-cell>
          <table:table-cell table:formula="of:=VLOOKUP([.T581];[.$K$3:.$Q$21];7;TRUE())" office:value-type="float" office:value="0.826574451594016" calcext:value-type="float">
            <text:p>0.826574451594016</text:p>
          </table:table-cell>
          <table:table-cell table:formula="of:=[.U581]*[.V581]" office:value-type="float" office:value="0.794731664063311" calcext:value-type="float">
            <text:p>0.794731664063311</text:p>
          </table:table-cell>
        </table:table-row>
        <table:table-row table:style-name="ro1">
          <table:table-cell table:number-columns-repeated="18"/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VLOOKUP([.S582];[.$A$3:.$H$39];8;TRUE())" office:value-type="float" office:value="0.931286671077667" calcext:value-type="float">
            <text:p>0.931286671077667</text:p>
          </table:table-cell>
          <table:table-cell table:formula="of:=VLOOKUP([.T582];[.$K$3:.$Q$21];7;TRUE())" office:value-type="float" office:value="0.826574451594016" calcext:value-type="float">
            <text:p>0.826574451594016</text:p>
          </table:table-cell>
          <table:table-cell table:formula="of:=[.U582]*[.V582]" office:value-type="float" office:value="0.769777769422839" calcext:value-type="float">
            <text:p>0.769777769422839</text:p>
          </table:table-cell>
        </table:table-row>
        <table:table-row table:style-name="ro1">
          <table:table-cell table:number-columns-repeated="18"/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VLOOKUP([.S583];[.$A$3:.$H$39];8;TRUE())" office:value-type="float" office:value="0.893976235524736" calcext:value-type="float">
            <text:p>0.893976235524736</text:p>
          </table:table-cell>
          <table:table-cell table:formula="of:=VLOOKUP([.T583];[.$K$3:.$Q$21];7;TRUE())" office:value-type="float" office:value="0.826574451594016" calcext:value-type="float">
            <text:p>0.826574451594016</text:p>
          </table:table-cell>
          <table:table-cell table:formula="of:=[.U583]*[.V583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formula="of:=VLOOKUP([.S584];[.$A$3:.$H$39];8;TRUE())" office:value-type="float" office:value="0.857410283950684" calcext:value-type="float">
            <text:p>0.857410283950684</text:p>
          </table:table-cell>
          <table:table-cell table:formula="of:=VLOOKUP([.T584];[.$K$3:.$Q$21];7;TRUE())" office:value-type="float" office:value="0.826574451594016" calcext:value-type="float">
            <text:p>0.826574451594016</text:p>
          </table:table-cell>
          <table:table-cell table:formula="of:=[.U584]*[.V584]" office:value-type="float" office:value="0.708713435247606" calcext:value-type="float">
            <text:p>0.708713435247606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formula="of:=VLOOKUP([.S585];[.$A$3:.$H$39];8;TRUE())" office:value-type="float" office:value="0.799343700764289" calcext:value-type="float">
            <text:p>0.799343700764289</text:p>
          </table:table-cell>
          <table:table-cell table:formula="of:=VLOOKUP([.T585];[.$K$3:.$Q$21];7;TRUE())" office:value-type="float" office:value="0.826574451594016" calcext:value-type="float">
            <text:p>0.826574451594016</text:p>
          </table:table-cell>
          <table:table-cell table:formula="of:=[.U585]*[.V585]" office:value-type="float" office:value="0.660717081094373" calcext:value-type="float">
            <text:p>0.660717081094373</text:p>
          </table:table-cell>
        </table:table-row>
        <table:table-row table:style-name="ro1">
          <table:table-cell table:number-columns-repeated="18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formula="of:=VLOOKUP([.S586];[.$A$3:.$H$39];8;TRUE())" office:value-type="float" office:value="0.893976235524736" calcext:value-type="float">
            <text:p>0.893976235524736</text:p>
          </table:table-cell>
          <table:table-cell table:formula="of:=VLOOKUP([.T586];[.$K$3:.$Q$21];7;TRUE())" office:value-type="float" office:value="0.826574451594016" calcext:value-type="float">
            <text:p>0.826574451594016</text:p>
          </table:table-cell>
          <table:table-cell table:formula="of:=[.U586]*[.V586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formula="of:=VLOOKUP([.S587];[.$A$3:.$H$39];8;TRUE())" office:value-type="float" office:value="0.893976235524736" calcext:value-type="float">
            <text:p>0.893976235524736</text:p>
          </table:table-cell>
          <table:table-cell table:formula="of:=VLOOKUP([.T587];[.$K$3:.$Q$21];7;TRUE())" office:value-type="float" office:value="0.826574451594016" calcext:value-type="float">
            <text:p>0.826574451594016</text:p>
          </table:table-cell>
          <table:table-cell table:formula="of:=[.U587]*[.V587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formula="of:=VLOOKUP([.S588];[.$A$3:.$H$39];8;TRUE())" office:value-type="float" office:value="0.893976235524736" calcext:value-type="float">
            <text:p>0.893976235524736</text:p>
          </table:table-cell>
          <table:table-cell table:formula="of:=VLOOKUP([.T588];[.$K$3:.$Q$21];7;TRUE())" office:value-type="float" office:value="0.826574451594016" calcext:value-type="float">
            <text:p>0.826574451594016</text:p>
          </table:table-cell>
          <table:table-cell table:formula="of:=[.U588]*[.V588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formula="of:=VLOOKUP([.S589];[.$A$3:.$H$39];8;TRUE())" office:value-type="float" office:value="0.893976235524736" calcext:value-type="float">
            <text:p>0.893976235524736</text:p>
          </table:table-cell>
          <table:table-cell table:formula="of:=VLOOKUP([.T589];[.$K$3:.$Q$21];7;TRUE())" office:value-type="float" office:value="0.826574451594016" calcext:value-type="float">
            <text:p>0.826574451594016</text:p>
          </table:table-cell>
          <table:table-cell table:formula="of:=[.U589]*[.V589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formula="of:=VLOOKUP([.S590];[.$A$3:.$H$39];8;TRUE())" office:value-type="float" office:value="0.893976235524736" calcext:value-type="float">
            <text:p>0.893976235524736</text:p>
          </table:table-cell>
          <table:table-cell table:formula="of:=VLOOKUP([.T590];[.$K$3:.$Q$21];7;TRUE())" office:value-type="float" office:value="0.826574451594016" calcext:value-type="float">
            <text:p>0.826574451594016</text:p>
          </table:table-cell>
          <table:table-cell table:formula="of:=[.U590]*[.V590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table:number-columns-repeated="2" office:value-type="float" office:value="75" calcext:value-type="float">
            <text:p>75</text:p>
          </table:table-cell>
          <table:table-cell table:formula="of:=VLOOKUP([.S591];[.$A$3:.$H$39];8;TRUE())" office:value-type="float" office:value="0.893976235524736" calcext:value-type="float">
            <text:p>0.893976235524736</text:p>
          </table:table-cell>
          <table:table-cell table:formula="of:=VLOOKUP([.T591];[.$K$3:.$Q$21];7;TRUE())" office:value-type="float" office:value="0.826574451594016" calcext:value-type="float">
            <text:p>0.826574451594016</text:p>
          </table:table-cell>
          <table:table-cell table:formula="of:=[.U591]*[.V591]" office:value-type="float" office:value="0.738937916616942" calcext:value-type="float">
            <text:p>0.738937916616942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formula="of:=VLOOKUP([.S592];[.$A$3:.$H$39];8;TRUE())" office:value-type="float" office:value="0.857410283950684" calcext:value-type="float">
            <text:p>0.857410283950684</text:p>
          </table:table-cell>
          <table:table-cell table:formula="of:=VLOOKUP([.T592];[.$K$3:.$Q$21];7;TRUE())" office:value-type="float" office:value="0.826574451594016" calcext:value-type="float">
            <text:p>0.826574451594016</text:p>
          </table:table-cell>
          <table:table-cell table:formula="of:=[.U592]*[.V592]" office:value-type="float" office:value="0.708713435247606" calcext:value-type="float">
            <text:p>0.708713435247606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formula="of:=VLOOKUP([.S593];[.$A$3:.$H$39];8;TRUE())" office:value-type="float" office:value="0.799343700764289" calcext:value-type="float">
            <text:p>0.799343700764289</text:p>
          </table:table-cell>
          <table:table-cell table:formula="of:=VLOOKUP([.T593];[.$K$3:.$Q$21];7;TRUE())" office:value-type="float" office:value="0.826574451594016" calcext:value-type="float">
            <text:p>0.826574451594016</text:p>
          </table:table-cell>
          <table:table-cell table:formula="of:=[.U593]*[.V593]" office:value-type="float" office:value="0.660717081094373" calcext:value-type="float">
            <text:p>0.660717081094373</text:p>
          </table:table-cell>
        </table:table-row>
        <table:table-row table:style-name="ro1">
          <table:table-cell table:number-columns-repeated="18"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formula="of:=VLOOKUP([.S594];[.$A$3:.$H$39];8;TRUE())" office:value-type="float" office:value="0.165110412466438" calcext:value-type="float">
            <text:p>0.165110412466438</text:p>
          </table:table-cell>
          <table:table-cell table:formula="of:=VLOOKUP([.T594];[.$K$3:.$Q$21];7;TRUE())" office:value-type="float" office:value="0.826574451594016" calcext:value-type="float">
            <text:p>0.826574451594016</text:p>
          </table:table-cell>
          <table:table-cell table:formula="of:=[.U594]*[.V594]" office:value-type="float" office:value="0.136476048636908" calcext:value-type="float">
            <text:p>0.136476048636908</text:p>
          </table:table-cell>
        </table:table-row>
        <table:table-row table:style-name="ro1">
          <table:table-cell table:number-columns-repeated="18"/>
          <table:table-cell office:value-type="float" office:value="-90" calcext:value-type="float">
            <text:p>-90</text:p>
          </table:table-cell>
          <table:table-cell office:value-type="float" office:value="80" calcext:value-type="float">
            <text:p>80</text:p>
          </table:table-cell>
          <table:table-cell table:formula="of:=VLOOKUP([.S595];[.$A$3:.$H$39];8;TRUE())" office:value-type="float" office:value="0.0346010697214856" calcext:value-type="float">
            <text:p>0.034601069721486</text:p>
          </table:table-cell>
          <table:table-cell table:formula="of:=VLOOKUP([.T595];[.$K$3:.$Q$21];7;TRUE())" office:value-type="float" office:value="0.76599730344671" calcext:value-type="float">
            <text:p>0.76599730344671</text:p>
          </table:table-cell>
          <table:table-cell table:formula="of:=[.U595]*[.V595]" office:value-type="float" office:value="0.0265043261030296" calcext:value-type="float">
            <text:p>0.02650432610303</text:p>
          </table:table-cell>
        </table:table-row>
        <table:table-row table:style-name="ro1">
          <table:table-cell table:number-columns-repeated="18"/>
          <table:table-cell office:value-type="float" office:value="-85" calcext:value-type="float">
            <text:p>-85</text:p>
          </table:table-cell>
          <table:table-cell office:value-type="float" office:value="80" calcext:value-type="float">
            <text:p>80</text:p>
          </table:table-cell>
          <table:table-cell table:formula="of:=VLOOKUP([.S596];[.$A$3:.$H$39];8;TRUE())" office:value-type="float" office:value="0.0677074780602786" calcext:value-type="float">
            <text:p>0.067707478060279</text:p>
          </table:table-cell>
          <table:table-cell table:formula="of:=VLOOKUP([.T596];[.$K$3:.$Q$21];7;TRUE())" office:value-type="float" office:value="0.76599730344671" calcext:value-type="float">
            <text:p>0.76599730344671</text:p>
          </table:table-cell>
          <table:table-cell table:formula="of:=[.U596]*[.V596]" office:value-type="float" office:value="0.0518637456173508" calcext:value-type="float">
            <text:p>0.051863745617351</text:p>
          </table:table-cell>
        </table:table-row>
        <table:table-row table:style-name="ro1">
          <table:table-cell table:number-columns-repeated="18"/>
          <table:table-cell office:value-type="float" office:value="-80" calcext:value-type="float">
            <text:p>-80</text:p>
          </table:table-cell>
          <table:table-cell office:value-type="float" office:value="80" calcext:value-type="float">
            <text:p>80</text:p>
          </table:table-cell>
          <table:table-cell table:formula="of:=VLOOKUP([.S597];[.$A$3:.$H$39];8;TRUE())" office:value-type="float" office:value="0.112357067216326" calcext:value-type="float">
            <text:p>0.112357067216326</text:p>
          </table:table-cell>
          <table:table-cell table:formula="of:=VLOOKUP([.T597];[.$K$3:.$Q$21];7;TRUE())" office:value-type="float" office:value="0.76599730344671" calcext:value-type="float">
            <text:p>0.76599730344671</text:p>
          </table:table-cell>
          <table:table-cell table:formula="of:=[.U597]*[.V597]" office:value-type="float" office:value="0.0860652105108867" calcext:value-type="float">
            <text:p>0.086065210510887</text:p>
          </table:table-cell>
        </table:table-row>
        <table:table-row table:style-name="ro1">
          <table:table-cell table:number-columns-repeated="18"/>
          <table:table-cell office:value-type="float" office:value="-75" calcext:value-type="float">
            <text:p>-75</text:p>
          </table:table-cell>
          <table:table-cell office:value-type="float" office:value="80" calcext:value-type="float">
            <text:p>80</text:p>
          </table:table-cell>
          <table:table-cell table:formula="of:=VLOOKUP([.S598];[.$A$3:.$H$39];8;TRUE())" office:value-type="float" office:value="0.161584756739862" calcext:value-type="float">
            <text:p>0.161584756739862</text:p>
          </table:table-cell>
          <table:table-cell table:formula="of:=VLOOKUP([.T598];[.$K$3:.$Q$21];7;TRUE())" office:value-type="float" office:value="0.76599730344671" calcext:value-type="float">
            <text:p>0.76599730344671</text:p>
          </table:table-cell>
          <table:table-cell table:formula="of:=[.U598]*[.V598]" office:value-type="float" office:value="0.123773487940827" calcext:value-type="float">
            <text:p>0.123773487940827</text:p>
          </table:table-cell>
        </table:table-row>
        <table:table-row table:style-name="ro1">
          <table:table-cell table:number-columns-repeated="18"/>
          <table:table-cell office:value-type="float" office:value="-70" calcext:value-type="float">
            <text:p>-70</text:p>
          </table:table-cell>
          <table:table-cell office:value-type="float" office:value="80" calcext:value-type="float">
            <text:p>80</text:p>
          </table:table-cell>
          <table:table-cell table:formula="of:=VLOOKUP([.S599];[.$A$3:.$H$39];8;TRUE())" office:value-type="float" office:value="0.225105399972883" calcext:value-type="float">
            <text:p>0.225105399972883</text:p>
          </table:table-cell>
          <table:table-cell table:formula="of:=VLOOKUP([.T599];[.$K$3:.$Q$21];7;TRUE())" office:value-type="float" office:value="0.76599730344671" calcext:value-type="float">
            <text:p>0.76599730344671</text:p>
          </table:table-cell>
          <table:table-cell table:formula="of:=[.U599]*[.V599]" office:value-type="float" office:value="0.172430129370522" calcext:value-type="float">
            <text:p>0.172430129370522</text:p>
          </table:table-cell>
        </table:table-row>
        <table:table-row table:style-name="ro1">
          <table:table-cell table:number-columns-repeated="18"/>
          <table:table-cell office:value-type="float" office:value="-65" calcext:value-type="float">
            <text:p>-65</text:p>
          </table:table-cell>
          <table:table-cell office:value-type="float" office:value="80" calcext:value-type="float">
            <text:p>80</text:p>
          </table:table-cell>
          <table:table-cell table:formula="of:=VLOOKUP([.S600];[.$A$3:.$H$39];8;TRUE())" office:value-type="float" office:value="0.304403226269396" calcext:value-type="float">
            <text:p>0.304403226269396</text:p>
          </table:table-cell>
          <table:table-cell table:formula="of:=VLOOKUP([.T600];[.$K$3:.$Q$21];7;TRUE())" office:value-type="float" office:value="0.76599730344671" calcext:value-type="float">
            <text:p>0.76599730344671</text:p>
          </table:table-cell>
          <table:table-cell table:formula="of:=[.U600]*[.V600]" office:value-type="float" office:value="0.233172050482836" calcext:value-type="float">
            <text:p>0.233172050482836</text:p>
          </table:table-cell>
        </table:table-row>
        <table:table-row table:style-name="ro1">
          <table:table-cell table:number-columns-repeated="18"/>
          <table:table-cell office:value-type="float" office:value="-60" calcext:value-type="float">
            <text:p>-60</text:p>
          </table:table-cell>
          <table:table-cell office:value-type="float" office:value="80" calcext:value-type="float">
            <text:p>80</text:p>
          </table:table-cell>
          <table:table-cell table:formula="of:=VLOOKUP([.S601];[.$A$3:.$H$39];8;TRUE())" office:value-type="float" office:value="0.386909324610451" calcext:value-type="float">
            <text:p>0.386909324610451</text:p>
          </table:table-cell>
          <table:table-cell table:formula="of:=VLOOKUP([.T601];[.$K$3:.$Q$21];7;TRUE())" office:value-type="float" office:value="0.76599730344671" calcext:value-type="float">
            <text:p>0.76599730344671</text:p>
          </table:table-cell>
          <table:table-cell table:formula="of:=[.U601]*[.V601]" office:value-type="float" office:value="0.296371499329993" calcext:value-type="float">
            <text:p>0.296371499329993</text:p>
          </table:table-cell>
        </table:table-row>
        <table:table-row table:style-name="ro1">
          <table:table-cell table:number-columns-repeated="18"/>
          <table:table-cell office:value-type="float" office:value="-55" calcext:value-type="float">
            <text:p>-55</text:p>
          </table:table-cell>
          <table:table-cell office:value-type="float" office:value="80" calcext:value-type="float">
            <text:p>80</text:p>
          </table:table-cell>
          <table:table-cell table:formula="of:=VLOOKUP([.S602];[.$A$3:.$H$39];8;TRUE())" office:value-type="float" office:value="0.466576591963033" calcext:value-type="float">
            <text:p>0.466576591963033</text:p>
          </table:table-cell>
          <table:table-cell table:formula="of:=VLOOKUP([.T602];[.$K$3:.$Q$21];7;TRUE())" office:value-type="float" office:value="0.76599730344671" calcext:value-type="float">
            <text:p>0.76599730344671</text:p>
          </table:table-cell>
          <table:table-cell table:formula="of:=[.U602]*[.V602]" office:value-type="float" office:value="0.35739641129504" calcext:value-type="float">
            <text:p>0.35739641129504</text:p>
          </table:table-cell>
        </table:table-row>
        <table:table-row table:style-name="ro1">
          <table:table-cell table:number-columns-repeated="18"/>
          <table:table-cell office:value-type="float" office:value="-50" calcext:value-type="float">
            <text:p>-50</text:p>
          </table:table-cell>
          <table:table-cell office:value-type="float" office:value="80" calcext:value-type="float">
            <text:p>80</text:p>
          </table:table-cell>
          <table:table-cell table:formula="of:=VLOOKUP([.S603];[.$A$3:.$H$39];8;TRUE())" office:value-type="float" office:value="0.550290714741635" calcext:value-type="float">
            <text:p>0.550290714741635</text:p>
          </table:table-cell>
          <table:table-cell table:formula="of:=VLOOKUP([.T603];[.$K$3:.$Q$21];7;TRUE())" office:value-type="float" office:value="0.76599730344671" calcext:value-type="float">
            <text:p>0.76599730344671</text:p>
          </table:table-cell>
          <table:table-cell table:formula="of:=[.U603]*[.V603]" office:value-type="float" office:value="0.421521203603856" calcext:value-type="float">
            <text:p>0.421521203603856</text:p>
          </table:table-cell>
        </table:table-row>
        <table:table-row table:style-name="ro1">
          <table:table-cell table:number-columns-repeated="18"/>
          <table:table-cell office:value-type="float" office:value="-85" calcext:value-type="float">
            <text:p>-85</text:p>
          </table:table-cell>
          <table:table-cell office:value-type="float" office:value="80" calcext:value-type="float">
            <text:p>80</text:p>
          </table:table-cell>
          <table:table-cell table:formula="of:=VLOOKUP([.S604];[.$A$3:.$H$39];8;TRUE())" office:value-type="float" office:value="0.0677074780602786" calcext:value-type="float">
            <text:p>0.067707478060279</text:p>
          </table:table-cell>
          <table:table-cell table:formula="of:=VLOOKUP([.T604];[.$K$3:.$Q$21];7;TRUE())" office:value-type="float" office:value="0.76599730344671" calcext:value-type="float">
            <text:p>0.76599730344671</text:p>
          </table:table-cell>
          <table:table-cell table:formula="of:=[.U604]*[.V604]" office:value-type="float" office:value="0.0518637456173508" calcext:value-type="float">
            <text:p>0.051863745617351</text:p>
          </table:table-cell>
        </table:table-row>
        <table:table-row table:style-name="ro1">
          <table:table-cell table:number-columns-repeated="18"/>
          <table:table-cell office:value-type="float" office:value="-80" calcext:value-type="float">
            <text:p>-80</text:p>
          </table:table-cell>
          <table:table-cell office:value-type="float" office:value="80" calcext:value-type="float">
            <text:p>80</text:p>
          </table:table-cell>
          <table:table-cell table:formula="of:=VLOOKUP([.S605];[.$A$3:.$H$39];8;TRUE())" office:value-type="float" office:value="0.112357067216326" calcext:value-type="float">
            <text:p>0.112357067216326</text:p>
          </table:table-cell>
          <table:table-cell table:formula="of:=VLOOKUP([.T605];[.$K$3:.$Q$21];7;TRUE())" office:value-type="float" office:value="0.76599730344671" calcext:value-type="float">
            <text:p>0.76599730344671</text:p>
          </table:table-cell>
          <table:table-cell table:formula="of:=[.U605]*[.V605]" office:value-type="float" office:value="0.0860652105108867" calcext:value-type="float">
            <text:p>0.086065210510887</text:p>
          </table:table-cell>
        </table:table-row>
        <table:table-row table:style-name="ro1">
          <table:table-cell table:number-columns-repeated="18"/>
          <table:table-cell office:value-type="float" office:value="-35" calcext:value-type="float">
            <text:p>-35</text:p>
          </table:table-cell>
          <table:table-cell office:value-type="float" office:value="80" calcext:value-type="float">
            <text:p>80</text:p>
          </table:table-cell>
          <table:table-cell table:formula="of:=VLOOKUP([.S606];[.$A$3:.$H$39];8;TRUE())" office:value-type="float" office:value="0.818999380549014" calcext:value-type="float">
            <text:p>0.818999380549014</text:p>
          </table:table-cell>
          <table:table-cell table:formula="of:=VLOOKUP([.T606];[.$K$3:.$Q$21];7;TRUE())" office:value-type="float" office:value="0.76599730344671" calcext:value-type="float">
            <text:p>0.76599730344671</text:p>
          </table:table-cell>
          <table:table-cell table:formula="of:=[.U606]*[.V606]" office:value-type="float" office:value="0.627351317025071" calcext:value-type="float">
            <text:p>0.627351317025071</text:p>
          </table:table-cell>
        </table:table-row>
        <table:table-row table:style-name="ro1">
          <table:table-cell table:number-columns-repeated="18"/>
          <table:table-cell office:value-type="float" office:value="-30" calcext:value-type="float">
            <text:p>-30</text:p>
          </table:table-cell>
          <table:table-cell office:value-type="float" office:value="80" calcext:value-type="float">
            <text:p>80</text:p>
          </table:table-cell>
          <table:table-cell table:formula="of:=VLOOKUP([.S607];[.$A$3:.$H$39];8;TRUE())" office:value-type="float" office:value="0.800745484766012" calcext:value-type="float">
            <text:p>0.800745484766012</text:p>
          </table:table-cell>
          <table:table-cell table:formula="of:=VLOOKUP([.T607];[.$K$3:.$Q$21];7;TRUE())" office:value-type="float" office:value="0.76599730344671" calcext:value-type="float">
            <text:p>0.76599730344671</text:p>
          </table:table-cell>
          <table:table-cell table:formula="of:=[.U607]*[.V607]" office:value-type="float" office:value="0.613368882077894" calcext:value-type="float">
            <text:p>0.613368882077894</text:p>
          </table:table-cell>
        </table:table-row>
        <table:table-row table:style-name="ro1">
          <table:table-cell table:number-columns-repeated="18"/>
          <table:table-cell office:value-type="float" office:value="-25" calcext:value-type="float">
            <text:p>-25</text:p>
          </table:table-cell>
          <table:table-cell office:value-type="float" office:value="80" calcext:value-type="float">
            <text:p>80</text:p>
          </table:table-cell>
          <table:table-cell table:formula="of:=VLOOKUP([.S608];[.$A$3:.$H$39];8;TRUE())" office:value-type="float" office:value="0.851158951954114" calcext:value-type="float">
            <text:p>0.851158951954114</text:p>
          </table:table-cell>
          <table:table-cell table:formula="of:=VLOOKUP([.T608];[.$K$3:.$Q$21];7;TRUE())" office:value-type="float" office:value="0.76599730344671" calcext:value-type="float">
            <text:p>0.76599730344671</text:p>
          </table:table-cell>
          <table:table-cell table:formula="of:=[.U608]*[.V608]" office:value-type="float" office:value="0.651985462001379" calcext:value-type="float">
            <text:p>0.651985462001379</text:p>
          </table:table-cell>
        </table:table-row>
        <table:table-row table:style-name="ro1">
          <table:table-cell table:number-columns-repeated="18"/>
          <table:table-cell office:value-type="float" office:value="-20" calcext:value-type="float">
            <text:p>-20</text:p>
          </table:table-cell>
          <table:table-cell office:value-type="float" office:value="80" calcext:value-type="float">
            <text:p>80</text:p>
          </table:table-cell>
          <table:table-cell table:formula="of:=VLOOKUP([.S609];[.$A$3:.$H$39];8;TRUE())" office:value-type="float" office:value="0.895040298713808" calcext:value-type="float">
            <text:p>0.895040298713808</text:p>
          </table:table-cell>
          <table:table-cell table:formula="of:=VLOOKUP([.T609];[.$K$3:.$Q$21];7;TRUE())" office:value-type="float" office:value="0.76599730344671" calcext:value-type="float">
            <text:p>0.76599730344671</text:p>
          </table:table-cell>
          <table:table-cell table:formula="of:=[.U609]*[.V609]" office:value-type="float" office:value="0.685598455290915" calcext:value-type="float">
            <text:p>0.685598455290915</text:p>
          </table:table-cell>
        </table:table-row>
        <table:table-row table:style-name="ro1">
          <table:table-cell table:number-columns-repeated="18"/>
          <table:table-cell office:value-type="float" office:value="-15" calcext:value-type="float">
            <text:p>-15</text:p>
          </table:table-cell>
          <table:table-cell office:value-type="float" office:value="80" calcext:value-type="float">
            <text:p>80</text:p>
          </table:table-cell>
          <table:table-cell table:formula="of:=VLOOKUP([.S610];[.$A$3:.$H$39];8;TRUE())" office:value-type="float" office:value="0.932133741343311" calcext:value-type="float">
            <text:p>0.932133741343311</text:p>
          </table:table-cell>
          <table:table-cell table:formula="of:=VLOOKUP([.T610];[.$K$3:.$Q$21];7;TRUE())" office:value-type="float" office:value="0.76599730344671" calcext:value-type="float">
            <text:p>0.76599730344671</text:p>
          </table:table-cell>
          <table:table-cell table:formula="of:=[.U610]*[.V610]" office:value-type="float" office:value="0.714011932320669" calcext:value-type="float">
            <text:p>0.714011932320669</text:p>
          </table:table-cell>
        </table:table-row>
        <table:table-row table:style-name="ro1">
          <table:table-cell table:number-columns-repeated="18"/>
          <table:table-cell office:value-type="float" office:value="-10" calcext:value-type="float">
            <text:p>-10</text:p>
          </table:table-cell>
          <table:table-cell office:value-type="float" office:value="80" calcext:value-type="float">
            <text:p>80</text:p>
          </table:table-cell>
          <table:table-cell table:formula="of:=VLOOKUP([.S611];[.$A$3:.$H$39];8;TRUE())" office:value-type="float" office:value="0.962152026281059" calcext:value-type="float">
            <text:p>0.962152026281059</text:p>
          </table:table-cell>
          <table:table-cell table:formula="of:=VLOOKUP([.T611];[.$K$3:.$Q$21];7;TRUE())" office:value-type="float" office:value="0.76599730344671" calcext:value-type="float">
            <text:p>0.76599730344671</text:p>
          </table:table-cell>
          <table:table-cell table:formula="of:=[.U611]*[.V611]" office:value-type="float" office:value="0.73700585763708" calcext:value-type="float">
            <text:p>0.73700585763708</text:p>
          </table:table-cell>
        </table:table-row>
        <table:table-row table:style-name="ro1">
          <table:table-cell table:number-columns-repeated="18"/>
          <table:table-cell office:value-type="float" office:value="-5" calcext:value-type="float">
            <text:p>-5</text:p>
          </table:table-cell>
          <table:table-cell office:value-type="float" office:value="80" calcext:value-type="float">
            <text:p>80</text:p>
          </table:table-cell>
          <table:table-cell table:formula="of:=VLOOKUP([.S612];[.$A$3:.$H$39];8;TRUE())" office:value-type="float" office:value="0.9848199370654" calcext:value-type="float">
            <text:p>0.9848199370654</text:p>
          </table:table-cell>
          <table:table-cell table:formula="of:=VLOOKUP([.T612];[.$K$3:.$Q$21];7;TRUE())" office:value-type="float" office:value="0.76599730344671" calcext:value-type="float">
            <text:p>0.76599730344671</text:p>
          </table:table-cell>
          <table:table-cell table:formula="of:=[.U612]*[.V612]" office:value-type="float" office:value="0.754369416172656" calcext:value-type="float">
            <text:p>0.754369416172656</text:p>
          </table:table-cell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VLOOKUP([.S613];[.$A$3:.$H$39];8;TRUE())" office:value-type="float" office:value="1" calcext:value-type="float">
            <text:p>1</text:p>
          </table:table-cell>
          <table:table-cell table:formula="of:=VLOOKUP([.T613];[.$K$3:.$Q$21];7;TRUE())" office:value-type="float" office:value="0.76599730344671" calcext:value-type="float">
            <text:p>0.76599730344671</text:p>
          </table:table-cell>
          <table:table-cell table:formula="of:=[.U613]*[.V613]" office:value-type="float" office:value="0.76599730344671" calcext:value-type="float">
            <text:p>0.76599730344671</text:p>
          </table:table-cell>
        </table:table-row>
        <table:table-row table:style-name="ro1">
          <table:table-cell table:number-columns-repeated="18"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VLOOKUP([.S614];[.$A$3:.$H$39];8;TRUE())" office:value-type="float" office:value="1.00754566404742" calcext:value-type="float">
            <text:p>1.00754566404742</text:p>
          </table:table-cell>
          <table:table-cell table:formula="of:=VLOOKUP([.T614];[.$K$3:.$Q$21];7;TRUE())" office:value-type="float" office:value="0.76599730344671" calcext:value-type="float">
            <text:p>0.76599730344671</text:p>
          </table:table-cell>
          <table:table-cell table:formula="of:=[.U614]*[.V614]" office:value-type="float" office:value="0.771777261759751" calcext:value-type="float">
            <text:p>0.771777261759751</text:p>
          </table:table-cell>
        </table:table-row>
        <table:table-row table:style-name="ro1">
          <table:table-cell table:number-columns-repeated="18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formula="of:=VLOOKUP([.S615];[.$A$3:.$H$39];8;TRUE())" office:value-type="float" office:value="1.00744692694194" calcext:value-type="float">
            <text:p>1.00744692694194</text:p>
          </table:table-cell>
          <table:table-cell table:formula="of:=VLOOKUP([.T615];[.$K$3:.$Q$21];7;TRUE())" office:value-type="float" office:value="0.76599730344671" calcext:value-type="float">
            <text:p>0.76599730344671</text:p>
          </table:table-cell>
          <table:table-cell table:formula="of:=[.U615]*[.V615]" office:value-type="float" office:value="0.771701629403201" calcext:value-type="float">
            <text:p>0.771701629403201</text:p>
          </table:table-cell>
        </table:table-row>
        <table:table-row table:style-name="ro1">
          <table:table-cell table:number-columns-repeated="18"/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formula="of:=VLOOKUP([.S616];[.$A$3:.$H$39];8;TRUE())" office:value-type="float" office:value="0.999679718220796" calcext:value-type="float">
            <text:p>0.999679718220796</text:p>
          </table:table-cell>
          <table:table-cell table:formula="of:=VLOOKUP([.T616];[.$K$3:.$Q$21];7;TRUE())" office:value-type="float" office:value="0.76599730344671" calcext:value-type="float">
            <text:p>0.76599730344671</text:p>
          </table:table-cell>
          <table:table-cell table:formula="of:=[.U616]*[.V616]" office:value-type="float" office:value="0.765751968467497" calcext:value-type="float">
            <text:p>0.765751968467497</text:p>
          </table:table-cell>
        </table:table-row>
        <table:table-row table:style-name="ro1">
          <table:table-cell table:number-columns-repeated="18"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VLOOKUP([.S617];[.$A$3:.$H$39];8;TRUE())" office:value-type="float" office:value="0.984346386866864" calcext:value-type="float">
            <text:p>0.984346386866864</text:p>
          </table:table-cell>
          <table:table-cell table:formula="of:=VLOOKUP([.T617];[.$K$3:.$Q$21];7;TRUE())" office:value-type="float" office:value="0.76599730344671" calcext:value-type="float">
            <text:p>0.76599730344671</text:p>
          </table:table-cell>
          <table:table-cell table:formula="of:=[.U617]*[.V617]" office:value-type="float" office:value="0.75400667799753" calcext:value-type="float">
            <text:p>0.75400667799753</text:p>
          </table:table-cell>
        </table:table-row>
        <table:table-row table:style-name="ro1">
          <table:table-cell table:number-columns-repeated="18"/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VLOOKUP([.S618];[.$A$3:.$H$39];8;TRUE())" office:value-type="float" office:value="0.961476201606161" calcext:value-type="float">
            <text:p>0.961476201606161</text:p>
          </table:table-cell>
          <table:table-cell table:formula="of:=VLOOKUP([.T618];[.$K$3:.$Q$21];7;TRUE())" office:value-type="float" office:value="0.76599730344671" calcext:value-type="float">
            <text:p>0.76599730344671</text:p>
          </table:table-cell>
          <table:table-cell table:formula="of:=[.U618]*[.V618]" office:value-type="float" office:value="0.736488177758505" calcext:value-type="float">
            <text:p>0.736488177758505</text:p>
          </table:table-cell>
        </table:table-row>
        <table:table-row table:style-name="ro1">
          <table:table-cell table:number-columns-repeated="18"/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VLOOKUP([.S619];[.$A$3:.$H$39];8;TRUE())" office:value-type="float" office:value="0.931286671077667" calcext:value-type="float">
            <text:p>0.931286671077667</text:p>
          </table:table-cell>
          <table:table-cell table:formula="of:=VLOOKUP([.T619];[.$K$3:.$Q$21];7;TRUE())" office:value-type="float" office:value="0.76599730344671" calcext:value-type="float">
            <text:p>0.76599730344671</text:p>
          </table:table-cell>
          <table:table-cell table:formula="of:=[.U619]*[.V619]" office:value-type="float" office:value="0.713363078781356" calcext:value-type="float">
            <text:p>0.713363078781356</text:p>
          </table:table-cell>
        </table:table-row>
        <table:table-row table:style-name="ro1">
          <table:table-cell table:number-columns-repeated="18"/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VLOOKUP([.S620];[.$A$3:.$H$39];8;TRUE())" office:value-type="float" office:value="0.893976235524736" calcext:value-type="float">
            <text:p>0.893976235524736</text:p>
          </table:table-cell>
          <table:table-cell table:formula="of:=VLOOKUP([.T620];[.$K$3:.$Q$21];7;TRUE())" office:value-type="float" office:value="0.76599730344671" calcext:value-type="float">
            <text:p>0.76599730344671</text:p>
          </table:table-cell>
          <table:table-cell table:formula="of:=[.U620]*[.V620]" office:value-type="float" office:value="0.684783385757389" calcext:value-type="float">
            <text:p>0.684783385757389</text:p>
          </table:table-cell>
        </table:table-row>
        <table:table-row table:style-name="ro1">
          <table:table-cell table:number-columns-repeated="18"/>
          <table:table-cell table:number-columns-repeated="2" office:value-type="float" office:value="80" calcext:value-type="float">
            <text:p>80</text:p>
          </table:table-cell>
          <table:table-cell table:formula="of:=VLOOKUP([.S621];[.$A$3:.$H$39];8;TRUE())" office:value-type="float" office:value="0.857410283950684" calcext:value-type="float">
            <text:p>0.857410283950684</text:p>
          </table:table-cell>
          <table:table-cell table:formula="of:=VLOOKUP([.T621];[.$K$3:.$Q$21];7;TRUE())" office:value-type="float" office:value="0.76599730344671" calcext:value-type="float">
            <text:p>0.76599730344671</text:p>
          </table:table-cell>
          <table:table-cell table:formula="of:=[.U621]*[.V621]" office:value-type="float" office:value="0.656773965453702" calcext:value-type="float">
            <text:p>0.656773965453702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formula="of:=VLOOKUP([.S622];[.$A$3:.$H$39];8;TRUE())" office:value-type="float" office:value="0.799343700764289" calcext:value-type="float">
            <text:p>0.799343700764289</text:p>
          </table:table-cell>
          <table:table-cell table:formula="of:=VLOOKUP([.T622];[.$K$3:.$Q$21];7;TRUE())" office:value-type="float" office:value="0.76599730344671" calcext:value-type="float">
            <text:p>0.76599730344671</text:p>
          </table:table-cell>
          <table:table-cell table:formula="of:=[.U622]*[.V622]" office:value-type="float" office:value="0.612295119312559" calcext:value-type="float">
            <text:p>0.612295119312559</text:p>
          </table:table-cell>
        </table:table-row>
        <table:table-row table:style-name="ro1">
          <table:table-cell table:number-columns-repeated="18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formula="of:=VLOOKUP([.S623];[.$A$3:.$H$39];8;TRUE())" office:value-type="float" office:value="0.893976235524736" calcext:value-type="float">
            <text:p>0.893976235524736</text:p>
          </table:table-cell>
          <table:table-cell table:formula="of:=VLOOKUP([.T623];[.$K$3:.$Q$21];7;TRUE())" office:value-type="float" office:value="0.76599730344671" calcext:value-type="float">
            <text:p>0.76599730344671</text:p>
          </table:table-cell>
          <table:table-cell table:formula="of:=[.U623]*[.V623]" office:value-type="float" office:value="0.684783385757389" calcext:value-type="float">
            <text:p>0.684783385757389</text:p>
          </table:table-cell>
        </table:table-row>
        <table:table-row table:style-name="ro1">
          <table:table-cell table:number-columns-repeated="18"/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table:formula="of:=VLOOKUP([.S624];[.$A$3:.$H$39];8;TRUE())" office:value-type="float" office:value="0.893976235524736" calcext:value-type="float">
            <text:p>0.893976235524736</text:p>
          </table:table-cell>
          <table:table-cell table:formula="of:=VLOOKUP([.T624];[.$K$3:.$Q$21];7;TRUE())" office:value-type="float" office:value="0.76599730344671" calcext:value-type="float">
            <text:p>0.76599730344671</text:p>
          </table:table-cell>
          <table:table-cell table:formula="of:=[.U624]*[.V624]" office:value-type="float" office:value="0.684783385757389" calcext:value-type="float">
            <text:p>0.684783385757389</text:p>
          </table:table-cell>
        </table:table-row>
        <table:table-row table:style-name="ro1">
          <table:table-cell table:number-columns-repeated="18"/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formula="of:=VLOOKUP([.S625];[.$A$3:.$H$39];8;TRUE())" office:value-type="float" office:value="0.893976235524736" calcext:value-type="float">
            <text:p>0.893976235524736</text:p>
          </table:table-cell>
          <table:table-cell table:formula="of:=VLOOKUP([.T625];[.$K$3:.$Q$21];7;TRUE())" office:value-type="float" office:value="0.76599730344671" calcext:value-type="float">
            <text:p>0.76599730344671</text:p>
          </table:table-cell>
          <table:table-cell table:formula="of:=[.U625]*[.V625]" office:value-type="float" office:value="0.684783385757389" calcext:value-type="float">
            <text:p>0.684783385757389</text:p>
          </table:table-cell>
        </table:table-row>
        <table:table-row table:style-name="ro1">
          <table:table-cell table:number-columns-repeated="18"/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VLOOKUP([.S626];[.$A$3:.$H$39];8;TRUE())" office:value-type="float" office:value="0.893976235524736" calcext:value-type="float">
            <text:p>0.893976235524736</text:p>
          </table:table-cell>
          <table:table-cell table:formula="of:=VLOOKUP([.T626];[.$K$3:.$Q$21];7;TRUE())" office:value-type="float" office:value="0.76599730344671" calcext:value-type="float">
            <text:p>0.76599730344671</text:p>
          </table:table-cell>
          <table:table-cell table:formula="of:=[.U626]*[.V626]" office:value-type="float" office:value="0.684783385757389" calcext:value-type="float">
            <text:p>0.684783385757389</text:p>
          </table:table-cell>
        </table:table-row>
        <table:table-row table:style-name="ro1">
          <table:table-cell table:number-columns-repeated="18"/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formula="of:=VLOOKUP([.S627];[.$A$3:.$H$39];8;TRUE())" office:value-type="float" office:value="0.893976235524736" calcext:value-type="float">
            <text:p>0.893976235524736</text:p>
          </table:table-cell>
          <table:table-cell table:formula="of:=VLOOKUP([.T627];[.$K$3:.$Q$21];7;TRUE())" office:value-type="float" office:value="0.76599730344671" calcext:value-type="float">
            <text:p>0.76599730344671</text:p>
          </table:table-cell>
          <table:table-cell table:formula="of:=[.U627]*[.V627]" office:value-type="float" office:value="0.684783385757389" calcext:value-type="float">
            <text:p>0.684783385757389</text:p>
          </table:table-cell>
        </table:table-row>
        <table:table-row table:style-name="ro1">
          <table:table-cell table:number-columns-repeated="18"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formula="of:=VLOOKUP([.S628];[.$A$3:.$H$39];8;TRUE())" office:value-type="float" office:value="0.893976235524736" calcext:value-type="float">
            <text:p>0.893976235524736</text:p>
          </table:table-cell>
          <table:table-cell table:formula="of:=VLOOKUP([.T628];[.$K$3:.$Q$21];7;TRUE())" office:value-type="float" office:value="0.76599730344671" calcext:value-type="float">
            <text:p>0.76599730344671</text:p>
          </table:table-cell>
          <table:table-cell table:formula="of:=[.U628]*[.V628]" office:value-type="float" office:value="0.684783385757389" calcext:value-type="float">
            <text:p>0.684783385757389</text:p>
          </table:table-cell>
        </table:table-row>
        <table:table-row table:style-name="ro1">
          <table:table-cell table:number-columns-repeated="18"/>
          <table:table-cell table:number-columns-repeated="2" office:value-type="float" office:value="80" calcext:value-type="float">
            <text:p>80</text:p>
          </table:table-cell>
          <table:table-cell table:formula="of:=VLOOKUP([.S629];[.$A$3:.$H$39];8;TRUE())" office:value-type="float" office:value="0.857410283950684" calcext:value-type="float">
            <text:p>0.857410283950684</text:p>
          </table:table-cell>
          <table:table-cell table:formula="of:=VLOOKUP([.T629];[.$K$3:.$Q$21];7;TRUE())" office:value-type="float" office:value="0.76599730344671" calcext:value-type="float">
            <text:p>0.76599730344671</text:p>
          </table:table-cell>
          <table:table-cell table:formula="of:=[.U629]*[.V629]" office:value-type="float" office:value="0.656773965453702" calcext:value-type="float">
            <text:p>0.656773965453702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formula="of:=VLOOKUP([.S630];[.$A$3:.$H$39];8;TRUE())" office:value-type="float" office:value="0.799343700764289" calcext:value-type="float">
            <text:p>0.799343700764289</text:p>
          </table:table-cell>
          <table:table-cell table:formula="of:=VLOOKUP([.T630];[.$K$3:.$Q$21];7;TRUE())" office:value-type="float" office:value="0.76599730344671" calcext:value-type="float">
            <text:p>0.76599730344671</text:p>
          </table:table-cell>
          <table:table-cell table:formula="of:=[.U630]*[.V630]" office:value-type="float" office:value="0.612295119312559" calcext:value-type="float">
            <text:p>0.612295119312559</text:p>
          </table:table-cell>
        </table:table-row>
        <table:table-row table:style-name="ro1">
          <table:table-cell table:number-columns-repeated="18"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formula="of:=VLOOKUP([.S631];[.$A$3:.$H$39];8;TRUE())" office:value-type="float" office:value="0.165110412466438" calcext:value-type="float">
            <text:p>0.165110412466438</text:p>
          </table:table-cell>
          <table:table-cell table:formula="of:=VLOOKUP([.T631];[.$K$3:.$Q$21];7;TRUE())" office:value-type="float" office:value="0.76599730344671" calcext:value-type="float">
            <text:p>0.76599730344671</text:p>
          </table:table-cell>
          <table:table-cell table:formula="of:=[.U631]*[.V631]" office:value-type="float" office:value="0.126474130720266" calcext:value-type="float">
            <text:p>0.126474130720266</text:p>
          </table:table-cell>
        </table:table-row>
        <table:table-row table:style-name="ro1">
          <table:table-cell table:number-columns-repeated="18"/>
          <table:table-cell office:value-type="float" office:value="-90" calcext:value-type="float">
            <text:p>-90</text:p>
          </table:table-cell>
          <table:table-cell office:value-type="float" office:value="85" calcext:value-type="float">
            <text:p>85</text:p>
          </table:table-cell>
          <table:table-cell table:formula="of:=VLOOKUP([.S632];[.$A$3:.$H$39];8;TRUE())" office:value-type="float" office:value="0.0346010697214856" calcext:value-type="float">
            <text:p>0.034601069721486</text:p>
          </table:table-cell>
          <table:table-cell table:formula="of:=VLOOKUP([.T632];[.$K$3:.$Q$21];7;TRUE())" office:value-type="float" office:value="0.70706450498913" calcext:value-type="float">
            <text:p>0.70706450498913</text:p>
          </table:table-cell>
          <table:table-cell table:formula="of:=[.U632]*[.V632]" office:value-type="float" office:value="0.0244651882347166" calcext:value-type="float">
            <text:p>0.024465188234717</text:p>
          </table:table-cell>
        </table:table-row>
        <table:table-row table:style-name="ro1">
          <table:table-cell table:number-columns-repeated="18"/>
          <table:table-cell office:value-type="float" office:value="-85" calcext:value-type="float">
            <text:p>-85</text:p>
          </table:table-cell>
          <table:table-cell office:value-type="float" office:value="85" calcext:value-type="float">
            <text:p>85</text:p>
          </table:table-cell>
          <table:table-cell table:formula="of:=VLOOKUP([.S633];[.$A$3:.$H$39];8;TRUE())" office:value-type="float" office:value="0.0677074780602786" calcext:value-type="float">
            <text:p>0.067707478060279</text:p>
          </table:table-cell>
          <table:table-cell table:formula="of:=VLOOKUP([.T633];[.$K$3:.$Q$21];7;TRUE())" office:value-type="float" office:value="0.70706450498913" calcext:value-type="float">
            <text:p>0.70706450498913</text:p>
          </table:table-cell>
          <table:table-cell table:formula="of:=[.U633]*[.V633]" office:value-type="float" office:value="0.0478735544587533" calcext:value-type="float">
            <text:p>0.047873554458753</text:p>
          </table:table-cell>
        </table:table-row>
        <table:table-row table:style-name="ro1">
          <table:table-cell table:number-columns-repeated="18"/>
          <table:table-cell office:value-type="float" office:value="-80" calcext:value-type="float">
            <text:p>-80</text:p>
          </table:table-cell>
          <table:table-cell office:value-type="float" office:value="85" calcext:value-type="float">
            <text:p>85</text:p>
          </table:table-cell>
          <table:table-cell table:formula="of:=VLOOKUP([.S634];[.$A$3:.$H$39];8;TRUE())" office:value-type="float" office:value="0.112357067216326" calcext:value-type="float">
            <text:p>0.112357067216326</text:p>
          </table:table-cell>
          <table:table-cell table:formula="of:=VLOOKUP([.T634];[.$K$3:.$Q$21];7;TRUE())" office:value-type="float" office:value="0.70706450498913" calcext:value-type="float">
            <text:p>0.70706450498913</text:p>
          </table:table-cell>
          <table:table-cell table:formula="of:=[.U634]*[.V634]" office:value-type="float" office:value="0.0794436941133422" calcext:value-type="float">
            <text:p>0.079443694113342</text:p>
          </table:table-cell>
        </table:table-row>
        <table:table-row table:style-name="ro1">
          <table:table-cell table:number-columns-repeated="18"/>
          <table:table-cell office:value-type="float" office:value="-75" calcext:value-type="float">
            <text:p>-75</text:p>
          </table:table-cell>
          <table:table-cell office:value-type="float" office:value="85" calcext:value-type="float">
            <text:p>85</text:p>
          </table:table-cell>
          <table:table-cell table:formula="of:=VLOOKUP([.S635];[.$A$3:.$H$39];8;TRUE())" office:value-type="float" office:value="0.161584756739862" calcext:value-type="float">
            <text:p>0.161584756739862</text:p>
          </table:table-cell>
          <table:table-cell table:formula="of:=VLOOKUP([.T635];[.$K$3:.$Q$21];7;TRUE())" office:value-type="float" office:value="0.70706450498913" calcext:value-type="float">
            <text:p>0.70706450498913</text:p>
          </table:table-cell>
          <table:table-cell table:formula="of:=[.U635]*[.V635]" office:value-type="float" office:value="0.114250846038059" calcext:value-type="float">
            <text:p>0.114250846038059</text:p>
          </table:table-cell>
        </table:table-row>
        <table:table-row table:style-name="ro1">
          <table:table-cell table:number-columns-repeated="18"/>
          <table:table-cell office:value-type="float" office:value="-70" calcext:value-type="float">
            <text:p>-70</text:p>
          </table:table-cell>
          <table:table-cell office:value-type="float" office:value="85" calcext:value-type="float">
            <text:p>85</text:p>
          </table:table-cell>
          <table:table-cell table:formula="of:=VLOOKUP([.S636];[.$A$3:.$H$39];8;TRUE())" office:value-type="float" office:value="0.225105399972883" calcext:value-type="float">
            <text:p>0.225105399972883</text:p>
          </table:table-cell>
          <table:table-cell table:formula="of:=VLOOKUP([.T636];[.$K$3:.$Q$21];7;TRUE())" office:value-type="float" office:value="0.70706450498913" calcext:value-type="float">
            <text:p>0.70706450498913</text:p>
          </table:table-cell>
          <table:table-cell table:formula="of:=[.U636]*[.V636]" office:value-type="float" office:value="0.159164038202207" calcext:value-type="float">
            <text:p>0.159164038202207</text:p>
          </table:table-cell>
        </table:table-row>
        <table:table-row table:style-name="ro1">
          <table:table-cell table:number-columns-repeated="18"/>
          <table:table-cell office:value-type="float" office:value="-65" calcext:value-type="float">
            <text:p>-65</text:p>
          </table:table-cell>
          <table:table-cell office:value-type="float" office:value="85" calcext:value-type="float">
            <text:p>85</text:p>
          </table:table-cell>
          <table:table-cell table:formula="of:=VLOOKUP([.S637];[.$A$3:.$H$39];8;TRUE())" office:value-type="float" office:value="0.304403226269396" calcext:value-type="float">
            <text:p>0.304403226269396</text:p>
          </table:table-cell>
          <table:table-cell table:formula="of:=VLOOKUP([.T637];[.$K$3:.$Q$21];7;TRUE())" office:value-type="float" office:value="0.70706450498913" calcext:value-type="float">
            <text:p>0.70706450498913</text:p>
          </table:table-cell>
          <table:table-cell table:formula="of:=[.U637]*[.V637]" office:value-type="float" office:value="0.215232716499265" calcext:value-type="float">
            <text:p>0.215232716499265</text:p>
          </table:table-cell>
        </table:table-row>
        <table:table-row table:style-name="ro1">
          <table:table-cell table:number-columns-repeated="18"/>
          <table:table-cell office:value-type="float" office:value="-60" calcext:value-type="float">
            <text:p>-60</text:p>
          </table:table-cell>
          <table:table-cell office:value-type="float" office:value="85" calcext:value-type="float">
            <text:p>85</text:p>
          </table:table-cell>
          <table:table-cell table:formula="of:=VLOOKUP([.S638];[.$A$3:.$H$39];8;TRUE())" office:value-type="float" office:value="0.386909324610451" calcext:value-type="float">
            <text:p>0.386909324610451</text:p>
          </table:table-cell>
          <table:table-cell table:formula="of:=VLOOKUP([.T638];[.$K$3:.$Q$21];7;TRUE())" office:value-type="float" office:value="0.70706450498913" calcext:value-type="float">
            <text:p>0.70706450498913</text:p>
          </table:table-cell>
          <table:table-cell table:formula="of:=[.U638]*[.V638]" office:value-type="float" office:value="0.273569850081367" calcext:value-type="float">
            <text:p>0.273569850081367</text:p>
          </table:table-cell>
        </table:table-row>
        <table:table-row table:style-name="ro1">
          <table:table-cell table:number-columns-repeated="18"/>
          <table:table-cell office:value-type="float" office:value="-55" calcext:value-type="float">
            <text:p>-55</text:p>
          </table:table-cell>
          <table:table-cell office:value-type="float" office:value="85" calcext:value-type="float">
            <text:p>85</text:p>
          </table:table-cell>
          <table:table-cell table:formula="of:=VLOOKUP([.S639];[.$A$3:.$H$39];8;TRUE())" office:value-type="float" office:value="0.466576591963033" calcext:value-type="float">
            <text:p>0.466576591963033</text:p>
          </table:table-cell>
          <table:table-cell table:formula="of:=VLOOKUP([.T639];[.$K$3:.$Q$21];7;TRUE())" office:value-type="float" office:value="0.70706450498913" calcext:value-type="float">
            <text:p>0.70706450498913</text:p>
          </table:table-cell>
          <table:table-cell table:formula="of:=[.U639]*[.V639]" office:value-type="float" office:value="0.329899747035858" calcext:value-type="float">
            <text:p>0.329899747035858</text:p>
          </table:table-cell>
        </table:table-row>
        <table:table-row table:style-name="ro1">
          <table:table-cell table:number-columns-repeated="18"/>
          <table:table-cell office:value-type="float" office:value="-50" calcext:value-type="float">
            <text:p>-50</text:p>
          </table:table-cell>
          <table:table-cell office:value-type="float" office:value="85" calcext:value-type="float">
            <text:p>85</text:p>
          </table:table-cell>
          <table:table-cell table:formula="of:=VLOOKUP([.S640];[.$A$3:.$H$39];8;TRUE())" office:value-type="float" office:value="0.550290714741635" calcext:value-type="float">
            <text:p>0.550290714741635</text:p>
          </table:table-cell>
          <table:table-cell table:formula="of:=VLOOKUP([.T640];[.$K$3:.$Q$21];7;TRUE())" office:value-type="float" office:value="0.70706450498913" calcext:value-type="float">
            <text:p>0.70706450498913</text:p>
          </table:table-cell>
          <table:table-cell table:formula="of:=[.U640]*[.V640]" office:value-type="float" office:value="0.389091031818909" calcext:value-type="float">
            <text:p>0.389091031818909</text:p>
          </table:table-cell>
        </table:table-row>
        <table:table-row table:style-name="ro1">
          <table:table-cell table:number-columns-repeated="18"/>
          <table:table-cell office:value-type="float" office:value="-85" calcext:value-type="float">
            <text:p>-85</text:p>
          </table:table-cell>
          <table:table-cell office:value-type="float" office:value="85" calcext:value-type="float">
            <text:p>85</text:p>
          </table:table-cell>
          <table:table-cell table:formula="of:=VLOOKUP([.S641];[.$A$3:.$H$39];8;TRUE())" office:value-type="float" office:value="0.0677074780602786" calcext:value-type="float">
            <text:p>0.067707478060279</text:p>
          </table:table-cell>
          <table:table-cell table:formula="of:=VLOOKUP([.T641];[.$K$3:.$Q$21];7;TRUE())" office:value-type="float" office:value="0.70706450498913" calcext:value-type="float">
            <text:p>0.70706450498913</text:p>
          </table:table-cell>
          <table:table-cell table:formula="of:=[.U641]*[.V641]" office:value-type="float" office:value="0.0478735544587533" calcext:value-type="float">
            <text:p>0.047873554458753</text:p>
          </table:table-cell>
        </table:table-row>
        <table:table-row table:style-name="ro1">
          <table:table-cell table:number-columns-repeated="18"/>
          <table:table-cell office:value-type="float" office:value="-80" calcext:value-type="float">
            <text:p>-80</text:p>
          </table:table-cell>
          <table:table-cell office:value-type="float" office:value="85" calcext:value-type="float">
            <text:p>85</text:p>
          </table:table-cell>
          <table:table-cell table:formula="of:=VLOOKUP([.S642];[.$A$3:.$H$39];8;TRUE())" office:value-type="float" office:value="0.112357067216326" calcext:value-type="float">
            <text:p>0.112357067216326</text:p>
          </table:table-cell>
          <table:table-cell table:formula="of:=VLOOKUP([.T642];[.$K$3:.$Q$21];7;TRUE())" office:value-type="float" office:value="0.70706450498913" calcext:value-type="float">
            <text:p>0.70706450498913</text:p>
          </table:table-cell>
          <table:table-cell table:formula="of:=[.U642]*[.V642]" office:value-type="float" office:value="0.0794436941133422" calcext:value-type="float">
            <text:p>0.079443694113342</text:p>
          </table:table-cell>
        </table:table-row>
        <table:table-row table:style-name="ro1">
          <table:table-cell table:number-columns-repeated="18"/>
          <table:table-cell office:value-type="float" office:value="-35" calcext:value-type="float">
            <text:p>-35</text:p>
          </table:table-cell>
          <table:table-cell office:value-type="float" office:value="85" calcext:value-type="float">
            <text:p>85</text:p>
          </table:table-cell>
          <table:table-cell table:formula="of:=VLOOKUP([.S643];[.$A$3:.$H$39];8;TRUE())" office:value-type="float" office:value="0.818999380549014" calcext:value-type="float">
            <text:p>0.818999380549014</text:p>
          </table:table-cell>
          <table:table-cell table:formula="of:=VLOOKUP([.T643];[.$K$3:.$Q$21];7;TRUE())" office:value-type="float" office:value="0.70706450498913" calcext:value-type="float">
            <text:p>0.70706450498913</text:p>
          </table:table-cell>
          <table:table-cell table:formula="of:=[.U643]*[.V643]" office:value-type="float" office:value="0.579085391594293" calcext:value-type="float">
            <text:p>0.579085391594293</text:p>
          </table:table-cell>
        </table:table-row>
        <table:table-row table:style-name="ro1">
          <table:table-cell table:number-columns-repeated="18"/>
          <table:table-cell office:value-type="float" office:value="-30" calcext:value-type="float">
            <text:p>-30</text:p>
          </table:table-cell>
          <table:table-cell office:value-type="float" office:value="85" calcext:value-type="float">
            <text:p>85</text:p>
          </table:table-cell>
          <table:table-cell table:formula="of:=VLOOKUP([.S644];[.$A$3:.$H$39];8;TRUE())" office:value-type="float" office:value="0.800745484766012" calcext:value-type="float">
            <text:p>0.800745484766012</text:p>
          </table:table-cell>
          <table:table-cell table:formula="of:=VLOOKUP([.T644];[.$K$3:.$Q$21];7;TRUE())" office:value-type="float" office:value="0.70706450498913" calcext:value-type="float">
            <text:p>0.70706450498913</text:p>
          </table:table-cell>
          <table:table-cell table:formula="of:=[.U644]*[.V644]" office:value-type="float" office:value="0.566178709808362" calcext:value-type="float">
            <text:p>0.566178709808362</text:p>
          </table:table-cell>
        </table:table-row>
        <table:table-row table:style-name="ro1">
          <table:table-cell table:number-columns-repeated="18"/>
          <table:table-cell office:value-type="float" office:value="-25" calcext:value-type="float">
            <text:p>-25</text:p>
          </table:table-cell>
          <table:table-cell office:value-type="float" office:value="85" calcext:value-type="float">
            <text:p>85</text:p>
          </table:table-cell>
          <table:table-cell table:formula="of:=VLOOKUP([.S645];[.$A$3:.$H$39];8;TRUE())" office:value-type="float" office:value="0.851158951954114" calcext:value-type="float">
            <text:p>0.851158951954114</text:p>
          </table:table-cell>
          <table:table-cell table:formula="of:=VLOOKUP([.T645];[.$K$3:.$Q$21];7;TRUE())" office:value-type="float" office:value="0.70706450498913" calcext:value-type="float">
            <text:p>0.70706450498913</text:p>
          </table:table-cell>
          <table:table-cell table:formula="of:=[.U645]*[.V645]" office:value-type="float" office:value="0.601824283030502" calcext:value-type="float">
            <text:p>0.601824283030502</text:p>
          </table:table-cell>
        </table:table-row>
        <table:table-row table:style-name="ro1">
          <table:table-cell table:number-columns-repeated="18"/>
          <table:table-cell office:value-type="float" office:value="-20" calcext:value-type="float">
            <text:p>-20</text:p>
          </table:table-cell>
          <table:table-cell office:value-type="float" office:value="85" calcext:value-type="float">
            <text:p>85</text:p>
          </table:table-cell>
          <table:table-cell table:formula="of:=VLOOKUP([.S646];[.$A$3:.$H$39];8;TRUE())" office:value-type="float" office:value="0.895040298713808" calcext:value-type="float">
            <text:p>0.895040298713808</text:p>
          </table:table-cell>
          <table:table-cell table:formula="of:=VLOOKUP([.T646];[.$K$3:.$Q$21];7;TRUE())" office:value-type="float" office:value="0.70706450498913" calcext:value-type="float">
            <text:p>0.70706450498913</text:p>
          </table:table-cell>
          <table:table-cell table:formula="of:=[.U646]*[.V646]" office:value-type="float" office:value="0.632851225755402" calcext:value-type="float">
            <text:p>0.632851225755402</text:p>
          </table:table-cell>
        </table:table-row>
        <table:table-row table:style-name="ro1">
          <table:table-cell table:number-columns-repeated="18"/>
          <table:table-cell office:value-type="float" office:value="-15" calcext:value-type="float">
            <text:p>-15</text:p>
          </table:table-cell>
          <table:table-cell office:value-type="float" office:value="85" calcext:value-type="float">
            <text:p>85</text:p>
          </table:table-cell>
          <table:table-cell table:formula="of:=VLOOKUP([.S647];[.$A$3:.$H$39];8;TRUE())" office:value-type="float" office:value="0.932133741343311" calcext:value-type="float">
            <text:p>0.932133741343311</text:p>
          </table:table-cell>
          <table:table-cell table:formula="of:=VLOOKUP([.T647];[.$K$3:.$Q$21];7;TRUE())" office:value-type="float" office:value="0.70706450498913" calcext:value-type="float">
            <text:p>0.70706450498913</text:p>
          </table:table-cell>
          <table:table-cell table:formula="of:=[.U647]*[.V647]" office:value-type="float" office:value="0.659078682406574" calcext:value-type="float">
            <text:p>0.659078682406574</text:p>
          </table:table-cell>
        </table:table-row>
        <table:table-row table:style-name="ro1">
          <table:table-cell table:number-columns-repeated="18"/>
          <table:table-cell office:value-type="float" office:value="-10" calcext:value-type="float">
            <text:p>-10</text:p>
          </table:table-cell>
          <table:table-cell office:value-type="float" office:value="85" calcext:value-type="float">
            <text:p>85</text:p>
          </table:table-cell>
          <table:table-cell table:formula="of:=VLOOKUP([.S648];[.$A$3:.$H$39];8;TRUE())" office:value-type="float" office:value="0.962152026281059" calcext:value-type="float">
            <text:p>0.962152026281059</text:p>
          </table:table-cell>
          <table:table-cell table:formula="of:=VLOOKUP([.T648];[.$K$3:.$Q$21];7;TRUE())" office:value-type="float" office:value="0.70706450498913" calcext:value-type="float">
            <text:p>0.70706450498913</text:p>
          </table:table-cell>
          <table:table-cell table:formula="of:=[.U648]*[.V648]" office:value-type="float" office:value="0.680303546186706" calcext:value-type="float">
            <text:p>0.680303546186706</text:p>
          </table:table-cell>
        </table:table-row>
        <table:table-row table:style-name="ro1">
          <table:table-cell table:number-columns-repeated="18"/>
          <table:table-cell office:value-type="float" office:value="-5" calcext:value-type="float">
            <text:p>-5</text:p>
          </table:table-cell>
          <table:table-cell office:value-type="float" office:value="85" calcext:value-type="float">
            <text:p>85</text:p>
          </table:table-cell>
          <table:table-cell table:formula="of:=VLOOKUP([.S649];[.$A$3:.$H$39];8;TRUE())" office:value-type="float" office:value="0.9848199370654" calcext:value-type="float">
            <text:p>0.9848199370654</text:p>
          </table:table-cell>
          <table:table-cell table:formula="of:=VLOOKUP([.T649];[.$K$3:.$Q$21];7;TRUE())" office:value-type="float" office:value="0.70706450498913" calcext:value-type="float">
            <text:p>0.70706450498913</text:p>
          </table:table-cell>
          <table:table-cell table:formula="of:=[.U649]*[.V649]" office:value-type="float" office:value="0.696331221304574" calcext:value-type="float">
            <text:p>0.696331221304574</text:p>
          </table:table-cell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VLOOKUP([.S650];[.$A$3:.$H$39];8;TRUE())" office:value-type="float" office:value="1" calcext:value-type="float">
            <text:p>1</text:p>
          </table:table-cell>
          <table:table-cell table:formula="of:=VLOOKUP([.T650];[.$K$3:.$Q$21];7;TRUE())" office:value-type="float" office:value="0.70706450498913" calcext:value-type="float">
            <text:p>0.70706450498913</text:p>
          </table:table-cell>
          <table:table-cell table:formula="of:=[.U650]*[.V650]" office:value-type="float" office:value="0.70706450498913" calcext:value-type="float">
            <text:p>0.70706450498913</text:p>
          </table:table-cell>
        </table:table-row>
        <table:table-row table:style-name="ro1">
          <table:table-cell table:number-columns-repeated="18"/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formula="of:=VLOOKUP([.S651];[.$A$3:.$H$39];8;TRUE())" office:value-type="float" office:value="1.00754566404742" calcext:value-type="float">
            <text:p>1.00754566404742</text:p>
          </table:table-cell>
          <table:table-cell table:formula="of:=VLOOKUP([.T651];[.$K$3:.$Q$21];7;TRUE())" office:value-type="float" office:value="0.70706450498913" calcext:value-type="float">
            <text:p>0.70706450498913</text:p>
          </table:table-cell>
          <table:table-cell table:formula="of:=[.U651]*[.V651]" office:value-type="float" office:value="0.712399776203636" calcext:value-type="float">
            <text:p>0.712399776203636</text:p>
          </table:table-cell>
        </table:table-row>
        <table:table-row table:style-name="ro1">
          <table:table-cell table:number-columns-repeated="18"/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formula="of:=VLOOKUP([.S652];[.$A$3:.$H$39];8;TRUE())" office:value-type="float" office:value="1.00744692694194" calcext:value-type="float">
            <text:p>1.00744692694194</text:p>
          </table:table-cell>
          <table:table-cell table:formula="of:=VLOOKUP([.T652];[.$K$3:.$Q$21];7;TRUE())" office:value-type="float" office:value="0.70706450498913" calcext:value-type="float">
            <text:p>0.70706450498913</text:p>
          </table:table-cell>
          <table:table-cell table:formula="of:=[.U652]*[.V652]" office:value-type="float" office:value="0.712329962701023" calcext:value-type="float">
            <text:p>0.712329962701023</text:p>
          </table:table-cell>
        </table:table-row>
        <table:table-row table:style-name="ro1">
          <table:table-cell table:number-columns-repeated="18"/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formula="of:=VLOOKUP([.S653];[.$A$3:.$H$39];8;TRUE())" office:value-type="float" office:value="0.999679718220796" calcext:value-type="float">
            <text:p>0.999679718220796</text:p>
          </table:table-cell>
          <table:table-cell table:formula="of:=VLOOKUP([.T653];[.$K$3:.$Q$21];7;TRUE())" office:value-type="float" office:value="0.70706450498913" calcext:value-type="float">
            <text:p>0.70706450498913</text:p>
          </table:table-cell>
          <table:table-cell table:formula="of:=[.U653]*[.V653]" office:value-type="float" office:value="0.706838045111461" calcext:value-type="float">
            <text:p>0.706838045111461</text:p>
          </table:table-cell>
        </table:table-row>
        <table:table-row table:style-name="ro1">
          <table:table-cell table:number-columns-repeated="18"/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table:formula="of:=VLOOKUP([.S654];[.$A$3:.$H$39];8;TRUE())" office:value-type="float" office:value="0.984346386866864" calcext:value-type="float">
            <text:p>0.984346386866864</text:p>
          </table:table-cell>
          <table:table-cell table:formula="of:=VLOOKUP([.T654];[.$K$3:.$Q$21];7;TRUE())" office:value-type="float" office:value="0.70706450498913" calcext:value-type="float">
            <text:p>0.70706450498913</text:p>
          </table:table-cell>
          <table:table-cell table:formula="of:=[.U654]*[.V654]" office:value-type="float" office:value="0.695996390767858" calcext:value-type="float">
            <text:p>0.695996390767858</text:p>
          </table:table-cell>
        </table:table-row>
        <table:table-row table:style-name="ro1">
          <table:table-cell table:number-columns-repeated="18"/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table:formula="of:=VLOOKUP([.S655];[.$A$3:.$H$39];8;TRUE())" office:value-type="float" office:value="0.961476201606161" calcext:value-type="float">
            <text:p>0.961476201606161</text:p>
          </table:table-cell>
          <table:table-cell table:formula="of:=VLOOKUP([.T655];[.$K$3:.$Q$21];7;TRUE())" office:value-type="float" office:value="0.70706450498913" calcext:value-type="float">
            <text:p>0.70706450498913</text:p>
          </table:table-cell>
          <table:table-cell table:formula="of:=[.U655]*[.V655]" office:value-type="float" office:value="0.67982569454749" calcext:value-type="float">
            <text:p>0.67982569454749</text:p>
          </table:table-cell>
        </table:table-row>
        <table:table-row table:style-name="ro1">
          <table:table-cell table:number-columns-repeated="18"/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table:formula="of:=VLOOKUP([.S656];[.$A$3:.$H$39];8;TRUE())" office:value-type="float" office:value="0.931286671077667" calcext:value-type="float">
            <text:p>0.931286671077667</text:p>
          </table:table-cell>
          <table:table-cell table:formula="of:=VLOOKUP([.T656];[.$K$3:.$Q$21];7;TRUE())" office:value-type="float" office:value="0.70706450498913" calcext:value-type="float">
            <text:p>0.70706450498913</text:p>
          </table:table-cell>
          <table:table-cell table:formula="of:=[.U656]*[.V656]" office:value-type="float" office:value="0.658479749088505" calcext:value-type="float">
            <text:p>0.658479749088505</text:p>
          </table:table-cell>
        </table:table-row>
        <table:table-row table:style-name="ro1">
          <table:table-cell table:number-columns-repeated="18"/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table:formula="of:=VLOOKUP([.S657];[.$A$3:.$H$39];8;TRUE())" office:value-type="float" office:value="0.893976235524736" calcext:value-type="float">
            <text:p>0.893976235524736</text:p>
          </table:table-cell>
          <table:table-cell table:formula="of:=VLOOKUP([.T657];[.$K$3:.$Q$21];7;TRUE())" office:value-type="float" office:value="0.70706450498913" calcext:value-type="float">
            <text:p>0.70706450498913</text:p>
          </table:table-cell>
          <table:table-cell table:formula="of:=[.U657]*[.V657]" office:value-type="float" office:value="0.632098864443343" calcext:value-type="float">
            <text:p>0.632098864443343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formula="of:=VLOOKUP([.S658];[.$A$3:.$H$39];8;TRUE())" office:value-type="float" office:value="0.857410283950684" calcext:value-type="float">
            <text:p>0.857410283950684</text:p>
          </table:table-cell>
          <table:table-cell table:formula="of:=VLOOKUP([.T658];[.$K$3:.$Q$21];7;TRUE())" office:value-type="float" office:value="0.70706450498913" calcext:value-type="float">
            <text:p>0.70706450498913</text:p>
          </table:table-cell>
          <table:table-cell table:formula="of:=[.U658]*[.V658]" office:value-type="float" office:value="0.60624437799418" calcext:value-type="float">
            <text:p>0.60624437799418</text:p>
          </table:table-cell>
        </table:table-row>
        <table:table-row table:style-name="ro1">
          <table:table-cell table:number-columns-repeated="18"/>
          <table:table-cell table:number-columns-repeated="2" office:value-type="float" office:value="85" calcext:value-type="float">
            <text:p>85</text:p>
          </table:table-cell>
          <table:table-cell table:formula="of:=VLOOKUP([.S659];[.$A$3:.$H$39];8;TRUE())" office:value-type="float" office:value="0.799343700764289" calcext:value-type="float">
            <text:p>0.799343700764289</text:p>
          </table:table-cell>
          <table:table-cell table:formula="of:=VLOOKUP([.T659];[.$K$3:.$Q$21];7;TRUE())" office:value-type="float" office:value="0.70706450498913" calcext:value-type="float">
            <text:p>0.70706450498913</text:p>
          </table:table-cell>
          <table:table-cell table:formula="of:=[.U659]*[.V659]" office:value-type="float" office:value="0.565187558097081" calcext:value-type="float">
            <text:p>0.565187558097081</text:p>
          </table:table-cell>
        </table:table-row>
        <table:table-row table:style-name="ro1">
          <table:table-cell table:number-columns-repeated="18"/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table:formula="of:=VLOOKUP([.S660];[.$A$3:.$H$39];8;TRUE())" office:value-type="float" office:value="0.893976235524736" calcext:value-type="float">
            <text:p>0.893976235524736</text:p>
          </table:table-cell>
          <table:table-cell table:formula="of:=VLOOKUP([.T660];[.$K$3:.$Q$21];7;TRUE())" office:value-type="float" office:value="0.70706450498913" calcext:value-type="float">
            <text:p>0.70706450498913</text:p>
          </table:table-cell>
          <table:table-cell table:formula="of:=[.U660]*[.V660]" office:value-type="float" office:value="0.632098864443343" calcext:value-type="float">
            <text:p>0.632098864443343</text:p>
          </table:table-cell>
        </table:table-row>
        <table:table-row table:style-name="ro1">
          <table:table-cell table:number-columns-repeated="18"/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formula="of:=VLOOKUP([.S661];[.$A$3:.$H$39];8;TRUE())" office:value-type="float" office:value="0.893976235524736" calcext:value-type="float">
            <text:p>0.893976235524736</text:p>
          </table:table-cell>
          <table:table-cell table:formula="of:=VLOOKUP([.T661];[.$K$3:.$Q$21];7;TRUE())" office:value-type="float" office:value="0.70706450498913" calcext:value-type="float">
            <text:p>0.70706450498913</text:p>
          </table:table-cell>
          <table:table-cell table:formula="of:=[.U661]*[.V661]" office:value-type="float" office:value="0.632098864443343" calcext:value-type="float">
            <text:p>0.632098864443343</text:p>
          </table:table-cell>
        </table:table-row>
        <table:table-row table:style-name="ro1">
          <table:table-cell table:number-columns-repeated="18"/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formula="of:=VLOOKUP([.S662];[.$A$3:.$H$39];8;TRUE())" office:value-type="float" office:value="0.893976235524736" calcext:value-type="float">
            <text:p>0.893976235524736</text:p>
          </table:table-cell>
          <table:table-cell table:formula="of:=VLOOKUP([.T662];[.$K$3:.$Q$21];7;TRUE())" office:value-type="float" office:value="0.70706450498913" calcext:value-type="float">
            <text:p>0.70706450498913</text:p>
          </table:table-cell>
          <table:table-cell table:formula="of:=[.U662]*[.V662]" office:value-type="float" office:value="0.632098864443343" calcext:value-type="float">
            <text:p>0.632098864443343</text:p>
          </table:table-cell>
        </table:table-row>
        <table:table-row table:style-name="ro1">
          <table:table-cell table:number-columns-repeated="18"/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formula="of:=VLOOKUP([.S663];[.$A$3:.$H$39];8;TRUE())" office:value-type="float" office:value="0.893976235524736" calcext:value-type="float">
            <text:p>0.893976235524736</text:p>
          </table:table-cell>
          <table:table-cell table:formula="of:=VLOOKUP([.T663];[.$K$3:.$Q$21];7;TRUE())" office:value-type="float" office:value="0.70706450498913" calcext:value-type="float">
            <text:p>0.70706450498913</text:p>
          </table:table-cell>
          <table:table-cell table:formula="of:=[.U663]*[.V663]" office:value-type="float" office:value="0.632098864443343" calcext:value-type="float">
            <text:p>0.632098864443343</text:p>
          </table:table-cell>
        </table:table-row>
        <table:table-row table:style-name="ro1">
          <table:table-cell table:number-columns-repeated="18"/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formula="of:=VLOOKUP([.S664];[.$A$3:.$H$39];8;TRUE())" office:value-type="float" office:value="0.893976235524736" calcext:value-type="float">
            <text:p>0.893976235524736</text:p>
          </table:table-cell>
          <table:table-cell table:formula="of:=VLOOKUP([.T664];[.$K$3:.$Q$21];7;TRUE())" office:value-type="float" office:value="0.70706450498913" calcext:value-type="float">
            <text:p>0.70706450498913</text:p>
          </table:table-cell>
          <table:table-cell table:formula="of:=[.U664]*[.V664]" office:value-type="float" office:value="0.632098864443343" calcext:value-type="float">
            <text:p>0.632098864443343</text:p>
          </table:table-cell>
        </table:table-row>
        <table:table-row table:style-name="ro1">
          <table:table-cell table:number-columns-repeated="18"/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formula="of:=VLOOKUP([.S665];[.$A$3:.$H$39];8;TRUE())" office:value-type="float" office:value="0.893976235524736" calcext:value-type="float">
            <text:p>0.893976235524736</text:p>
          </table:table-cell>
          <table:table-cell table:formula="of:=VLOOKUP([.T665];[.$K$3:.$Q$21];7;TRUE())" office:value-type="float" office:value="0.70706450498913" calcext:value-type="float">
            <text:p>0.70706450498913</text:p>
          </table:table-cell>
          <table:table-cell table:formula="of:=[.U665]*[.V665]" office:value-type="float" office:value="0.632098864443343" calcext:value-type="float">
            <text:p>0.632098864443343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formula="of:=VLOOKUP([.S666];[.$A$3:.$H$39];8;TRUE())" office:value-type="float" office:value="0.857410283950684" calcext:value-type="float">
            <text:p>0.857410283950684</text:p>
          </table:table-cell>
          <table:table-cell table:formula="of:=VLOOKUP([.T666];[.$K$3:.$Q$21];7;TRUE())" office:value-type="float" office:value="0.70706450498913" calcext:value-type="float">
            <text:p>0.70706450498913</text:p>
          </table:table-cell>
          <table:table-cell table:formula="of:=[.U666]*[.V666]" office:value-type="float" office:value="0.60624437799418" calcext:value-type="float">
            <text:p>0.60624437799418</text:p>
          </table:table-cell>
        </table:table-row>
        <table:table-row table:style-name="ro1">
          <table:table-cell table:number-columns-repeated="18"/>
          <table:table-cell table:number-columns-repeated="2" office:value-type="float" office:value="85" calcext:value-type="float">
            <text:p>85</text:p>
          </table:table-cell>
          <table:table-cell table:formula="of:=VLOOKUP([.S667];[.$A$3:.$H$39];8;TRUE())" office:value-type="float" office:value="0.799343700764289" calcext:value-type="float">
            <text:p>0.799343700764289</text:p>
          </table:table-cell>
          <table:table-cell table:formula="of:=VLOOKUP([.T667];[.$K$3:.$Q$21];7;TRUE())" office:value-type="float" office:value="0.70706450498913" calcext:value-type="float">
            <text:p>0.70706450498913</text:p>
          </table:table-cell>
          <table:table-cell table:formula="of:=[.U667]*[.V667]" office:value-type="float" office:value="0.565187558097081" calcext:value-type="float">
            <text:p>0.565187558097081</text:p>
          </table:table-cell>
        </table:table-row>
        <table:table-row table:style-name="ro1">
          <table:table-cell table:number-columns-repeated="18"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formula="of:=VLOOKUP([.S668];[.$A$3:.$H$39];8;TRUE())" office:value-type="float" office:value="0.165110412466438" calcext:value-type="float">
            <text:p>0.165110412466438</text:p>
          </table:table-cell>
          <table:table-cell table:formula="of:=VLOOKUP([.T668];[.$K$3:.$Q$21];7;TRUE())" office:value-type="float" office:value="0.70706450498913" calcext:value-type="float">
            <text:p>0.70706450498913</text:p>
          </table:table-cell>
          <table:table-cell table:formula="of:=[.U668]*[.V668]" office:value-type="float" office:value="0.116743712059133" calcext:value-type="float">
            <text:p>0.116743712059133</text:p>
          </table:table-cell>
        </table:table-row>
        <table:table-row table:style-name="ro1">
          <table:table-cell table:number-columns-repeated="18"/>
          <table:table-cell office:value-type="float" office:value="-90" calcext:value-type="float">
            <text:p>-90</text:p>
          </table:table-cell>
          <table:table-cell office:value-type="float" office:value="90" calcext:value-type="float">
            <text:p>90</text:p>
          </table:table-cell>
          <table:table-cell table:formula="of:=VLOOKUP([.S669];[.$A$3:.$H$39];8;TRUE())" office:value-type="float" office:value="0.0346010697214856" calcext:value-type="float">
            <text:p>0.034601069721486</text:p>
          </table:table-cell>
          <table:table-cell table:formula="of:=VLOOKUP([.T669];[.$K$3:.$Q$21];7;TRUE())" office:value-type="float" office:value="0" calcext:value-type="float">
            <text:p>0</text:p>
          </table:table-cell>
          <table:table-cell table:formula="of:=[.U669]*[.V669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float" office:value="-85" calcext:value-type="float">
            <text:p>-85</text:p>
          </table:table-cell>
          <table:table-cell office:value-type="float" office:value="90" calcext:value-type="float">
            <text:p>90</text:p>
          </table:table-cell>
          <table:table-cell table:formula="of:=VLOOKUP([.S670];[.$A$3:.$H$39];8;TRUE())" office:value-type="float" office:value="0.0677074780602786" calcext:value-type="float">
            <text:p>0.067707478060279</text:p>
          </table:table-cell>
          <table:table-cell table:formula="of:=VLOOKUP([.T670];[.$K$3:.$Q$21];7;TRUE())" office:value-type="float" office:value="0" calcext:value-type="float">
            <text:p>0</text:p>
          </table:table-cell>
          <table:table-cell table:formula="of:=[.U670]*[.V670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float" office:value="-80" calcext:value-type="float">
            <text:p>-80</text:p>
          </table:table-cell>
          <table:table-cell office:value-type="float" office:value="90" calcext:value-type="float">
            <text:p>90</text:p>
          </table:table-cell>
          <table:table-cell table:formula="of:=VLOOKUP([.S671];[.$A$3:.$H$39];8;TRUE())" office:value-type="float" office:value="0.112357067216326" calcext:value-type="float">
            <text:p>0.112357067216326</text:p>
          </table:table-cell>
          <table:table-cell table:formula="of:=VLOOKUP([.T671];[.$K$3:.$Q$21];7;TRUE())" office:value-type="float" office:value="0" calcext:value-type="float">
            <text:p>0</text:p>
          </table:table-cell>
          <table:table-cell table:formula="of:=[.U671]*[.V671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float" office:value="-75" calcext:value-type="float">
            <text:p>-75</text:p>
          </table:table-cell>
          <table:table-cell office:value-type="float" office:value="90" calcext:value-type="float">
            <text:p>90</text:p>
          </table:table-cell>
          <table:table-cell table:formula="of:=VLOOKUP([.S672];[.$A$3:.$H$39];8;TRUE())" office:value-type="float" office:value="0.161584756739862" calcext:value-type="float">
            <text:p>0.161584756739862</text:p>
          </table:table-cell>
          <table:table-cell table:formula="of:=VLOOKUP([.T672];[.$K$3:.$Q$21];7;TRUE())" office:value-type="float" office:value="0" calcext:value-type="float">
            <text:p>0</text:p>
          </table:table-cell>
          <table:table-cell table:formula="of:=[.U672]*[.V672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float" office:value="-70" calcext:value-type="float">
            <text:p>-70</text:p>
          </table:table-cell>
          <table:table-cell office:value-type="float" office:value="90" calcext:value-type="float">
            <text:p>90</text:p>
          </table:table-cell>
          <table:table-cell table:formula="of:=VLOOKUP([.S673];[.$A$3:.$H$39];8;TRUE())" office:value-type="float" office:value="0.225105399972883" calcext:value-type="float">
            <text:p>0.225105399972883</text:p>
          </table:table-cell>
          <table:table-cell table:formula="of:=VLOOKUP([.T673];[.$K$3:.$Q$21];7;TRUE())" office:value-type="float" office:value="0" calcext:value-type="float">
            <text:p>0</text:p>
          </table:table-cell>
          <table:table-cell table:formula="of:=[.U673]*[.V673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float" office:value="-65" calcext:value-type="float">
            <text:p>-65</text:p>
          </table:table-cell>
          <table:table-cell office:value-type="float" office:value="90" calcext:value-type="float">
            <text:p>90</text:p>
          </table:table-cell>
          <table:table-cell table:formula="of:=VLOOKUP([.S674];[.$A$3:.$H$39];8;TRUE())" office:value-type="float" office:value="0.304403226269396" calcext:value-type="float">
            <text:p>0.304403226269396</text:p>
          </table:table-cell>
          <table:table-cell table:formula="of:=VLOOKUP([.T674];[.$K$3:.$Q$21];7;TRUE())" office:value-type="float" office:value="0" calcext:value-type="float">
            <text:p>0</text:p>
          </table:table-cell>
          <table:table-cell table:formula="of:=[.U674]*[.V674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float" office:value="-60" calcext:value-type="float">
            <text:p>-60</text:p>
          </table:table-cell>
          <table:table-cell office:value-type="float" office:value="90" calcext:value-type="float">
            <text:p>90</text:p>
          </table:table-cell>
          <table:table-cell table:formula="of:=VLOOKUP([.S675];[.$A$3:.$H$39];8;TRUE())" office:value-type="float" office:value="0.386909324610451" calcext:value-type="float">
            <text:p>0.386909324610451</text:p>
          </table:table-cell>
          <table:table-cell table:formula="of:=VLOOKUP([.T675];[.$K$3:.$Q$21];7;TRUE())" office:value-type="float" office:value="0" calcext:value-type="float">
            <text:p>0</text:p>
          </table:table-cell>
          <table:table-cell table:formula="of:=[.U675]*[.V675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float" office:value="-55" calcext:value-type="float">
            <text:p>-55</text:p>
          </table:table-cell>
          <table:table-cell office:value-type="float" office:value="90" calcext:value-type="float">
            <text:p>90</text:p>
          </table:table-cell>
          <table:table-cell table:formula="of:=VLOOKUP([.S676];[.$A$3:.$H$39];8;TRUE())" office:value-type="float" office:value="0.466576591963033" calcext:value-type="float">
            <text:p>0.466576591963033</text:p>
          </table:table-cell>
          <table:table-cell table:formula="of:=VLOOKUP([.T676];[.$K$3:.$Q$21];7;TRUE())" office:value-type="float" office:value="0" calcext:value-type="float">
            <text:p>0</text:p>
          </table:table-cell>
          <table:table-cell table:formula="of:=[.U676]*[.V676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float" office:value="-50" calcext:value-type="float">
            <text:p>-50</text:p>
          </table:table-cell>
          <table:table-cell office:value-type="float" office:value="90" calcext:value-type="float">
            <text:p>90</text:p>
          </table:table-cell>
          <table:table-cell table:formula="of:=VLOOKUP([.S677];[.$A$3:.$H$39];8;TRUE())" office:value-type="float" office:value="0.550290714741635" calcext:value-type="float">
            <text:p>0.550290714741635</text:p>
          </table:table-cell>
          <table:table-cell table:formula="of:=VLOOKUP([.T677];[.$K$3:.$Q$21];7;TRUE())" office:value-type="float" office:value="0" calcext:value-type="float">
            <text:p>0</text:p>
          </table:table-cell>
          <table:table-cell table:formula="of:=[.U677]*[.V677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float" office:value="-85" calcext:value-type="float">
            <text:p>-85</text:p>
          </table:table-cell>
          <table:table-cell office:value-type="float" office:value="90" calcext:value-type="float">
            <text:p>90</text:p>
          </table:table-cell>
          <table:table-cell table:formula="of:=VLOOKUP([.S678];[.$A$3:.$H$39];8;TRUE())" office:value-type="float" office:value="0.0677074780602786" calcext:value-type="float">
            <text:p>0.067707478060279</text:p>
          </table:table-cell>
          <table:table-cell table:formula="of:=VLOOKUP([.T678];[.$K$3:.$Q$21];7;TRUE())" office:value-type="float" office:value="0" calcext:value-type="float">
            <text:p>0</text:p>
          </table:table-cell>
          <table:table-cell table:formula="of:=[.U678]*[.V678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float" office:value="-80" calcext:value-type="float">
            <text:p>-80</text:p>
          </table:table-cell>
          <table:table-cell office:value-type="float" office:value="90" calcext:value-type="float">
            <text:p>90</text:p>
          </table:table-cell>
          <table:table-cell table:formula="of:=VLOOKUP([.S679];[.$A$3:.$H$39];8;TRUE())" office:value-type="float" office:value="0.112357067216326" calcext:value-type="float">
            <text:p>0.112357067216326</text:p>
          </table:table-cell>
          <table:table-cell table:formula="of:=VLOOKUP([.T679];[.$K$3:.$Q$21];7;TRUE())" office:value-type="float" office:value="0" calcext:value-type="float">
            <text:p>0</text:p>
          </table:table-cell>
          <table:table-cell table:formula="of:=[.U679]*[.V679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float" office:value="-35" calcext:value-type="float">
            <text:p>-35</text:p>
          </table:table-cell>
          <table:table-cell office:value-type="float" office:value="90" calcext:value-type="float">
            <text:p>90</text:p>
          </table:table-cell>
          <table:table-cell table:formula="of:=VLOOKUP([.S680];[.$A$3:.$H$39];8;TRUE())" office:value-type="float" office:value="0.818999380549014" calcext:value-type="float">
            <text:p>0.818999380549014</text:p>
          </table:table-cell>
          <table:table-cell table:formula="of:=VLOOKUP([.T680];[.$K$3:.$Q$21];7;TRUE())" office:value-type="float" office:value="0" calcext:value-type="float">
            <text:p>0</text:p>
          </table:table-cell>
          <table:table-cell table:formula="of:=[.U680]*[.V680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VLOOKUP([.S681];[.$A$3:.$H$39];8;TRUE())" office:value-type="float" office:value="0.800745484766012" calcext:value-type="float">
            <text:p>0.800745484766012</text:p>
          </table:table-cell>
          <table:table-cell table:formula="of:=VLOOKUP([.T681];[.$K$3:.$Q$21];7;TRUE())" office:value-type="float" office:value="0" calcext:value-type="float">
            <text:p>0</text:p>
          </table:table-cell>
          <table:table-cell table:formula="of:=[.U681]*[.V681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float" office:value="-25" calcext:value-type="float">
            <text:p>-25</text:p>
          </table:table-cell>
          <table:table-cell office:value-type="float" office:value="90" calcext:value-type="float">
            <text:p>90</text:p>
          </table:table-cell>
          <table:table-cell table:formula="of:=VLOOKUP([.S682];[.$A$3:.$H$39];8;TRUE())" office:value-type="float" office:value="0.851158951954114" calcext:value-type="float">
            <text:p>0.851158951954114</text:p>
          </table:table-cell>
          <table:table-cell table:formula="of:=VLOOKUP([.T682];[.$K$3:.$Q$21];7;TRUE())" office:value-type="float" office:value="0" calcext:value-type="float">
            <text:p>0</text:p>
          </table:table-cell>
          <table:table-cell table:formula="of:=[.U682]*[.V682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float" office:value="-20" calcext:value-type="float">
            <text:p>-20</text:p>
          </table:table-cell>
          <table:table-cell office:value-type="float" office:value="90" calcext:value-type="float">
            <text:p>90</text:p>
          </table:table-cell>
          <table:table-cell table:formula="of:=VLOOKUP([.S683];[.$A$3:.$H$39];8;TRUE())" office:value-type="float" office:value="0.895040298713808" calcext:value-type="float">
            <text:p>0.895040298713808</text:p>
          </table:table-cell>
          <table:table-cell table:formula="of:=VLOOKUP([.T683];[.$K$3:.$Q$21];7;TRUE())" office:value-type="float" office:value="0" calcext:value-type="float">
            <text:p>0</text:p>
          </table:table-cell>
          <table:table-cell table:formula="of:=[.U683]*[.V683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float" office:value="-15" calcext:value-type="float">
            <text:p>-15</text:p>
          </table:table-cell>
          <table:table-cell office:value-type="float" office:value="90" calcext:value-type="float">
            <text:p>90</text:p>
          </table:table-cell>
          <table:table-cell table:formula="of:=VLOOKUP([.S684];[.$A$3:.$H$39];8;TRUE())" office:value-type="float" office:value="0.932133741343311" calcext:value-type="float">
            <text:p>0.932133741343311</text:p>
          </table:table-cell>
          <table:table-cell table:formula="of:=VLOOKUP([.T684];[.$K$3:.$Q$21];7;TRUE())" office:value-type="float" office:value="0" calcext:value-type="float">
            <text:p>0</text:p>
          </table:table-cell>
          <table:table-cell table:formula="of:=[.U684]*[.V684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float" office:value="-10" calcext:value-type="float">
            <text:p>-10</text:p>
          </table:table-cell>
          <table:table-cell office:value-type="float" office:value="90" calcext:value-type="float">
            <text:p>90</text:p>
          </table:table-cell>
          <table:table-cell table:formula="of:=VLOOKUP([.S685];[.$A$3:.$H$39];8;TRUE())" office:value-type="float" office:value="0.962152026281059" calcext:value-type="float">
            <text:p>0.962152026281059</text:p>
          </table:table-cell>
          <table:table-cell table:formula="of:=VLOOKUP([.T685];[.$K$3:.$Q$21];7;TRUE())" office:value-type="float" office:value="0" calcext:value-type="float">
            <text:p>0</text:p>
          </table:table-cell>
          <table:table-cell table:formula="of:=[.U685]*[.V685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float" office:value="-5" calcext:value-type="float">
            <text:p>-5</text:p>
          </table:table-cell>
          <table:table-cell office:value-type="float" office:value="90" calcext:value-type="float">
            <text:p>90</text:p>
          </table:table-cell>
          <table:table-cell table:formula="of:=VLOOKUP([.S686];[.$A$3:.$H$39];8;TRUE())" office:value-type="float" office:value="0.9848199370654" calcext:value-type="float">
            <text:p>0.9848199370654</text:p>
          </table:table-cell>
          <table:table-cell table:formula="of:=VLOOKUP([.T686];[.$K$3:.$Q$21];7;TRUE())" office:value-type="float" office:value="0" calcext:value-type="float">
            <text:p>0</text:p>
          </table:table-cell>
          <table:table-cell table:formula="of:=[.U686]*[.V686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VLOOKUP([.S687];[.$A$3:.$H$39];8;TRUE())" office:value-type="float" office:value="1" calcext:value-type="float">
            <text:p>1</text:p>
          </table:table-cell>
          <table:table-cell table:formula="of:=VLOOKUP([.T687];[.$K$3:.$Q$21];7;TRUE())" office:value-type="float" office:value="0" calcext:value-type="float">
            <text:p>0</text:p>
          </table:table-cell>
          <table:table-cell table:formula="of:=[.U687]*[.V687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formula="of:=VLOOKUP([.S688];[.$A$3:.$H$39];8;TRUE())" office:value-type="float" office:value="1.00754566404742" calcext:value-type="float">
            <text:p>1.00754566404742</text:p>
          </table:table-cell>
          <table:table-cell table:formula="of:=VLOOKUP([.T688];[.$K$3:.$Q$21];7;TRUE())" office:value-type="float" office:value="0" calcext:value-type="float">
            <text:p>0</text:p>
          </table:table-cell>
          <table:table-cell table:formula="of:=[.U688]*[.V688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VLOOKUP([.S689];[.$A$3:.$H$39];8;TRUE())" office:value-type="float" office:value="1.00744692694194" calcext:value-type="float">
            <text:p>1.00744692694194</text:p>
          </table:table-cell>
          <table:table-cell table:formula="of:=VLOOKUP([.T689];[.$K$3:.$Q$21];7;TRUE())" office:value-type="float" office:value="0" calcext:value-type="float">
            <text:p>0</text:p>
          </table:table-cell>
          <table:table-cell table:formula="of:=[.U689]*[.V689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formula="of:=VLOOKUP([.S690];[.$A$3:.$H$39];8;TRUE())" office:value-type="float" office:value="0.999679718220796" calcext:value-type="float">
            <text:p>0.999679718220796</text:p>
          </table:table-cell>
          <table:table-cell table:formula="of:=VLOOKUP([.T690];[.$K$3:.$Q$21];7;TRUE())" office:value-type="float" office:value="0" calcext:value-type="float">
            <text:p>0</text:p>
          </table:table-cell>
          <table:table-cell table:formula="of:=[.U690]*[.V690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formula="of:=VLOOKUP([.S691];[.$A$3:.$H$39];8;TRUE())" office:value-type="float" office:value="0.984346386866864" calcext:value-type="float">
            <text:p>0.984346386866864</text:p>
          </table:table-cell>
          <table:table-cell table:formula="of:=VLOOKUP([.T691];[.$K$3:.$Q$21];7;TRUE())" office:value-type="float" office:value="0" calcext:value-type="float">
            <text:p>0</text:p>
          </table:table-cell>
          <table:table-cell table:formula="of:=[.U691]*[.V691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table:formula="of:=VLOOKUP([.S692];[.$A$3:.$H$39];8;TRUE())" office:value-type="float" office:value="0.961476201606161" calcext:value-type="float">
            <text:p>0.961476201606161</text:p>
          </table:table-cell>
          <table:table-cell table:formula="of:=VLOOKUP([.T692];[.$K$3:.$Q$21];7;TRUE())" office:value-type="float" office:value="0" calcext:value-type="float">
            <text:p>0</text:p>
          </table:table-cell>
          <table:table-cell table:formula="of:=[.U692]*[.V692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formula="of:=VLOOKUP([.S693];[.$A$3:.$H$39];8;TRUE())" office:value-type="float" office:value="0.931286671077667" calcext:value-type="float">
            <text:p>0.931286671077667</text:p>
          </table:table-cell>
          <table:table-cell table:formula="of:=VLOOKUP([.T693];[.$K$3:.$Q$21];7;TRUE())" office:value-type="float" office:value="0" calcext:value-type="float">
            <text:p>0</text:p>
          </table:table-cell>
          <table:table-cell table:formula="of:=[.U693]*[.V693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table:formula="of:=VLOOKUP([.S694];[.$A$3:.$H$39];8;TRUE())" office:value-type="float" office:value="0.893976235524736" calcext:value-type="float">
            <text:p>0.893976235524736</text:p>
          </table:table-cell>
          <table:table-cell table:formula="of:=VLOOKUP([.T694];[.$K$3:.$Q$21];7;TRUE())" office:value-type="float" office:value="0" calcext:value-type="float">
            <text:p>0</text:p>
          </table:table-cell>
          <table:table-cell table:formula="of:=[.U694]*[.V694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formula="of:=VLOOKUP([.S695];[.$A$3:.$H$39];8;TRUE())" office:value-type="float" office:value="0.857410283950684" calcext:value-type="float">
            <text:p>0.857410283950684</text:p>
          </table:table-cell>
          <table:table-cell table:formula="of:=VLOOKUP([.T695];[.$K$3:.$Q$21];7;TRUE())" office:value-type="float" office:value="0" calcext:value-type="float">
            <text:p>0</text:p>
          </table:table-cell>
          <table:table-cell table:formula="of:=[.U695]*[.V695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formula="of:=VLOOKUP([.S696];[.$A$3:.$H$39];8;TRUE())" office:value-type="float" office:value="0.799343700764289" calcext:value-type="float">
            <text:p>0.799343700764289</text:p>
          </table:table-cell>
          <table:table-cell table:formula="of:=VLOOKUP([.T696];[.$K$3:.$Q$21];7;TRUE())" office:value-type="float" office:value="0" calcext:value-type="float">
            <text:p>0</text:p>
          </table:table-cell>
          <table:table-cell table:formula="of:=[.U696]*[.V696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VLOOKUP([.S697];[.$A$3:.$H$39];8;TRUE())" office:value-type="float" office:value="0.893976235524736" calcext:value-type="float">
            <text:p>0.893976235524736</text:p>
          </table:table-cell>
          <table:table-cell table:formula="of:=VLOOKUP([.T697];[.$K$3:.$Q$21];7;TRUE())" office:value-type="float" office:value="0" calcext:value-type="float">
            <text:p>0</text:p>
          </table:table-cell>
          <table:table-cell table:formula="of:=[.U697]*[.V697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formula="of:=VLOOKUP([.S698];[.$A$3:.$H$39];8;TRUE())" office:value-type="float" office:value="0.893976235524736" calcext:value-type="float">
            <text:p>0.893976235524736</text:p>
          </table:table-cell>
          <table:table-cell table:formula="of:=VLOOKUP([.T698];[.$K$3:.$Q$21];7;TRUE())" office:value-type="float" office:value="0" calcext:value-type="float">
            <text:p>0</text:p>
          </table:table-cell>
          <table:table-cell table:formula="of:=[.U698]*[.V698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formula="of:=VLOOKUP([.S699];[.$A$3:.$H$39];8;TRUE())" office:value-type="float" office:value="0.893976235524736" calcext:value-type="float">
            <text:p>0.893976235524736</text:p>
          </table:table-cell>
          <table:table-cell table:formula="of:=VLOOKUP([.T699];[.$K$3:.$Q$21];7;TRUE())" office:value-type="float" office:value="0" calcext:value-type="float">
            <text:p>0</text:p>
          </table:table-cell>
          <table:table-cell table:formula="of:=[.U699]*[.V699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formula="of:=VLOOKUP([.S700];[.$A$3:.$H$39];8;TRUE())" office:value-type="float" office:value="0.893976235524736" calcext:value-type="float">
            <text:p>0.893976235524736</text:p>
          </table:table-cell>
          <table:table-cell table:formula="of:=VLOOKUP([.T700];[.$K$3:.$Q$21];7;TRUE())" office:value-type="float" office:value="0" calcext:value-type="float">
            <text:p>0</text:p>
          </table:table-cell>
          <table:table-cell table:formula="of:=[.U700]*[.V700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formula="of:=VLOOKUP([.S701];[.$A$3:.$H$39];8;TRUE())" office:value-type="float" office:value="0.893976235524736" calcext:value-type="float">
            <text:p>0.893976235524736</text:p>
          </table:table-cell>
          <table:table-cell table:formula="of:=VLOOKUP([.T701];[.$K$3:.$Q$21];7;TRUE())" office:value-type="float" office:value="0" calcext:value-type="float">
            <text:p>0</text:p>
          </table:table-cell>
          <table:table-cell table:formula="of:=[.U701]*[.V701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formula="of:=VLOOKUP([.S702];[.$A$3:.$H$39];8;TRUE())" office:value-type="float" office:value="0.893976235524736" calcext:value-type="float">
            <text:p>0.893976235524736</text:p>
          </table:table-cell>
          <table:table-cell table:formula="of:=VLOOKUP([.T702];[.$K$3:.$Q$21];7;TRUE())" office:value-type="float" office:value="0" calcext:value-type="float">
            <text:p>0</text:p>
          </table:table-cell>
          <table:table-cell table:formula="of:=[.U702]*[.V702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formula="of:=VLOOKUP([.S703];[.$A$3:.$H$39];8;TRUE())" office:value-type="float" office:value="0.857410283950684" calcext:value-type="float">
            <text:p>0.857410283950684</text:p>
          </table:table-cell>
          <table:table-cell table:formula="of:=VLOOKUP([.T703];[.$K$3:.$Q$21];7;TRUE())" office:value-type="float" office:value="0" calcext:value-type="float">
            <text:p>0</text:p>
          </table:table-cell>
          <table:table-cell table:formula="of:=[.U703]*[.V703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formula="of:=VLOOKUP([.S704];[.$A$3:.$H$39];8;TRUE())" office:value-type="float" office:value="0.799343700764289" calcext:value-type="float">
            <text:p>0.799343700764289</text:p>
          </table:table-cell>
          <table:table-cell table:formula="of:=VLOOKUP([.T704];[.$K$3:.$Q$21];7;TRUE())" office:value-type="float" office:value="0" calcext:value-type="float">
            <text:p>0</text:p>
          </table:table-cell>
          <table:table-cell table:formula="of:=[.U704]*[.V704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number-columns-repeated="2" office:value-type="float" office:value="90" calcext:value-type="float">
            <text:p>90</text:p>
          </table:table-cell>
          <table:table-cell table:formula="of:=VLOOKUP([.S705];[.$A$3:.$H$39];8;TRUE())" office:value-type="float" office:value="0.165110412466438" calcext:value-type="float">
            <text:p>0.165110412466438</text:p>
          </table:table-cell>
          <table:table-cell table:formula="of:=VLOOKUP([.T705];[.$K$3:.$Q$21];7;TRUE())" office:value-type="float" office:value="0" calcext:value-type="float">
            <text:p>0</text:p>
          </table:table-cell>
          <table:table-cell table:formula="of:=[.U705]*[.V705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6T09:18:18.456000000</meta:creation-date>
    <dc:date>2019-10-06T12:54:21.515000000</dc:date>
    <meta:editing-duration>PT3H3M53S</meta:editing-duration>
    <meta:editing-cycles>100</meta:editing-cycles>
    <meta:generator>LibreOffice/6.3.0.4$Windows_X86_64 LibreOffice_project/057fc023c990d676a43019934386b85b21a9ee99</meta:generator>
    <meta:document-statistic meta:table-count="1" meta:cell-count="4001" meta:object-count="0"/>
  </office:meta>
</office:document-meta>
</file>